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style:font-face style:name="var vscode-editor-font-family" svg:font-family="'var vscode-editor-font-family'"/>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officeooo:paragraph-rsid="001db3a9"/>
    </style:style>
    <style:style style:name="P62" style:family="paragraph" style:parent-style-name="Standard">
      <style:paragraph-properties fo:margin-left="2.501cm" fo:text-indent="0cm" style:auto-text-indent="false"/>
      <style:text-properties officeooo:paragraph-rsid="001ec6d5"/>
    </style:style>
    <style:style style:name="P63" style:family="paragraph" style:parent-style-name="Text_20_body">
      <style:paragraph-properties fo:margin-left="2.501cm" fo:text-indent="0cm" style:auto-text-indent="false"/>
      <style:text-properties officeooo:paragraph-rsid="001ec6d5"/>
    </style:style>
    <style:style style:name="P64" style:family="paragraph" style:parent-style-name="Text_20_body">
      <style:paragraph-properties fo:margin-left="0cm" fo:text-indent="0cm" style:auto-text-indent="false"/>
      <style:text-properties officeooo:paragraph-rsid="001ec6d5"/>
    </style:style>
    <style:style style:name="P65" style:family="paragraph" style:parent-style-name="Text_20_body">
      <style:paragraph-properties fo:margin-left="2.501cm" fo:text-indent="0cm" style:auto-text-indent="false"/>
      <style:text-properties officeooo:paragraph-rsid="0020311f"/>
    </style:style>
    <style:style style:name="P66" style:family="paragraph" style:parent-style-name="Text_20_body">
      <style:paragraph-properties fo:margin-left="0cm" fo:text-indent="0cm" style:auto-text-indent="false"/>
      <style:text-properties officeooo:paragraph-rsid="0020311f"/>
    </style:style>
    <style:style style:name="P67" style:family="paragraph" style:parent-style-name="Text_20_body">
      <style:text-properties officeooo:paragraph-rsid="0070afff"/>
    </style:style>
    <style:style style:name="P68" style:family="paragraph" style:parent-style-name="Text_20_body">
      <style:paragraph-properties fo:margin-top="0cm" fo:margin-bottom="0cm" style:contextual-spacing="false"/>
    </style:style>
    <style:style style:name="P6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0" style:family="paragraph" style:parent-style-name="Standard">
      <style:paragraph-properties style:line-height-at-least="0.503cm"/>
      <style:text-properties fo:color="#000000" loext:opacity="100%" fo:background-color="transparent"/>
    </style:style>
    <style:style style:name="P7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2"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3"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7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7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4" style:family="paragraph" style:parent-style-name="Text_20_body">
      <style:text-properties fo:color="#000000" loext:opacity="100%" style:font-name="Arial2"/>
    </style:style>
    <style:style style:name="P85" style:family="paragraph" style:parent-style-name="Text_20_body">
      <style:text-properties fo:color="#000000" loext:opacity="100%" style:font-name="Arial2" officeooo:rsid="007a1a22" officeooo:paragraph-rsid="007a1a22"/>
    </style:style>
    <style:style style:name="P86" style:family="paragraph" style:parent-style-name="Text_20_body">
      <style:text-properties fo:color="#000000" loext:opacity="100%" style:font-name="Arial2" officeooo:rsid="007ace1e" officeooo:paragraph-rsid="007ace1e"/>
    </style:style>
    <style:style style:name="P87" style:family="paragraph" style:parent-style-name="Text_20_body">
      <style:text-properties fo:color="#000000" loext:opacity="100%" style:font-name="Arial2" officeooo:rsid="007ba9b8" officeooo:paragraph-rsid="007ba9b8"/>
    </style:style>
    <style:style style:name="P88" style:family="paragraph" style:parent-style-name="Text_20_body">
      <style:text-properties fo:color="#000000" loext:opacity="100%" style:font-name="Arial2" officeooo:rsid="0058bfa5" officeooo:paragraph-rsid="00bdfe77" fo:background-color="transparent"/>
    </style:style>
    <style:style style:name="P8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1" style:family="paragraph" style:parent-style-name="Text_20_body">
      <style:text-properties fo:color="#000000" loext:opacity="100%" officeooo:rsid="00820dc6" officeooo:paragraph-rsid="00820dc6"/>
    </style:style>
    <style:style style:name="P9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96" style:family="paragraph" style:parent-style-name="Index">
      <style:text-properties fo:color="#666666" loext:opacity="100%" style:font-name="Consolas2" fo:font-size="10.5pt" fo:font-weight="normal" officeooo:rsid="005aa4e5" officeooo:paragraph-rsid="00bdfe77" fo:background-color="transparent"/>
    </style:style>
    <style:style style:name="P97" style:family="paragraph" style:parent-style-name="Standard">
      <style:text-properties fo:color="#666666" loext:opacity="100%" style:font-name="Consolas2" fo:font-size="10.5pt" fo:font-weight="normal" officeooo:rsid="0056c63c" officeooo:paragraph-rsid="00bdfe77" fo:background-color="transparent"/>
    </style:style>
    <style:style style:name="P98" style:family="paragraph" style:parent-style-name="Text_20_body">
      <style:text-properties fo:color="#666666" loext:opacity="100%" style:font-name="Consolas2" fo:font-size="10.5pt" fo:font-weight="normal" officeooo:paragraph-rsid="00bdfe77"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2" style:family="paragraph" style:parent-style-name="Standard">
      <style:paragraph-properties fo:margin-left="0cm" style:line-height-at-least="0.503cm" fo:text-indent="0cm" style:auto-text-indent="false"/>
      <style:text-properties fo:color="#666666" loext:opacity="100%" fo:background-color="transparent"/>
    </style:style>
    <style:style style:name="P103" style:family="paragraph" style:parent-style-name="Standard">
      <style:paragraph-properties style:line-height-at-least="0.503cm"/>
      <style:text-properties fo:color="#666666" loext:opacity="100%" fo:background-color="transparent"/>
    </style:style>
    <style:style style:name="P104" style:family="paragraph" style:parent-style-name="Standard">
      <style:paragraph-properties style:line-height-at-least="0.503cm"/>
      <style:text-properties fo:color="#666666" loext:opacity="100%"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06" style:family="paragraph" style:parent-style-name="Standard">
      <style:paragraph-properties style:line-height-at-least="0.503cm"/>
      <style:text-properties fo:color="#666666" loext:opacity="100%" officeooo:paragraph-rsid="00bdfe77"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0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0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0" style:family="paragraph" style:parent-style-name="Text_20_body">
      <style:text-properties officeooo:rsid="006773c2" officeooo:paragraph-rsid="006773c2"/>
    </style:style>
    <style:style style:name="P111" style:family="paragraph" style:parent-style-name="Text_20_body">
      <style:text-properties officeooo:rsid="00669794" officeooo:paragraph-rsid="006773c2"/>
    </style:style>
    <style:style style:name="P112" style:family="paragraph" style:parent-style-name="Text_20_body">
      <style:text-properties officeooo:rsid="00669794" officeooo:paragraph-rsid="0068857f"/>
    </style:style>
    <style:style style:name="P113" style:family="paragraph" style:parent-style-name="Standard">
      <style:text-properties officeooo:rsid="00669794" officeooo:paragraph-rsid="0068857f"/>
    </style:style>
    <style:style style:name="P114" style:family="paragraph" style:parent-style-name="Text_20_body">
      <style:text-properties officeooo:rsid="00669794" officeooo:paragraph-rsid="007a1a22"/>
    </style:style>
    <style:style style:name="P115" style:family="paragraph" style:parent-style-name="Preformatted_20_Text">
      <style:text-properties officeooo:paragraph-rsid="0068857f"/>
    </style:style>
    <style:style style:name="P116" style:family="paragraph" style:parent-style-name="Preformatted_20_Text">
      <style:paragraph-properties fo:margin-top="0cm" fo:margin-bottom="0.499cm" style:contextual-spacing="false"/>
      <style:text-properties officeooo:paragraph-rsid="0068857f"/>
    </style:style>
    <style:style style:name="P117" style:family="paragraph" style:parent-style-name="Text_20_body">
      <style:text-properties officeooo:paragraph-rsid="0068857f"/>
    </style:style>
    <style:style style:name="P118" style:family="paragraph" style:parent-style-name="Preformatted_20_Text">
      <style:text-properties fo:color="#808080" loext:opacity="100%" style:font-name="Consolas" fo:font-size="10.5pt" officeooo:paragraph-rsid="0068857f" style:font-size-asian="10.5pt" style:font-size-complex="10.5pt"/>
    </style:style>
    <style:style style:name="P119" style:family="paragraph" style:parent-style-name="Preformatted_20_Text">
      <style:text-properties fo:color="#808080" loext:opacity="100%" style:font-name="Consolas" fo:font-size="10.5pt"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3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3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3" style:family="paragraph" style:parent-style-name="Preformatted_20_Text">
      <style:paragraph-properties fo:margin-top="0cm" fo:margin-bottom="0.499cm" style:contextual-spacing="false"/>
    </style:style>
    <style:style style:name="P144" style:family="paragraph" style:parent-style-name="Text_20_body">
      <style:paragraph-properties fo:margin-top="0cm" fo:margin-bottom="0cm" style:contextual-spacing="false"/>
      <style:text-properties officeooo:paragraph-rsid="006b5079"/>
    </style:style>
    <style:style style:name="P145" style:family="paragraph" style:parent-style-name="Text_20_body">
      <style:text-properties officeooo:paragraph-rsid="006c5455"/>
    </style:style>
    <style:style style:name="P146" style:family="paragraph" style:parent-style-name="Text_20_body">
      <style:paragraph-properties fo:margin-top="0cm" fo:margin-bottom="0.046cm" style:contextual-spacing="false"/>
      <style:text-properties officeooo:paragraph-rsid="006c5455"/>
    </style:style>
    <style:style style:name="P147" style:family="paragraph" style:parent-style-name="Text_20_body">
      <style:paragraph-properties fo:margin-top="0cm" fo:margin-bottom="0cm" style:contextual-spacing="false" fo:line-height="115%"/>
      <style:text-properties officeooo:paragraph-rsid="006c5455"/>
    </style:style>
    <style:style style:name="P148" style:family="paragraph" style:parent-style-name="Text_20_body">
      <style:paragraph-properties fo:margin-top="0cm" fo:margin-bottom="0cm" style:contextual-spacing="false" fo:line-height="115%"/>
      <style:text-properties officeooo:paragraph-rsid="0074b2d3"/>
    </style:style>
    <style:style style:name="P149" style:family="paragraph" style:parent-style-name="Text_20_body">
      <style:text-properties officeooo:rsid="006c5455"/>
    </style:style>
    <style:style style:name="P150" style:family="paragraph" style:parent-style-name="Text_20_body">
      <style:text-properties officeooo:paragraph-rsid="006c7d36"/>
    </style:style>
    <style:style style:name="P151" style:family="paragraph" style:parent-style-name="Text_20_body">
      <style:text-properties officeooo:paragraph-rsid="006d5b88"/>
    </style:style>
    <style:style style:name="P152" style:family="paragraph" style:parent-style-name="Text_20_body">
      <style:text-properties style:font-name="arial" officeooo:rsid="0072f670" officeooo:paragraph-rsid="0072f670"/>
    </style:style>
    <style:style style:name="P153" style:family="paragraph" style:parent-style-name="Text_20_body">
      <style:paragraph-properties fo:margin-top="0cm" fo:margin-bottom="0.146cm" style:contextual-spacing="false"/>
      <style:text-properties officeooo:paragraph-rsid="007a1a22"/>
    </style:style>
    <style:style style:name="P154" style:family="paragraph" style:parent-style-name="Text_20_body">
      <style:text-properties officeooo:rsid="00838684" officeooo:paragraph-rsid="00838684"/>
    </style:style>
    <style:style style:name="P155" style:family="paragraph" style:parent-style-name="Text_20_body">
      <style:text-properties officeooo:rsid="00819aee" officeooo:paragraph-rsid="00819aee"/>
    </style:style>
    <style:style style:name="P156" style:family="paragraph" style:parent-style-name="Text_20_body">
      <style:text-properties officeooo:rsid="00820dc6" officeooo:paragraph-rsid="00820dc6"/>
    </style:style>
    <style:style style:name="P157" style:family="paragraph" style:parent-style-name="Text_20_body">
      <style:text-properties officeooo:rsid="008c8b17" officeooo:paragraph-rsid="008c8b17"/>
    </style:style>
    <style:style style:name="P158" style:family="paragraph" style:parent-style-name="Standard">
      <style:text-properties officeooo:rsid="008c8b17" officeooo:paragraph-rsid="008daaad"/>
    </style:style>
    <style:style style:name="P159" style:family="paragraph" style:parent-style-name="Text_20_body">
      <style:paragraph-properties fo:margin-top="0cm" fo:margin-bottom="0cm" style:contextual-spacing="false"/>
      <style:text-properties officeooo:rsid="008c8b17"/>
    </style:style>
    <style:style style:name="P160" style:family="paragraph" style:parent-style-name="Text_20_body">
      <style:text-properties officeooo:rsid="008c8b17" officeooo:paragraph-rsid="008eef61"/>
    </style:style>
    <style:style style:name="P161" style:family="paragraph" style:parent-style-name="Text_20_body">
      <style:text-properties officeooo:rsid="008daaad" officeooo:paragraph-rsid="008daaad"/>
    </style:style>
    <style:style style:name="P162" style:family="paragraph" style:parent-style-name="Text_20_body">
      <style:text-properties officeooo:rsid="008eef61" officeooo:paragraph-rsid="008eef61"/>
    </style:style>
    <style:style style:name="P163" style:family="paragraph" style:parent-style-name="Standard">
      <style:paragraph-properties fo:margin-top="0cm" fo:margin-bottom="0cm" style:contextual-spacing="false"/>
      <style:text-properties officeooo:paragraph-rsid="008daaad"/>
    </style:style>
    <style:style style:name="P164" style:family="paragraph" style:parent-style-name="Text_20_body">
      <style:paragraph-properties fo:margin-top="0cm" fo:margin-bottom="0cm" style:contextual-spacing="false"/>
      <style:text-properties officeooo:paragraph-rsid="008daaad"/>
    </style:style>
    <style:style style:name="P165" style:family="paragraph" style:parent-style-name="Standard">
      <style:paragraph-properties fo:margin-top="0cm" fo:margin-bottom="0cm" style:contextual-spacing="false"/>
      <style:text-properties officeooo:paragraph-rsid="008eef61"/>
    </style:style>
    <style:style style:name="P166" style:family="paragraph" style:parent-style-name="Text_20_body">
      <style:paragraph-properties fo:margin-top="0cm" fo:margin-bottom="0cm" style:contextual-spacing="false"/>
      <style:text-properties officeooo:paragraph-rsid="008eef61"/>
    </style:style>
    <style:style style:name="P167" style:family="paragraph" style:parent-style-name="Text_20_body">
      <style:text-properties officeooo:rsid="008ad45b" officeooo:paragraph-rsid="008ad45b"/>
    </style:style>
    <style:style style:name="P168" style:family="paragraph" style:parent-style-name="Text_20_body">
      <style:paragraph-properties fo:margin-top="0cm" fo:margin-bottom="0cm" style:contextual-spacing="false"/>
      <style:text-properties officeooo:paragraph-rsid="008c8b17"/>
    </style:style>
    <style:style style:name="P169" style:family="paragraph" style:parent-style-name="Text_20_body">
      <style:text-properties officeooo:rsid="0090dfa5" officeooo:paragraph-rsid="0090dfa5"/>
    </style:style>
    <style:style style:name="P170" style:family="paragraph" style:parent-style-name="Code">
      <style:text-properties fo:font-size="10.5pt" style:font-size-asian="10.5pt" style:font-size-complex="10.5pt"/>
    </style:style>
    <style:style style:name="P171" style:family="paragraph" style:parent-style-name="Text_20_body">
      <style:text-properties officeooo:rsid="009108ef" officeooo:paragraph-rsid="009108ef"/>
    </style:style>
    <style:style style:name="P172" style:family="paragraph" style:parent-style-name="Standard">
      <style:text-properties officeooo:rsid="009108ef" officeooo:paragraph-rsid="0092977d"/>
    </style:style>
    <style:style style:name="P173" style:family="paragraph" style:parent-style-name="Standard">
      <style:text-properties officeooo:rsid="009108ef" officeooo:paragraph-rsid="0093e5b8"/>
    </style:style>
    <style:style style:name="P174" style:family="paragraph" style:parent-style-name="Text_20_body">
      <style:text-properties officeooo:rsid="0092977d" officeooo:paragraph-rsid="0092977d"/>
    </style:style>
    <style:style style:name="P175" style:family="paragraph" style:parent-style-name="Text_20_body">
      <style:text-properties officeooo:rsid="0093e5b8" officeooo:paragraph-rsid="0093e5b8"/>
    </style:style>
    <style:style style:name="P176" style:family="paragraph" style:parent-style-name="Text_20_body">
      <style:text-properties officeooo:rsid="0094b700" officeooo:paragraph-rsid="0095937a"/>
    </style:style>
    <style:style style:name="P17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78" style:family="paragraph" style:parent-style-name="Code">
      <style:text-properties fo:font-weight="normal" style:font-weight-asian="normal" style:font-weight-complex="normal"/>
    </style:style>
    <style:style style:name="P179" style:family="paragraph" style:parent-style-name="Text_20_body">
      <style:text-properties officeooo:paragraph-rsid="00995056"/>
    </style:style>
    <style:style style:name="P180" style:family="paragraph" style:parent-style-name="Standard">
      <style:text-properties officeooo:rsid="00962dd0" officeooo:paragraph-rsid="00986b60"/>
    </style:style>
    <style:style style:name="P181" style:family="paragraph" style:parent-style-name="Text_20_body">
      <style:text-properties officeooo:rsid="00962dd0" officeooo:paragraph-rsid="00962dd0"/>
    </style:style>
    <style:style style:name="P182" style:family="paragraph" style:parent-style-name="Text_20_body">
      <style:text-properties officeooo:paragraph-rsid="00978089"/>
    </style:style>
    <style:style style:name="P183" style:family="paragraph" style:parent-style-name="Text_20_body">
      <style:text-properties officeooo:rsid="00986b60" officeooo:paragraph-rsid="00986b60"/>
    </style:style>
    <style:style style:name="P184" style:family="paragraph" style:parent-style-name="Text_20_body">
      <style:text-properties officeooo:paragraph-rsid="009a8e91"/>
    </style:style>
    <style:style style:name="P185" style:family="paragraph" style:parent-style-name="Code">
      <style:text-properties officeooo:paragraph-rsid="00a2374c"/>
    </style:style>
    <style:style style:name="P186" style:family="paragraph" style:parent-style-name="Standard">
      <style:paragraph-properties fo:margin-top="0.201cm" fo:margin-bottom="0.201cm" style:contextual-spacing="false"/>
      <style:text-properties officeooo:paragraph-rsid="00a2374c"/>
    </style:style>
    <style:style style:name="P187" style:family="paragraph" style:parent-style-name="Text_20_body">
      <style:paragraph-properties fo:margin-top="0cm" fo:margin-bottom="0cm" style:contextual-spacing="false"/>
      <style:text-properties officeooo:paragraph-rsid="00a2374c"/>
    </style:style>
    <style:style style:name="P188" style:family="paragraph" style:parent-style-name="Text_20_body">
      <style:text-properties officeooo:paragraph-rsid="00a2374c"/>
    </style:style>
    <style:style style:name="P189" style:family="paragraph" style:parent-style-name="Text_20_body">
      <style:text-properties officeooo:rsid="00a2374c" officeooo:paragraph-rsid="00a2374c"/>
    </style:style>
    <style:style style:name="P190" style:family="paragraph" style:parent-style-name="Text_20_body">
      <style:text-properties officeooo:paragraph-rsid="009dd141"/>
    </style:style>
    <style:style style:name="P191" style:family="paragraph" style:parent-style-name="Text_20_body">
      <style:text-properties officeooo:paragraph-rsid="009fc113"/>
    </style:style>
    <style:style style:name="P192" style:family="paragraph" style:parent-style-name="Code">
      <style:text-properties officeooo:paragraph-rsid="00a48947"/>
    </style:style>
    <style:style style:name="P193" style:family="paragraph" style:parent-style-name="Code">
      <style:text-properties officeooo:paragraph-rsid="00a5cd8e"/>
    </style:style>
    <style:style style:name="P194" style:family="paragraph" style:parent-style-name="Text_20_body">
      <style:text-properties officeooo:paragraph-rsid="00a5cd8e"/>
    </style:style>
    <style:style style:name="P195" style:family="paragraph" style:parent-style-name="Code">
      <style:text-properties officeooo:paragraph-rsid="00abe724"/>
    </style:style>
    <style:style style:name="P196" style:family="paragraph" style:parent-style-name="Text_20_body">
      <style:text-properties officeooo:paragraph-rsid="00abe724"/>
    </style:style>
    <style:style style:name="P197" style:family="paragraph" style:parent-style-name="Text_20_body">
      <style:text-properties officeooo:rsid="00a245eb" officeooo:paragraph-rsid="00a245eb"/>
    </style:style>
    <style:style style:name="P198" style:family="paragraph" style:parent-style-name="Text_20_body">
      <style:text-properties officeooo:rsid="00a8ee17" officeooo:paragraph-rsid="00a8ee17"/>
    </style:style>
    <style:style style:name="P199" style:family="paragraph" style:parent-style-name="Text_20_body">
      <style:text-properties officeooo:rsid="00abe724" officeooo:paragraph-rsid="00abe724"/>
    </style:style>
    <style:style style:name="P200" style:family="paragraph" style:parent-style-name="Standard">
      <style:text-properties officeooo:rsid="00a3351b" officeooo:paragraph-rsid="00a7b1a9"/>
    </style:style>
    <style:style style:name="P201" style:family="paragraph" style:parent-style-name="Text_20_body">
      <style:text-properties officeooo:rsid="00a3351b" officeooo:paragraph-rsid="00a3351b"/>
    </style:style>
    <style:style style:name="P202" style:family="paragraph" style:parent-style-name="Text_20_body">
      <style:text-properties officeooo:rsid="00a48947" officeooo:paragraph-rsid="00a48947"/>
    </style:style>
    <style:style style:name="P203" style:family="paragraph" style:parent-style-name="Text_20_body">
      <style:text-properties officeooo:rsid="00a601ac" officeooo:paragraph-rsid="00a601ac"/>
    </style:style>
    <style:style style:name="P204" style:family="paragraph" style:parent-style-name="Text_20_body">
      <style:text-properties officeooo:rsid="00a7a535" officeooo:paragraph-rsid="00a7a535"/>
    </style:style>
    <style:style style:name="P205" style:family="paragraph" style:parent-style-name="Text_20_body">
      <style:text-properties officeooo:paragraph-rsid="00a7b1a9"/>
    </style:style>
    <style:style style:name="P206" style:family="paragraph" style:parent-style-name="Text_20_body">
      <style:text-properties officeooo:paragraph-rsid="00a91ca4"/>
    </style:style>
    <style:style style:name="P207" style:family="paragraph" style:parent-style-name="Text_20_body">
      <style:text-properties officeooo:rsid="00a95d35" officeooo:paragraph-rsid="00a95d35"/>
    </style:style>
    <style:style style:name="P208" style:family="paragraph" style:parent-style-name="Text_20_body">
      <style:text-properties officeooo:rsid="00ac8cf1" officeooo:paragraph-rsid="00ac8cf1"/>
    </style:style>
    <style:style style:name="P209" style:family="paragraph" style:parent-style-name="Text_20_body">
      <style:text-properties officeooo:rsid="00b3b8f4" officeooo:paragraph-rsid="00b3b8f4"/>
    </style:style>
    <style:style style:name="P210" style:family="paragraph" style:parent-style-name="Text_20_body">
      <style:text-properties officeooo:rsid="00b4f4f1" officeooo:paragraph-rsid="00b4f4f1"/>
    </style:style>
    <style:style style:name="P211" style:family="paragraph" style:parent-style-name="Standard">
      <style:text-properties officeooo:rsid="00b4f4f1" officeooo:paragraph-rsid="00ba0b1c"/>
    </style:style>
    <style:style style:name="P212" style:family="paragraph" style:parent-style-name="Text_20_body">
      <style:text-properties officeooo:rsid="00b4f4f1" officeooo:paragraph-rsid="00ba0b1c"/>
    </style:style>
    <style:style style:name="P213" style:family="paragraph" style:parent-style-name="Standard">
      <style:text-properties officeooo:paragraph-rsid="00b4f4f1"/>
    </style:style>
    <style:style style:name="P214" style:family="paragraph" style:parent-style-name="Text_20_body">
      <style:text-properties officeooo:rsid="00ae4c6d" officeooo:paragraph-rsid="00ae4c6d"/>
    </style:style>
    <style:style style:name="P215" style:family="paragraph" style:parent-style-name="Text_20_body">
      <style:text-properties officeooo:paragraph-rsid="00b1e968"/>
    </style:style>
    <style:style style:name="P216" style:family="paragraph" style:parent-style-name="Index">
      <style:text-properties officeooo:paragraph-rsid="00bdfe77"/>
    </style:style>
    <style:style style:name="P217" style:family="paragraph" style:parent-style-name="Text_20_body">
      <style:text-properties officeooo:paragraph-rsid="00bdfe77"/>
    </style:style>
    <style:style style:name="P218" style:family="paragraph" style:parent-style-name="Text_20_body">
      <style:text-properties officeooo:rsid="00ba0b1c" officeooo:paragraph-rsid="00ba0b1c"/>
    </style:style>
    <style:style style:name="P219" style:family="paragraph" style:parent-style-name="Index">
      <style:text-properties officeooo:paragraph-rsid="00ba0b1c"/>
    </style:style>
    <style:style style:name="P220" style:family="paragraph" style:parent-style-name="Text_20_body">
      <style:text-properties officeooo:rsid="00b74187" officeooo:paragraph-rsid="00b74187"/>
    </style:style>
    <style:style style:name="P221" style:family="paragraph" style:parent-style-name="Text_20_body">
      <style:text-properties fo:color="#88898f" loext:opacity="100%" style:font-name="Consolas2" fo:font-size="10.5pt" fo:font-weight="normal" officeooo:paragraph-rsid="00ba0b1c" fo:background-color="transparent"/>
    </style:style>
    <style:style style:name="P222" style:family="paragraph" style:parent-style-name="Text_20_body">
      <style:text-properties fo:color="#d7d7d7" loext:opacity="100%" style:font-name="Consolas2" fo:font-size="10.5pt" fo:font-weight="normal" officeooo:paragraph-rsid="00ba0b1c" fo:background-color="transparent"/>
    </style:style>
    <style:style style:name="P223" style:family="paragraph" style:parent-style-name="Text_20_body">
      <style:text-properties officeooo:paragraph-rsid="00bc2545"/>
    </style:style>
    <style:style style:name="P224" style:family="paragraph" style:parent-style-name="Code">
      <style:text-properties officeooo:paragraph-rsid="00c037e2"/>
    </style:style>
    <style:style style:name="P225" style:family="paragraph" style:parent-style-name="Text_20_body">
      <style:text-properties officeooo:paragraph-rsid="00c037e2"/>
    </style:style>
    <style:style style:name="P226" style:family="paragraph" style:parent-style-name="Text_20_body">
      <style:text-properties officeooo:rsid="00bf2795" officeooo:paragraph-rsid="00c037e2"/>
    </style:style>
    <style:style style:name="P227" style:family="paragraph" style:parent-style-name="Text_20_body">
      <style:text-properties officeooo:rsid="00c037e2" officeooo:paragraph-rsid="00c037e2"/>
    </style:style>
    <style:style style:name="P228" style:family="paragraph" style:parent-style-name="Text_20_body">
      <style:text-properties officeooo:rsid="00c037e2" officeooo:paragraph-rsid="00c070c8"/>
    </style:style>
    <style:style style:name="P229" style:family="paragraph" style:parent-style-name="Text_20_body">
      <style:text-properties officeooo:rsid="00c070c8" officeooo:paragraph-rsid="00c070c8"/>
    </style:style>
    <style:style style:name="P230" style:family="paragraph" style:parent-style-name="Text_20_body">
      <style:text-properties officeooo:rsid="00c08e82" officeooo:paragraph-rsid="00c08e82"/>
    </style:style>
    <style:style style:name="P231" style:family="paragraph" style:parent-style-name="Code">
      <style:text-properties officeooo:paragraph-rsid="00c6f73b"/>
    </style:style>
    <style:style style:name="P232" style:family="paragraph" style:parent-style-name="Text_20_body">
      <style:text-properties officeooo:paragraph-rsid="00c6f73b"/>
    </style:style>
    <style:style style:name="P233" style:family="paragraph" style:parent-style-name="Code">
      <style:paragraph-properties fo:margin-left="0cm" fo:text-indent="0cm" style:auto-text-indent="false"/>
    </style:style>
    <style:style style:name="P234" style:family="paragraph" style:parent-style-name="Text_20_body">
      <style:text-properties officeooo:paragraph-rsid="00c37b4c"/>
    </style:style>
    <style:style style:name="P235" style:family="paragraph" style:parent-style-name="Text_20_body">
      <style:text-properties officeooo:rsid="00c6f73b" officeooo:paragraph-rsid="00c6f73b"/>
    </style:style>
    <style:style style:name="P236" style:family="paragraph" style:parent-style-name="Text_20_body">
      <style:text-properties officeooo:rsid="00c727bc" officeooo:paragraph-rsid="00c727bc"/>
    </style:style>
    <style:style style:name="P237" style:family="paragraph" style:parent-style-name="Code">
      <style:text-properties officeooo:paragraph-rsid="00c9d69d"/>
    </style:style>
    <style:style style:name="P238" style:family="paragraph" style:parent-style-name="Contents_20_10">
      <style:paragraph-properties>
        <style:tab-stops>
          <style:tab-stop style:position="12.501cm" style:type="right" style:leader-style="dotted" style:leader-text="."/>
        </style:tab-stops>
      </style:paragraph-properties>
    </style:style>
    <style:style style:name="P239" style:family="paragraph" style:parent-style-name="Text_20_body">
      <style:text-properties officeooo:rsid="00c81f93" officeooo:paragraph-rsid="00c81f93"/>
    </style:style>
    <style:style style:name="P240" style:family="paragraph" style:parent-style-name="Text_20_body">
      <style:text-properties officeooo:rsid="00c87aef" officeooo:paragraph-rsid="00c87aef"/>
    </style:style>
    <style:style style:name="P241" style:family="paragraph" style:parent-style-name="Text_20_body">
      <style:text-properties officeooo:rsid="00c9a985" officeooo:paragraph-rsid="00c9a985"/>
    </style:style>
    <style:style style:name="P242" style:family="paragraph" style:parent-style-name="Text_20_body">
      <style:text-properties officeooo:rsid="00c9d69d" officeooo:paragraph-rsid="00c9d69d"/>
    </style:style>
    <style:style style:name="P243" style:family="paragraph" style:parent-style-name="Code">
      <style:text-properties officeooo:rsid="00cb6fe4" officeooo:paragraph-rsid="00cb6fe4"/>
    </style:style>
    <style:style style:name="P244" style:family="paragraph" style:parent-style-name="Code">
      <style:text-properties officeooo:rsid="00cc4391"/>
    </style:style>
    <style:style style:name="P245" style:family="paragraph" style:parent-style-name="Code">
      <style:text-properties officeooo:paragraph-rsid="00d81963"/>
    </style:style>
    <style:style style:name="P246" style:family="paragraph" style:parent-style-name="Code">
      <style:text-properties officeooo:paragraph-rsid="00d82539"/>
    </style:style>
    <style:style style:name="P247" style:family="paragraph" style:parent-style-name="Heading" style:list-style-name="L1"/>
    <style:style style:name="P248" style:family="paragraph" style:parent-style-name="Heading" style:list-style-name="L1">
      <style:paragraph-properties fo:break-before="page"/>
    </style:style>
    <style:style style:name="P249" style:family="paragraph" style:parent-style-name="Heading" style:list-style-name="L1">
      <style:text-properties officeooo:paragraph-rsid="0070afff"/>
    </style:style>
    <style:style style:name="P250" style:family="paragraph" style:parent-style-name="Heading" style:list-style-name="L1">
      <style:text-properties officeooo:paragraph-rsid="00986b60"/>
    </style:style>
    <style:style style:name="P251" style:family="paragraph" style:parent-style-name="Heading" style:list-style-name="L1">
      <style:text-properties officeooo:paragraph-rsid="00995056"/>
    </style:style>
    <style:style style:name="P252" style:family="paragraph" style:parent-style-name="Heading" style:list-style-name="L1">
      <style:text-properties officeooo:paragraph-rsid="009c22f8"/>
    </style:style>
    <style:style style:name="P253" style:family="paragraph" style:parent-style-name="Heading" style:list-style-name="L1">
      <style:text-properties officeooo:paragraph-rsid="00c070c8"/>
    </style:style>
    <style:style style:name="P254" style:family="paragraph" style:parent-style-name="Heading" style:list-style-name="L1">
      <style:text-properties officeooo:paragraph-rsid="00cc4391"/>
    </style:style>
    <style:style style:name="P255" style:family="paragraph" style:parent-style-name="Heading" style:list-style-name="L1">
      <style:text-properties style:font-name="Arial7"/>
    </style:style>
    <style:style style:name="P256" style:family="paragraph" style:parent-style-name="Heading" style:list-style-name="L1">
      <style:text-properties style:font-name="Arial7" officeooo:paragraph-rsid="00ac7a96"/>
    </style:style>
    <style:style style:name="P257" style:family="paragraph" style:parent-style-name="Heading" style:list-style-name="L1">
      <style:text-properties style:font-name="Arial7" officeooo:rsid="00ac7a96" officeooo:paragraph-rsid="00ac7a96"/>
    </style:style>
    <style:style style:name="P258" style:family="paragraph" style:parent-style-name="Heading" style:list-style-name="L1">
      <style:text-properties style:font-name="Arial7" officeooo:rsid="00555e35" officeooo:paragraph-rsid="00555e35"/>
    </style:style>
    <style:style style:name="P259" style:family="paragraph" style:parent-style-name="Heading" style:list-style-name="L1">
      <style:text-properties officeooo:rsid="005fbd44" officeooo:paragraph-rsid="00717724"/>
    </style:style>
    <style:style style:name="P260" style:family="paragraph" style:parent-style-name="Heading" style:list-style-name="L1">
      <style:text-properties officeooo:rsid="005fbd44" officeooo:paragraph-rsid="00669794"/>
    </style:style>
    <style:style style:name="P261" style:family="paragraph" style:parent-style-name="Heading" style:list-style-name="L1">
      <style:text-properties fo:color="#000000" loext:opacity="100%" officeooo:paragraph-rsid="00669794" fo:background-color="transparent"/>
    </style:style>
    <style:style style:name="P262" style:family="paragraph" style:parent-style-name="Heading" style:list-style-name="L1">
      <style:text-properties officeooo:rsid="006c5455" officeooo:paragraph-rsid="006c5455"/>
    </style:style>
    <style:style style:name="P263" style:family="paragraph" style:parent-style-name="Heading" style:list-style-name="L1">
      <style:text-properties officeooo:rsid="0072f670" officeooo:paragraph-rsid="0072f670"/>
    </style:style>
    <style:style style:name="P264" style:family="paragraph" style:parent-style-name="Heading" style:list-style-name="L1">
      <style:text-properties officeooo:rsid="007509af" officeooo:paragraph-rsid="007509af"/>
    </style:style>
    <style:style style:name="P265" style:family="paragraph" style:parent-style-name="Heading" style:list-style-name="L1">
      <style:text-properties officeooo:rsid="00763654" officeooo:paragraph-rsid="00763654"/>
    </style:style>
    <style:style style:name="P266" style:family="paragraph" style:parent-style-name="Heading" style:list-style-name="L1">
      <style:text-properties officeooo:rsid="007a1a22" officeooo:paragraph-rsid="007a1a22"/>
    </style:style>
    <style:style style:name="P267" style:family="paragraph" style:parent-style-name="Heading" style:list-style-name="L1">
      <style:text-properties officeooo:rsid="007ace1e" officeooo:paragraph-rsid="007ace1e"/>
    </style:style>
    <style:style style:name="P268" style:family="paragraph" style:parent-style-name="Heading" style:list-style-name="L1">
      <style:text-properties officeooo:rsid="007eaa1b" officeooo:paragraph-rsid="007eaa1b"/>
    </style:style>
    <style:style style:name="P269" style:family="paragraph" style:parent-style-name="Heading" style:list-style-name="L1">
      <style:text-properties officeooo:rsid="0085673f" officeooo:paragraph-rsid="0085673f"/>
    </style:style>
    <style:style style:name="P270" style:family="paragraph" style:parent-style-name="Heading" style:list-style-name="L1">
      <style:text-properties officeooo:rsid="00838684" officeooo:paragraph-rsid="00838684"/>
    </style:style>
    <style:style style:name="P271" style:family="paragraph" style:parent-style-name="Heading" style:list-style-name="L1">
      <style:text-properties officeooo:rsid="00894260" officeooo:paragraph-rsid="00894260"/>
    </style:style>
    <style:style style:name="P272" style:family="paragraph" style:parent-style-name="Heading" style:list-style-name="L1">
      <style:text-properties officeooo:rsid="008c8b17" officeooo:paragraph-rsid="008c8b17"/>
    </style:style>
    <style:style style:name="P273" style:family="paragraph" style:parent-style-name="Heading" style:list-style-name="L1">
      <style:text-properties officeooo:rsid="008daaad" officeooo:paragraph-rsid="008daaad"/>
    </style:style>
    <style:style style:name="P274" style:family="paragraph" style:parent-style-name="Heading" style:list-style-name="L1">
      <style:text-properties officeooo:rsid="008eef61" officeooo:paragraph-rsid="008eef61"/>
    </style:style>
    <style:style style:name="P275" style:family="paragraph" style:parent-style-name="Heading" style:list-style-name="L1">
      <style:text-properties officeooo:rsid="00902999" officeooo:paragraph-rsid="00902999"/>
    </style:style>
    <style:style style:name="P276" style:family="paragraph" style:parent-style-name="Heading" style:list-style-name="L1">
      <style:text-properties officeooo:rsid="009108ef" officeooo:paragraph-rsid="009108ef"/>
    </style:style>
    <style:style style:name="P277" style:family="paragraph" style:parent-style-name="Heading" style:list-style-name="L1">
      <style:text-properties officeooo:rsid="0092977d" officeooo:paragraph-rsid="0092977d"/>
    </style:style>
    <style:style style:name="P278" style:family="paragraph" style:parent-style-name="Heading" style:list-style-name="L1">
      <style:text-properties fo:font-weight="bold" officeooo:rsid="0093e5b8" officeooo:paragraph-rsid="0093e5b8" style:font-weight-asian="bold" style:font-weight-complex="bold"/>
    </style:style>
    <style:style style:name="P279" style:family="paragraph" style:parent-style-name="Heading" style:list-style-name="L1">
      <style:text-properties fo:font-weight="bold" officeooo:rsid="0094b700" officeooo:paragraph-rsid="0094b700" style:font-weight-asian="bold" style:font-weight-complex="bold"/>
    </style:style>
    <style:style style:name="P280" style:family="paragraph" style:parent-style-name="Heading" style:list-style-name="L1">
      <style:text-properties officeooo:rsid="00869725" officeooo:paragraph-rsid="00869725"/>
    </style:style>
    <style:style style:name="P281" style:family="paragraph" style:parent-style-name="Heading" style:list-style-name="L1">
      <style:text-properties officeooo:rsid="00978089" officeooo:paragraph-rsid="00978089"/>
    </style:style>
    <style:style style:name="P282" style:family="paragraph" style:parent-style-name="Heading" style:list-style-name="L1">
      <style:text-properties officeooo:rsid="00a11a89" officeooo:paragraph-rsid="00a11a89"/>
    </style:style>
    <style:style style:name="P283" style:family="paragraph" style:parent-style-name="Heading" style:list-style-name="L1">
      <style:text-properties officeooo:rsid="00a2374c" officeooo:paragraph-rsid="00a2374c"/>
    </style:style>
    <style:style style:name="P284" style:family="paragraph" style:parent-style-name="Heading" style:list-style-name="L1">
      <style:text-properties officeooo:rsid="00c37b4c" officeooo:paragraph-rsid="00c37b4c"/>
    </style:style>
    <style:style style:name="P285" style:family="paragraph" style:parent-style-name="Heading" style:list-style-name="L1">
      <style:text-properties officeooo:rsid="00a245eb" officeooo:paragraph-rsid="00a245eb"/>
    </style:style>
    <style:style style:name="P286" style:family="paragraph" style:parent-style-name="Heading" style:list-style-name="L1">
      <style:text-properties officeooo:rsid="00a7b1a9" officeooo:paragraph-rsid="00a7b1a9"/>
    </style:style>
    <style:style style:name="P287" style:family="paragraph" style:parent-style-name="Heading" style:list-style-name="L1">
      <style:text-properties officeooo:rsid="00a8ee17" officeooo:paragraph-rsid="00a8ee17"/>
    </style:style>
    <style:style style:name="P288" style:family="paragraph" style:parent-style-name="Heading" style:list-style-name="L1">
      <style:text-properties officeooo:rsid="00a91ca4" officeooo:paragraph-rsid="00a91ca4"/>
    </style:style>
    <style:style style:name="P289" style:family="paragraph" style:parent-style-name="Heading" style:list-style-name="L1">
      <style:text-properties officeooo:rsid="00abe724" officeooo:paragraph-rsid="00abe724"/>
    </style:style>
    <style:style style:name="P290" style:family="paragraph" style:parent-style-name="Heading" style:list-style-name="L1">
      <style:text-properties officeooo:rsid="00ac8cf1" officeooo:paragraph-rsid="00ac8cf1"/>
    </style:style>
    <style:style style:name="P291" style:family="paragraph" style:parent-style-name="Heading" style:list-style-name="L1">
      <style:text-properties officeooo:rsid="00b3b8f4" officeooo:paragraph-rsid="00b3b8f4"/>
    </style:style>
    <style:style style:name="P292" style:family="paragraph" style:parent-style-name="Heading" style:list-style-name="L1">
      <style:text-properties officeooo:rsid="00b4f4f1" officeooo:paragraph-rsid="00b4f4f1"/>
    </style:style>
    <style:style style:name="P293" style:family="paragraph" style:parent-style-name="Heading" style:list-style-name="L1">
      <style:text-properties officeooo:rsid="00b4f4f1" officeooo:paragraph-rsid="00ba0b1c"/>
    </style:style>
    <style:style style:name="P294" style:family="paragraph" style:parent-style-name="Heading" style:list-style-name="L1">
      <style:text-properties officeooo:rsid="00ba0b1c" officeooo:paragraph-rsid="00ba0b1c"/>
    </style:style>
    <style:style style:name="P295" style:family="paragraph" style:parent-style-name="Heading" style:list-style-name="L1">
      <style:text-properties officeooo:rsid="00ba0b1c" officeooo:paragraph-rsid="00ba561d"/>
    </style:style>
    <style:style style:name="P296" style:family="paragraph" style:parent-style-name="Heading" style:list-style-name="L1">
      <style:text-properties officeooo:rsid="00bc2545" officeooo:paragraph-rsid="00bc2545"/>
    </style:style>
    <style:style style:name="P297" style:family="paragraph" style:parent-style-name="Heading" style:list-style-name="L1">
      <style:text-properties officeooo:rsid="00bc2545" officeooo:paragraph-rsid="00bdfe77"/>
    </style:style>
    <style:style style:name="P298" style:family="paragraph" style:parent-style-name="Heading" style:list-style-name="L1">
      <style:text-properties officeooo:rsid="00c81f93" officeooo:paragraph-rsid="00c81f93"/>
    </style:style>
    <style:style style:name="P299" style:family="paragraph" style:parent-style-name="Heading" style:list-style-name="L1">
      <style:text-properties officeooo:rsid="00c81f93" officeooo:paragraph-rsid="00c87aef"/>
    </style:style>
    <style:style style:name="P300" style:family="paragraph" style:parent-style-name="Heading" style:list-style-name="L1">
      <style:text-properties officeooo:rsid="00c81f93" officeooo:paragraph-rsid="00c9d69d"/>
    </style:style>
    <style:style style:name="P301" style:family="paragraph" style:parent-style-name="Heading" style:list-style-name="L1">
      <style:text-properties officeooo:rsid="00cc4391" officeooo:paragraph-rsid="00c9d69d"/>
    </style:style>
    <style:style style:name="P302" style:family="paragraph" style:parent-style-name="Heading" style:list-style-name="L1">
      <style:text-properties officeooo:rsid="00cc4391" officeooo:paragraph-rsid="00cc4391"/>
    </style:style>
    <style:style style:name="P303" style:family="paragraph" style:parent-style-name="Heading" style:list-style-name="L1">
      <style:text-properties officeooo:rsid="00cc4391" officeooo:paragraph-rsid="00d01876"/>
    </style:style>
    <style:style style:name="P304" style:family="paragraph" style:parent-style-name="Heading" style:list-style-name="L1">
      <style:text-properties officeooo:rsid="00cc4391" officeooo:paragraph-rsid="00d29688"/>
    </style:style>
    <style:style style:name="P305" style:family="paragraph" style:parent-style-name="Heading" style:list-style-name="L1">
      <style:text-properties officeooo:rsid="00cc4391" officeooo:paragraph-rsid="00d3509f"/>
    </style:style>
    <style:style style:name="P306" style:family="paragraph" style:parent-style-name="Heading">
      <style:text-properties officeooo:rsid="00cc4391" officeooo:paragraph-rsid="00cc4391"/>
    </style:style>
    <style:style style:name="P307" style:family="paragraph" style:parent-style-name="Heading">
      <style:text-properties officeooo:rsid="00cc4391" officeooo:paragraph-rsid="00d3509f"/>
    </style:style>
    <style:style style:name="P308" style:family="paragraph" style:parent-style-name="Heading" style:list-style-name="L1">
      <style:text-properties officeooo:rsid="00d3509f" officeooo:paragraph-rsid="00d3509f"/>
    </style:style>
    <style:style style:name="P3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1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1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13"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1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1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1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3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3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3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3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3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3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3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3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332"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33"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3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37"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4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4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46"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47"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48"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50"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351"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352"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3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354"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355"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3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3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3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3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3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61"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64" style:family="paragraph" style:parent-style-name="Standard">
      <style:text-properties officeooo:paragraph-rsid="00d01876"/>
    </style:style>
    <style:style style:name="P365" style:family="paragraph" style:parent-style-name="Standard">
      <style:text-properties officeooo:paragraph-rsid="00d29688"/>
    </style:style>
    <style:style style:name="P366" style:family="paragraph" style:parent-style-name="Standard">
      <style:text-properties officeooo:rsid="00cc4391" officeooo:paragraph-rsid="00d3509f"/>
    </style:style>
    <style:style style:name="P367" style:family="paragraph" style:parent-style-name="Text_20_body" style:list-style-name="L1"/>
    <style:style style:name="P3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69"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70" style:family="paragraph" style:parent-style-name="Text_20_body" style:list-style-name="L2">
      <style:text-properties style:font-name="Arial7" officeooo:paragraph-rsid="001bcd68"/>
    </style:style>
    <style:style style:name="P371" style:family="paragraph" style:parent-style-name="Text_20_body" style:list-style-name="L3">
      <style:text-properties style:font-name="Arial7"/>
    </style:style>
    <style:style style:name="P372" style:family="paragraph" style:parent-style-name="Text_20_body" style:list-style-name="L3">
      <style:text-properties style:font-name="Arial7" officeooo:paragraph-rsid="001bcd68"/>
    </style:style>
    <style:style style:name="P373" style:family="paragraph" style:parent-style-name="Text_20_body" style:list-style-name="L5">
      <style:text-properties style:font-name="Arial7"/>
    </style:style>
    <style:style style:name="P374" style:family="paragraph" style:parent-style-name="Text_20_body" style:list-style-name="L9">
      <style:text-properties style:font-name="Arial7" fo:font-size="12pt" officeooo:paragraph-rsid="001ec6d5" style:font-size-asian="12pt" style:font-size-complex="12pt"/>
    </style:style>
    <style:style style:name="P375" style:family="paragraph" style:parent-style-name="Text_20_body" style:list-style-name="L10">
      <style:text-properties style:font-name="Arial7" fo:font-size="12pt" officeooo:paragraph-rsid="001ec6d5" style:font-size-asian="12pt" style:font-size-complex="12pt"/>
    </style:style>
    <style:style style:name="P376" style:family="paragraph" style:parent-style-name="Text_20_body" style:list-style-name="L11">
      <style:text-properties style:font-name="Arial7" fo:font-size="12pt" officeooo:paragraph-rsid="001ec6d5" style:font-size-asian="12pt" style:font-size-complex="12pt"/>
    </style:style>
    <style:style style:name="P377" style:family="paragraph" style:parent-style-name="Text_20_body" style:list-style-name="L12">
      <style:text-properties style:font-name="Arial7" fo:font-size="12pt" officeooo:paragraph-rsid="001ec6d5" style:font-size-asian="12pt" style:font-size-complex="12pt"/>
    </style:style>
    <style:style style:name="P378" style:family="paragraph" style:parent-style-name="Text_20_body" style:list-style-name="L13">
      <style:text-properties style:font-name="Arial7" fo:font-size="12pt" officeooo:paragraph-rsid="0020311f" style:font-size-asian="12pt" style:font-size-complex="12pt"/>
    </style:style>
    <style:style style:name="P379" style:family="paragraph" style:parent-style-name="Text_20_body" style:list-style-name="L14">
      <style:text-properties style:font-name="Arial7" fo:font-size="12pt" officeooo:paragraph-rsid="0020311f" style:font-size-asian="12pt" style:font-size-complex="12pt"/>
    </style:style>
    <style:style style:name="P380"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381"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382"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383"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384" style:family="paragraph" style:parent-style-name="Text_20_body" style:list-style-name="L4"/>
    <style:style style:name="P385" style:family="paragraph" style:parent-style-name="Text_20_body" style:list-style-name="L4">
      <style:text-properties officeooo:paragraph-rsid="001bcd68"/>
    </style:style>
    <style:style style:name="P386" style:family="paragraph" style:parent-style-name="Text_20_body" style:list-style-name="L5"/>
    <style:style style:name="P38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88"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89"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39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3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9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9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9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9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9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0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0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0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0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04"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07"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08"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0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4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41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418" style:family="paragraph" style:parent-style-name="Text_20_body" style:list-style-name="L15"/>
    <style:style style:name="P419" style:family="paragraph" style:parent-style-name="Text_20_body" style:list-style-name="L24"/>
    <style:style style:name="P420" style:family="paragraph" style:parent-style-name="Text_20_body" style:list-style-name="L27">
      <style:paragraph-properties fo:margin-top="0cm" fo:margin-bottom="0cm" style:contextual-spacing="false"/>
      <style:text-properties officeooo:paragraph-rsid="0038b368"/>
    </style:style>
    <style:style style:name="P421" style:family="paragraph" style:parent-style-name="Text_20_body" style:list-style-name="L27">
      <style:text-properties officeooo:paragraph-rsid="0038b368"/>
    </style:style>
    <style:style style:name="P422" style:family="paragraph" style:parent-style-name="Text_20_body" style:list-style-name="L28"/>
    <style:style style:name="P423" style:family="paragraph" style:parent-style-name="Text_20_body" style:list-style-name="L28">
      <style:paragraph-properties fo:margin-top="0cm" fo:margin-bottom="0cm" style:contextual-spacing="false"/>
    </style:style>
    <style:style style:name="P424"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25" style:family="paragraph" style:parent-style-name="Text_20_body" style:list-style-name="L31">
      <style:text-properties style:font-name="Arial2" fo:font-size="10.5pt" style:font-size-asian="10.5pt" style:font-size-complex="10.5pt"/>
    </style:style>
    <style:style style:name="P426" style:family="paragraph" style:parent-style-name="Text_20_body" style:list-style-name="L34">
      <style:text-properties style:font-name="Arial2"/>
    </style:style>
    <style:style style:name="P427" style:family="paragraph" style:parent-style-name="Text_20_body" style:list-style-name="L35">
      <style:text-properties style:font-name="Arial2"/>
    </style:style>
    <style:style style:name="P428" style:family="paragraph" style:parent-style-name="Text_20_body" style:list-style-name="L41">
      <style:paragraph-properties fo:margin-top="0cm" fo:margin-bottom="0cm" style:contextual-spacing="false"/>
      <style:text-properties style:font-name="Arial2" officeooo:paragraph-rsid="00a2374c"/>
    </style:style>
    <style:style style:name="P429" style:family="paragraph" style:parent-style-name="Text_20_body" style:list-style-name="L42">
      <style:paragraph-properties fo:margin-top="0cm" fo:margin-bottom="0cm" style:contextual-spacing="false"/>
      <style:text-properties style:font-name="Arial2" officeooo:paragraph-rsid="00a2374c"/>
    </style:style>
    <style:style style:name="P430" style:family="paragraph" style:parent-style-name="Text_20_body" style:list-style-name="L44">
      <style:paragraph-properties fo:margin-top="0cm" fo:margin-bottom="0cm" style:contextual-spacing="false"/>
      <style:text-properties style:font-name="Arial2"/>
    </style:style>
    <style:style style:name="P431" style:family="paragraph" style:parent-style-name="Text_20_body" style:list-style-name="L31">
      <style:text-properties officeooo:paragraph-rsid="006b5079"/>
    </style:style>
    <style:style style:name="P432" style:family="paragraph" style:parent-style-name="Text_20_body" style:list-style-name="L32"/>
    <style:style style:name="P433" style:family="paragraph" style:parent-style-name="Text_20_body" style:list-style-name="L1">
      <style:text-properties officeooo:rsid="007509af" officeooo:paragraph-rsid="007a1a22"/>
    </style:style>
    <style:style style:name="P434" style:family="paragraph" style:parent-style-name="Text_20_body" style:list-style-name="L33"/>
    <style:style style:name="P435" style:family="paragraph" style:parent-style-name="Text_20_body" style:list-style-name="L33">
      <style:paragraph-properties fo:margin-top="0cm" fo:margin-bottom="0cm" style:contextual-spacing="false"/>
    </style:style>
    <style:style style:name="P436" style:family="paragraph" style:parent-style-name="Text_20_body" style:list-style-name="L1">
      <style:text-properties officeooo:rsid="007eaa1b" officeooo:paragraph-rsid="007eaa1b"/>
    </style:style>
    <style:style style:name="P437" style:family="paragraph" style:parent-style-name="Text_20_body" style:list-style-name="L36"/>
    <style:style style:name="P438" style:family="paragraph" style:parent-style-name="Text_20_body" style:list-style-name="L37"/>
    <style:style style:name="P439" style:family="paragraph" style:parent-style-name="Text_20_body" style:list-style-name="L38"/>
    <style:style style:name="P440" style:family="paragraph" style:parent-style-name="Text_20_body" style:list-style-name="L39">
      <style:paragraph-properties fo:margin-top="0cm" fo:margin-bottom="0cm" style:contextual-spacing="false"/>
      <style:text-properties officeooo:paragraph-rsid="00a2374c"/>
    </style:style>
    <style:style style:name="P441" style:family="paragraph" style:parent-style-name="Text_20_body" style:list-style-name="L40">
      <style:paragraph-properties fo:margin-top="0cm" fo:margin-bottom="0cm" style:contextual-spacing="false"/>
      <style:text-properties officeooo:paragraph-rsid="00a2374c"/>
    </style:style>
    <style:style style:name="P442" style:family="paragraph" style:parent-style-name="Text_20_body" style:list-style-name="L41">
      <style:paragraph-properties fo:margin-top="0cm" fo:margin-bottom="0cm" style:contextual-spacing="false"/>
      <style:text-properties officeooo:paragraph-rsid="00a2374c"/>
    </style:style>
    <style:style style:name="P443" style:family="paragraph" style:parent-style-name="Text_20_body" style:list-style-name="L42">
      <style:paragraph-properties fo:margin-top="0cm" fo:margin-bottom="0cm" style:contextual-spacing="false"/>
      <style:text-properties officeooo:paragraph-rsid="00a2374c"/>
    </style:style>
    <style:style style:name="P444" style:family="paragraph" style:parent-style-name="Text_20_body" style:list-style-name="L43">
      <style:paragraph-properties fo:margin-top="0cm" fo:margin-bottom="0cm" style:contextual-spacing="false"/>
      <style:text-properties officeooo:paragraph-rsid="00a2374c"/>
    </style:style>
    <style:style style:name="P445" style:family="paragraph" style:parent-style-name="Text_20_body" style:list-style-name="L43">
      <style:text-properties officeooo:paragraph-rsid="00a2374c"/>
    </style:style>
    <style:style style:name="P446" style:family="paragraph" style:parent-style-name="Text_20_body" style:list-style-name="L44">
      <style:text-properties officeooo:paragraph-rsid="00a7b1a9"/>
    </style:style>
    <style:style style:name="P447" style:family="paragraph" style:parent-style-name="Text_20_body" style:list-style-name="L44">
      <style:paragraph-properties fo:margin-top="0cm" fo:margin-bottom="0cm" style:contextual-spacing="false"/>
    </style:style>
    <style:style style:name="P448" style:family="paragraph" style:parent-style-name="Text_20_body" style:list-style-name="L45"/>
    <style:style style:name="P449" style:family="paragraph" style:parent-style-name="Text_20_body" style:list-style-name="L45">
      <style:text-properties officeooo:paragraph-rsid="00ba0b1c"/>
    </style:style>
    <style:style style:name="P450" style:family="paragraph" style:parent-style-name="Text_20_body" style:list-style-name="L45">
      <style:text-properties officeooo:paragraph-rsid="00ba561d"/>
    </style:style>
    <style:style style:name="P451" style:family="paragraph" style:parent-style-name="Text_20_body" style:list-style-name="L45">
      <style:text-properties officeooo:rsid="00ba0b1c" officeooo:paragraph-rsid="00ba0b1c"/>
    </style:style>
    <style:style style:name="P452" style:family="paragraph" style:parent-style-name="Text_20_body" style:list-style-name="L46">
      <style:text-properties officeooo:rsid="005882f3" officeooo:paragraph-rsid="00bdfe77"/>
    </style:style>
    <style:style style:name="P453" style:family="paragraph" style:parent-style-name="Text_20_body">
      <style:text-properties officeooo:rsid="00cc4391" officeooo:paragraph-rsid="00cc4391"/>
    </style:style>
    <style:style style:name="P454" style:family="paragraph" style:parent-style-name="Text_20_body">
      <style:text-properties officeooo:rsid="00cc4391" officeooo:paragraph-rsid="00d29688"/>
    </style:style>
    <style:style style:name="P455" style:family="paragraph" style:parent-style-name="Text_20_body">
      <style:paragraph-properties fo:margin-left="1.251cm" fo:text-indent="0cm" style:auto-text-indent="false"/>
      <style:text-properties officeooo:rsid="00cc4391" officeooo:paragraph-rsid="00d82539"/>
    </style:style>
    <style:style style:name="P456" style:family="paragraph" style:parent-style-name="Text_20_body">
      <style:paragraph-properties fo:margin-left="0cm" fo:text-indent="0cm" style:auto-text-indent="false"/>
      <style:text-properties officeooo:rsid="00cc4391" officeooo:paragraph-rsid="00d82539"/>
    </style:style>
    <style:style style:name="P457" style:family="paragraph" style:parent-style-name="Text_20_body">
      <style:text-properties officeooo:paragraph-rsid="00cc4391"/>
    </style:style>
    <style:style style:name="P458" style:family="paragraph" style:parent-style-name="Text_20_body">
      <style:text-properties officeooo:rsid="00d01876" officeooo:paragraph-rsid="00d01876"/>
    </style:style>
    <style:style style:name="P459" style:family="paragraph" style:parent-style-name="Text_20_body">
      <style:text-properties officeooo:paragraph-rsid="00d01876"/>
    </style:style>
    <style:style style:name="P460" style:family="paragraph" style:parent-style-name="Text_20_body">
      <style:text-properties officeooo:rsid="00d3509f" officeooo:paragraph-rsid="00d3509f"/>
    </style:style>
    <style:style style:name="P461" style:family="paragraph" style:parent-style-name="Text_20_body">
      <style:text-properties officeooo:rsid="00d53ad9" officeooo:paragraph-rsid="00d53ad9"/>
    </style:style>
    <style:style style:name="P462" style:family="paragraph" style:parent-style-name="Text_20_body">
      <style:text-properties officeooo:paragraph-rsid="00d6479e"/>
    </style:style>
    <style:style style:name="P463" style:family="paragraph" style:parent-style-name="Text_20_body">
      <style:text-properties officeooo:rsid="00d6479e" officeooo:paragraph-rsid="00d6479e"/>
    </style:style>
    <style:style style:name="P464" style:family="paragraph" style:parent-style-name="Text_20_body" style:list-style-name="L48">
      <style:text-properties officeooo:rsid="00d6479e" officeooo:paragraph-rsid="00d6479e"/>
    </style:style>
    <style:style style:name="P465" style:family="paragraph" style:parent-style-name="Text_20_body" style:list-style-name="L49">
      <style:text-properties officeooo:rsid="00d6479e" officeooo:paragraph-rsid="00d6d656"/>
    </style:style>
    <style:style style:name="P466" style:family="paragraph" style:parent-style-name="Text_20_body">
      <style:text-properties officeooo:rsid="00d6479e" officeooo:paragraph-rsid="00d6d656"/>
    </style:style>
    <style:style style:name="P467" style:family="paragraph" style:parent-style-name="Text_20_body" style:list-style-name="L49"/>
    <style:style style:name="P468" style:family="paragraph" style:parent-style-name="Text_20_body">
      <style:text-properties officeooo:rsid="00d6d656" officeooo:paragraph-rsid="00d6d656"/>
    </style:style>
    <style:style style:name="P469" style:family="paragraph" style:parent-style-name="Text_20_body">
      <style:text-properties officeooo:paragraph-rsid="00d81963"/>
    </style:style>
    <style:style style:name="P470" style:family="paragraph" style:parent-style-name="Text_20_body">
      <style:text-properties officeooo:rsid="00d81963" officeooo:paragraph-rsid="00d81963"/>
    </style:style>
    <style:style style:name="P471" style:family="paragraph" style:parent-style-name="Text_20_body">
      <style:text-properties officeooo:rsid="00d82539" officeooo:paragraph-rsid="00d82539"/>
    </style:style>
    <style:style style:name="P472" style:family="paragraph" style:parent-style-name="Text_20_body">
      <style:text-properties officeooo:rsid="00d9d9ec" officeooo:paragraph-rsid="00d9d9ec"/>
    </style:style>
    <style:style style:name="P473" style:family="paragraph" style:parent-style-name="Text_20_body">
      <style:text-properties officeooo:rsid="00dc5dc5" officeooo:paragraph-rsid="00dc5dc5"/>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officeooo:rsid="00bc2545"/>
    </style:style>
    <style:style style:name="T146" style:family="text">
      <style:text-properties style:font-name="Arial2" officeooo:rsid="00bf24fd"/>
    </style:style>
    <style:style style:name="T147" style:family="text">
      <style:text-properties officeooo:rsid="006773c2"/>
    </style:style>
    <style:style style:name="T14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9" style:family="text">
      <style:text-properties fo:color="#808080" loext:opacity="100%" style:font-name="Consolas" fo:font-size="10.5pt" fo:font-weight="normal" style:font-size-asian="10.5pt" style:font-weight-asian="normal" style:font-size-complex="10.5pt" style:font-weight-complex="normal"/>
    </style:style>
    <style:style style:name="T15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5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52"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53" style:family="text">
      <style:text-properties fo:color="#808080" loext:opacity="100%" style:font-name="Consolas" fo:font-size="10.5pt" style:font-size-asian="10.5pt" style:font-size-complex="10.5pt"/>
    </style:style>
    <style:style style:name="T154" style:family="text">
      <style:text-properties fo:color="#808080" loext:opacity="100%" style:font-name="Consolas" fo:font-size="10.5pt" officeooo:rsid="008ad45b" style:font-size-asian="10.5pt" style:font-size-complex="10.5pt"/>
    </style:style>
    <style:style style:name="T155" style:family="text">
      <style:text-properties fo:color="#808080" loext:opacity="100%" style:font-name="Consolas" fo:font-size="10.5pt" fo:background-color="transparent" loext:char-shading-value="0" style:font-size-asian="10.5pt" style:font-size-complex="10.5pt"/>
    </style:style>
    <style:style style:name="T156" style:family="text">
      <style:text-properties fo:color="#808080" loext:opacity="100%" style:font-name="Consolas" fo:font-weight="normal" style:font-weight-asian="normal" style:font-weight-complex="normal"/>
    </style:style>
    <style:style style:name="T15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58" style:family="text">
      <style:text-properties style:font-name="Consolas" fo:font-size="10.5pt" style:font-size-asian="10.5pt" style:font-size-complex="10.5pt"/>
    </style:style>
    <style:style style:name="T159" style:family="text">
      <style:text-properties officeooo:rsid="006a461e"/>
    </style:style>
    <style:style style:name="T160" style:family="text">
      <style:text-properties fo:font-weight="bold" style:font-weight-asian="bold" style:font-weight-complex="bold"/>
    </style:style>
    <style:style style:name="T161" style:family="text">
      <style:text-properties fo:font-weight="bold" officeooo:rsid="0093e5b8" style:font-weight-asian="bold" style:font-weight-complex="bold"/>
    </style:style>
    <style:style style:name="T162" style:family="text">
      <style:text-properties fo:font-weight="bold" officeooo:rsid="00a11a89" style:font-weight-asian="bold" style:font-weight-complex="bold"/>
    </style:style>
    <style:style style:name="T163" style:family="text">
      <style:text-properties fo:font-weight="bold" officeooo:rsid="00ae2fbe" style:font-weight-asian="bold" style:font-weight-complex="bold"/>
    </style:style>
    <style:style style:name="T164" style:family="text">
      <style:text-properties fo:color="#666666" loext:opacity="100%" style:font-name="Consolas" fo:font-size="10.5pt" style:font-size-complex="10.5pt"/>
    </style:style>
    <style:style style:name="T165" style:family="text">
      <style:text-properties fo:color="#666666" loext:opacity="100%" style:font-name="Consolas2" fo:font-size="10.5pt" fo:font-weight="normal" fo:background-color="transparent" loext:char-shading-value="0"/>
    </style:style>
    <style:style style:name="T166" style:family="text">
      <style:text-properties fo:color="#666666" loext:opacity="100%" officeooo:rsid="0058bfa5" fo:background-color="transparent" loext:char-shading-value="0"/>
    </style:style>
    <style:style style:name="T167" style:family="text">
      <style:text-properties officeooo:rsid="007ba9b8"/>
    </style:style>
    <style:style style:name="T168" style:family="text">
      <style:text-properties officeooo:rsid="007f39f0"/>
    </style:style>
    <style:style style:name="T169" style:family="text">
      <style:text-properties officeooo:rsid="008ad45b"/>
    </style:style>
    <style:style style:name="T170" style:family="text">
      <style:text-properties officeooo:rsid="008c8b17"/>
    </style:style>
    <style:style style:name="T171" style:family="text">
      <style:text-properties officeooo:rsid="008daaad"/>
    </style:style>
    <style:style style:name="T172" style:family="text">
      <style:text-properties officeooo:rsid="008eef61"/>
    </style:style>
    <style:style style:name="T173" style:family="text">
      <style:text-properties officeooo:rsid="0092977d"/>
    </style:style>
    <style:style style:name="T174" style:family="text">
      <style:text-properties officeooo:rsid="0093e5b8"/>
    </style:style>
    <style:style style:name="T175" style:family="text">
      <style:text-properties officeooo:rsid="0095937a"/>
    </style:style>
    <style:style style:name="T176" style:family="text">
      <style:text-properties officeooo:rsid="0095d864"/>
    </style:style>
    <style:style style:name="T177" style:family="text">
      <style:text-properties officeooo:rsid="00962dd0"/>
    </style:style>
    <style:style style:name="T178" style:family="text">
      <style:text-properties officeooo:rsid="00978089"/>
    </style:style>
    <style:style style:name="T179" style:family="text">
      <style:text-properties officeooo:rsid="00986b60"/>
    </style:style>
    <style:style style:name="T180" style:family="text">
      <style:text-properties officeooo:rsid="00995056"/>
    </style:style>
    <style:style style:name="T181" style:family="text">
      <style:text-properties officeooo:rsid="009c22f8"/>
    </style:style>
    <style:style style:name="T182" style:family="text">
      <style:text-properties officeooo:rsid="009dd141"/>
    </style:style>
    <style:style style:name="T183" style:family="text">
      <style:text-properties officeooo:rsid="00a11a89"/>
    </style:style>
    <style:style style:name="T184" style:family="text">
      <style:text-properties officeooo:rsid="00a1739b"/>
    </style:style>
    <style:style style:name="T185" style:family="text">
      <style:text-properties officeooo:rsid="00a3351b"/>
    </style:style>
    <style:style style:name="T186" style:family="text">
      <style:text-properties officeooo:rsid="00a48947"/>
    </style:style>
    <style:style style:name="T187" style:family="text">
      <style:text-properties officeooo:rsid="00a5cd8e"/>
    </style:style>
    <style:style style:name="T188" style:family="text">
      <style:text-properties officeooo:rsid="00a601ac"/>
    </style:style>
    <style:style style:name="T189" style:family="text">
      <style:text-properties officeooo:rsid="00a7a535"/>
    </style:style>
    <style:style style:name="T190" style:family="text">
      <style:text-properties officeooo:rsid="00a91ca4"/>
    </style:style>
    <style:style style:name="T191" style:family="text">
      <style:text-properties officeooo:rsid="00a95d35"/>
    </style:style>
    <style:style style:name="T192" style:family="text">
      <style:text-properties officeooo:rsid="00abe724"/>
    </style:style>
    <style:style style:name="T193" style:family="text">
      <style:text-properties officeooo:rsid="00ae2fbe"/>
    </style:style>
    <style:style style:name="T194" style:family="text">
      <style:text-properties officeooo:rsid="00b1e968"/>
    </style:style>
    <style:style style:name="T195" style:family="text">
      <style:text-properties officeooo:rsid="00b3b8f4"/>
    </style:style>
    <style:style style:name="T196" style:family="text">
      <style:text-properties officeooo:rsid="00b3f49c"/>
    </style:style>
    <style:style style:name="T197" style:family="text">
      <style:text-properties fo:color="#88898f" loext:opacity="100%"/>
    </style:style>
    <style:style style:name="T198" style:family="text">
      <style:text-properties officeooo:rsid="00ba0b1c"/>
    </style:style>
    <style:style style:name="T199" style:family="text">
      <style:text-properties fo:font-style="italic"/>
    </style:style>
    <style:style style:name="T200" style:family="text">
      <style:text-properties fo:color="#5983b0" loext:opacity="100%" officeooo:rsid="00ba561d"/>
    </style:style>
    <style:style style:name="T201" style:family="text">
      <style:text-properties officeooo:rsid="00bad0d3"/>
    </style:style>
    <style:style style:name="T202" style:family="text">
      <style:text-properties officeooo:rsid="0058bfa5"/>
    </style:style>
    <style:style style:name="T203" style:family="text">
      <style:text-properties officeooo:rsid="00bdfe77"/>
    </style:style>
    <style:style style:name="T204" style:family="text">
      <style:text-properties officeooo:rsid="00bf24fd"/>
    </style:style>
    <style:style style:name="T205" style:family="text">
      <style:text-properties officeooo:rsid="00bf2795"/>
    </style:style>
    <style:style style:name="T206" style:family="text">
      <style:text-properties officeooo:rsid="00c037e2"/>
    </style:style>
    <style:style style:name="T207" style:family="text">
      <style:text-properties officeooo:rsid="00c070c8"/>
    </style:style>
    <style:style style:name="T208" style:family="text">
      <style:text-properties officeooo:rsid="00c08e82"/>
    </style:style>
    <style:style style:name="T209" style:family="text">
      <style:text-properties officeooo:rsid="00c223a6"/>
    </style:style>
    <style:style style:name="T210" style:family="text">
      <style:text-properties officeooo:rsid="00c6f73b"/>
    </style:style>
    <style:style style:name="T211" style:family="text">
      <style:text-properties officeooo:rsid="00c727bc"/>
    </style:style>
    <style:style style:name="T212" style:family="text">
      <style:text-properties officeooo:rsid="00c81f93"/>
    </style:style>
    <style:style style:name="T213" style:family="text">
      <style:text-properties officeooo:rsid="00c87aef"/>
    </style:style>
    <style:style style:name="T214" style:family="text">
      <style:text-properties officeooo:rsid="00c9a985"/>
    </style:style>
    <style:style style:name="T215" style:family="text">
      <style:text-properties officeooo:rsid="00c9d69d"/>
    </style:style>
    <style:style style:name="T216" style:family="text">
      <style:text-properties officeooo:rsid="00cb6fe4"/>
    </style:style>
    <style:style style:name="T217" style:family="text">
      <style:text-properties officeooo:rsid="00cc4391"/>
    </style:style>
    <style:style style:name="T218" style:family="text">
      <style:text-properties officeooo:rsid="00cd37e3"/>
    </style:style>
    <style:style style:name="T219" style:family="text">
      <style:text-properties officeooo:rsid="00ce2865"/>
    </style:style>
    <style:style style:name="T220" style:family="text">
      <style:text-properties officeooo:rsid="00d01876"/>
    </style:style>
    <style:style style:name="T221" style:family="text">
      <style:text-properties officeooo:rsid="00d29688"/>
    </style:style>
    <style:style style:name="T222" style:family="text">
      <style:text-properties officeooo:rsid="00d3509f"/>
    </style:style>
    <style:style style:name="T223" style:family="text">
      <style:text-properties officeooo:rsid="00d53ad9"/>
    </style:style>
    <style:style style:name="T224" style:family="text">
      <style:text-properties officeooo:rsid="00d6479e"/>
    </style:style>
    <style:style style:name="T225" style:family="text">
      <style:text-properties officeooo:rsid="00d6d656"/>
    </style:style>
    <style:style style:name="T226" style:family="text">
      <style:text-properties officeooo:rsid="00d81963"/>
    </style:style>
    <style:style style:name="T227" style:family="text">
      <style:text-properties officeooo:rsid="00d82539"/>
    </style:style>
    <style:style style:name="T228" style:family="text">
      <style:text-properties officeooo:rsid="00d9d9ec"/>
    </style:style>
    <style:style style:name="T229" style:family="text">
      <style:text-properties officeooo:rsid="00dab9e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38"><text:a xlink:type="simple" xlink:href="#__RefHeading___Toc3731_117426026" text:style-name="Index_20_Link" text:visited-style-name="Index_20_Link">1 Analysis<text:tab/>5</text:a></text:p>
          <text:p text:style-name="P238"><text:a xlink:type="simple" xlink:href="#__RefHeading___Toc3729_117426026" text:style-name="Index_20_Link" text:visited-style-name="Index_20_Link">1.1 Identifying the Problem<text:tab/>5</text:a></text:p>
          <text:p text:style-name="P238"><text:a xlink:type="simple" xlink:href="#__RefHeading___Toc3727_117426026" text:style-name="Index_20_Link" text:visited-style-name="Index_20_Link">1.1.1. Background:<text:tab/>5</text:a></text:p>
          <text:p text:style-name="P238"><text:a xlink:type="simple" xlink:href="#__RefHeading___Toc3725_117426026" text:style-name="Index_20_Link" text:visited-style-name="Index_20_Link">1.1.2. Identification<text:tab/>5</text:a></text:p>
          <text:p text:style-name="P238"><text:a xlink:type="simple" xlink:href="#__RefHeading___Toc3723_117426026" text:style-name="Index_20_Link" text:visited-style-name="Index_20_Link">1.2 Identifying the End Users<text:tab/>5</text:a></text:p>
          <text:p text:style-name="P238"><text:a xlink:type="simple" xlink:href="#__RefHeading___Toc3721_117426026" text:style-name="Index_20_Link" text:visited-style-name="Index_20_Link">1.3 Research<text:tab/>6</text:a></text:p>
          <text:p text:style-name="P238"><text:a xlink:type="simple" xlink:href="#__RefHeading___Toc3719_117426026" text:style-name="Index_20_Link" text:visited-style-name="Index_20_Link">1.3.1. Key Insights from Research<text:tab/>6</text:a></text:p>
          <text:p text:style-name="P238"><text:a xlink:type="simple" xlink:href="#__RefHeading___Toc3717_117426026" text:style-name="Index_20_Link" text:visited-style-name="Index_20_Link">1.3.1.1 Books<text:tab/>6</text:a></text:p>
          <text:p text:style-name="P238"><text:a xlink:type="simple" xlink:href="#__RefHeading___Toc3715_117426026" text:style-name="Index_20_Link" text:visited-style-name="Index_20_Link">1.3.1.1.1 Building a Second Brain<text:tab/>6</text:a></text:p>
          <text:p text:style-name="P238"><text:a xlink:type="simple" xlink:href="#__RefHeading___Toc3713_117426026" text:style-name="Index_20_Link" text:visited-style-name="Index_20_Link">1.3.1.1.1.1 The CODE Method<text:tab/>6</text:a></text:p>
          <text:p text:style-name="P238"><text:a xlink:type="simple" xlink:href="#__RefHeading___Toc3711_117426026" text:style-name="Index_20_Link" text:visited-style-name="Index_20_Link">1.3.1.1.1.2 The PARA Method<text:tab/>7</text:a></text:p>
          <text:p text:style-name="P238"><text:a xlink:type="simple" xlink:href="#__RefHeading___Toc3709_117426026" text:style-name="Index_20_Link" text:visited-style-name="Index_20_Link">1.3.1.1.2 The Bullet Journal Method<text:tab/>7</text:a></text:p>
          <text:p text:style-name="P238"><text:a xlink:type="simple" xlink:href="#__RefHeading___Toc3707_117426026" text:style-name="Index_20_Link" text:visited-style-name="Index_20_Link">1.3.1.2 In-depth analysis of existing software<text:tab/>7</text:a></text:p>
          <text:p text:style-name="P238"><text:a xlink:type="simple" xlink:href="#__RefHeading___Toc3705_117426026" text:style-name="Index_20_Link" text:visited-style-name="Index_20_Link">1.3.1.2.1 Notion<text:tab/>7</text:a></text:p>
          <text:p text:style-name="P238"><text:a xlink:type="simple" xlink:href="#__RefHeading___Toc3703_117426026" text:style-name="Index_20_Link" text:visited-style-name="Index_20_Link">1.3.1.2.2 Google Keep:<text:tab/>8</text:a></text:p>
          <text:p text:style-name="P238"><text:a xlink:type="simple" xlink:href="#__RefHeading___Toc3701_117426026" text:style-name="Index_20_Link" text:visited-style-name="Index_20_Link">1.3.1.2.3 Evernote:<text:tab/>8</text:a></text:p>
          <text:p text:style-name="P238"><text:a xlink:type="simple" xlink:href="#__RefHeading___Toc3699_117426026" text:style-name="Index_20_Link" text:visited-style-name="Index_20_Link">1.3.1.2.4 Apple Notes:<text:tab/>9</text:a></text:p>
          <text:p text:style-name="P238"><text:a xlink:type="simple" xlink:href="#__RefHeading___Toc3697_117426026" text:style-name="Index_20_Link" text:visited-style-name="Index_20_Link">1.3.2. Survey results<text:tab/>9</text:a></text:p>
          <text:p text:style-name="P238"><text:a xlink:type="simple" xlink:href="#__RefHeading___Toc3695_117426026" text:style-name="Index_20_Link" text:visited-style-name="Index_20_Link">1.3.2.1 How do you currently organise your tasks and notes?<text:tab/>10</text:a></text:p>
          <text:p text:style-name="P238"><text:a xlink:type="simple" xlink:href="#__RefHeading___Toc3693_117426026" text:style-name="Index_20_Link" text:visited-style-name="Index_20_Link">1.3.2.2 What features do you value most in a notetaking app? (Multiple choices allowed)<text:tab/>10</text:a></text:p>
          <text:p text:style-name="P238"><text:a xlink:type="simple" xlink:href="#__RefHeading___Toc3691_117426026" text:style-name="Index_20_Link" text:visited-style-name="Index_20_Link">1.3.2.3 What are the biggest challenges with your current notetaking method?<text:tab/>11</text:a></text:p>
          <text:p text:style-name="P238"><text:a xlink:type="simple" xlink:href="#__RefHeading___Toc3689_117426026" text:style-name="Index_20_Link" text:visited-style-name="Index_20_Link">1.3.2.4 How likely are you to use an app that combines notetaking and statistics?<text:tab/>11</text:a></text:p>
          <text:p text:style-name="P238"><text:a xlink:type="simple" xlink:href="#__RefHeading___Toc3687_117426026" text:style-name="Index_20_Link" text:visited-style-name="Index_20_Link">1.3.2.5 Conclusion<text:tab/>12</text:a></text:p>
          <text:p text:style-name="P238"><text:a xlink:type="simple" xlink:href="#__RefHeading___Toc3685_117426026" text:style-name="Index_20_Link" text:visited-style-name="Index_20_Link">1.4 Interview with Anton Kogun<text:tab/>12</text:a></text:p>
          <text:p text:style-name="P238"><text:a xlink:type="simple" xlink:href="#__RefHeading___Toc7343_3908388459" text:style-name="Index_20_Link" text:visited-style-name="Index_20_Link">1.5 Modelling the problem<text:tab/>13</text:a></text:p>
          <text:p text:style-name="P238"><text:a xlink:type="simple" xlink:href="#__RefHeading___Toc3869_117426026" text:style-name="Index_20_Link" text:visited-style-name="Index_20_Link">1.6 Coding objectives<text:tab/>14</text:a></text:p>
          <text:p text:style-name="P238"><text:a xlink:type="simple" xlink:href="#__RefHeading___Toc3867_117426026" text:style-name="Index_20_Link" text:visited-style-name="Index_20_Link">1.6.1. Database<text:tab/>14</text:a></text:p>
          <text:p text:style-name="P238"><text:a xlink:type="simple" xlink:href="#__RefHeading___Toc3865_117426026" text:style-name="Index_20_Link" text:visited-style-name="Index_20_Link">1.6.1.1 Configuration and Security<text:tab/>14</text:a></text:p>
          <text:p text:style-name="P238"><text:a xlink:type="simple" xlink:href="#__RefHeading___Toc3863_117426026" text:style-name="Index_20_Link" text:visited-style-name="Index_20_Link">1.6.1.2 Create tables for:<text:tab/>15</text:a></text:p>
          <text:p text:style-name="P238"><text:a xlink:type="simple" xlink:href="#__RefHeading___Toc3861_117426026" text:style-name="Index_20_Link" text:visited-style-name="Index_20_Link">1.6.2. Design the backend functionality:<text:tab/>15</text:a></text:p>
          <text:p text:style-name="P238"><text:a xlink:type="simple" xlink:href="#__RefHeading___Toc3859_117426026" text:style-name="Index_20_Link" text:visited-style-name="Index_20_Link">1.6.3. User Interface<text:tab/>15</text:a></text:p>
          <text:p text:style-name="P238"><text:a xlink:type="simple" xlink:href="#__RefHeading___Toc3857_117426026" text:style-name="Index_20_Link" text:visited-style-name="Index_20_Link">1.6.4. Validation<text:tab/>16</text:a></text:p>
          <text:p text:style-name="P238"><text:a xlink:type="simple" xlink:href="#__RefHeading___Toc3855_117426026" text:style-name="Index_20_Link" text:visited-style-name="Index_20_Link">1.6.4.1 Frontend Validation<text:tab/>16</text:a></text:p>
          <text:p text:style-name="P238"><text:a xlink:type="simple" xlink:href="#__RefHeading___Toc3853_117426026" text:style-name="Index_20_Link" text:visited-style-name="Index_20_Link">1.6.4.2 Backend Validation<text:tab/>16</text:a></text:p>
          <text:p text:style-name="P238"><text:a xlink:type="simple" xlink:href="#__RefHeading___Toc3851_117426026" text:style-name="Index_20_Link" text:visited-style-name="Index_20_Link">1.7 Proposed solution<text:tab/>16</text:a></text:p>
          <text:p text:style-name="P238"><text:a xlink:type="simple" xlink:href="#__RefHeading___Toc3849_117426026" text:style-name="Index_20_Link" text:visited-style-name="Index_20_Link">2 Documented Design<text:tab/>17</text:a></text:p>
          <text:p text:style-name="P238"><text:a xlink:type="simple" xlink:href="#__RefHeading___Toc3847_117426026" text:style-name="Index_20_Link" text:visited-style-name="Index_20_Link">2.1 User data flow<text:tab/>17</text:a></text:p>
          <text:p text:style-name="P238"><text:a xlink:type="simple" xlink:href="#__RefHeading___Toc3845_117426026" text:style-name="Index_20_Link" text:visited-style-name="Index_20_Link">2.1.1. Determining frontend-backend communication<text:tab/>17</text:a></text:p>
          <text:p text:style-name="P238"><text:a xlink:type="simple" xlink:href="#__RefHeading___Toc3843_117426026" text:style-name="Index_20_Link" text:visited-style-name="Index_20_Link">2.1.1.1 Optimistic updating<text:tab/>17</text:a></text:p>
          <text:p text:style-name="P238"><text:a xlink:type="simple" xlink:href="#__RefHeading___Toc3841_117426026" text:style-name="Index_20_Link" text:visited-style-name="Index_20_Link">2.1.1.2 Pessimistic updating<text:tab/>17</text:a></text:p>
          <text:p text:style-name="P238"><text:a xlink:type="simple" xlink:href="#__RefHeading___Toc3839_117426026" text:style-name="Index_20_Link" text:visited-style-name="Index_20_Link">2.1.1.3 Why I chose optimistic updating<text:tab/>17</text:a></text:p>
          <text:p text:style-name="P238"><text:a xlink:type="simple" xlink:href="#__RefHeading___Toc3837_117426026" text:style-name="Index_20_Link" text:visited-style-name="Index_20_Link">2.1.2. Creating data flow diagrams<text:tab/>18</text:a></text:p>
          <text:p text:style-name="P238"><text:a xlink:type="simple" xlink:href="#__RefHeading___Toc3835_117426026" text:style-name="Index_20_Link" text:visited-style-name="Index_20_Link">2.1.2.1 Note creation<text:tab/>18</text:a></text:p>
          <text:p text:style-name="P238"><text:a xlink:type="simple" xlink:href="#__RefHeading___Toc3833_117426026" text:style-name="Index_20_Link" text:visited-style-name="Index_20_Link">2.1.2.2 Editing a note<text:tab/>19</text:a></text:p>
          <text:p text:style-name="P238"><text:a xlink:type="simple" xlink:href="#__RefHeading___Toc3831_117426026" text:style-name="Index_20_Link" text:visited-style-name="Index_20_Link">2.1.2.3 Fetch all notes of a specific type<text:tab/>20</text:a></text:p>
          <text:p text:style-name="P238"><text:a xlink:type="simple" xlink:href="#__RefHeading___Toc3829_117426026" text:style-name="Index_20_Link" text:visited-style-name="Index_20_Link">2.1.2.4 Fetch one note<text:tab/>21</text:a></text:p>
          <text:p text:style-name="P238"><text:a xlink:type="simple" xlink:href="#__RefHeading___Toc3827_117426026" text:style-name="Index_20_Link" text:visited-style-name="Index_20_Link"><text:soft-page-break/>2.1.2.5 Delete a note<text:tab/>22</text:a></text:p>
          <text:p text:style-name="P238"><text:a xlink:type="simple" xlink:href="#__RefHeading___Toc3825_117426026" text:style-name="Index_20_Link" text:visited-style-name="Index_20_Link">2.1.2.6 Searching for a note<text:tab/>23</text:a></text:p>
          <text:p text:style-name="P238"><text:a xlink:type="simple" xlink:href="#__RefHeading___Toc3823_117426026" text:style-name="Index_20_Link" text:visited-style-name="Index_20_Link">2.1.2.7 Tag workflow<text:tab/>25</text:a></text:p>
          <text:p text:style-name="P238"><text:a xlink:type="simple" xlink:href="#__RefHeading___Toc3821_117426026" text:style-name="Index_20_Link" text:visited-style-name="Index_20_Link">2.1.2.8 Registering and logging users in<text:tab/>26</text:a></text:p>
          <text:p text:style-name="P238"><text:a xlink:type="simple" xlink:href="#__RefHeading___Toc3819_117426026" text:style-name="Index_20_Link" text:visited-style-name="Index_20_Link">2.2 Backend<text:tab/>26</text:a></text:p>
          <text:p text:style-name="P238"><text:a xlink:type="simple" xlink:href="#__RefHeading___Toc3817_117426026" text:style-name="Index_20_Link" text:visited-style-name="Index_20_Link">2.2.1. Designing the database<text:tab/>26</text:a></text:p>
          <text:p text:style-name="P238"><text:a xlink:type="simple" xlink:href="#__RefHeading___Toc3815_117426026" text:style-name="Index_20_Link" text:visited-style-name="Index_20_Link">2.2.1.1 Detecting patterns in data representation<text:tab/>26</text:a></text:p>
          <text:p text:style-name="P238"><text:a xlink:type="simple" xlink:href="#__RefHeading___Toc3813_117426026" text:style-name="Index_20_Link" text:visited-style-name="Index_20_Link">2.2.1.2 Choosing the database<text:tab/>26</text:a></text:p>
          <text:p text:style-name="P238"><text:a xlink:type="simple" xlink:href="#__RefHeading___Toc3811_117426026" text:style-name="Index_20_Link" text:visited-style-name="Index_20_Link">2.2.1.3 Efficiency<text:tab/>26</text:a></text:p>
          <text:p text:style-name="P238"><text:a xlink:type="simple" xlink:href="#__RefHeading___Toc3809_117426026" text:style-name="Index_20_Link" text:visited-style-name="Index_20_Link">2.2.1.4 Data Types and Functions:<text:tab/>27</text:a></text:p>
          <text:p text:style-name="P238"><text:a xlink:type="simple" xlink:href="#__RefHeading___Toc3807_117426026" text:style-name="Index_20_Link" text:visited-style-name="Index_20_Link">2.2.1.5 Why use UUID?<text:tab/>27</text:a></text:p>
          <text:p text:style-name="P238"><text:a xlink:type="simple" xlink:href="#__RefHeading___Toc3805_117426026" text:style-name="Index_20_Link" text:visited-style-name="Index_20_Link">2.2.1.6 Performance:<text:tab/>27</text:a></text:p>
          <text:p text:style-name="P238"><text:a xlink:type="simple" xlink:href="#__RefHeading___Toc3803_117426026" text:style-name="Index_20_Link" text:visited-style-name="Index_20_Link">2.2.1.7 Security:<text:tab/>27</text:a></text:p>
          <text:p text:style-name="P238"><text:a xlink:type="simple" xlink:href="#__RefHeading___Toc3801_117426026" text:style-name="Index_20_Link" text:visited-style-name="Index_20_Link">2.2.2. Database relationships<text:tab/>27</text:a></text:p>
          <text:p text:style-name="P238"><text:a xlink:type="simple" xlink:href="#__RefHeading___Toc3799_117426026" text:style-name="Index_20_Link" text:visited-style-name="Index_20_Link">2.2.2.1 User data<text:tab/>27</text:a></text:p>
          <text:p text:style-name="P238"><text:a xlink:type="simple" xlink:href="#__RefHeading___Toc3797_117426026" text:style-name="Index_20_Link" text:visited-style-name="Index_20_Link">2.2.2.2 Notes<text:tab/>28</text:a></text:p>
          <text:p text:style-name="P238"><text:a xlink:type="simple" xlink:href="#__RefHeading___Toc3795_117426026" text:style-name="Index_20_Link" text:visited-style-name="Index_20_Link">2.2.2.3 Tagging<text:tab/>30</text:a></text:p>
          <text:p text:style-name="P238"><text:a xlink:type="simple" xlink:href="#__RefHeading___Toc3793_117426026" text:style-name="Index_20_Link" text:visited-style-name="Index_20_Link">2.2.2.4 Statistics<text:tab/>31</text:a></text:p>
          <text:p text:style-name="P238"><text:a xlink:type="simple" xlink:href="#__RefHeading___Toc3791_117426026" text:style-name="Index_20_Link" text:visited-style-name="Index_20_Link">2.2.2.5 Widgets<text:tab/>32</text:a></text:p>
          <text:p text:style-name="P238"><text:a xlink:type="simple" xlink:href="#__RefHeading___Toc3791_117426026%20Copy%201" text:style-name="Index_20_Link" text:visited-style-name="Index_20_Link">2.2.2.6 Conclusion<text:tab/>32</text:a></text:p>
          <text:p text:style-name="P238"><text:a xlink:type="simple" xlink:href="#__RefHeading___Toc3789_117426026" text:style-name="Index_20_Link" text:visited-style-name="Index_20_Link">2.2.3. Backend file structure<text:tab/>32</text:a></text:p>
          <text:p text:style-name="P238"><text:a xlink:type="simple" xlink:href="#__RefHeading___Toc3787_117426026" text:style-name="Index_20_Link" text:visited-style-name="Index_20_Link">2.2.4. OOP<text:tab/>33</text:a></text:p>
          <text:p text:style-name="P238"><text:a xlink:type="simple" xlink:href="#__RefHeading___Toc3785_117426026" text:style-name="Index_20_Link" text:visited-style-name="Index_20_Link">2.2.4.1 Constructing note processing code<text:tab/>33</text:a></text:p>
          <text:p text:style-name="P238"><text:a xlink:type="simple" xlink:href="#__RefHeading___Toc3783_117426026" text:style-name="Index_20_Link" text:visited-style-name="Index_20_Link">2.2.4.2 Simplifying validation schemas<text:tab/>34</text:a></text:p>
          <text:p text:style-name="P238"><text:a xlink:type="simple" xlink:href="#__RefHeading___Toc3781_117426026" text:style-name="Index_20_Link" text:visited-style-name="Index_20_Link">2.3 Frontend<text:tab/>35</text:a></text:p>
          <text:p text:style-name="P238"><text:a xlink:type="simple" xlink:href="#__RefHeading___Toc3779_117426026" text:style-name="Index_20_Link" text:visited-style-name="Index_20_Link">2.3.1. User data on the frontend<text:tab/>35</text:a></text:p>
          <text:p text:style-name="P238"><text:a xlink:type="simple" xlink:href="#__RefHeading___Toc3777_117426026" text:style-name="Index_20_Link" text:visited-style-name="Index_20_Link">2.3.2. Frontend file structure<text:tab/>36</text:a></text:p>
          <text:p text:style-name="P238"><text:a xlink:type="simple" xlink:href="#__RefHeading___Toc3775_117426026" text:style-name="Index_20_Link" text:visited-style-name="Index_20_Link">2.4 User Interface<text:tab/>38</text:a></text:p>
          <text:p text:style-name="P238"><text:a xlink:type="simple" xlink:href="#__RefHeading___Toc3773_117426026" text:style-name="Index_20_Link" text:visited-style-name="Index_20_Link">2.4.1. The 10 principles of good design<text:tab/>38</text:a></text:p>
          <text:p text:style-name="P238"><text:a xlink:type="simple" xlink:href="#__RefHeading___Toc3771_117426026" text:style-name="Index_20_Link" text:visited-style-name="Index_20_Link">2.4.2. Design as an iterative process<text:tab/>38</text:a></text:p>
          <text:p text:style-name="P238"><text:a xlink:type="simple" xlink:href="#__RefHeading___Toc3769_117426026" text:style-name="Index_20_Link" text:visited-style-name="Index_20_Link">2.4.3. Creating wireframes<text:tab/>38</text:a></text:p>
          <text:p text:style-name="P238"><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238"><text:a xlink:type="simple" xlink:href="#__RefHeading___Toc3765_117426026" text:style-name="Index_20_Link" text:visited-style-name="Index_20_Link">2.4.3.1.1 Viewing all notes<text:tab/>40</text:a></text:p>
          <text:p text:style-name="P238"><text:a xlink:type="simple" xlink:href="#__RefHeading___Toc3763_117426026" text:style-name="Index_20_Link" text:visited-style-name="Index_20_Link">2.4.3.1.2 Editing a note<text:tab/>40</text:a></text:p>
          <text:p text:style-name="P238"><text:a xlink:type="simple" xlink:href="#__RefHeading___Toc3761_117426026" text:style-name="Index_20_Link" text:visited-style-name="Index_20_Link">2.4.3.2 An account page where the user can edit their details<text:tab/>41</text:a></text:p>
          <text:p text:style-name="P238"><text:a xlink:type="simple" xlink:href="#__RefHeading___Toc3759_117426026" text:style-name="Index_20_Link" text:visited-style-name="Index_20_Link">2.4.3.3 A sidebar and other popups, such as alerts or search widgets<text:tab/>42</text:a></text:p>
          <text:p text:style-name="P238"><text:a xlink:type="simple" xlink:href="#__RefHeading___Toc3757_117426026" text:style-name="Index_20_Link" text:visited-style-name="Index_20_Link">2.4.3.4 A note statistics page<text:tab/>42</text:a></text:p>
          <text:p text:style-name="P238"><text:a xlink:type="simple" xlink:href="#__RefHeading___Toc3755_117426026" text:style-name="Index_20_Link" text:visited-style-name="Index_20_Link">2.4.3.4.1 Charts<text:tab/>43</text:a></text:p>
          <text:p text:style-name="P238"><text:a xlink:type="simple" xlink:href="#__RefHeading___Toc3753_117426026" text:style-name="Index_20_Link" text:visited-style-name="Index_20_Link">2.4.3.4.2 Numbers<text:tab/>44</text:a></text:p>
          <text:p text:style-name="P238"><text:a xlink:type="simple" xlink:href="#__RefHeading___Toc3751_117426026" text:style-name="Index_20_Link" text:visited-style-name="Index_20_Link">2.4.3.4.3 Progress Bars<text:tab/>44</text:a></text:p>
          <text:p text:style-name="P238"><text:a xlink:type="simple" xlink:href="#__RefHeading___Toc3749_117426026" text:style-name="Index_20_Link" text:visited-style-name="Index_20_Link">2.4.3.4.4 Streaks<text:tab/>45</text:a></text:p>
          <text:p text:style-name="P238"><text:a xlink:type="simple" xlink:href="#__RefHeading___Toc3747_117426026" text:style-name="Index_20_Link" text:visited-style-name="Index_20_Link">2.4.3.4.5 Mobile design<text:tab/>45</text:a></text:p>
          <text:p text:style-name="P238"><text:a xlink:type="simple" xlink:href="#__RefHeading___Toc3745_117426026" text:style-name="Index_20_Link" text:visited-style-name="Index_20_Link">2.4.4. Choosing the color and fonts<text:tab/>48</text:a></text:p>
          <text:p text:style-name="P238"><text:a xlink:type="simple" xlink:href="#__RefHeading___Toc3743_117426026" text:style-name="Index_20_Link" text:visited-style-name="Index_20_Link">2.4.4.1 Core color palette<text:tab/>48</text:a></text:p>
          <text:p text:style-name="P238"><text:a xlink:type="simple" xlink:href="#__RefHeading___Toc3741_117426026" text:style-name="Index_20_Link" text:visited-style-name="Index_20_Link">2.4.4.2 Typeface: Open Sans<text:tab/>50</text:a></text:p>
          <text:p text:style-name="P238"><text:a xlink:type="simple" xlink:href="#__RefHeading___Toc3739_117426026" text:style-name="Index_20_Link" text:visited-style-name="Index_20_Link">2.4.4.2.1 Introduction<text:tab/>50</text:a></text:p>
          <text:p text:style-name="P238"><text:a xlink:type="simple" xlink:href="#__RefHeading___Toc3737_117426026" text:style-name="Index_20_Link" text:visited-style-name="Index_20_Link">2.4.4.2.2 Character set support<text:tab/>50</text:a></text:p>
          <text:p text:style-name="P238"><text:a xlink:type="simple" xlink:href="#__RefHeading___Toc3735_117426026" text:style-name="Index_20_Link" text:visited-style-name="Index_20_Link">2.4.4.2.3 Licensing<text:tab/>50</text:a></text:p>
          <text:p text:style-name="P238"><text:a xlink:type="simple" xlink:href="#__RefHeading___Toc3733_117426026" text:style-name="Index_20_Link" text:visited-style-name="Index_20_Link">2.4.4.2.4 Performance<text:tab/>50</text:a></text:p>
          <text:p text:style-name="P238"><text:a xlink:type="simple" xlink:href="#__RefHeading___Toc5720_2740364088" text:style-name="Index_20_Link" text:visited-style-name="Index_20_Link">2.4.4.2.5 A<text:tab/>51</text:a></text:p>
          <text:p text:style-name="P238"><text:a xlink:type="simple" xlink:href="#__RefHeading___Toc5718_2740364088" text:style-name="Index_20_Link" text:visited-style-name="Index_20_Link"><text:soft-page-break/>3 Technical solution<text:tab/>51</text:a></text:p>
          <text:p text:style-name="P238"><text:a xlink:type="simple" xlink:href="#__RefHeading___Toc7341_3908388459" text:style-name="Index_20_Link" text:visited-style-name="Index_20_Link">3.1 Backend<text:tab/>51</text:a></text:p>
          <text:p text:style-name="P238"><text:a xlink:type="simple" xlink:href="#__RefHeading___Toc11544_1229836567" text:style-name="Index_20_Link" text:visited-style-name="Index_20_Link">3.1.1. app.py<text:tab/>51</text:a></text:p>
          <text:p text:style-name="P238"><text:a xlink:type="simple" xlink:href="#__RefHeading___Toc11542_1229836567" text:style-name="Index_20_Link" text:visited-style-name="Index_20_Link">3.1.1. modules/universal.py<text:tab/>52</text:a></text:p>
          <text:p text:style-name="P238"><text:a xlink:type="simple" xlink:href="#__RefHeading___Toc11540_1229836567" text:style-name="Index_20_Link" text:visited-style-name="Index_20_Link">3.1.1.1 BaseNote class<text:tab/>53</text:a></text:p>
          <text:p text:style-name="P238"><text:a xlink:type="simple" xlink:href="#__RefHeading___Toc11538_1229836567" text:style-name="Index_20_Link" text:visited-style-name="Index_20_Link">3.1.1.2 Universal note functionality<text:tab/>54</text:a></text:p>
          <text:p text:style-name="P238"><text:a xlink:type="simple" xlink:href="#__RefHeading___Toc11536_1229836567" text:style-name="Index_20_Link" text:visited-style-name="Index_20_Link">3.1.1.3 Searching<text:tab/>55</text:a></text:p>
          <text:p text:style-name="P238"><text:a xlink:type="simple" xlink:href="#__RefHeading___Toc11534_1229836567" text:style-name="Index_20_Link" text:visited-style-name="Index_20_Link">3.1.1.4 Recents<text:tab/>57</text:a></text:p>
          <text:p text:style-name="P238"><text:a xlink:type="simple" xlink:href="#__RefHeading___Toc11532_1229836567" text:style-name="Index_20_Link" text:visited-style-name="Index_20_Link">3.1.2. modules/notes.py<text:tab/>60</text:a></text:p>
          <text:p text:style-name="P238"><text:a xlink:type="simple" xlink:href="#__RefHeading___Toc11530_1229836567" text:style-name="Index_20_Link" text:visited-style-name="Index_20_Link">3.1.2.1 Create Note<text:tab/>62</text:a></text:p>
          <text:p text:style-name="P238"><text:a xlink:type="simple" xlink:href="#__RefHeading___Toc11528_1229836567" text:style-name="Index_20_Link" text:visited-style-name="Index_20_Link">3.1.2.2 Update Note<text:tab/>63</text:a></text:p>
          <text:p text:style-name="P238"><text:a xlink:type="simple" xlink:href="#__RefHeading___Toc11526_1229836567" text:style-name="Index_20_Link" text:visited-style-name="Index_20_Link">3.1.2.3 Delete Note<text:tab/>64</text:a></text:p>
          <text:p text:style-name="P238"><text:a xlink:type="simple" xlink:href="#__RefHeading___Toc11524_1229836567" text:style-name="Index_20_Link" text:visited-style-name="Index_20_Link">3.1.2.4 Get a specific note<text:tab/>64</text:a></text:p>
          <text:p text:style-name="P238"><text:a xlink:type="simple" xlink:href="#__RefHeading___Toc11522_1229836567" text:style-name="Index_20_Link" text:visited-style-name="Index_20_Link">3.1.2.5 Get Note previews<text:tab/>65</text:a></text:p>
          <text:p text:style-name="P238"><text:a xlink:type="simple" xlink:href="#__RefHeading___Toc7339_3908388459" text:style-name="Index_20_Link" text:visited-style-name="Index_20_Link">3.1.3. modules/tasks.py<text:tab/>67</text:a></text:p>
          <text:p text:style-name="P238"><text:a xlink:type="simple" xlink:href="#__RefHeading___Toc8726_529430363" text:style-name="Index_20_Link" text:visited-style-name="Index_20_Link">3.1.3.1 Initialization<text:tab/>67</text:a></text:p>
          <text:p text:style-name="P238"><text:a xlink:type="simple" xlink:href="#__RefHeading___Toc8724_529430363" text:style-name="Index_20_Link" text:visited-style-name="Index_20_Link">3.1.3.2 Task creation<text:tab/>68</text:a></text:p>
          <text:p text:style-name="P238"><text:a xlink:type="simple" xlink:href="#__RefHeading___Toc8722_529430363" text:style-name="Index_20_Link" text:visited-style-name="Index_20_Link">3.1.3.3 Updating tasks<text:tab/>70</text:a></text:p>
          <text:p text:style-name="P238"><text:a xlink:type="simple" xlink:href="#__RefHeading___Toc8720_529430363" text:style-name="Index_20_Link" text:visited-style-name="Index_20_Link">3.1.3.4 Deleting a task<text:tab/>72</text:a></text:p>
          <text:p text:style-name="P238"><text:a xlink:type="simple" xlink:href="#__RefHeading___Toc8718_529430363" text:style-name="Index_20_Link" text:visited-style-name="Index_20_Link">3.1.3.5 Toggling task fields<text:tab/>73</text:a></text:p>
          <text:p text:style-name="P238"><text:a xlink:type="simple" xlink:href="#__RefHeading___Toc8716_529430363" text:style-name="Index_20_Link" text:visited-style-name="Index_20_Link">3.1.3.6 Task Previews<text:tab/>75</text:a></text:p>
          <text:p text:style-name="P238"><text:a xlink:type="simple" xlink:href="#__RefHeading___Toc8714_529430363" text:style-name="Index_20_Link" text:visited-style-name="Index_20_Link">3.1.3.7 Retrieving a single task<text:tab/>77</text:a></text:p>
          <text:p text:style-name="P238"><text:a xlink:type="simple" xlink:href="#__RefHeading___Toc8712_529430363" text:style-name="Index_20_Link" text:visited-style-name="Index_20_Link">3.1.4. modules/archive.py<text:tab/>78</text:a></text:p>
          <text:p text:style-name="P238"><text:a xlink:type="simple" xlink:href="#__RefHeading___Toc8710_529430363" text:style-name="Index_20_Link" text:visited-style-name="Index_20_Link">3.1.4.1 Archive and Restore<text:tab/>79</text:a></text:p>
          <text:p text:style-name="P238"><text:a xlink:type="simple" xlink:href="#__RefHeading___Toc8708_529430363" text:style-name="Index_20_Link" text:visited-style-name="Index_20_Link">3.1.4.2 GetAll<text:tab/>80</text:a></text:p>
          <text:p text:style-name="P238"><text:a xlink:type="simple" xlink:href="#__RefHeading___Toc8706_529430363" text:style-name="Index_20_Link" text:visited-style-name="Index_20_Link">3.1.5. modules/tags.py<text:tab/>81</text:a></text:p>
          <text:p text:style-name="P238"><text:a xlink:type="simple" xlink:href="#__RefHeading___Toc8734_529430363" text:style-name="Index_20_Link" text:visited-style-name="Index_20_Link">3.1.5.1 CRUD tags<text:tab/>82</text:a></text:p>
          <text:p text:style-name="P238"><text:a xlink:type="simple" xlink:href="#__RefHeading___Toc8732_529430363" text:style-name="Index_20_Link" text:visited-style-name="Index_20_Link">3.1.5.2 Linking Tags<text:tab/>85</text:a></text:p>
          <text:p text:style-name="P238"><text:a xlink:type="simple" xlink:href="#__RefHeading___Toc8730_529430363" text:style-name="Index_20_Link" text:visited-style-name="Index_20_Link">3.1.6. Widget-related modules<text:tab/>86</text:a></text:p>
          <text:p text:style-name="P238"><text:a xlink:type="simple" xlink:href="#__RefHeading___Toc11647_2646048504" text:style-name="Index_20_Link" text:visited-style-name="Index_20_Link">3.1.6.1 models/widget.py<text:tab/>86</text:a></text:p>
          <text:p text:style-name="P238"><text:a xlink:type="simple" xlink:href="#__RefHeading___Toc11645_2646048504" text:style-name="Index_20_Link" text:visited-style-name="Index_20_Link">3.1.6.2 repositories/widget_repo.py<text:tab/>89</text:a></text:p>
          <text:p text:style-name="P238"><text:a xlink:type="simple" xlink:href="#__RefHeading___Toc11643_2646048504" text:style-name="Index_20_Link" text:visited-style-name="Index_20_Link">3.1.6.2.1 WidgetRepository initialisation cache<text:tab/>90</text:a></text:p>
          <text:p text:style-name="P238"><text:a xlink:type="simple" xlink:href="#__RefHeading___Toc11641_2646048504" text:style-name="Index_20_Link" text:visited-style-name="Index_20_Link">3.1.6.2.2 Getting user widgets<text:tab/>90</text:a></text:p>
          <text:p text:style-name="P238"><text:a xlink:type="simple" xlink:href="#__RefHeading___Toc11639_2646048504" text:style-name="Index_20_Link" text:visited-style-name="Index_20_Link">3.1.6.2.3 Other CRUD functions<text:tab/>91</text:a></text:p>
          <text:p text:style-name="P238"><text:a xlink:type="simple" xlink:href="#__RefHeading___Toc11637_2646048504" text:style-name="Index_20_Link" text:visited-style-name="Index_20_Link">3.1.6.2.4 Widget data sources<text:tab/>92</text:a></text:p>
          <text:p text:style-name="P238"><text:a xlink:type="simple" xlink:href="#__RefHeading___Toc11635_2646048504" text:style-name="Index_20_Link" text:visited-style-name="Index_20_Link">3.1.6.3 modules/widgets.py<text:tab/>93</text:a></text:p>
          <text:p text:style-name="P238"><text:a xlink:type="simple" xlink:href="#__RefHeading___Toc8728_529430363" text:style-name="Index_20_Link" text:visited-style-name="Index_20_Link">3.1.7. modules/users.py<text:tab/>95</text:a></text:p>
          <text:p text:style-name="P238"><text:a xlink:type="simple" xlink:href="#__RefHeading___Toc11658_2646048504" text:style-name="Index_20_Link" text:visited-style-name="Index_20_Link">3.1.7.1 Registration<text:tab/>95</text:a></text:p>
          <text:p text:style-name="P238"><text:a xlink:type="simple" xlink:href="#__RefHeading___Toc11660_2646048504" text:style-name="Index_20_Link" text:visited-style-name="Index_20_Link">3.1.7.2 Login<text:tab/>96</text:a></text:p>
          <text:p text:style-name="P238"><text:a xlink:type="simple" xlink:href="#__RefHeading___Toc11656_2646048504" text:style-name="Index_20_Link" text:visited-style-name="Index_20_Link">3.1.7.3 Updating user data<text:tab/>97</text:a></text:p>
          <text:p text:style-name="P238"><text:a xlink:type="simple" xlink:href="#__RefHeading___Toc11654_2646048504" text:style-name="Index_20_Link" text:visited-style-name="Index_20_Link">3.1.7.4 Update user password<text:tab/>98</text:a></text:p>
          <text:p text:style-name="P238"><text:a xlink:type="simple" xlink:href="#__RefHeading___Toc11652_2646048504" text:style-name="Index_20_Link" text:visited-style-name="Index_20_Link">3.1.7.5 Delete user<text:tab/>99</text:a></text:p>
          <text:p text:style-name="P238"><text:a xlink:type="simple" xlink:href="#__RefHeading___Toc11633_2646048504" text:style-name="Index_20_Link" text:visited-style-name="Index_20_Link">3.1.8. modules/ honorable mentions<text:tab/>99</text:a></text:p>
          <text:p text:style-name="P238"><text:a xlink:type="simple" xlink:href="#__RefHeading___Toc11631_2646048504" text:style-name="Index_20_Link" text:visited-style-name="Index_20_Link">3.1.9. utils/utils.py<text:tab/>99</text:a></text:p>
          <text:p text:style-name="P238"><text:a xlink:type="simple" xlink:href="#__RefHeading___Toc14429_324869431" text:style-name="Index_20_Link" text:visited-style-name="Index_20_Link">3.1.9.1 Security<text:tab/>100</text:a></text:p>
          <text:p text:style-name="P238"><text:a xlink:type="simple" xlink:href="#__RefHeading___Toc14427_324869431" text:style-name="Index_20_Link" text:visited-style-name="Index_20_Link">3.1.9.2 Note ownership<text:tab/>101</text:a></text:p>
          <text:p text:style-name="P238"><text:a xlink:type="simple" xlink:href="#__RefHeading___Toc14425_324869431" text:style-name="Index_20_Link" text:visited-style-name="Index_20_Link">3.1.9.3 Universal utilities<text:tab/>102</text:a></text:p>
          <text:p text:style-name="P238"><text:a xlink:type="simple" xlink:href="#__RefHeading___Toc15319_1186778378" text:style-name="Index_20_Link" text:visited-style-name="Index_20_Link">3.1.9.4 utils/word2vec.py<text:tab/>105</text:a></text:p>
          <text:p text:style-name="P238"><text:a xlink:type="simple" xlink:href="#__RefHeading___Toc15317_1186778378" text:style-name="Index_20_Link" text:visited-style-name="Index_20_Link">3.1.9.5 Training the model<text:tab/>105</text:a></text:p>
          <text:p text:style-name="P238"><text:a xlink:type="simple" xlink:href="#__RefHeading___Toc15315_1186778378" text:style-name="Index_20_Link" text:visited-style-name="Index_20_Link">3.1.9.6 Text tokenization<text:tab/>106</text:a></text:p>
          <text:p text:style-name="P238"><text:a xlink:type="simple" xlink:href="#__RefHeading___Toc15313_1186778378" text:style-name="Index_20_Link" text:visited-style-name="Index_20_Link">3.1.9.7 Processing tokens with the model<text:tab/>107</text:a></text:p>
          <text:p text:style-name="P238"><text:a xlink:type="simple" xlink:href="#__RefHeading___Toc20684_4090151721" text:style-name="Index_20_Link" text:visited-style-name="Index_20_Link"><text:soft-page-break/>3.1.9.8 Looking notes up with cosine similarity<text:tab/>108</text:a></text:p>
          <text:p text:style-name="P238"><text:a xlink:type="simple" xlink:href="#__RefHeading___Toc15311_1186778378" text:style-name="Index_20_Link" text:visited-style-name="Index_20_Link">3.1.10. utils/priorityqueue.py<text:tab/>109</text:a></text:p>
          <text:p text:style-name="P238"><text:a xlink:type="simple" xlink:href="#__RefHeading___Toc15311_1186778378%20Copy%201" text:style-name="Index_20_Link" text:visited-style-name="Index_20_Link">3.1.10.1 What is Heap?<text:tab/>110</text:a></text:p>
          <text:p text:style-name="P238"><text:a xlink:type="simple" xlink:href="#__RefHeading___Toc15327_1186778378" text:style-name="Index_20_Link" text:visited-style-name="Index_20_Link">3.1.10.2 Implementation<text:tab/>110</text:a></text:p>
          <text:p text:style-name="P238"><text:a xlink:type="simple" xlink:href="#__RefHeading___Toc16213_2644037813" text:style-name="Index_20_Link" text:visited-style-name="Index_20_Link">3.1.11. utils/recentsList.py<text:tab/>114</text:a></text:p>
          <text:p text:style-name="P238"><text:a xlink:type="simple" xlink:href="#__RefHeading___Toc16211_2644037813" text:style-name="Index_20_Link" text:visited-style-name="Index_20_Link">3.1.11.1 Implementing a doubly linked list<text:tab/>114</text:a></text:p>
          <text:p text:style-name="P238"><text:a xlink:type="simple" xlink:href="#__RefHeading___Toc16209_2644037813" text:style-name="Index_20_Link" text:visited-style-name="Index_20_Link">3.1.11.2 Implementing the recent notes manager<text:tab/>115</text:a></text:p>
          <text:p text:style-name="P238"><text:a xlink:type="simple" xlink:href="#__RefHeading___Toc16207_2644037813" text:style-name="Index_20_Link" text:visited-style-name="Index_20_Link">3.1.12. utils/userDeleteGraph.py<text:tab/>117</text:a></text:p>
          <text:p text:style-name="P238"><text:a xlink:type="simple" xlink:href="#__RefHeading___Toc16258_2817214564" text:style-name="Index_20_Link" text:visited-style-name="Index_20_Link">3.1.12.1 Setup<text:tab/>117</text:a></text:p>
          <text:p text:style-name="P238"><text:a xlink:type="simple" xlink:href="#__RefHeading___Toc16256_2817214564" text:style-name="Index_20_Link" text:visited-style-name="Index_20_Link">3.1.12.2 DFS<text:tab/>120</text:a></text:p>
          <text:p text:style-name="P238"><text:a xlink:type="simple" xlink:href="#__RefHeading___Toc16254_2817214564" text:style-name="Index_20_Link" text:visited-style-name="Index_20_Link">3.1.12.3 Deleting data with backoff<text:tab/>121</text:a></text:p>
          <text:p text:style-name="P238"><text:a xlink:type="simple" xlink:href="#__RefHeading___Toc16263_2817214564" text:style-name="Index_20_Link" text:visited-style-name="Index_20_Link">3.1.13. Conclusion<text:tab/>122</text:a></text:p>
          <text:p text:style-name="P238"><text:a xlink:type="simple" xlink:href="#__RefHeading___Toc16254_2817214564%20Copy%201" text:style-name="Index_20_Link" text:visited-style-name="Index_20_Link">3.2 Frontend<text:tab/>122</text:a></text:p>
          <text:p text:style-name="P238"><text:a xlink:type="simple" xlink:href="#__RefHeading___Toc16254_2817214564%20Copy%201%20Copy%201" text:style-name="Index_20_Link" text:visited-style-name="Index_20_Link">3.2.1. Setup and configuration<text:tab/>124</text:a></text:p>
          <text:p text:style-name="P238"><text:a xlink:type="simple" xlink:href="#__RefHeading___Toc18700_3724262089" text:style-name="Index_20_Link" text:visited-style-name="Index_20_Link">3.2.1.1 ./index.html<text:tab/>124</text:a></text:p>
          <text:p text:style-name="P238"><text:a xlink:type="simple" xlink:href="#__RefHeading___Toc16254_2817214564%20Copy%201%20Copy%202" text:style-name="Index_20_Link" text:visited-style-name="Index_20_Link">3.2.1.2 ./package.json<text:tab/>125</text:a></text:p>
          <text:p text:style-name="P238"><text:a xlink:type="simple" xlink:href="#__RefHeading___Toc18698_3724262089" text:style-name="Index_20_Link" text:visited-style-name="Index_20_Link">3.2.1.2.1 Libraries used<text:tab/>126</text:a></text:p>
          <text:p text:style-name="P238"><text:a xlink:type="simple" xlink:href="#__RefHeading___Toc18696_3724262089" text:style-name="Index_20_Link" text:visited-style-name="Index_20_Link">3.2.2. ./src<text:tab/>127</text:a></text:p>
          <text:p text:style-name="P238"><text:a xlink:type="simple" xlink:href="#__RefHeading___Toc18694_3724262089" text:style-name="Index_20_Link" text:visited-style-name="Index_20_Link">3.2.2.1 ./src/main.tsx<text:tab/>127</text:a></text:p>
          <text:p text:style-name="P238"><text:a xlink:type="simple" xlink:href="#__RefHeading___Toc19005_3784068609" text:style-name="Index_20_Link" text:visited-style-name="Index_20_Link">3.2.2.1.1 Providers<text:tab/>128</text:a></text:p>
          <text:p text:style-name="P238"><text:a xlink:type="simple" xlink:href="#__RefHeading___Toc19003_3784068609" text:style-name="Index_20_Link" text:visited-style-name="Index_20_Link">3.2.2.1.2 ./components/providers/ThemeProvider.tsx<text:tab/>128</text:a></text:p>
          <text:p text:style-name="P238"><text:a xlink:type="simple" xlink:href="#__RefHeading___Toc19001_3784068609" text:style-name="Index_20_Link" text:visited-style-name="Index_20_Link">3.2.2.1.3 ./components/providers/DisplayContexxt.tsx<text:tab/>130</text:a></text:p>
          <text:p text:style-name="P238"><text:a xlink:type="simple" xlink:href="#__RefHeading___Toc18999_3784068609" text:style-name="Index_20_Link" text:visited-style-name="Index_20_Link">3.2.2.2 ./src/routes.tsx<text:tab/>131</text:a></text:p>
          <text:p text:style-name="P238"><text:a xlink:type="simple" xlink:href="#__RefHeading___Toc18997_3784068609" text:style-name="Index_20_Link" text:visited-style-name="Index_20_Link">3.2.2.2.1 ./components/providers/token-check.tsx<text:tab/>133</text:a></text:p>
          <text:p text:style-name="P238"><text:a xlink:type="simple" xlink:href="#__RefHeading___Toc19007_3784068609" text:style-name="Index_20_Link" text:visited-style-name="Index_20_Link">3.2.2.3 ./src/formValidation.tsx<text:tab/>133</text:a></text:p>
          <text:p text:style-name="P238"><text:a xlink:type="simple" xlink:href="#__RefHeading___Toc19013_3784068609" text:style-name="Index_20_Link" text:visited-style-name="Index_20_Link">3.2.3. ./src/api<text:tab/>136</text:a></text:p>
          <text:p text:style-name="P238"><text:a xlink:type="simple" xlink:href="#__RefHeading___Toc19934_427313294" text:style-name="Index_20_Link" text:visited-style-name="Index_20_Link">3.2.3.1 ./src/api/api.ts<text:tab/>136</text:a></text:p>
          <text:p text:style-name="P238"><text:a xlink:type="simple" xlink:href="#__RefHeading___Toc19932_427313294" text:style-name="Index_20_Link" text:visited-style-name="Index_20_Link">3.2.3.2 ./src/api/users.ts<text:tab/>137</text:a></text:p>
          <text:p text:style-name="P238"><text:a xlink:type="simple" xlink:href="#__RefHeading___Toc19930_427313294" text:style-name="Index_20_Link" text:visited-style-name="Index_20_Link">3.2.3.3 ./src/api/tagsApi.ts<text:tab/>140</text:a></text:p>
          <text:p text:style-name="P238"><text:a xlink:type="simple" xlink:href="#__RefHeading___Toc19924_427313294" text:style-name="Index_20_Link" text:visited-style-name="Index_20_Link">3.2.3.4 ./src/api/goalsApi.ts<text:tab/>142</text:a></text:p>
          <text:p text:style-name="P238"><text:a xlink:type="simple" xlink:href="#__RefHeading___Toc19922_427313294" text:style-name="Index_20_Link" text:visited-style-name="Index_20_Link">3.2.3.5 ./src/api/universalApi.ts<text:tab/>144</text:a></text:p>
          <text:p text:style-name="P238"><text:a xlink:type="simple" xlink:href="#__RefHeading___Toc19011_3784068609" text:style-name="Index_20_Link" text:visited-style-name="Index_20_Link">3.2.4. ./src/api/types<text:tab/>146</text:a></text:p>
          <text:p text:style-name="P238"><text:a xlink:type="simple" xlink:href="#__RefHeading___Toc20682_4090151721" text:style-name="Index_20_Link" text:visited-style-name="Index_20_Link">3.2.4.1 What is an interface?<text:tab/>146</text:a></text:p>
          <text:p text:style-name="P238"><text:a xlink:type="simple" xlink:href="#__RefHeading___Toc20680_4090151721" text:style-name="Index_20_Link" text:visited-style-name="Index_20_Link">3.2.4.2 ./src/api/types/userTypes.ts<text:tab/>146</text:a></text:p>
          <text:p text:style-name="P238"><text:a xlink:type="simple" xlink:href="#__RefHeading___Toc20680_4090151721%20Copy%202" text:style-name="Index_20_Link" text:visited-style-name="Index_20_Link">3.2.4.3 ./src/api/types/tagTypes.ts<text:tab/>147</text:a></text:p>
          <text:p text:style-name="P238"><text:a xlink:type="simple" xlink:href="#__RefHeading___Toc20680_4090151721%20Copy%203" text:style-name="Index_20_Link" text:visited-style-name="Index_20_Link">3.2.4.4 ./src/api/types/taskTypes.ts<text:tab/>148</text:a></text:p>
          <text:p text:style-name="P238"><text:a xlink:type="simple" xlink:href="#__RefHeading___Toc20680_4090151721%20Copy%204" text:style-name="Index_20_Link" text:visited-style-name="Index_20_Link">3.2.4.5 ./src/api/types/habitTypes.ts<text:tab/>149</text:a></text:p>
          <text:p text:style-name="P238"><text:a xlink:type="simple" xlink:href="#__RefHeading___Toc21074_3595381390" text:style-name="Index_20_Link" text:visited-style-name="Index_20_Link">3.2.4.6 <text:tab/>150</text:a></text:p>
        </text:index-body>
      </text:table-of-content>
      <text:p text:style-name="P3"/>
      <text:list xml:id="list1125734284" text:style-name="L1">
        <text:list-item>
          <text:p text:style-name="P248"><text:bookmark-start text:name="__RefHeading___Toc3731_117426026"/>Analysis<text:bookmark-end text:name="__RefHeading___Toc3731_117426026"/></text:p>
          <text:list>
            <text:list-item>
              <text:p text:style-name="P247"><text:bookmark-start text:name="__RefHeading___Toc3729_117426026"/>Identifying the Problem<text:bookmark-end text:name="__RefHeading___Toc3729_117426026"/></text:p>
              <text:list>
                <text:list-item>
                  <text:p text:style-name="P247"><text:bookmark-start text:name="__RefHeading___Toc3727_117426026"/>Background: <text:bookmark-end text:name="__RefHeading___Toc3727_117426026"/></text:p>
                  <text:p text:style-name="P368">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70">Centralise and organise his tasks, goals, and habits in one place.</text:p>
        </text:list-item>
        <text:list-item>
          <text:p text:style-name="P370">Visualise his progress towards short-term and long-term objectives.</text:p>
        </text:list-item>
        <text:list-item>
          <text:p text:style-name="P370">Stay motivated by tracking his habits and achievements.</text:p>
        </text:list-item>
        <text:list-item>
          <text:p text:style-name="P369">Access his information across different devices (e.g., laptop, smartphone).</text:p>
        </text:list-item>
      </text:list>
      <text:list xml:id="list190412673455447" text:continue-list="list1125734284" text:style-name="L1">
        <text:list-item>
          <text:list>
            <text:list-item>
              <text:list>
                <text:list-item>
                  <text:p text:style-name="P247"><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371">An all-in-one solution for both short-term and long-term tasks and goals.</text:p>
        </text:list-item>
        <text:list-item>
          <text:p text:style-name="P371">Easy organisation and accessibility of notes.</text:p>
        </text:list-item>
        <text:list-item>
          <text:p text:style-name="P371">Features to motivate and track progress, such as habit tracking.</text:p>
        </text:list-item>
        <text:list-item>
          <text:p text:style-name="P372">A user-friendly, cross-platform experience.</text:p>
        </text:list-item>
      </text:list>
      <text:list xml:id="list190413682385664" text:continue-list="list190412673455447" text:style-name="L1">
        <text:list-item>
          <text:list>
            <text:list-item>
              <text:p text:style-name="P247"><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384"><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384"><text:span text:style-name="Strong_20_Emphasis"><text:span text:style-name="T31">Professionals</text:span></text:span><text:span text:style-name="T31">: Busy professionals can benefit from managing their tasks, projects, and goals to improve productivity.</text:span></text:p>
        </text:list-item>
        <text:list-item>
          <text:p text:style-name="P384"><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385"><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90413655079898" text:continue-list="list190413682385664" text:style-name="L1">
        <text:list-item>
          <text:list>
            <text:list-item>
              <text:p text:style-name="P247"><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373">Explored existing notetaking apps (e.g., Notion, Obsidian, Evernote, Google Keep) to identify their strengths and weaknesses.</text:p>
        </text:list-item>
        <text:list-item>
          <text:p text:style-name="P386"><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73">Conducted interviews with potential users, including Anton and other students, to gather insights into their preferences and pain points.</text:p>
        </text:list-item>
        <text:list-item>
          <text:p text:style-name="P373">Analysed feedback from online communities and forums discussing productivity tools.</text:p>
        </text:list-item>
        <text:list-item>
          <text:p text:style-name="P373">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90413106080261" text:continue-list="list190413655079898" text:style-name="L1">
        <text:list-item>
          <text:list>
            <text:list-item>
              <text:list>
                <text:list-item>
                  <text:p text:style-name="P247"><text:bookmark-start text:name="__RefHeading___Toc3719_117426026"/>Key Insights from Research<text:bookmark-end text:name="__RefHeading___Toc3719_117426026"/></text:p>
                  <text:list>
                    <text:list-item>
                      <text:p text:style-name="P247"><text:bookmark-start text:name="__RefHeading___Toc3717_117426026"/><text:span text:style-name="Strong_20_Emphasis">Books</text:span><text:bookmark-end text:name="__RefHeading___Toc3717_117426026"/></text:p>
                      <text:list>
                        <text:list-item>
                          <text:p text:style-name="P247"><text:bookmark-start text:name="__RefHeading___Toc3715_117426026"/><text:span text:style-name="Strong_20_Emphasis">Building a Second Brain</text:span><text:bookmark-end text:name="__RefHeading___Toc3715_117426026"/></text:p>
                          <text:list>
                            <text:list-item>
                              <text:p text:style-name="P247"><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387">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387">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387">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387">Highlight key terms</text:p>
            </text:list-item>
            <text:list-item>
              <text:p text:style-name="P387">Retain links to websites</text:p>
            </text:list-item>
            <text:list-item>
              <text:p text:style-name="P387">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90413106080261" text:style-name="L1">
        <text:list-item>
          <text:list>
            <text:list-item>
              <text:list>
                <text:list-item>
                  <text:list>
                    <text:list-item>
                      <text:list>
                        <text:list-item>
                          <text:list>
                            <text:list-item>
                              <text:p text:style-name="P247"><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0414622608621" text:continue-numbering="true" text:style-name="L1">
        <text:list-item>
          <text:list>
            <text:list-item>
              <text:list>
                <text:list-item>
                  <text:list>
                    <text:list-item>
                      <text:list>
                        <text:list-item>
                          <text:p text:style-name="P247"><text:bookmark-start text:name="__RefHeading___Toc3709_117426026"/><text:span text:style-name="Strong_20_Emphasis">The Bullet Journal Method</text:span><text:bookmark-end text:name="__RefHeading___Toc3709_117426026"/></text:p>
                          <text:p text:style-name="P309"><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09"><text:span text:style-name="Strong_20_Emphasis"><text:span text:style-name="T15"/></text:span></text:p>
                        </text:list-item>
                      </text:list>
                    </text:list-item>
                    <text:list-item>
                      <text:p text:style-name="P247"><text:bookmark-start text:name="__RefHeading___Toc3707_117426026"/><text:span text:style-name="Strong_20_Emphasis">In-depth analysis of existing software</text:span><text:bookmark-end text:name="__RefHeading___Toc3707_117426026"/></text:p>
                      <text:list>
                        <text:list-item>
                          <text:p text:style-name="P247"><text:bookmark-start text:name="__RefHeading___Toc3705_117426026"/><text:span text:style-name="Strong_20_Emphasis">Notion</text:span><text:bookmark-end text:name="__RefHeading___Toc3705_117426026"/></text:p>
                          <text:p text:style-name="P415"><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1"><text:span text:style-name="T31"><text:tab/><text:tab/></text:span><text:span text:style-name="Strong_20_Emphasis"><text:span text:style-name="T31">Advantages</text:span></text:span><text:span text:style-name="T31">:</text:span></text:p>
      <text:list text:style-name="L7">
        <text:list-item>
          <text:p text:style-name="P388">Notion is customizable</text:p>
        </text:list-item>
        <text:list-item>
          <text:p text:style-name="P388"><text:soft-page-break/>Has AI tools to summarise notes and generate text</text:p>
        </text:list-item>
        <text:list-item>
          <text:p text:style-name="P388">Has support for organising entries in tables by tags</text:p>
        </text:list-item>
        <text:list-item>
          <text:p text:style-name="P388">Is cross platform</text:p>
        </text:list-item>
      </text:list>
      <text:p text:style-name="P61"><text:span text:style-name="Strong_20_Emphasis"><text:span text:style-name="T32"/></text:span></text:p>
      <text:p text:style-name="P61"><text:span text:style-name="Strong_20_Emphasis"><text:span text:style-name="T32"><text:tab/><text:tab/>Disadvantages</text:span></text:span><text:span text:style-name="T32">:</text:span></text:p>
      <text:list text:style-name="L8">
        <text:list-item>
          <text:p text:style-name="P389">Notion is very complicated to set up, so base users cannot use most of these features fully. Customization is very time consuming, so most users rely on paid templates to get any advanced functionality.</text:p>
        </text:list-item>
        <text:list-item>
          <text:p text:style-name="P389">From my experience, and experience of other Notion users I interviewed, the cross-platform experience is mediocre. The app is not optimised for touchscreens.</text:p>
        </text:list-item>
        <text:list-item>
          <text:p text:style-name="P389">The AI features are a paid subscription. Some users may underutilize the features and overpay for services they never use.</text:p>
          <text:p text:style-name="P389"/>
        </text:list-item>
      </text:list>
      <text:list xml:id="list190413380691489" text:continue-list="list190414622608621" text:style-name="L1">
        <text:list-item>
          <text:list>
            <text:list-item>
              <text:list>
                <text:list-item>
                  <text:list>
                    <text:list-item>
                      <text:list>
                        <text:list-item>
                          <text:p text:style-name="P247"><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2"><text:span text:style-name="Strong_20_Emphasis"><text:span text:style-name="T32">Advantages</text:span></text:span><text:span text:style-name="T32">:</text:span></text:p>
      <text:list text:style-name="L9">
        <text:list-item>
          <text:p text:style-name="P374">Simple and intuitive to use, making it accessible to users of all technical levels.</text:p>
        </text:list-item>
        <text:list-item>
          <text:p text:style-name="P374">Well-integrated with Google’s ecosystem, allowing seamless synchronisation across devices.</text:p>
        </text:list-item>
        <text:list-item>
          <text:p text:style-name="P374">Offers dedicated apps for Android, iOS, and WearOS, ensuring availability on most platforms.</text:p>
        </text:list-item>
      </text:list>
      <text:p text:style-name="P64"><text:span text:style-name="Strong_20_Emphasis"><text:span text:style-name="T32"><text:tab/><text:tab/>Disadvantages</text:span></text:span><text:span text:style-name="T32">:</text:span></text:p>
      <text:list text:style-name="L10">
        <text:list-item>
          <text:p text:style-name="P375">Limited to basic note types, which restricts functionality for advanced users.</text:p>
        </text:list-item>
        <text:list-item>
          <text:p text:style-name="P375">Lacks features for tracking statistics, such as task completion or habit trends.</text:p>
        </text:list-item>
        <text:list-item>
          <text:p text:style-name="P375">Minimal options for customisation or organisation, making it less suitable for complex workflows.</text:p>
        </text:list-item>
      </text:list>
      <text:list xml:id="list190412903999620" text:continue-list="list190413380691489" text:style-name="L1">
        <text:list-item>
          <text:list>
            <text:list-item>
              <text:list>
                <text:list-item>
                  <text:list>
                    <text:list-item>
                      <text:list>
                        <text:list-item>
                          <text:p text:style-name="P247"><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3"><text:span text:style-name="Strong_20_Emphasis"><text:span text:style-name="T32">Advantages</text:span></text:span><text:span text:style-name="T32">:</text:span></text:p>
      <text:list text:style-name="L11">
        <text:list-item>
          <text:p text:style-name="P376">Offers robust organisational tools, including notebooks, tags, and advanced search capabilities.</text:p>
        </text:list-item>
        <text:list-item>
          <text:p text:style-name="P376">Supports multimedia notes, allowing users to attach images, audio, and files.</text:p>
        </text:list-item>
        <text:list-item>
          <text:p text:style-name="P376"><text:soft-page-break/>Cross-platform support with apps for desktop, mobile, and web.</text:p>
        </text:list-item>
        <text:list-item>
          <text:p text:style-name="P376">Allows integration with third-party apps and services, enhancing functionality.</text:p>
        </text:list-item>
      </text:list>
      <text:p text:style-name="P63"><text:span text:style-name="Strong_20_Emphasis"><text:span text:style-name="T32">Disadvantages</text:span></text:span><text:span text:style-name="T32">:</text:span></text:p>
      <text:list text:style-name="L12">
        <text:list-item>
          <text:p text:style-name="P377">Free version has significant limitations, such as device restrictions and reduced storage capacity.</text:p>
        </text:list-item>
        <text:list-item>
          <text:p text:style-name="P377">Interface can feel cluttered and overwhelming for new users.</text:p>
        </text:list-item>
        <text:list-item>
          <text:p text:style-name="P377"><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90414554521046" text:continue-list="list190412903999620" text:style-name="L1">
        <text:list-item>
          <text:list>
            <text:list-item>
              <text:list>
                <text:list-item>
                  <text:list>
                    <text:list-item>
                      <text:list>
                        <text:list-item>
                          <text:p text:style-name="P247"><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5"><text:span text:style-name="Strong_20_Emphasis"><text:span text:style-name="T32">Advantages</text:span></text:span><text:span text:style-name="T32">:</text:span></text:p>
      <text:list text:style-name="L13">
        <text:list-item>
          <text:p text:style-name="P378">Seamlessly integrated into Apple’s ecosystem, providing excellent synchronisation across iPhone, iPad, and Mac devices.</text:p>
        </text:list-item>
        <text:list-item>
          <text:p text:style-name="P378">Simple and straightforward interface, ideal for quick note-taking.</text:p>
        </text:list-item>
        <text:list-item>
          <text:p text:style-name="P378">Supports rich text formatting, drawing tools, and file attachments.</text:p>
        </text:list-item>
        <text:list-item>
          <text:p text:style-name="P378">Includes collaborative features, allowing multiple users to edit notes in real time.</text:p>
        </text:list-item>
      </text:list>
      <text:p text:style-name="P65"><text:span text:style-name="Strong_20_Emphasis"><text:span text:style-name="T32">Disadvantages</text:span></text:span><text:span text:style-name="T32">:</text:span></text:p>
      <text:list text:style-name="L14">
        <text:list-item>
          <text:p text:style-name="P379">Limited to Apple devices, restricting cross-platform usability.</text:p>
        </text:list-item>
        <text:list-item>
          <text:p text:style-name="P379">Organisation features are basic compared to competitors like Notion or Evernote.</text:p>
        </text:list-item>
        <text:list-item>
          <text:p text:style-name="P379"><text:span text:style-name="Strong_20_Emphasis"><text:span text:style-name="T48">Lacks advanced capabilities, such as tagging or detailed analytics for tracking progress.</text:span></text:span></text:p>
        </text:list-item>
      </text:list>
      <text:list text:continue-list="list190414554521046" text:style-name="L1">
        <text:list-item>
          <text:list>
            <text:list-item>
              <text:list>
                <text:list-item>
                  <text:p text:style-name="P247"><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6"><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47"><text:bookmark-start text:name="__RefHeading___Toc3695_117426026"/><text:soft-page-break/><text:span text:style-name="Strong_20_Emphasis">How do you currently organise your tasks and notes?</text:span><text:bookmark-end text:name="__RefHeading___Toc3695_117426026"/></text:p>
                      <text:p text:style-name="P412"><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47"><text:bookmark-start text:name="__RefHeading___Toc3693_117426026"/><text:span text:style-name="Strong_20_Emphasis">What features do you value most in a notetaking app? (Multiple choices allowed)</text:span><text:bookmark-end text:name="__RefHeading___Toc3693_117426026"/></text:p>
                      <text:p text:style-name="P412"><text:span text:style-name="Strong_20_Emphasis"><text:span text:style-name="T36"/></text:span></text:p>
                    </text:list-item>
                    <text:list-item>
                      <text:p text:style-name="P247"><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13"><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47"><text:bookmark-start text:name="__RefHeading___Toc3689_117426026"/><text:span text:style-name="Strong_20_Emphasis">How likely are you to use an app that combines notetaking and statistics?</text:span><text:bookmark-end text:name="__RefHeading___Toc3689_117426026"/></text:p>
                      <text:p text:style-name="P412"><text:span text:style-name="Strong_20_Emphasis"><text:span text:style-name="T36"/></text:span></text:p>
                    </text:list-item>
                    <text:list-item>
                      <text:p text:style-name="P247"><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16"><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17"><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14"><text:span text:style-name="Strong_20_Emphasis"><text:span text:style-name="T36"/></text:span></text:p>
                </text:list-item>
              </text:list>
            </text:list-item>
            <text:list-item>
              <text:p text:style-name="P249"><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67"><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7"><text:span text:style-name="Strong_20_Emphasis"><text:span text:style-name="T61"/></text:span></text:p>
      <text:p text:style-name="P67"><text:span text:style-name="Strong_20_Emphasis"><text:span text:style-name="T61">What's the biggest problem you face with managing your schoolwork digitally?</text:span></text:span></text:p>
      <text:p text:style-name="P67"><text:soft-page-break/><text:span text:style-name="Strong_20_Emphasis"><text:span text:style-name="T61"/></text:span></text:p>
      <text:p text:style-name="P67"><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7"><text:span text:style-name="Strong_20_Emphasis"><text:span text:style-name="T61"/></text:span></text:p>
      <text:p text:style-name="P67"><text:span text:style-name="Strong_20_Emphasis"><text:span text:style-name="T61">If you had a magic wand and could create the perfect app for yourself, what's the one feature it absolutely must have?</text:span></text:span></text:p>
      <text:p text:style-name="P67"><text:span text:style-name="Strong_20_Emphasis"><text:span text:style-name="T61"/></text:span></text:p>
      <text:p text:style-name="P67"><text:span text:style-name="Strong_20_Emphasis"><text:span text:style-name="T61">A way to bring it all together. Notes, assignments, to-do lists, even my habit tracker – all in one place. <text:s/>And it needs to be easy to find what I need, fast.</text:span></text:span></text:p>
      <text:p text:style-name="P67"><text:span text:style-name="Strong_20_Emphasis"><text:span text:style-name="T61"/></text:span></text:p>
      <text:p text:style-name="P67"><text:span text:style-name="Strong_20_Emphasis"><text:span text:style-name="T61">And what about accessing your notes and assignments? Do you use multiple devices?</text:span></text:span></text:p>
      <text:p text:style-name="P67"><text:span text:style-name="Strong_20_Emphasis"><text:span text:style-name="T61"/></text:span></text:p>
      <text:p text:style-name="P67"><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67"><text:span text:style-name="Strong_20_Emphasis"><text:span text:style-name="T61"/></text:span></text:p>
      <text:p text:style-name="P67"><text:span text:style-name="Strong_20_Emphasis"><text:span text:style-name="T61">What would be your preferred way of accessing the application?</text:span></text:span></text:p>
      <text:p text:style-name="P67"><text:span text:style-name="Strong_20_Emphasis"><text:span text:style-name="T61"/></text:span></text:p>
      <text:p text:style-name="P67"><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7"><text:span text:style-name="Strong_20_Emphasis"><text:span text:style-name="T61"/></text:span></text:p>
      <text:p text:style-name="P67"><text:span text:style-name="Strong_20_Emphasis"><text:span text:style-name="T61">Imagine you've got hundreds of notes and tasks in this app. How would you quickly find the one you need?</text:span></text:span></text:p>
      <text:p text:style-name="P67"><text:span text:style-name="Strong_20_Emphasis"><text:span text:style-name="T61"/></text:span></text:p>
      <text:p text:style-name="P67"><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90414253800981" text:continue-numbering="true" text:style-name="L1">
        <text:list-item>
          <text:list>
            <text:list-item>
              <text:p text:style-name="P249"><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418"><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418"><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418"><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418"><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418"><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418"><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418"><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418"><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418"><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418"><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90414162768819" text:continue-list="list190414253800981" text:style-name="L1">
        <text:list-item>
          <text:list>
            <text:list-item>
              <text:p text:style-name="P247"><text:bookmark-start text:name="__RefHeading___Toc3869_117426026"/>Coding objectives<text:bookmark-end text:name="__RefHeading___Toc3869_117426026"/></text:p>
              <text:list>
                <text:list-item>
                  <text:p text:style-name="P247"><text:bookmark-start text:name="__RefHeading___Toc3867_117426026"/>Database<text:bookmark-end text:name="__RefHeading___Toc3867_117426026"/></text:p>
                  <text:list>
                    <text:list-item>
                      <text:p text:style-name="P247"><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395">Create algorithms to generate unique IDs.</text:p>
                </text:list-item>
                <text:list-item>
                  <text:p text:style-name="P395">Configure usage access by limiting permissions of clients that will be used with the databases.</text:p>
                </text:list-item>
                <text:list-item>
                  <text:p text:style-name="P395"><text:soft-page-break/>Ensure that the database is encrypted and adheres to modern security standards.</text:p>
                </text:list-item>
                <text:list-item>
                  <text:p text:style-name="P398">Have a hashing algorithm to further encrypt user passwords.</text:p>
                </text:list-item>
                <text:list-item>
                  <text:p text:style-name="P398">Implement input sanitization to prevent attacks, such as SQL injection.</text:p>
                </text:list-item>
                <text:list-item>
                  <text:p text:style-name="P398">Use HTTPS for all communication.</text:p>
                </text:list-item>
                <text:list-item>
                  <text:p text:style-name="P401">Upon login, provide users with an identity token to keep them logged in.</text:p>
                </text:list-item>
                <text:list-item>
                  <text:p text:style-name="P403">Create functions to search notes by their vector representation instead of text.</text:p>
                </text:list-item>
              </text:list>
            </text:list-item>
          </text:list>
        </text:list-item>
      </text:list>
      <text:list xml:id="list190413072031078" text:continue-list="list190414162768819" text:style-name="L1">
        <text:list-item>
          <text:list>
            <text:list-item>
              <text:list>
                <text:list-item>
                  <text:list>
                    <text:list-item>
                      <text:p text:style-name="P247"><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396">Users</text:p>
                </text:list-item>
                <text:list-item>
                  <text:p text:style-name="P396">Notes</text:p>
                </text:list-item>
                <text:list-item>
                  <text:p text:style-name="P396">Tags</text:p>
                </text:list-item>
                <text:list-item>
                  <text:p text:style-name="P396">Habits</text:p>
                </text:list-item>
                <text:list-item>
                  <text:p text:style-name="P404">Widgets</text:p>
                </text:list-item>
                <text:list-item>
                  <text:p text:style-name="P396">Statistics</text:p>
                </text:list-item>
                <text:list-item>
                  <text:p text:style-name="P396">Goals</text:p>
                </text:list-item>
                <text:list-item>
                  <text:p text:style-name="P396">Tasks</text:p>
                </text:list-item>
              </text:list>
            </text:list-item>
          </text:list>
        </text:list-item>
      </text:list>
      <text:list xml:id="list190413902737032" text:continue-list="list190413072031078" text:style-name="L1">
        <text:list-item>
          <text:list>
            <text:list-item>
              <text:list>
                <text:list-item>
                  <text:p text:style-name="P247"><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380"><text:span text:style-name="T18">Have functionality to retrieve, create, update and delete various note types and tags, </text:span><text:span text:style-name="T19">using filters and pagination where needed.</text:span></text:p>
                </text:list-item>
                <text:list-item>
                  <text:p text:style-name="P383"><text:span text:style-name="T18">B</text:span><text:span text:style-name="T17">e able to authentify and register new users.</text:span></text:p>
                </text:list-item>
                <text:list-item>
                  <text:p text:style-name="P397">Link and unlink tags to and from notes.</text:p>
                </text:list-item>
                <text:list-item>
                  <text:p text:style-name="P397">Complete/uncomplete tasks.</text:p>
                </text:list-item>
                <text:list-item>
                  <text:p text:style-name="P381"><text:span text:style-name="T18">Retrieve user statistics </text:span><text:span text:style-name="T19">for several note types.</text:span></text:p>
                </text:list-item>
                <text:list-item>
                  <text:p text:style-name="P399">Be able to save user preferences.</text:p>
                </text:list-item>
                <text:list-item>
                  <text:p text:style-name="P400">Communicate with other APIs, such as one from Google or OpenAI to be able to pass submitted notes for AI summarization and return the result to the user.</text:p>
                </text:list-item>
                <text:list-item>
                  <text:p text:style-name="P402">Implement an archiving function.</text:p>
                </text:list-item>
                <text:list-item>
                  <text:p text:style-name="P382"><text:span text:style-name="T20">Create algorithms to vectorize notes for context-based searches</text:span><text:span text:style-name="T21"><text:line-break/></text:span></text:p>
                </text:list-item>
              </text:list>
            </text:list-item>
          </text:list>
        </text:list-item>
      </text:list>
      <text:list xml:id="list190413239719732" text:continue-list="list190413902737032" text:style-name="L1">
        <text:list-item>
          <text:list>
            <text:list-item>
              <text:list>
                <text:list-item>
                  <text:p text:style-name="P247"><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11">Design the overall layout of the app.</text:p>
                </text:list-item>
                <text:list-item>
                  <text:p text:style-name="P312">Have a screen to view all notes for a selected note type with pagination and filter controls, along with the titles and tags of the notes displayed</text:p>
                </text:list-item>
                <text:list-item>
                  <text:p text:style-name="P312">Have a<text:span text:style-name="T63"> rich text editor for creating and editing notes (support for checklists and habit trackers).</text:span></text:p>
                </text:list-item>
                <text:list-item>
                  <text:p text:style-name="P311">Design a navigation bar, searching screens and alerts.</text:p>
                </text:list-item>
                <text:list-item>
                  <text:p text:style-name="P311">Have an account page where the user can edit their <text:span text:style-name="T64">d</text:span>etails.</text:p>
                </text:list-item>
                <text:list-item>
                  <text:p text:style-name="P312">Design the statistics page and unique widgets with information for each note type.</text:p>
                </text:list-item>
                <text:list-item>
                  <text:p text:style-name="P312">Ensure that the designs will adhere to accessibility standards.</text:p>
                </text:list-item>
                <text:list-item>
                  <text:p text:style-name="P314">Make the application cross-platform compatible by choosing a technology that supports such development natively, such as React.</text:p>
                </text:list-item>
                <text:list-item>
                  <text:p text:style-name="P314">Have error handling in place to prevent the app from crashing and communicate any errors to the user.</text:p>
                  <text:p text:style-name="P312"/>
                </text:list-item>
              </text:list>
            </text:list-item>
          </text:list>
        </text:list-item>
      </text:list>
      <text:list xml:id="list190413273737619" text:continue-list="list190413239719732" text:style-name="L1">
        <text:list-item>
          <text:list>
            <text:list-item>
              <text:list>
                <text:list-item>
                  <text:p text:style-name="P247"><text:bookmark-start text:name="__RefHeading___Toc3857_117426026"/>Validation<text:bookmark-end text:name="__RefHeading___Toc3857_117426026"/></text:p>
                  <text:list>
                    <text:list-item>
                      <text:p text:style-name="P247"><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332">Form validation on the UI to provide immediate feedback to users if data was incorrectly entered.</text:p>
                </text:list-item>
                <text:list-item>
                  <text:p text:style-name="P332">Validate passwords and emails to avoid unnecessary requests.</text:p>
                </text:list-item>
              </text:list>
            </text:list-item>
          </text:list>
        </text:list-item>
      </text:list>
      <text:list xml:id="list190414646292139" text:continue-list="list190413273737619" text:style-name="L1">
        <text:list-item>
          <text:list>
            <text:list-item>
              <text:list>
                <text:list-item>
                  <text:list>
                    <text:list-item>
                      <text:p text:style-name="P247"><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313">Input validation for all API endpoints.</text:p>
                </text:list-item>
                <text:list-item>
                  <text:p text:style-name="P313">Authentication and authorization checks to ensure users can only access their own data.</text:p>
                </text:list-item>
                <text:list-item>
                  <text:p text:style-name="P313">Ensure that new entries have unique IDs before inserting them to the database.</text:p>
                </text:list-item>
                <text:list-item>
                  <text:p text:style-name="P313">Impose a limit on the character length of submitted notes.</text:p>
                </text:list-item>
              </text:list>
            </text:list-item>
          </text:list>
        </text:list-item>
      </text:list>
      <text:p text:style-name="P21"><text:line-break/></text:p>
      <text:list text:continue-list="list190414646292139" text:style-name="L1">
        <text:list-item>
          <text:list>
            <text:list-item>
              <text:p text:style-name="P247"><text:bookmark-start text:name="__RefHeading___Toc3851_117426026"/><text:soft-page-break/>Proposed solution<text:bookmark-end text:name="__RefHeading___Toc3851_117426026"/></text:p>
              <text:p text:style-name="P405">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18">ss</text:span><text:span text:style-name="T65">ibility guidelines such as WCAG and is highly customizable.</text:span> This choice ensures a smooth and intuitive user experience across various platforms. The backend will be constru</text:p>
            </text:list-item>
            <text:list-item>
              <text:p text:style-name="P405"><text:s text:c="2"/><text:span text:style-name="T219">\</text:span>c<text:span text:style-name="T219">0.</text:span></text:p>
            </text:list-item>
            <text:list-item>
              <text:p text:style-name="P405">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10">A</text:p>
            </text:list-item>
          </text:list>
        </text:list-item>
        <text:list-item>
          <text:p text:style-name="P247"><text:bookmark-start text:name="__RefHeading___Toc3849_117426026"/>Documented Design<text:bookmark-end text:name="__RefHeading___Toc3849_117426026"/></text:p>
          <text:list>
            <text:list-item>
              <text:p text:style-name="P247"><text:bookmark-start text:name="__RefHeading___Toc3847_117426026"/>User data flow<text:bookmark-end text:name="__RefHeading___Toc3847_117426026"/></text:p>
              <text:list>
                <text:list-item>
                  <text:p text:style-name="P247"><text:bookmark-start text:name="__RefHeading___Toc3845_117426026"/>Determining frontend-backend communication<text:bookmark-end text:name="__RefHeading___Toc3845_117426026"/></text:p>
                  <text:list>
                    <text:list-item>
                      <text:p text:style-name="P247"><text:bookmark-start text:name="__RefHeading___Toc3843_117426026"/>Optimistic updating<text:bookmark-end text:name="__RefHeading___Toc3843_117426026"/></text:p>
                      <text:p text:style-name="P392">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47"><text:bookmark-start text:name="__RefHeading___Toc3841_117426026"/>Pessimistic updating<text:bookmark-end text:name="__RefHeading___Toc3841_117426026"/></text:p>
                      <text:p text:style-name="P392">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247"><text:bookmark-start text:name="__RefHeading___Toc3839_117426026"/>Why I chose optimistic updating<text:bookmark-end text:name="__RefHeading___Toc3839_117426026"/></text:p>
                      <text:p text:style-name="P392">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47"><text:bookmark-start text:name="__RefHeading___Toc3837_117426026"/><text:soft-page-break/>Creating data flow diagrams<text:bookmark-end text:name="__RefHeading___Toc3837_117426026"/></text:p>
                  <text:list>
                    <text:list-item>
                      <text:p text:style-name="P247"><text:bookmark-start text:name="__RefHeading___Toc3835_117426026"/>Note creation<text:bookmark-end text:name="__RefHeading___Toc3835_117426026"/></text:p>
                      <text:p text:style-name="P411"><text:bookmark text:name="docs-internal-guid-068aa1cd-7fff-ef89-0300-254b1807b0d4"/><draw:frame draw:style-name="fr4"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47"><text:bookmark-start text:name="__RefHeading___Toc3833_117426026"/>Editing a note<text:bookmark-end text:name="__RefHeading___Toc3833_117426026"/></text:p>
                      <text:p text:style-name="P338"><text:bookmark text:name="docs-internal-guid-7fa89df9-7fff-9fa6-9492-15862a69dad5"/><text:span text:style-name="T66"><draw:frame draw:style-name="fr4"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47"><text:bookmark-start text:name="__RefHeading___Toc3831_117426026"/><text:soft-page-break/>Fetch all notes of a specific type<text:bookmark-end text:name="__RefHeading___Toc3831_117426026"/></text:p>
                      <text:p text:style-name="P338"><text:bookmark text:name="docs-internal-guid-c0e41830-7fff-706e-2966-012a1c328c42"/><text:span text:style-name="T66"><draw:frame draw:style-name="fr4" draw:name="Image3" text:anchor-type="as-char" svg:width="7.934cm" svg:height="19.126cm" draw:z-index="6"><draw:image xlink:href="Pictures/1000000100000299000006408375B371.png" xlink:type="simple" xlink:show="embed" xlink:actuate="onLoad" draw:mime-type="image/png"/></draw:frame></text:span><text:s/></text:p>
                      <text:p text:style-name="P392">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47"><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4"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90413688289888" text:continue-numbering="true" text:style-name="L1">
        <text:list-item>
          <text:list>
            <text:list-item>
              <text:list>
                <text:list-item>
                  <text:list>
                    <text:list-item>
                      <text:p text:style-name="P247"><text:bookmark-start text:name="__RefHeading___Toc3827_117426026"/><text:soft-page-break/>Delete a note<text:bookmark-end text:name="__RefHeading___Toc3827_117426026"/></text:p>
                      <text:p text:style-name="P338"><text:bookmark text:name="docs-internal-guid-b8c60e8a-7fff-3137-0c20-093ccd0458ed"/><text:span text:style-name="T66"><draw:frame draw:style-name="fr4" draw:name="Image5" text:anchor-type="as-char" svg:width="10.954cm" svg:height="19.731cm" draw:z-index="8"><draw:image xlink:href="Pictures/1000000100000377000006408874F0AD.png" xlink:type="simple" xlink:show="embed" xlink:actuate="onLoad" draw:mime-type="image/png"/></draw:frame></text:span><text:s/></text:p>
                      <text:p text:style-name="P316">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247"><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17">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17">“Exact” search mode. The query will be used to look up title or content fields in the database using SQL querying</text:p>
        </text:list-item>
        <text:list-item>
          <text:p text:style-name="P318">“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0413688289888" text:style-name="L1">
        <text:list-item>
          <text:list>
            <text:list-item>
              <text:list>
                <text:list-item>
                  <text:list>
                    <text:list-header>
                      <text:p text:style-name="P316">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338"><text:bookmark text:name="docs-internal-guid-cdf87131-7fff-b354-26da-af4879d25468"/><text:soft-page-break/><text:span text:style-name="T66"><draw:frame draw:style-name="fr4"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247"><text:bookmark-start text:name="__RefHeading___Toc3823_117426026"/><text:soft-page-break/>Tag workflow<text:bookmark-end text:name="__RefHeading___Toc3823_117426026"/></text:p>
                      <text:p text:style-name="P319">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19"><text:bookmark text:name="docs-internal-guid-7891c39b-7fff-1493-4500-7c846abaeac2"/><text:span text:style-name="T66"><draw:frame draw:style-name="fr4" draw:name="Image7" text:anchor-type="as-char" svg:width="8.853cm" svg:height="16.662cm" draw:z-index="10"><draw:image xlink:href="Pictures/10000000000003530000064064503C06.png" xlink:type="simple" xlink:show="embed" xlink:actuate="onLoad" draw:mime-type="image/png"/></draw:frame></text:span><text:s/></text:p>
                      <text:p text:style-name="P319">This procedure is executed alongside any note creation or editing procedure whenever the selected tag ids differ from the fetched ones.</text:p>
                      <text:p text:style-name="P319"/>
                    </text:list-item>
                    <text:list-item>
                      <text:p text:style-name="P247"><text:bookmark-start text:name="__RefHeading___Toc3821_117426026"/><text:soft-page-break/>Registering and logging users in<text:bookmark-end text:name="__RefHeading___Toc3821_117426026"/></text:p>
                      <text:p text:style-name="P39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390">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47"><text:bookmark-start text:name="__RefHeading___Toc3819_117426026"/>Backend<text:bookmark-end text:name="__RefHeading___Toc3819_117426026"/></text:p>
              <text:list>
                <text:list-item>
                  <text:p text:style-name="P247"><text:bookmark-start text:name="__RefHeading___Toc3817_117426026"/>Designing the database<text:bookmark-end text:name="__RefHeading___Toc3817_117426026"/></text:p>
                  <text:list>
                    <text:list-item>
                      <text:p text:style-name="P247"><text:bookmark-start text:name="__RefHeading___Toc3815_117426026"/>Detecting patterns in data representation<text:bookmark-end text:name="__RefHeading___Toc3815_117426026"/></text:p>
                    </text:list-item>
                  </text:list>
                  <text:p text:style-name="P319">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19">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47"><text:bookmark-start text:name="__RefHeading___Toc3813_117426026"/>Choosing the database<text:bookmark-end text:name="__RefHeading___Toc3813_117426026"/></text:p>
                    </text:list-item>
                  </text:list>
                  <text:p text:style-name="P319">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47"><text:bookmark-start text:name="__RefHeading___Toc3811_117426026"/>Efficiency<text:bookmark-end text:name="__RefHeading___Toc3811_117426026"/></text:p>
                    </text:list-item>
                  </text:list>
                  <text:p text:style-name="P319">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47"><text:bookmark-start text:name="__RefHeading___Toc3809_117426026"/><text:soft-page-break/>Data Types and Functions:<text:bookmark-end text:name="__RefHeading___Toc3809_117426026"/></text:p>
                    </text:list-item>
                  </text:list>
                  <text:p text:style-name="P319">Postgres supports a wide range of data types such as UUID for primary keys, which will accommodate various note content formats and use cases.</text:p>
                  <text:list text:continue-numbering="true">
                    <text:list-item>
                      <text:p text:style-name="P247"><text:bookmark-start text:name="__RefHeading___Toc3807_117426026"/>Why use UUID?<text:bookmark-end text:name="__RefHeading___Toc3807_117426026"/></text:p>
                    </text:list-item>
                  </text:list>
                  <text:p text:style-name="P319">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47"><text:bookmark-start text:name="__RefHeading___Toc3805_117426026"/>Performance:<text:bookmark-end text:name="__RefHeading___Toc3805_117426026"/></text:p>
                    </text:list-item>
                  </text:list>
                  <text:p text:style-name="P319">The database is designed to scale efficiently, handling large volumes of data and supporting high-performance queries, which will speed up note loading and retrieval.</text:p>
                  <text:list text:continue-numbering="true">
                    <text:list-item>
                      <text:p text:style-name="P247"><text:bookmark-start text:name="__RefHeading___Toc3803_117426026"/>Security:<text:bookmark-end text:name="__RefHeading___Toc3803_117426026"/></text:p>
                    </text:list-item>
                  </text:list>
                  <text:p text:style-name="P319">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47"><text:bookmark-start text:name="__RefHeading___Toc3801_117426026"/>Database relationships<text:bookmark-end text:name="__RefHeading___Toc3801_117426026"/></text:p>
                  <text:p text:style-name="P339"><text:bookmark text:name="docs-internal-guid-600616be-7fff-c615-c856-caf18041429b"/><text:s/></text:p>
                  <text:p text:style-name="P320">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21"/>
                  <text:p text:style-name="P321">After picking the appropriate database, I started planning the tables that could be possibly useful for storing note and user data.</text:p>
                  <text:list>
                    <text:list-item>
                      <text:p text:style-name="P247"><text:bookmark-start text:name="__RefHeading___Toc3799_117426026"/>User data<text:bookmark-end text:name="__RefHeading___Toc3799_117426026"/></text:p>
                    </text:list-item>
                  </text:list>
                  <text:p text:style-name="P321">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21"><text:soft-page-break/></text:p>
                  <text:p text:style-name="P321"><draw:frame draw:style-name="fr6"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47"><text:bookmark-start text:name="__RefHeading___Toc3797_117426026"/>Notes<text:bookmark-end text:name="__RefHeading___Toc3797_117426026"/></text:p>
                      <text:p text:style-name="P310"><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44">Main notes table:</text:p>
                                        </text:list-header>
                                      </text:list>
                                    </text:list-item>
                                  </text:list>
                                </text:list-item>
                              </text:list>
                            </text:list-item>
                          </text:list>
                        </text:list-item>
                      </text:list>
                    </text:list-item>
                  </text:list>
                </text:list-item>
              </text:list>
            </text:list-item>
          </text:list>
        </text:list-item>
      </text:list>
      <text:p text:style-name="P350"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50" loext:marker-style-name="T67"><text:span text:style-name="T9">Tables for the “Task” note type:</text:span></text:p>
      <text:p text:style-name="P351"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45" loext:marker-style-name="T28"/>
      <text:p text:style-name="P352"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46" loext:marker-style-name="T28"/>
      <text:p text:style-name="P352" loext:marker-style-name="T67"><text:span text:style-name="T9">Tables for the “Habit” note type:</text:span></text:p>
      <text:p text:style-name="P352"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47" loext:marker-style-name="T29"/>
      <text:p text:style-name="P347" loext:marker-style-name="T29"/>
      <text:p text:style-name="P352" loext:marker-style-name="T67"><text:span text:style-name="T9">Ability to link multiple tasks to a single habit</text:span></text:p>
      <text:p text:style-name="P352" loext:marker-style-name="T67"><text:span text:style-name="T8">CREATE TABLE habittasks ( <text:line-break/> <text:s text:c="3"/>habit_id uuid,<text:line-break/> <text:s text:c="3"/>task_id uuid<text:line-break/>);</text:span></text:p>
      <text:p text:style-name="P348" loext:marker-style-name="T29"/>
      <text:p text:style-name="P352" loext:marker-style-name="T67"><text:span text:style-name="T9">Tables for the “Goal” note type:</text:span></text:p>
      <text:p text:style-name="P351"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352" loext:marker-style-name="T67"><text:span text:style-name="T9"/></text:p>
      <text:p text:style-name="P352" loext:marker-style-name="T67"><text:span text:style-name="T9">A table for subgoals(checkpoints)</text:span></text:p>
      <text:p text:style-name="P351"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351" loext:marker-style-name="T67"><text:span text:style-name="T7"/></text:p>
      <text:p text:style-name="P342" loext:marker-style-name="T67"><text:span text:style-name="T7"/></text:p>
      <text:list text:continue-numbering="true" text:style-name="L1">
        <text:list-item>
          <text:list>
            <text:list-item>
              <text:list>
                <text:list-item>
                  <text:list>
                    <text:list-item>
                      <text:p text:style-name="P255"><text:bookmark-start text:name="__RefHeading___Toc3795_117426026"/>Tagging<text:bookmark-end text:name="__RefHeading___Toc3795_117426026"/></text:p>
                      <text:p text:style-name="P322">Tags are independent from notes, so a corresponding table containing data about tags, such as their name and color, will be connected to notes using a separate table, called NoteTags, where note and tag ids are linked together.</text:p>
                      <text:p text:style-name="P322"/>
                      <text:p text:style-name="P322"><text:soft-page-break/>CREATE TABLE tags (</text:p>
                      <text:p text:style-name="P322">id uuid DEFAULT uuid_generate_v4() NOT NULL,</text:p>
                      <text:p text:style-name="P322">name character varying(50) NOT NULL,</text:p>
                      <text:p text:style-name="P322">color character varying(7) NOT NULL,user_id uuid);</text:p>
                      <text:p text:style-name="P322"/>
                      <text:p text:style-name="P322">CREATE TABLE notetags (</text:p>
                      <text:p text:style-name="P322">note_id uuid NOT NULL,tag_id </text:p>
                      <text:p text:style-name="P322">uuid NOT NULL</text:p>
                      <text:p text:style-name="P322">);</text:p>
                      <text:p text:style-name="P322"/>
                    </text:list-item>
                    <text:list-item>
                      <text:p text:style-name="P255"><text:bookmark-start text:name="__RefHeading___Toc3793_117426026"/>Statistics<text:bookmark-end text:name="__RefHeading___Toc3793_117426026"/></text:p>
                      <text:p text:style-name="P322">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257"><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90413038235902" text:continue-numbering="true" text:style-name="L1">
        <text:list-item>
          <text:list>
            <text:list-item>
              <text:list>
                <text:list-item>
                  <text:list>
                    <text:list-item>
                      <text:p text:style-name="P256"><text:bookmark-start text:name="__RefHeading___Toc3791_117426026 Copy 1"/>Conclusion<text:bookmark-end text:name="__RefHeading___Toc3791_117426026 Copy 1"/></text:p>
                      <text:p text:style-name="P321">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21"/>
                    </text:list-item>
                  </text:list>
                </text:list-item>
                <text:list-item>
                  <text:p text:style-name="P255"><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33">models</text:p>
          <text:list>
            <text:list-item>
              <text:p text:style-name="P333">w2v.model</text:p>
            </text:list-item>
          </text:list>
        </text:list-item>
        <text:list-item>
          <text:p text:style-name="P333">modules</text:p>
          <text:list>
            <text:list-item>
              <text:p text:style-name="P333">__init__.py</text:p>
            </text:list-item>
            <text:list-item>
              <text:p text:style-name="P333">goals.py</text:p>
            </text:list-item>
            <text:list-item>
              <text:p text:style-name="P333">tasks.py</text:p>
            </text:list-item>
            <text:list-item>
              <text:p text:style-name="P333">universal.py</text:p>
            </text:list-item>
            <text:list-item>
              <text:p text:style-name="P333">etc</text:p>
            </text:list-item>
          </text:list>
        </text:list-item>
        <text:list-item>
          <text:p text:style-name="P333">utils</text:p>
          <text:list>
            <text:list-item>
              <text:p text:style-name="P333">__init__.py</text:p>
            </text:list-item>
            <text:list-item>
              <text:p text:style-name="P333">word2vec.py</text:p>
            </text:list-item>
            <text:list-item>
              <text:p text:style-name="P333">utils.py</text:p>
            </text:list-item>
            <text:list-item>
              <text:p text:style-name="P333">etc</text:p>
            </text:list-item>
          </text:list>
        </text:list-item>
        <text:list-item>
          <text:p text:style-name="P333"><text:soft-page-break/>app.py</text:p>
        </text:list-item>
        <text:list-item>
          <text:p text:style-name="P333">config.py</text:p>
        </text:list-item>
        <text:list-item>
          <text:p text:style-name="P333">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90413038235902" text:style-name="L1">
        <text:list-item>
          <text:list>
            <text:list-item>
              <text:list>
                <text:list-item>
                  <text:p text:style-name="P255"><text:bookmark-start text:name="__RefHeading___Toc3787_117426026"/>OOP<text:bookmark-end text:name="__RefHeading___Toc3787_117426026"/></text:p>
                  <text:p text:style-name="P323">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55"><text:bookmark-start text:name="__RefHeading___Toc3785_117426026"/>Constructing note processing code<text:bookmark-end text:name="__RefHeading___Toc3785_117426026"/></text:p>
                    </text:list-item>
                  </text:list>
                  <text:p text:style-name="P324">In the context of my note-taking app, we can apply OOP by creating classes to represent key entities like Notes, Users, and Tags. These classes would encapsulate data and methods that operate on that data.</text:p>
                  <text:p text:style-name="P325">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325"><draw:frame draw:style-name="fr5"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255"><text:bookmark-start text:name="__RefHeading___Toc3783_117426026"/>Simplifying validation schemas<text:bookmark-end text:name="__RefHeading___Toc3783_117426026"/></text:p>
                    </text:list-item>
                  </text:list>
                  <text:p text:style-name="P326">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2"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90413419743484" text:continue-numbering="true" text:style-name="L1">
        <text:list-item>
          <text:list>
            <text:list-item>
              <text:p text:style-name="P255"><text:bookmark-start text:name="__RefHeading___Toc3781_117426026"/>Frontend<text:bookmark-end text:name="__RefHeading___Toc3781_117426026"/></text:p>
              <text:list>
                <text:list-item>
                  <text:p text:style-name="P255"><text:bookmark-start text:name="__RefHeading___Toc3779_117426026"/>User data on the frontend<text:bookmark-end text:name="__RefHeading___Toc3779_117426026"/></text:p>
                  <text:p text:style-name="P334">Now that we’ve established how the data will be stored and processed on the backend, it’s time to delve deeper into how will it be collected and displayed to users.</text:p>
                  <text:p text:style-name="P406">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419"><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419"><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419"><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90413906704955" text:continue-list="list190413419743484" text:style-name="L1">
        <text:list-item>
          <text:list>
            <text:list-item>
              <text:list>
                <text:list-item>
                  <text:p text:style-name="P255"><text:bookmark-start text:name="__RefHeading___Toc3777_117426026"/>Frontend <text:span text:style-name="T74">file structure</text:span><text:bookmark-end text:name="__RefHeading___Toc3777_117426026"/></text:p>
                  <text:p text:style-name="P335">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36">node_modules</text:p>
        </text:list-item>
        <text:list-item>
          <text:p text:style-name="P336">components</text:p>
        </text:list-item>
        <text:list-item>
          <text:p text:style-name="P336">public</text:p>
        </text:list-item>
        <text:list-item>
          <text:p text:style-name="P336">src</text:p>
          <text:list>
            <text:list-item>
              <text:p text:style-name="P336">api</text:p>
            </text:list-item>
            <text:list-item>
              <text:p text:style-name="P337">types</text:p>
              <text:list>
                <text:list-item>
                  <text:p text:style-name="P337">taskTypes.ts</text:p>
                </text:list-item>
              </text:list>
            </text:list-item>
            <text:list-item>
              <text:p text:style-name="P337">tasksApi.ts</text:p>
            </text:list-item>
            <text:list-item>
              <text:p text:style-name="P336">Pages</text:p>
              <text:list>
                <text:list-item>
                  <text:p text:style-name="P336">Tasks</text:p>
                  <text:list>
                    <text:list-item>
                      <text:p text:style-name="P336">Components</text:p>
                    </text:list-item>
                    <text:list-item>
                      <text:p text:style-name="P336">Tasks.tsx</text:p>
                    </text:list-item>
                    <text:list-item>
                      <text:p text:style-name="P336">useTasks.ts</text:p>
                    </text:list-item>
                  </text:list>
                </text:list-item>
                <text:list-item>
                  <text:p text:style-name="P336">Account</text:p>
                </text:list-item>
                <text:list-item>
                  <text:p text:style-name="P336"><text:soft-page-break/>Dashboard</text:p>
                </text:list-item>
              </text:list>
            </text:list-item>
            <text:list-item>
              <text:p text:style-name="P336">index.css</text:p>
            </text:list-item>
            <text:list-item>
              <text:p text:style-name="P336">routes.tsx</text:p>
            </text:list-item>
            <text:list-item>
              <text:p text:style-name="P336">main.tsx</text:p>
            </text:list-item>
            <text:list-item>
              <text:p text:style-name="P336">etc</text:p>
            </text:list-item>
          </text:list>
        </text:list-item>
        <text:list-item>
          <text:p text:style-name="P336">index.html</text:p>
        </text:list-item>
        <text:list-item>
          <text:p text:style-name="P336">.gitignore</text:p>
        </text:list-item>
        <text:list-item>
          <text:p text:style-name="P336">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90412851914151" text:continue-list="list190413906704955" text:style-name="L1">
        <text:list-item>
          <text:list>
            <text:list-item>
              <text:list>
                <text:list-item>
                  <text:p text:style-name="P255"><text:soft-page-break/></text:p>
                </text:list-item>
                <text:list-item>
                  <text:p text:style-name="P255"/>
                </text:list-item>
              </text:list>
            </text:list-item>
            <text:list-item>
              <text:p text:style-name="P255"><text:bookmark-start text:name="__RefHeading___Toc3775_117426026"/>User Interface<text:bookmark-end text:name="__RefHeading___Toc3775_117426026"/></text:p>
              <text:list>
                <text:list-item>
                  <text:p text:style-name="P255"><text:bookmark-start text:name="__RefHeading___Toc3773_117426026"/>The 10 principles of good design<text:bookmark-end text:name="__RefHeading___Toc3773_117426026"/></text:p>
                </text:list-item>
              </text:list>
              <text:p text:style-name="P39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07">Good design is innovative</text:p>
        </text:list-item>
        <text:list-item>
          <text:p text:style-name="P408">Good design makes a product useful</text:p>
        </text:list-item>
        <text:list-item>
          <text:p text:style-name="P408">Good design is aesthetic</text:p>
        </text:list-item>
        <text:list-item>
          <text:p text:style-name="P408">Good design makes a product understandable</text:p>
        </text:list-item>
        <text:list-item>
          <text:p text:style-name="P408">Good design is unobtrusive</text:p>
        </text:list-item>
        <text:list-item>
          <text:p text:style-name="P408">Good design is honest</text:p>
        </text:list-item>
        <text:list-item>
          <text:p text:style-name="P408">Good design is long-lasting</text:p>
        </text:list-item>
        <text:list-item>
          <text:p text:style-name="P408">Good design is thorough down to the last detail</text:p>
        </text:list-item>
        <text:list-item>
          <text:p text:style-name="P408">Good design is environmentally friendly</text:p>
        </text:list-item>
        <text:list-item>
          <text:p text:style-name="P409">Good design is as little design as possible</text:p>
          <text:p text:style-name="P391">Even though not all of these principles can apply to digital designs or this specific scenario, they will still be referred to throughout the design process.</text:p>
        </text:list-item>
      </text:list>
      <text:list text:continue-list="list190412851914151" text:style-name="L1">
        <text:list-item>
          <text:list>
            <text:list-item>
              <text:list>
                <text:list-item>
                  <text:p text:style-name="P255"><text:bookmark-start text:name="__RefHeading___Toc3771_117426026"/>Design as an iterative process<text:bookmark-end text:name="__RefHeading___Toc3771_117426026"/></text:p>
                  <text:p text:style-name="P321">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55"><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4"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4"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55"><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255"><text:bookmark text:name="docs-internal-guid-0806f577-7fff-c638-6ac3-272ad1476604"/><text:bookmark-start text:name="__RefHeading___Toc3765_117426026"/>Viewing all notes <text:bookmark-end text:name="__RefHeading___Toc3765_117426026"/></text:p>
                          <text:p text:style-name="P343"><text:bookmark text:name="docs-internal-guid-75dbd106-7fff-fbf1-b13a-b7122e0052d4"/><text:span text:style-name="T66"><draw:frame draw:style-name="fr4" draw:name="Image11" text:anchor-type="as-char" svg:width="17.096cm" svg:height="9.296cm" draw:z-index="13"><draw:image xlink:href="Pictures/10000001000005DD0000032F7C4F492E.png" xlink:type="simple" xlink:show="embed" xlink:actuate="onLoad" draw:mime-type="image/png"/></draw:frame></text:span><text:s/></text:p>
                          <text:p text:style-name="P315">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55"><text:bookmark-start text:name="__RefHeading___Toc3763_117426026"/>Editing a note<text:bookmark-end text:name="__RefHeading___Toc3763_117426026"/></text:p>
                          <text:p text:style-name="P327"><text:bookmark text:name="docs-internal-guid-4d7fa031-7fff-178f-0b2d-95a20e2d4e87"/>In the note editing page, the user will be able to alter the contents of each note, as long as organize tags, delete or archive it </text:p>
                          <text:p text:style-name="P327"/>
                          <text:p text:style-name="P340"><text:bookmark text:name="docs-internal-guid-884591ff-7fff-9314-3c88-b38d6b70facf"/><text:soft-page-break/><text:span text:style-name="T66"><draw:frame draw:style-name="fr4"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55"><text:bookmark-start text:name="__RefHeading___Toc3761_117426026"/>An account page where the user can edit their details<text:bookmark-end text:name="__RefHeading___Toc3761_117426026"/></text:p>
                      <text:p text:style-name="P340"><text:bookmark text:name="docs-internal-guid-e31f6bc3-7fff-8b31-447a-7f8198dca0cd"/><text:span text:style-name="T66"><draw:frame draw:style-name="fr4" draw:name="Image13" text:anchor-type="as-char" svg:width="17.039cm" svg:height="9.839cm" draw:z-index="15"><draw:image xlink:href="Pictures/10000001000005E000000364466D44D0.png" xlink:type="simple" xlink:show="embed" xlink:actuate="onLoad" draw:mime-type="image/png"/></draw:frame></text:span><text:s/></text:p>
                      <text:p text:style-name="P32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55"><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4" draw:name="Image14" text:anchor-type="as-char" svg:width="18.937cm" svg:height="15.111cm" draw:z-index="16"><draw:image xlink:href="Pictures/100000010000052E000004220CA87549.png" xlink:type="simple" xlink:show="embed" xlink:actuate="onLoad" draw:mime-type="image/png"/></draw:frame></text:span><text:s/></text:p>
      <text:list xml:id="list190414610979474" text:continue-numbering="true" text:style-name="L1">
        <text:list-item>
          <text:list>
            <text:list-item>
              <text:list>
                <text:list-item>
                  <text:list>
                    <text:list-header>
                      <text:p text:style-name="P328"/>
                      <text:p text:style-name="P329">This wireframe contains reusable components, such as alerts, a searching popup with an ability to search notes, select types and edit them and a navbar, which can be used by the user at any time to navigate through the website.</text:p>
                    </text:list-header>
                    <text:list-item>
                      <text:p text:style-name="P255"><text:bookmark-start text:name="__RefHeading___Toc3757_117426026"/>A note statistics page<text:bookmark-end text:name="__RefHeading___Toc3757_117426026"/></text:p>
                      <text:p text:style-name="P329">The requirement for accountability and statistics can be further expanded into a dashboard, which will contain widgets with statistics and other information. The general look for such a page should be as follows:</text:p>
                      <text:p text:style-name="P341"><text:bookmark text:name="docs-internal-guid-09b3dd7f-7fff-9478-aec6-6358626e5cc8"/><text:soft-page-break/><text:span text:style-name="T66"><draw:frame draw:style-name="fr4" draw:name="Image15" text:anchor-type="as-char" svg:width="16.995cm" svg:height="9.456cm" draw:z-index="17"><draw:image xlink:href="Pictures/10000000000006400000037B1DE37905.png" xlink:type="simple" xlink:show="embed" xlink:actuate="onLoad" draw:mime-type="image/png"/></draw:frame></text:span><text:s/></text:p>
                      <text:p text:style-name="P329">The page can be a grid with customizable widgets of various sizes. There are plenty of widget options, but most of them can be simplified to several types:</text:p>
                      <text:list>
                        <text:list-item>
                          <text:p text:style-name="P255"><text:bookmark-start text:name="__RefHeading___Toc3755_117426026"/>Charts<text:bookmark-end text:name="__RefHeading___Toc3755_117426026"/></text:p>
                          <text:p text:style-name="P341"><text:bookmark text:name="docs-internal-guid-d523f966-7fff-2f08-22b7-d924759a6ee4"/><text:span text:style-name="T66"><draw:frame draw:style-name="fr4" draw:name="Image16" text:anchor-type="as-char" svg:width="10.451cm" svg:height="5.874cm" draw:z-index="18"><draw:image xlink:href="Pictures/100000010000040A000002481667B2D3.png" xlink:type="simple" xlink:show="embed" xlink:actuate="onLoad" draw:mime-type="image/png"/></draw:frame></text:span><text:s/></text:p>
                          <text:p text:style-name="P329">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55"><text:bookmark-start text:name="__RefHeading___Toc3753_117426026"/><text:soft-page-break/>Numbers<text:bookmark-end text:name="__RefHeading___Toc3753_117426026"/><text:bookmark text:name="docs-internal-guid-9e1197e5-7fff-7391-5ae2-f95d8f77065b"/></text:p>
                          <text:p text:style-name="P353"><text:bookmark text:name="docs-internal-guid-41bbbdef-7fff-c6f1-ade2-550efb95c62d"/><text:span text:style-name="T30"><draw:frame draw:style-name="fr4"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49">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55"><text:bookmark text:name="docs-internal-guid-9e1197e5-7fff-7391-5ae2-f95d8f77065b Copy 1"/><text:bookmark-start text:name="__RefHeading___Toc3751_117426026"/>Progress Bars<text:bookmark-end text:name="__RefHeading___Toc3751_117426026"/></text:p>
                          <text:p text:style-name="P356"><text:bookmark text:name="docs-internal-guid-7b144f37-7fff-c2c6-4b41-2b49cec43779"/><text:span text:style-name="T4"><draw:frame draw:style-name="fr4"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329"><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353"><text:bookmark text:name="docs-internal-guid-615a45ae-7fff-9086-2572-6cdfa8fac6bb"/><text:span text:style-name="T23"><draw:frame draw:style-name="fr4"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329">This idea may be expanded with the addition of milestones for goals, which may further motivate the user. Additionally, this example maybe used to highlight the ease of adapting these components for different sizes by stacking the milestones vertically:</text:p>
                          <text:p text:style-name="P353"><text:bookmark text:name="docs-internal-guid-90d58863-7fff-c9db-7dd3-a17e48b9dd98 Copy 1"/><text:soft-page-break/><text:span text:style-name="T23"><draw:frame draw:style-name="fr4"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331">It is also important to remember that these widgets are drafts/wireframes and will look differently after being implemented in code.</text:p>
                        </text:list-item>
                        <text:list-item>
                          <text:p text:style-name="P255"><text:bookmark-start text:name="__RefHeading___Toc3749_117426026"/>Streaks<text:bookmark-end text:name="__RefHeading___Toc3749_117426026"/></text:p>
                          <text:p text:style-name="P329">The following type can only be used to very specific notes that require daily commitment, allowing the user to visualise their progress in a simple way.</text:p>
                          <text:p text:style-name="P357"><text:bookmark text:name="docs-internal-guid-f8962a62-7fff-1dc1-ece9-46453ee31319"/><text:span text:style-name="T6"><draw:frame draw:style-name="fr4"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55"><text:bookmark-start text:name="__RefHeading___Toc3747_117426026"/>Mobile design<text:bookmark-end text:name="__RefHeading___Toc3747_117426026"/></text:p>
                          <text:p text:style-name="P330">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330">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358"><text:bookmark text:name="docs-internal-guid-bc999537-7fff-80c2-52d4-747b2e64d763"/><text:soft-page-break/><text:span text:style-name="T6"><draw:frame draw:style-name="fr4"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358"><text:bookmark text:name="docs-internal-guid-050689be-7fff-a059-b36f-4c83d2b8c59b"/><text:soft-page-break/><text:span text:style-name="T6"><draw:frame draw:style-name="fr4"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330">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358"><text:bookmark text:name="docs-internal-guid-ee6a0b7e-7fff-f214-493f-1d993e055138"/><text:span text:style-name="T6"><draw:frame draw:style-name="fr4"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330">Other components such as widgets, editing screens or other pages without moving components or popups can be dynamically resized by the software or rearranged using adjustable grids for various display sizes</text:p>
                          <text:p text:style-name="P358"><text:soft-page-break/><text:span text:style-name="T5">Finally, some components, that were previously used as popups on wider screens, such as search popups or alerts now can take the full width of the device</text:span></text:p>
                          <text:p text:style-name="P358"><text:bookmark text:name="docs-internal-guid-e0863dea-7fff-60d3-1cac-90d3b1da6df1"/><text:span text:style-name="T6"><draw:frame draw:style-name="fr4"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55"><text:bookmark-start text:name="__RefHeading___Toc3745_117426026"/>Choosing the color and fonts<text:bookmark-end text:name="__RefHeading___Toc3745_117426026"/></text:p>
                  <text:list>
                    <text:list-item>
                      <text:p text:style-name="P255"><text:bookmark-start text:name="__RefHeading___Toc3743_117426026"/>Core color palette<text:bookmark-end text:name="__RefHeading___Toc3743_117426026"/></text:p>
                    </text:list-item>
                  </text:list>
                  <text:p text:style-name="P359">Foreground, background, primary, and other colors are essential components of any visual design, serving crucial roles in creating a functional, visually appealing, and accessible user experience.</text:p>
                  <text:p text:style-name="P359">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359">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20"><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20"><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20"><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21"><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68"><text:span text:style-name="Strong_20_Emphasis"><text:span text:style-name="T32">Background:</text:span></text:span><text:span text:style-name="T32"> </text:span></text:p>
      <text:list text:style-name="L28">
        <text:list-item>
          <text:p text:style-name="P423"><text:span text:style-name="T32">Light Mode: </text:span><text:span text:style-name="Source_20_Text"><text:span text:style-name="T32">0 0% 100%</text:span></text:span><text:span text:style-name="T32"> (white) </text:span></text:p>
        </text:list-item>
        <text:list-item>
          <text:p text:style-name="P423"><text:span text:style-name="T32">Dark Mode: </text:span><text:span text:style-name="Source_20_Text"><text:span text:style-name="T32">222.2 84% 4.9%</text:span></text:span><text:span text:style-name="T32"> (dark gray) </text:span></text:p>
        </text:list-item>
      </text:list>
      <text:p text:style-name="P68"><text:span text:style-name="Strong_20_Emphasis"><text:span text:style-name="T32">Foreground:</text:span></text:span><text:span text:style-name="T32"> </text:span></text:p>
      <text:list text:continue-numbering="true" text:style-name="L28">
        <text:list-item>
          <text:p text:style-name="P423"><text:span text:style-name="T32">Light Mode: </text:span><text:span text:style-name="Source_20_Text"><text:span text:style-name="T32">222.2 84% 4.9%</text:span></text:span><text:span text:style-name="T32"> (dark gray) </text:span></text:p>
        </text:list-item>
        <text:list-item>
          <text:p text:style-name="P423"><text:span text:style-name="T32">Dark Mode: </text:span><text:span text:style-name="Source_20_Text"><text:span text:style-name="T32">210 40% 98%</text:span></text:span><text:span text:style-name="T32"> (light gray) </text:span></text:p>
        </text:list-item>
      </text:list>
      <text:p text:style-name="P68"><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8"><text:span text:style-name="Strong_20_Emphasis"><text:span text:style-name="T32">Secondary:</text:span></text:span><text:span text:style-name="T32"> </text:span></text:p>
      <text:list text:continue-numbering="true" text:style-name="L28">
        <text:list-item>
          <text:p text:style-name="P423"><text:span text:style-name="T32">Light Mode: </text:span><text:span text:style-name="Source_20_Text"><text:span text:style-name="T32">210 40% 96.1%</text:span></text:span><text:span text:style-name="T32"> (light gray) </text:span></text:p>
        </text:list-item>
        <text:list-item>
          <text:p text:style-name="P42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Muted:</text:span></text:span><text:span text:style-name="T32"> </text:span></text:p>
      <text:list text:continue-numbering="true" text:style-name="L28">
        <text:list-item>
          <text:p text:style-name="P423"><text:span text:style-name="T32">Light Mode: </text:span><text:span text:style-name="Source_20_Text"><text:span text:style-name="T32">210 40% 96.1%</text:span></text:span><text:span text:style-name="T32"> (light gray) </text:span></text:p>
        </text:list-item>
        <text:list-item>
          <text:p text:style-name="P42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Accent:</text:span></text:span><text:span text:style-name="T32"> </text:span></text:p>
      <text:list text:continue-numbering="true" text:style-name="L28">
        <text:list-item>
          <text:p text:style-name="P423"><text:span text:style-name="T32">Light Mode: </text:span><text:span text:style-name="Source_20_Text"><text:span text:style-name="T32">210 40% 96.1%</text:span></text:span><text:span text:style-name="T32"> (light gray) </text:span></text:p>
        </text:list-item>
        <text:list-item>
          <text:p text:style-name="P42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Destructive:</text:span></text:span><text:span text:style-name="T32"> </text:span><text:span text:style-name="T35">(warning)</text:span></text:p>
      <text:list text:continue-numbering="true" text:style-name="L28">
        <text:list-item>
          <text:p text:style-name="P423"><text:span text:style-name="T32">Light Mode: </text:span><text:span text:style-name="Source_20_Text"><text:span text:style-name="T32">0 84.2% 60.2%</text:span></text:span><text:span text:style-name="T32"> (red) </text:span></text:p>
        </text:list-item>
        <text:list-item>
          <text:p text:style-name="P422"><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90413476898020" text:continue-list="list190414610979474" text:style-name="L1">
        <text:list-item>
          <text:list>
            <text:list-item>
              <text:list>
                <text:list-item>
                  <text:list>
                    <text:list-item>
                      <text:p text:style-name="P255"><text:bookmark-start text:name="__RefHeading___Toc3741_117426026"/><text:soft-page-break/>Typeface: <text:span text:style-name="T65">Open Sans</text:span><text:bookmark-end text:name="__RefHeading___Toc3741_117426026"/></text:p>
                      <text:list>
                        <text:list-item>
                          <text:p text:style-name="P255"><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354"><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90414043653739" text:continue-list="list190413476898020" text:style-name="L1">
        <text:list-item>
          <text:list>
            <text:list-item>
              <text:list>
                <text:list-item>
                  <text:list>
                    <text:list-item>
                      <text:list>
                        <text:list-item>
                          <text:p text:style-name="P255"><text:bookmark-start text:name="__RefHeading___Toc3737_117426026"/>Character set support<text:bookmark-end text:name="__RefHeading___Toc3737_117426026"/></text:p>
                          <text:p text:style-name="P360"><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61">Support for all Latin characters, including accented characters and diacritics</text:p>
                </text:list-item>
                <text:list-item>
                  <text:p text:style-name="P361">Support for common special characters such as punctuation, symbols, and mathematical symbols.</text:p>
                </text:list-item>
                <text:list-item>
                  <text:p text:style-name="P355"><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0414043653739" text:style-name="L1">
        <text:list-item>
          <text:list>
            <text:list-item>
              <text:list>
                <text:list-item>
                  <text:list>
                    <text:list-item>
                      <text:list>
                        <text:list-item>
                          <text:p text:style-name="P255"><text:bookmark-start text:name="__RefHeading___Toc3735_117426026"/>Licensing<text:bookmark-end text:name="__RefHeading___Toc3735_117426026"/></text:p>
                          <text:p text:style-name="P362">Open Sans is an open-source font, licensed under the OFL (Open Font License), so I can use use it for free for both personal and commercial projects, completely eliminating any licensing costs.</text:p>
                        </text:list-item>
                        <text:list-item>
                          <text:p text:style-name="P255"><text:bookmark-start text:name="__RefHeading___Toc3733_117426026"/>Perfo<text:span text:style-name="T87">r</text:span>mance<text:bookmark-end text:name="__RefHeading___Toc3733_117426026"/></text:p>
                          <text:p text:style-name="P363">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58"><text:bookmark-start text:name="__RefHeading___Toc5720_2740364088"/>A<text:bookmark-end text:name="__RefHeading___Toc5720_2740364088"/></text:p>
                        </text:list-item>
                      </text:list>
                    </text:list-item>
                  </text:list>
                </text:list-item>
              </text:list>
            </text:list-item>
          </text:list>
        </text:list-item>
        <text:list-item>
          <text:p text:style-name="P258"><text:bookmark-start text:name="__RefHeading___Toc5718_2740364088"/>Technical solution<text:bookmark-end text:name="__RefHeading___Toc5718_2740364088"/></text:p>
          <text:list>
            <text:list-item>
              <text:p text:style-name="P259"><text:bookmark-start text:name="__RefHeading___Toc7341_3908388459"/>Backend<text:bookmark-end text:name="__RefHeading___Toc7341_3908388459"/></text:p>
              <text:list>
                <text:list-item>
                  <text:p text:style-name="P260"><text:bookmark-start text:name="__RefHeading___Toc11544_1229836567"/>app.py<text:bookmark-end text:name="__RefHeading___Toc11544_1229836567"/></text:p>
                </text:list-item>
              </text:list>
            </text:list-item>
          </text:list>
          <text:p text:style-name="P261"><text:span text:style-name="T88"/></text:p>
        </text:list-item>
      </text:list>
      <text:p text:style-name="P72">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2">         </text:p>
      <text:p text:style-name="P92">app = Flask(__name__)</text:p>
      <text:p text:style-name="P93">app.config.from_object(Config)</text:p>
      <text:p text:style-name="P69">    </text:p>
      <text:p text:style-name="P73">This creates the Flask application instance and loads configuration settings from the `Config` class.</text:p>
      <text:p text:style-name="P70"/>
      <text:p text:style-name="P101"><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69"><text:span text:style-name="T91"/></text:p>
      <text:p text:style-name="P73">This configures CORS to allow requests from `http://localhost:5173`, which is the default port for the React frontend during development. The `supports_credentials=True` allows sending cookies and authorization headers.</text:p>
      <text:p text:style-name="P70"/>
      <text:p text:style-name="P93">jwt = JWTManager(app)</text:p>
      <text:p text:style-name="P101">              </text:p>
      <text:p text:style-name="P101"><text:s/><text:span text:style-name="T91">conn = psycopg2.connect(</text:span></text:p>
      <text:p text:style-name="P101">                    <text:span text:style-name="T93">host</text:span><text:span text:style-name="T91">=Config.host,</text:span></text:p>
      <text:p text:style-name="P101">                    <text:span text:style-name="T93">database</text:span><text:span text:style-name="T91">=Config.database,</text:span></text:p>
      <text:p text:style-name="P101">                    <text:span text:style-name="T93">user</text:span><text:span text:style-name="T91">=Config.user,</text:span></text:p>
      <text:p text:style-name="P101">                    <text:span text:style-name="T93">password</text:span><text:span text:style-name="T91">=Config.password,</text:span></text:p>
      <text:p text:style-name="P101">                    <text:span text:style-name="T93">port</text:span><text:span text:style-name="T91">=Config.port</text:span></text:p>
      <text:p text:style-name="P101">                <text:span text:style-name="T91">)</text:span></text:p>
      <text:p text:style-name="P69"><text:span text:style-name="T91"/></text:p>
      <text:p text:style-name="P71"><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0"><text:span text:style-name="T91"/></text:p>
      <text:p text:style-name="P71">               </text:p>
      <text:p text:style-name="P89">model = load_or_train_model()</text:p>
      <text:p text:style-name="P90">tokenization_manager = TokenizationTaskManager(Config,model)</text:p>
      <text:p text:style-name="P90">recents_manager = RecentNotesManager()</text:p>
      <text:p text:style-name="P69"><text:span text:style-name="T91"/></text:p>
      <text:p text:style-name="P78"><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0"><text:span text:style-name="T91"/></text:p>
      <text:p text:style-name="P93">notes = NoteApi(app, conn, tokenization_manager, recents_manager)</text:p>
      <text:p text:style-name="P93">tasks = TaskApi(app, conn, tokenization_manager, recents_manager)</text:p>
      <text:p text:style-name="P93">habits = HabitApi(app, conn, tokenization_manager, recents_manager)</text:p>
      <text:p text:style-name="P93">goals = GoalApi(app,  conn, tokenization_manager, recents_manager)</text:p>
      <text:p text:style-name="P102"/>
      <text:p text:style-name="P93">tag_routes(app, conn, tokenization_manager)</text:p>
      <text:p text:style-name="P93">user_routes(app, conn)</text:p>
      <text:p text:style-name="P93">archive_routes(app, conn, tokenization_manager)</text:p>
      <text:p text:style-name="P93">universal_routes(app, conn, model, recents_manager)</text:p>
      <text:p text:style-name="P69"><text:span text:style-name="T91"/></text:p>
      <text:p text:style-name="P78"><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0"><text:span text:style-name="T91"/></text:p>
      <text:p text:style-name="P101"><text:span text:style-name="T91">@app.errorhandler(</text:span><text:span text:style-name="T93">Exception</text:span><text:span text:style-name="T91">)</text:span></text:p>
      <text:p text:style-name="P101"><text:span text:style-name="T93">def</text:span><text:span text:style-name="T91"> handle_exception(</text:span><text:span text:style-name="T93">error</text:span><text:span text:style-name="T91">):</text:span></text:p>
      <text:p text:style-name="P101">        <text:span text:style-name="T91">return jsonify({'message': 'An error occurred', 'details': </text:span><text:span text:style-name="T93">str</text:span><text:span text:style-name="T91">(error)}), 500</text:span></text:p>
      <text:p text:style-name="P103"/>
      <text:p text:style-name="P93">@app.errorhandler(429)</text:p>
      <text:p text:style-name="P101"><text:span text:style-name="T93">def</text:span><text:span text:style-name="T91"> ratelimit_handler(</text:span><text:span text:style-name="T93">e</text:span><text:span text:style-name="T91">):</text:span></text:p>
      <text:p text:style-name="P101">         <text:span text:style-name="T91">return jsonify({'message': 'An error occurred', 'details' : "Rate limit exceeded"}), 429</text:span></text:p>
      <text:p text:style-name="P69"><text:span text:style-name="T91"/></text:p>
      <text:p text:style-name="P78"><text:s/><text:span text:style-name="T45">These define global error handlers for catching exceptions and rate limit errors, providing consistent JSON error responses.</text:span></text:p>
      <text:p text:style-name="P70"/>
      <text:p text:style-name="P69"><text:span text:style-name="T91"/></text:p>
      <text:p text:style-name="P93">if __name__ == '__main__':</text:p>
      <text:p text:style-name="P101">          <text:span text:style-name="T91">app.run(</text:span><text:span text:style-name="T93">debug</text:span><text:span text:style-name="T91">=True, </text:span><text:span text:style-name="T93">port</text:span><text:span text:style-name="T91">=5000)</text:span></text:p>
      <text:p text:style-name="P69"><text:span text:style-name="T92"/></text:p>
      <text:p text:style-name="P69"><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247"><text:bookmark-start text:name="__RefHeading___Toc11542_1229836567"/>modules/universal.p<text:span text:style-name="T147">y</text:span><text:bookmark-end text:name="__RefHeading___Toc11542_1229836567"/></text:p>
                </text:list-item>
              </text:list>
            </text:list-item>
          </text:list>
        </text:list-item>
      </text:list>
      <text:p text:style-name="P110"><text:span text:style-name="Strong_20_Emphasis"><text:span text:style-name="T14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247"><text:bookmark-start text:name="__RefHeading___Toc11540_1229836567"/>BaseNote class<text:bookmark-end text:name="__RefHeading___Toc11540_1229836567"/></text:p>
                    </text:list-item>
                  </text:list>
                </text:list-item>
              </text:list>
            </text:list-item>
          </text:list>
        </text:list-item>
      </text:list>
      <text:p text:style-name="P111"><text:span text:style-name="Strong_20_Emphasis"><text:span text:style-name="T85"><text:line-break/></text:span></text:span><text:span text:style-name="Strong_20_Emphasis"><text:span text:style-name="T14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47"><text:bookmark-start text:name="__RefHeading___Toc11538_1229836567"/>Universal note functionality<text:bookmark-end text:name="__RefHeading___Toc11538_1229836567"/></text:p>
                    </text:list-item>
                  </text:list>
                </text:list-item>
              </text:list>
            </text:list-item>
          </text:list>
        </text:list-item>
      </text:list>
      <text:p text:style-name="P112"><text:span text:style-name="Strong_20_Emphasis"><text:span text:style-name="T85"><text:line-break/></text:span></text:span><text:span text:style-name="Strong_20_Emphasis"><text:span text:style-name="T14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2"><text:span text:style-name="Strong_20_Emphasis"><text:span text:style-name="T149"><text:line-break/> <text:s text:c="3"/>@app.route('/api/recents', methods=['GET'])<text:line-break/> <text:s text:c="3"/>@jwt_required()<text:line-break/> <text:s text:c="3"/>@token_required<text:line-break/></text:span></text:span><text:soft-page-break/><text:span text:style-name="Strong_20_Emphasis"><text:span text:style-name="T149"> <text:s text:c="3"/>def get_recents():<text:line-break/> <text:s text:c="5"/># ... </text:span></text:span></text:p>
      <text:p text:style-name="P112"><text:span text:style-name="Strong_20_Emphasis"><text:span text:style-name="T149"><text:line-break/> <text:s text:c="3"/>@app.route('/api/calendar', methods=['GET'])<text:line-break/> <text:s text:c="3"/>@jwt_required()<text:line-break/> <text:s text:c="3"/>@token_required<text:line-break/> <text:s text:c="3"/>def get_calendar_notes():<text:line-break/> <text:s text:c="6"/># ... </text:span></text:span></text:p>
      <text:p text:style-name="P112"><text:span text:style-name="Strong_20_Emphasis"><text:span text:style-name="T14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247"><text:bookmark-start text:name="__RefHeading___Toc11536_1229836567"/>Searching<text:bookmark-end text:name="__RefHeading___Toc11536_1229836567"/></text:p>
                    </text:list-item>
                  </text:list>
                </text:list-item>
              </text:list>
            </text:list-item>
          </text:list>
        </text:list-item>
      </text:list>
      <text:p text:style-name="P113"><text:span text:style-name="Strong_20_Emphasis"><text:span text:style-name="T14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3"><text:span text:style-name="Strong_20_Emphasis"><text:span text:style-name="T14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52">exact</text:span></text:span><text:span text:style-name="Strong_20_Emphasis"><text:span text:style-name="T149">":<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9">WHERE n.user_id = %s AND n.archived = FALSE</text:span></text:span></text:p>
      <text:p text:style-name="P115"><text:span text:style-name="Source_20_Text"><text:span text:style-name="T153"><text:s text:c="24"/>AND (n.title ILIKE %s OR n.content ILIKE %s);</text:span></text:span></text:p>
      <text:p text:style-name="P115"><text:span text:style-name="Source_20_Text"><text:span text:style-name="T153"><text:s text:c="16"/>""", (user_id, f"%{search_query}%", f"%{search_query}%"))</text:span></text:span></text:p>
      <text:p text:style-name="P118"/>
      <text:p text:style-name="P115"><text:span text:style-name="Source_20_Text"><text:span text:style-name="T153"><text:s text:c="12"/>total = cur.fetchone()[0]</text:span></text:span></text:p>
      <text:p text:style-name="P115"><text:span text:style-name="Source_20_Text"><text:span text:style-name="T153"><text:s text:c="12"/>next_page = page + 1 if offset + per_page &lt; total else None</text:span></text:span></text:p>
      <text:p text:style-name="P118"/>
      <text:p text:style-name="P115"><text:span text:style-name="Source_20_Text"><text:span text:style-name="T153"><text:s text:c="12"/>if rows:</text:span></text:span></text:p>
      <text:p text:style-name="P115"><text:span text:style-name="Source_20_Text"><text:span text:style-name="T153"><text:s text:c="16"/>notes=process_universal_notes(rows,cur)</text:span></text:span></text:p>
      <text:p text:style-name="P118"/>
      <text:p text:style-name="P115"><text:span text:style-name="Source_20_Text"><text:span text:style-name="T153"><text:s text:c="12"/>return jsonify({'message': 'Notes retrieved successfully', 'data': notes,</text:span></text:span></text:p>
      <text:p text:style-name="P115"><text:span text:style-name="Source_20_Text"><text:span text:style-name="T153"><text:s text:c="28"/>'pagination': {</text:span></text:span></text:p>
      <text:p text:style-name="P115"><text:span text:style-name="Source_20_Text"><text:span text:style-name="T153"><text:s text:c="36"/>'total': total,</text:span></text:span></text:p>
      <text:p text:style-name="P115"><text:span text:style-name="Source_20_Text"><text:span text:style-name="T153"><text:s text:c="36"/>'page': page,</text:span></text:span></text:p>
      <text:p text:style-name="P115"><text:span text:style-name="Source_20_Text"><text:span text:style-name="T153"><text:s text:c="36"/>'perPage': per_page,</text:span></text:span></text:p>
      <text:p text:style-name="P115"><text:span text:style-name="Source_20_Text"><text:span text:style-name="T153"><text:s text:c="36"/>'nextPage': next_page</text:span></text:span></text:p>
      <text:p text:style-name="P115"><text:span text:style-name="Source_20_Text"><text:span text:style-name="T153"><text:s text:c="32"/>}</text:span></text:span></text:p>
      <text:p text:style-name="P115"><text:span text:style-name="Source_20_Text"><text:span text:style-name="T153"><text:s text:c="28"/>}), 200</text:span></text:span></text:p>
      <text:p text:style-name="P115"><text:span text:style-name="Source_20_Text"><text:span text:style-name="T153"><text:s text:c="8"/>except Exception as e:</text:span></text:span></text:p>
      <text:p text:style-name="P115"><text:span text:style-name="Source_20_Text"><text:span text:style-name="T153"><text:s text:c="12"/>conn.rollback()</text:span></text:span></text:p>
      <text:p text:style-name="P115"><text:span text:style-name="Source_20_Text"><text:span text:style-name="T153"><text:s text:c="12"/>print(f"An error occurred: {e}")</text:span></text:span></text:p>
      <text:p text:style-name="P115"><text:span text:style-name="Source_20_Text"><text:span text:style-name="T153"><text:s text:c="12"/>return jsonify({'message': 'An error occurred', 'error': str(e)}), 500</text:span></text:span></text:p>
      <text:p text:style-name="P115"><text:span text:style-name="Source_20_Text"><text:span text:style-name="T153"><text:s text:c="8"/>finally:</text:span></text:span></text:p>
      <text:p text:style-name="P116"><text:span text:style-name="Source_20_Text"><text:span text:style-name="T153"><text:s text:c="12"/>cur.close()</text:span></text:span></text:p>
      <text:p text:style-name="P117"><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247"><text:bookmark-start text:name="__RefHeading___Toc11534_1229836567"/>Recents<text:bookmark-end text:name="__RefHeading___Toc11534_1229836567"/></text:p>
                    </text:list-item>
                  </text:list>
                </text:list-item>
              </text:list>
            </text:list-item>
          </text:list>
        </text:list-item>
      </text:list>
      <text:p text:style-name="P49"><text:s text:c="2"/><text:span text:style-name="T158"><text:s/></text:span><text:span text:style-name="T149"><text:s text:c="2"/>@app.route('/api/recents', methods=['GET'])</text:span></text:p>
      <text:p text:style-name="P133"><text:s text:c="4"/>@jwt_required()</text:p>
      <text:p text:style-name="P133"><text:s text:c="4"/>@token_required</text:p>
      <text:p text:style-name="P133"><text:s text:c="4"/>def get_recents():</text:p>
      <text:p text:style-name="P133"><text:s text:c="8"/>try:</text:p>
      <text:p text:style-name="P133"><text:s text:c="12"/>userId=g.userId</text:p>
      <text:p text:style-name="P133"><text:s text:c="12"/>noteIds = recents_manager.get_recent_notes_for_user(userId)</text:p>
      <text:p text:style-name="P133"><text:s text:c="12"/>cur = conn.cursor(cursor_factory=psycopg2.extras.DictCursor)</text:p>
      <text:p text:style-name="P133"/>
      <text:p text:style-name="P133"><text:s text:c="12"/>notes = []</text:p>
      <text:p text:style-name="P133"><text:s text:c="12"/>for note_id in noteIds:</text:p>
      <text:p text:style-name="P133"><text:s text:c="16"/>cur.execute("""</text:p>
      <text:p text:style-name="P133"><text:s text:c="20"/>SELECT n.id AS note_id, n.title, n.content, n.type,</text:p>
      <text:p text:style-name="P133"><text:s text:c="24"/>t.id AS tagid,</text:p>
      <text:p text:style-name="P133"><text:s text:c="24"/>t.name,</text:p>
      <text:p text:style-name="P133"><text:s text:c="24"/>t.color</text:p>
      <text:p text:style-name="P133"><text:s text:c="20"/>FROM Notes n</text:p>
      <text:p text:style-name="P133"><text:s text:c="24"/>LEFT JOIN NoteTags nt ON n.id = nt.note_id</text:p>
      <text:p text:style-name="P133"><text:s text:c="24"/>LEFT JOIN Tags t ON nt.tag_id = t.id</text:p>
      <text:p text:style-name="P133"><text:s text:c="20"/>WHERE n.user_id = %s AND n.id = %s;</text:p>
      <text:p text:style-name="P133"><text:s text:c="16"/>""", (userId, note_id))</text:p>
      <text:p text:style-name="P133"/>
      <text:p text:style-name="P133"><text:s text:c="16"/>row = cur.fetchone()</text:p>
      <text:p text:style-name="P133"><text:s text:c="16"/>if row:</text:p>
      <text:p text:style-name="P133"><text:s text:c="20"/>note = process_universal_notes([row], cur)[0]</text:p>
      <text:p text:style-name="P133"><text:s text:c="20"/>notes.append(note)</text:p>
      <text:p text:style-name="P133"/>
      <text:p text:style-name="P133"><text:s text:c="12"/>return jsonify({'message': 'Recent notes retrieved successfully', 'data': notes}), 200</text:p>
      <text:p text:style-name="P133"><text:s text:c="8"/>except Exception as e:</text:p>
      <text:p text:style-name="P133"><text:s text:c="12"/>conn.rollback()</text:p>
      <text:p text:style-name="P133"><text:s text:c="12"/>raise</text:p>
      <text:p text:style-name="P137"/>
      <text:p text:style-name="P52">The /api/recents route retrieves recently accessed notes. <text:s/>It gets the user ID, uses the recents_manager to fetch a list of recent note IDs, and then retrieves the full note details from the database for each ID. <text:s/>It <text:span text:style-name="T159">works as an endpoint to retrieve recently accessed notes </text:span><text:soft-page-break/><text:span text:style-name="T159">by the user from the recents_manager(more about it later), then</text:span> format the notes and return them as a JSON response.</text:p>
      <text:list text:continue-numbering="true" text:style-name="L1">
        <text:list-item>
          <text:list>
            <text:list-item>
              <text:list>
                <text:list-item>
                  <text:list>
                    <text:list-item>
                      <text:p text:style-name="P424">Calendar functionality</text:p>
                    </text:list-item>
                  </text:list>
                </text:list-item>
              </text:list>
            </text:list-item>
          </text:list>
        </text:list-item>
      </text:list>
      <text:p text:style-name="P51"><text:span text:style-name="Source_20_Text"><text:span text:style-name="T153"><text:s/></text:span></text:span><text:span text:style-name="Source_20_Text"><text:span text:style-name="T149"><text:s text:c="3"/>@app.route('/api/calendar', methods=['GET'])</text:span></text:span></text:p>
      <text:p text:style-name="Preformatted_20_Text"><text:span text:style-name="Source_20_Text"><text:span text:style-name="T153"><text:s text:c="4"/>@jwt_required()</text:span></text:span></text:p>
      <text:p text:style-name="Preformatted_20_Text"><text:span text:style-name="Source_20_Text"><text:span text:style-name="T153"><text:s text:c="4"/>@token_required</text:span></text:span></text:p>
      <text:p text:style-name="Preformatted_20_Text"><text:span text:style-name="Source_20_Text"><text:span text:style-name="T153"><text:s text:c="4"/>def get_calendar_notes():</text:span></text:span></text:p>
      <text:p text:style-name="Preformatted_20_Text"><text:span text:style-name="Source_20_Text"><text:span text:style-name="T153"><text:s text:c="8"/>try:</text:span></text:span></text:p>
      <text:p text:style-name="Preformatted_20_Text"><text:span text:style-name="Source_20_Text"><text:span text:style-name="T153"><text:s text:c="12"/>userId = g.userId</text:span></text:span></text:p>
      <text:p text:style-name="Preformatted_20_Text"><text:span text:style-name="Source_20_Text"><text:span text:style-name="T153"><text:s text:c="12"/>start_date = request.args.get('startDate')</text:span></text:span></text:p>
      <text:p text:style-name="Preformatted_20_Text"><text:span text:style-name="Source_20_Text"><text:span text:style-name="T153"><text:s text:c="12"/>end_date = request.args.get('endDate')</text:span></text:span></text:p>
      <text:p text:style-name="P119"/>
      <text:p text:style-name="Preformatted_20_Text"><text:span text:style-name="Source_20_Text"><text:span text:style-name="T153"><text:s text:c="12"/># Convert start and end dates to datetime objects</text:span></text:span></text:p>
      <text:p text:style-name="Preformatted_20_Text"><text:span text:style-name="Source_20_Text"><text:span text:style-name="T153"><text:s text:c="12"/>start_date = datetime.fromisoformat(str(start_date))</text:span></text:span></text:p>
      <text:p text:style-name="Preformatted_20_Text"><text:span text:style-name="Source_20_Text"><text:span text:style-name="T153"><text:s text:c="12"/>end_date = datetime.fromisoformat(str(end_date))</text:span></text:span></text:p>
      <text:p text:style-name="P119"/>
      <text:p text:style-name="Preformatted_20_Text"><text:span text:style-name="Source_20_Text"><text:span text:style-name="T153"><text:s text:c="12"/>with conn.cursor(cursor_factory=psycopg2.extras.DictCursor) as cur:</text:span></text:span></text:p>
      <text:p text:style-name="Preformatted_20_Text"><text:span text:style-name="Source_20_Text"><text:span text:style-name="T153"><text:s text:c="16"/># Fetch notes from goal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content, n.type, g.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Goals g ON n.id = g.note_id</text:span></text:span></text:p>
      <text:p text:style-name="Preformatted_20_Text"><text:span text:style-name="Source_20_Text"><text:span text:style-name="T153"><text:s text:c="20"/>WHERE n.user_id = %s AND g.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goal_notes = cur.fetchall()</text:span></text:span></text:p>
      <text:p text:style-name="P119"/>
      <text:p text:style-name="Preformatted_20_Text"><text:span text:style-name="Source_20_Text"><text:span text:style-name="T153"><text:s text:c="16"/># Fetch notes from task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type, n.content, t.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Tasks t ON n.id = t.note_id</text:span></text:span></text:p>
      <text:p text:style-name="Preformatted_20_Text"><text:span text:style-name="Source_20_Text"><text:span text:style-name="T153"><text:s text:c="20"/>WHERE n.user_id = %s AND t.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task_notes = cur.fetchall()</text:span></text:span></text:p>
      <text:p text:style-name="P119"/>
      <text:p text:style-name="Preformatted_20_Text"><text:span text:style-name="Source_20_Text"><text:span text:style-name="T153"><text:s text:c="16"/># Combine results</text:span></text:span></text:p>
      <text:p text:style-name="Preformatted_20_Text"><text:span text:style-name="Source_20_Text"><text:span text:style-name="T153"><text:s text:c="16"/>notes = []</text:span></text:span></text:p>
      <text:p text:style-name="Preformatted_20_Text"><text:span text:style-name="Source_20_Text"><text:span text:style-name="T153"><text:s text:c="16"/>for row in goal_notes + task_notes:</text:span></text:span></text:p>
      <text:p text:style-name="Preformatted_20_Text"><text:span text:style-name="Source_20_Text"><text:span text:style-name="T153"><text:s text:c="20"/>note = {</text:span></text:span></text:p>
      <text:p text:style-name="Preformatted_20_Text"><text:span text:style-name="Source_20_Text"><text:span text:style-name="T153"><text:s text:c="24"/>'noteid': row['note_id'],</text:span></text:span></text:p>
      <text:p text:style-name="Preformatted_20_Text"><text:span text:style-name="Source_20_Text"><text:span text:style-name="T153"><text:s text:c="24"/>'title': row['title'][:50] + '...' if len(row['title']) &gt; 50 else row['title'],</text:span></text:span></text:p>
      <text:p text:style-name="Preformatted_20_Text"><text:span text:style-name="Source_20_Text"><text:span text:style-name="T153"><text:s text:c="24"/>'content': row['content'],</text:span></text:span></text:p>
      <text:p text:style-name="Preformatted_20_Text"><text:span text:style-name="Source_20_Text"><text:span text:style-name="T153"><text:s text:c="24"/>'due_date': row['due_date'],</text:span></text:span></text:p>
      <text:p text:style-name="Preformatted_20_Text"><text:span text:style-name="Source_20_Text"><text:span text:style-name="T153"><text:s text:c="24"/>'type': row['type'],</text:span></text:span></text:p>
      <text:p text:style-name="Preformatted_20_Text"><text:span text:style-name="Source_20_Text"><text:span text:style-name="T153"><text:s text:c="24"/>'tags' : []</text:span></text:span></text:p>
      <text:p text:style-name="Preformatted_20_Text"><text:span text:style-name="Source_20_Text"><text:span text:style-name="T153"><text:s text:c="20"/>}</text:span></text:span></text:p>
      <text:p text:style-name="Preformatted_20_Text"><text:span text:style-name="Source_20_Text"><text:span text:style-name="T153"><text:s text:c="20"/>#Select tags</text:span></text:span></text:p>
      <text:p text:style-name="Preformatted_20_Text"><text:span text:style-name="Source_20_Text"><text:span text:style-name="T153"><text:s text:c="20"/>cur.execute("""</text:span></text:span></text:p>
      <text:p text:style-name="Preformatted_20_Text"><text:span text:style-name="Source_20_Text"><text:span text:style-name="T153"><text:s text:c="24"/>SELECT</text:span></text:span></text:p>
      <text:p text:style-name="Preformatted_20_Text"><text:span text:style-name="Source_20_Text"><text:span text:style-name="T153"><text:s text:c="28"/>json_agg(json_build_object(</text:span></text:span></text:p>
      <text:p text:style-name="Preformatted_20_Text"><text:span text:style-name="Source_20_Text"><text:span text:style-name="T153"><text:s text:c="32"/>'tagid', tg.id,</text:span></text:span></text:p>
      <text:p text:style-name="Preformatted_20_Text"><text:span text:style-name="Source_20_Text"><text:span text:style-name="T153"><text:s text:c="32"/>'name', tg.name,</text:span></text:span></text:p>
      <text:p text:style-name="Preformatted_20_Text"><text:span text:style-name="Source_20_Text"><text:span text:style-name="T153"><text:s text:c="32"/>'color', tg.color</text:span></text:span></text:p>
      <text:p text:style-name="Preformatted_20_Text"><text:span text:style-name="Source_20_Text"><text:span text:style-name="T153"><text:s text:c="28"/>)) AS tags</text:span></text:span></text:p>
      <text:p text:style-name="Preformatted_20_Text"><text:soft-page-break/><text:span text:style-name="Source_20_Text"><text:span text:style-name="T153"><text:s text:c="24"/>FROM NoteTags nt</text:span></text:span></text:p>
      <text:p text:style-name="Preformatted_20_Text"><text:span text:style-name="Source_20_Text"><text:span text:style-name="T153"><text:s text:c="24"/>JOIN Tags tg ON nt.tag_id = tg.id</text:span></text:span></text:p>
      <text:p text:style-name="Preformatted_20_Text"><text:span text:style-name="Source_20_Text"><text:span text:style-name="T153"><text:s text:c="24"/>WHERE nt.note_id = %s</text:span></text:span></text:p>
      <text:p text:style-name="Preformatted_20_Text"><text:span text:style-name="Source_20_Text"><text:span text:style-name="T153"><text:s text:c="24"/>GROUP BY nt.note_id</text:span></text:span></text:p>
      <text:p text:style-name="Preformatted_20_Text"><text:span text:style-name="Source_20_Text"><text:span text:style-name="T153"><text:s text:c="20"/>""", (row['note_id'],))</text:span></text:span></text:p>
      <text:p text:style-name="Preformatted_20_Text"><text:span text:style-name="Source_20_Text"><text:span text:style-name="T153"><text:s text:c="20"/>note['tags'] = cur.fetchone()</text:span></text:span></text:p>
      <text:p text:style-name="Preformatted_20_Text"><text:span text:style-name="Source_20_Text"><text:span text:style-name="T153"><text:s text:c="20"/>notes.append(note)</text:span></text:span></text:p>
      <text:p text:style-name="P119"/>
      <text:p text:style-name="Preformatted_20_Text"><text:span text:style-name="Source_20_Text"><text:span text:style-name="T153"><text:s text:c="16"/>return jsonify({'message': 'Notes retrieved successfully', 'data': notes}), 200</text:span></text:span></text:p>
      <text:p text:style-name="P119"/>
      <text:p text:style-name="Preformatted_20_Text"><text:span text:style-name="Source_20_Text"><text:span text:style-name="T153"><text:s text:c="8"/>except Exception as e:</text:span></text:span></text:p>
      <text:p text:style-name="Preformatted_20_Text"><text:span text:style-name="Source_20_Text"><text:span text:style-name="T153"><text:s text:c="12"/>conn.rollback()</text:span></text:span></text:p>
      <text:p text:style-name="Preformatted_20_Text"><text:span text:style-name="Source_20_Text"><text:span text:style-name="T153"><text:s text:c="12"/>print(f"An error occurred: {e}")</text:span></text:span></text:p>
      <text:p text:style-name="P143"><text:span text:style-name="Source_20_Text"><text:span text:style-name="T153"><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90414294080568" text:continue-numbering="true" text:style-name="L1">
        <text:list-item>
          <text:list>
            <text:list-item>
              <text:list>
                <text:list-item>
                  <text:list>
                    <text:list-item>
                      <text:p text:style-name="P424">Summarization</text:p>
                    </text:list-item>
                  </text:list>
                </text:list-item>
              </text:list>
            </text:list-item>
          </text:list>
        </text:list-item>
      </text:list>
      <text:p text:style-name="P134"><text:s text:c="4"/>@app.route('/api/summarize', methods=['POST'])</text:p>
      <text:p text:style-name="P134"><text:s text:c="4"/>@jwt_required()</text:p>
      <text:p text:style-name="P134"><text:s text:c="4"/>@token_required</text:p>
      <text:p text:style-name="P134"><text:s text:c="4"/>def summarize():</text:p>
      <text:p text:style-name="P134"><text:s text:c="12"/>try:</text:p>
      <text:p text:style-name="P134"><text:s text:c="88"/></text:p>
      <text:p text:style-name="P134"><text:s text:c="16"/>gemini_schema = GeminiSummarySchema()</text:p>
      <text:p text:style-name="P134"><text:s text:c="16"/>data = gemini_schema.load(request.json)</text:p>
      <text:p text:style-name="P134"><text:s text:c="16"/>title <text:s/>= data['title']</text:p>
      <text:p text:style-name="P134"><text:s text:c="16"/>selection = <text:s/>data['selection']</text:p>
      <text:p text:style-name="P134"/>
      <text:p text:style-name="P134"><text:s text:c="16"/>model = genai.GenerativeModel("gemini-2.0-flash")</text:p>
      <text:p text:style-name="P134"><text:s text:c="16"/>response = model.generate_content("""</text:p>
      <text:p text:style-name="P134"><text:s text:c="20"/>Please summarize the following extract from a note titled <text:tab/><text:tab/><text:tab/><text:tab/>{title}, delimeted by three backticks:</text:p>
      <text:p text:style-name="P134"/>
      <text:p text:style-name="P134"><text:s text:c="20"/>```{selection}```</text:p>
      <text:p text:style-name="P134"/>
      <text:p text:style-name="P134"><text:s text:c="20"/>Please include:</text:p>
      <text:p text:style-name="P134"/>
      <text:p text:style-name="P134"><text:s text:c="24"/>Key points: What are the most important things mentioned in <text:tab/><text:tab/><text:tab/><text:tab/>the extract?</text:p>
      <text:p text:style-name="P134"/>
      <text:p text:style-name="P134"><text:s text:c="24"/>Context: How does this extract relate to the note as a <text:tab/><text:tab/><text:tab/><text:tab/><text:tab/>whole?</text:p>
      <text:p text:style-name="P134"><text:soft-page-break/></text:p>
      <text:p text:style-name="P134"><text:s text:c="24"/>Purpose: What is the purpose of this particular extract <text:tab/><text:tab/><text:tab/><text:tab/>within the note?</text:p>
      <text:p text:style-name="P134"/>
      <text:p text:style-name="P134"><text:s text:c="20"/>Keep the summary concise, clear and below 1000 characters.</text:p>
      <text:p text:style-name="P134"><text:s text:c="20"/>""".format(title=title, selection=selection),</text:p>
      <text:p text:style-name="P134"><text:s text:c="20"/># stream=True,</text:p>
      <text:p text:style-name="P134"><text:s text:c="20"/>generation_config = genai.types.GenerationConfig(</text:p>
      <text:p text:style-name="P134"><text:s text:c="24"/>temperature=0.2,</text:p>
      <text:p text:style-name="P134"><text:s text:c="24"/>top_p=0.95,</text:p>
      <text:p text:style-name="P134"><text:s text:c="24"/>max_output_tokens=256,</text:p>
      <text:p text:style-name="P134"><text:s text:c="20"/>),</text:p>
      <text:p text:style-name="P134"/>
      <text:p text:style-name="P134"><text:s text:c="20"/>)</text:p>
      <text:p text:style-name="P134"><text:s text:c="16"/>return jsonify({'message': 'Summary generated successfully', 'data': response}), 200</text:p>
      <text:p text:style-name="P134"><text:s text:c="12"/>except Exception as e:</text:p>
      <text:p text:style-name="P134"><text:s text:c="16"/>raise</text:p>
      <text:p text:style-name="P134"/>
      <text:p text:style-name="P144"><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4"><text:span text:style-name="T120"/></text:p>
      <text:list text:style-name="L31">
        <text:list-item>
          <text:p text:style-name="P425"><text:span text:style-name="T16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431"><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432"><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77"/>
      <text:list text:continue-list="list190414294080568" text:style-name="L1">
        <text:list-item>
          <text:list>
            <text:list-item>
              <text:list>
                <text:list-item>
                  <text:p text:style-name="P247"><text:bookmark-start text:name="__RefHeading___Toc11532_1229836567"/>modules/notes.py<text:bookmark-end text:name="__RefHeading___Toc11532_1229836567"/></text:p>
                </text:list-item>
              </text:list>
            </text:list-item>
          </text:list>
        </text:list-item>
      </text:list>
      <text:p text:style-name="P145"><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5"><text:span text:style-name="Strong_20_Emphasis"><text:span text:style-name="T101"/></text:span></text:p>
      <text:p text:style-name="P147"><text:span text:style-name="Strong_20_Emphasis"><text:span text:style-name="T150">from datetime import datetime</text:span></text:span></text:p>
      <text:p text:style-name="P147"><text:span text:style-name="Strong_20_Emphasis"><text:span text:style-name="T150">import os</text:span></text:span></text:p>
      <text:p text:style-name="P147"><text:span text:style-name="Strong_20_Emphasis"><text:span text:style-name="T150">import sys</text:span></text:span></text:p>
      <text:p text:style-name="P147"><text:span text:style-name="Strong_20_Emphasis"><text:span text:style-name="T150">from flask import Blueprint, g, jsonify, request</text:span></text:span></text:p>
      <text:p text:style-name="P147"><text:span text:style-name="Strong_20_Emphasis"><text:span text:style-name="T150">from flask_jwt_extended import jwt_required</text:span></text:span></text:p>
      <text:p text:style-name="P147"><text:span text:style-name="Strong_20_Emphasis"><text:span text:style-name="T150"/></text:span></text:p>
      <text:p text:style-name="P147"><text:span text:style-name="Strong_20_Emphasis"><text:span text:style-name="T150">from modules.universal import BaseNote</text:span></text:span></text:p>
      <text:p text:style-name="P147"><text:span text:style-name="Strong_20_Emphasis"><text:span text:style-name="T150">from utils.userDeleteGraph import delete_notes_with_backoff, delete_user_data_with_backoff</text:span></text:span></text:p>
      <text:p text:style-name="P147"><text:span text:style-name="Strong_20_Emphasis"><text:span text:style-name="T150">sys.path.append(os.path.abspath(os.path.join(os.path.dirname(__file__), os.path.pardir)))</text:span></text:span></text:p>
      <text:p text:style-name="P147"><text:span text:style-name="Strong_20_Emphasis"><text:span text:style-name="T150">from formsValidation import BaseSchema</text:span></text:span></text:p>
      <text:p text:style-name="P147"><text:span text:style-name="Strong_20_Emphasis"><text:span text:style-name="T150">from utils.utils import token_required</text:span></text:span></text:p>
      <text:p text:style-name="P147"><text:span text:style-name="Strong_20_Emphasis"><text:span text:style-name="T150">import psycopg2</text:span></text:span></text:p>
      <text:p text:style-name="P147"><text:span text:style-name="Strong_20_Emphasis"><text:span text:style-name="T150"/></text:span></text:p>
      <text:p text:style-name="P147"><text:span text:style-name="Strong_20_Emphasis"><text:span text:style-name="T150">class NoteApi(BaseNote):</text:span></text:span></text:p>
      <text:p text:style-name="P147"><text:span text:style-name="Strong_20_Emphasis"><text:span text:style-name="T150"><text:s text:c="4"/>def __init__(self, app, conn, tokenization_manager, recents_manager):</text:span></text:span></text:p>
      <text:p text:style-name="P147"><text:span text:style-name="Strong_20_Emphasis"><text:span text:style-name="T150"><text:s text:c="8"/>super().__init__(app, conn, tokenization_manager, recents_manager)</text:span></text:span></text:p>
      <text:p text:style-name="P147"><text:span text:style-name="Strong_20_Emphasis"><text:span text:style-name="T150"><text:s text:c="8"/>self.note_schema = BaseSchema()</text:span></text:span></text:p>
      <text:p text:style-name="P147"><text:span text:style-name="Strong_20_Emphasis"><text:span text:style-name="T150"><text:s text:c="8"/>self.note_routes()</text:span></text:span></text:p>
      <text:p text:style-name="P147"><text:span text:style-name="Strong_20_Emphasis"><text:span text:style-name="T150"/></text:span></text:p>
      <text:p text:style-name="P147"><text:span text:style-name="Strong_20_Emphasis"><text:span text:style-name="T150"><text:s text:c="4"/>def tokenize(self,noteId,title,content):</text:span></text:span></text:p>
      <text:p text:style-name="P147"><text:span text:style-name="Strong_20_Emphasis"><text:span text:style-name="T150"><text:s text:c="8"/>text = [title, content]</text:span></text:span></text:p>
      <text:p text:style-name="P147"><text:span text:style-name="Strong_20_Emphasis"><text:span text:style-name="T150"><text:s text:c="8"/>priority = sum(len(string) for string in text)</text:span></text:span></text:p>
      <text:p text:style-name="P147"><text:span text:style-name="Strong_20_Emphasis"><text:span text:style-name="T150"><text:s text:c="8"/>self.tokenization_manager.add_note(</text:span></text:span></text:p>
      <text:p text:style-name="P147"><text:span text:style-name="Strong_20_Emphasis"><text:span text:style-name="T150"><text:s text:c="12"/>text=text,</text:span></text:span></text:p>
      <text:p text:style-name="P147"><text:span text:style-name="Strong_20_Emphasis"><text:span text:style-name="T150"><text:s text:c="12"/>priority=priority,</text:span></text:span></text:p>
      <text:p text:style-name="P147"><text:span text:style-name="Strong_20_Emphasis"><text:span text:style-name="T150"><text:s text:c="12"/>note_id=noteId</text:span></text:span></text:p>
      <text:p text:style-name="P147"><text:span text:style-name="Strong_20_Emphasis"><text:span text:style-name="T150"><text:s text:c="12"/>)</text:span></text:span></text:p>
      <text:p text:style-name="P147"><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47"><text:span text:style-name="Strong_20_Emphasis"><text:span text:style-name="T102"/></text:span></text:p>
      <text:p text:style-name="P148"><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57">from marshmallow import Schema, fields, ValidationError</text:span></text:span></text:p>
      <text:p text:style-name="P148"><text:soft-page-break/><text:span text:style-name="Strong_20_Emphasis"><text:span text:style-name="T157"/></text:span></text:p>
      <text:p text:style-name="P148"><text:span text:style-name="Strong_20_Emphasis"><text:span text:style-name="T157"># Base Schema for common fields</text:span></text:span></text:p>
      <text:p text:style-name="P148"><text:span text:style-name="Strong_20_Emphasis"><text:span text:style-name="T157">class BaseSchema(Schema):</text:span></text:span></text:p>
      <text:p text:style-name="P148"><text:span text:style-name="Strong_20_Emphasis"><text:span text:style-name="T157"><text:s text:c="4"/>title = fields.Str(required=True, validate=lambda s: 100 &gt;= len(s) &gt; 0)</text:span></text:span></text:p>
      <text:p text:style-name="P148"><text:span text:style-name="Strong_20_Emphasis"><text:span text:style-name="T157"><text:s text:c="4"/>content = fields.Str(required=False, validate=lambda s: len(s) &lt;= 1000)</text:span></text:span></text:p>
      <text:p text:style-name="P148"><text:span text:style-name="Strong_20_Emphasis"><text:span text:style-name="T157"><text:s text:c="4"/>tags = fields.List(fields.UUID(), required=False)</text:span></text:span></text:p>
      <text:p text:style-name="P148"><text:span text:style-name="Strong_20_Emphasis"><text:span text:style-name="T157"><text:s text:c="4"/>noteid = fields.UUID(required=False)</text:span></text:span></text:p>
      <text:p text:style-name="P147"><text:span text:style-name="Strong_20_Emphasis"><text:span text:style-name="T103"/></text:span></text:p>
      <text:p text:style-name="P147"><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47"><text:span text:style-name="Strong_20_Emphasis"><text:span text:style-name="T102"/></text:span></text:p>
      <text:list text:continue-numbering="true" text:style-name="L1">
        <text:list-item>
          <text:list>
            <text:list-item>
              <text:list>
                <text:list-item>
                  <text:list>
                    <text:list-item>
                      <text:p text:style-name="P262"><text:bookmark-start text:name="__RefHeading___Toc11530_1229836567"/>Create Note<text:bookmark-end text:name="__RefHeading___Toc11530_1229836567"/></text:p>
                    </text:list-item>
                  </text:list>
                </text:list-item>
              </text:list>
            </text:list-item>
          </text:list>
        </text:list-item>
      </text:list>
      <text:p text:style-name="P145"><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0"><text:s text:c="8"/>@self.app.route('/api/notes/create', methods=['POST'])</text:p>
      <text:p text:style-name="P120"><text:s text:c="8"/>@jwt_required()</text:p>
      <text:p text:style-name="P120"><text:s text:c="8"/>@token_required</text:p>
      <text:p text:style-name="P120"><text:s text:c="8"/>def create_note():</text:p>
      <text:p text:style-name="P120"><text:s text:c="12"/>try:</text:p>
      <text:p text:style-name="P120"><text:s text:c="16"/>userId = str(g.userId)</text:p>
      <text:p text:style-name="P120"><text:s text:c="16"/>data = self.note_schema.load(request.get_json())</text:p>
      <text:p text:style-name="P120"><text:s text:c="16"/>title = data['title']</text:p>
      <text:p text:style-name="P120"><text:s text:c="16"/>tags = data['tags']</text:p>
      <text:p text:style-name="P120"><text:s text:c="16"/>content = data['content']</text:p>
      <text:p text:style-name="P120"><text:s text:c="16"/>with self.conn.cursor(cursor_factory=psycopg2.extras.DictCursor) as cur:</text:p>
      <text:p text:style-name="P120"><text:s text:c="20"/>noteId = self.create_note(cur, userId, title, content, 'note', tags)</text:p>
      <text:p text:style-name="P120"/>
      <text:p text:style-name="P120"><text:s text:c="16"/>self.tokenize(noteId,title,content)</text:p>
      <text:p text:style-name="P120"><text:s text:c="16"/>self.conn.commit()</text:p>
      <text:p text:style-name="P120"/>
      <text:p text:style-name="P120"><text:s text:c="16"/>return jsonify({</text:p>
      <text:p text:style-name="P120"><text:s text:c="20"/>'message': 'Note created successfully',</text:p>
      <text:p text:style-name="P120"><text:s text:c="20"/>'data': {</text:p>
      <text:p text:style-name="P120"><text:s text:c="24"/>'noteid': noteId,</text:p>
      <text:p text:style-name="P120"><text:s text:c="20"/>}</text:p>
      <text:p text:style-name="P120"><text:s text:c="16"/>}), 200</text:p>
      <text:p text:style-name="P120"><text:s text:c="12"/>except Exception as error:</text:p>
      <text:p text:style-name="P120"><text:soft-page-break/><text:s text:c="16"/>self.conn.rollback()</text:p>
      <text:p text:style-name="P120"><text:s text:c="16"/>print('Error during transaction', error)</text:p>
      <text:p text:style-name="P120"><text:s text:c="16"/>raise</text:p>
      <text:p text:style-name="P120"><text:s text:c="12"/>finally:</text:p>
      <text:p text:style-name="P146"><text:span text:style-name="T153"><text:s text:c="16"/>cur.close()</text:span><text:span text:style-name="T109"><text:line-break/></text:span></text:p>
      <text:list text:continue-numbering="true" text:style-name="L1">
        <text:list-item>
          <text:list>
            <text:list-item>
              <text:list>
                <text:list-item>
                  <text:list>
                    <text:list-item>
                      <text:p text:style-name="P262"><text:bookmark-start text:name="__RefHeading___Toc11528_1229836567"/>Update Note<text:bookmark-end text:name="__RefHeading___Toc11528_1229836567"/></text:p>
                    </text:list-item>
                  </text:list>
                </text:list-item>
              </text:list>
            </text:list-item>
          </text:list>
        </text:list-item>
      </text:list>
      <text:p text:style-name="P150"><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1"><text:s text:c="8"/>@self.app.route('/api/notes/update', methods=['PUT'])</text:p>
      <text:p text:style-name="P121"><text:s text:c="8"/>@jwt_required()</text:p>
      <text:p text:style-name="P121"><text:s text:c="8"/>@token_required</text:p>
      <text:p text:style-name="P121"><text:s text:c="8"/>def update_note():</text:p>
      <text:p text:style-name="P121"><text:s text:c="12"/>try:</text:p>
      <text:p text:style-name="P121"><text:s text:c="16"/>userId = str(g.userId) <text:s/># Convert userId to string</text:p>
      <text:p text:style-name="P121"><text:s text:c="16"/>note = self.note_schema.load(request.get_json())</text:p>
      <text:p text:style-name="P121"/>
      <text:p text:style-name="P121"><text:s text:c="16"/>note_id = str(note['noteid'])</text:p>
      <text:p text:style-name="P121"><text:s text:c="16"/>title = note['title']</text:p>
      <text:p text:style-name="P121"><text:s text:c="16"/>content = note['content']</text:p>
      <text:p text:style-name="P121"><text:s text:c="16"/>tags = note.get('tags', [])</text:p>
      <text:p text:style-name="P121"/>
      <text:p text:style-name="P121"><text:s text:c="16"/>with self.conn.cursor(cursor_factory=psycopg2.extras.DictCursor) as cur:</text:p>
      <text:p text:style-name="P121"/>
      <text:p text:style-name="P121"><text:s text:c="20"/>cur.execute("""</text:p>
      <text:p text:style-name="P121"><text:s text:c="24"/>UPDATE Notes</text:p>
      <text:p text:style-name="P121"><text:s text:c="24"/>SET title = %s, content = %s</text:p>
      <text:p text:style-name="P121"><text:s text:c="24"/>WHERE id = %s AND user_id = %s</text:p>
      <text:p text:style-name="P121"><text:s text:c="20"/>""", (title, content, note_id, userId))</text:p>
      <text:p text:style-name="P121"/>
      <text:p text:style-name="P121"><text:s text:c="20"/>self.update_notetags(cur, note_id, tags)</text:p>
      <text:p text:style-name="P121"/>
      <text:p text:style-name="P121"><text:s text:c="20"/>self.tokenize(note_id, title, content)</text:p>
      <text:p text:style-name="P121"><text:s text:c="20"/>self.conn.commit()</text:p>
      <text:p text:style-name="P121"/>
      <text:p text:style-name="P121"><text:s text:c="20"/>return jsonify({'message': 'Note updated successfully', 'data': None}), 200</text:p>
      <text:p text:style-name="P121"><text:s text:c="12"/>except Exception as e:</text:p>
      <text:p text:style-name="P121"><text:s text:c="16"/>self.conn.rollback()</text:p>
      <text:p text:style-name="P121"><text:s text:c="16"/>print(f"An error occurred: {e}")</text:p>
      <text:p text:style-name="P121"><text:s text:c="16"/>raise</text:p>
      <text:p text:style-name="P121"><text:s text:c="12"/>finally:</text:p>
      <text:p text:style-name="P121"><text:soft-page-break/><text:s text:c="16"/>cur.close()</text:p>
      <text:list text:continue-numbering="true" text:style-name="L1">
        <text:list-item>
          <text:list>
            <text:list-item>
              <text:list>
                <text:list-item>
                  <text:list>
                    <text:list-item>
                      <text:p text:style-name="P262"><text:bookmark-start text:name="__RefHeading___Toc11526_1229836567"/>Delete Note<text:bookmark-end text:name="__RefHeading___Toc11526_1229836567"/></text:p>
                    </text:list-item>
                  </text:list>
                </text:list-item>
              </text:list>
            </text:list-item>
          </text:list>
        </text:list-item>
      </text:list>
      <text:p text:style-name="P150"><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2"><text:s text:c="8"/>@self.app.route('/api/notes/delete', methods=['PUT'])</text:p>
      <text:p text:style-name="P122"><text:s text:c="8"/>@jwt_required()</text:p>
      <text:p text:style-name="P122"><text:s text:c="8"/>@token_required</text:p>
      <text:p text:style-name="P122"><text:s text:c="8"/>def delete_note():</text:p>
      <text:p text:style-name="P122"><text:s text:c="12"/>try:</text:p>
      <text:p text:style-name="P122"><text:s text:c="16"/>userId = g.userId</text:p>
      <text:p text:style-name="P122"><text:s text:c="16"/>data = request.get_json()</text:p>
      <text:p text:style-name="P122"><text:s text:c="16"/>note_id = data['noteId']</text:p>
      <text:p text:style-name="P122"><text:s text:c="16"/>stack = [12,2] #NoteTags, Notes</text:p>
      <text:p text:style-name="P122"><text:s text:c="16"/>stack.reverse()</text:p>
      <text:p text:style-name="P122"><text:s text:c="16"/>if delete_notes_with_backoff(self.conn, note_id, stack):</text:p>
      <text:p text:style-name="P122"><text:s text:c="20"/>self.tokenization_manager.delete_note_by_id(note_id)</text:p>
      <text:p text:style-name="P122"><text:s text:c="20"/>return jsonify({'message': 'Note deleted successfully'}), 200</text:p>
      <text:p text:style-name="P122"><text:s text:c="16"/>else:</text:p>
      <text:p text:style-name="P122"><text:s text:c="20"/>return jsonify({'message': 'Failed to delete note data after multiple retries'}), 500</text:p>
      <text:p text:style-name="P122"><text:s text:c="12"/>except Exception as e:</text:p>
      <text:p text:style-name="P122"><text:s text:c="16"/>self.conn.rollback()</text:p>
      <text:p text:style-name="P122"><text:s text:c="16"/>raise</text:p>
      <text:list text:continue-numbering="true" text:style-name="L1">
        <text:list-item>
          <text:list>
            <text:list-item>
              <text:list>
                <text:list-item>
                  <text:list>
                    <text:list-item>
                      <text:p text:style-name="P262"><text:bookmark-start text:name="__RefHeading___Toc11524_1229836567"/>Get a specific note<text:bookmark-end text:name="__RefHeading___Toc11524_1229836567"/></text:p>
                    </text:list-item>
                  </text:list>
                </text:list-item>
              </text:list>
            </text:list-item>
          </text:list>
        </text:list-item>
      </text:list>
      <text:p text:style-name="P151"><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3"/>
      <text:p text:style-name="P123"><text:s text:c="8"/>@self.app.route('/api/note', methods=['GET'])</text:p>
      <text:p text:style-name="P123"><text:s text:c="8"/>@jwt_required()</text:p>
      <text:p text:style-name="P123"><text:s text:c="8"/>@token_required</text:p>
      <text:p text:style-name="P123"><text:s text:c="8"/>def get_note():</text:p>
      <text:p text:style-name="P123"><text:s text:c="12"/>try:</text:p>
      <text:p text:style-name="P123"><text:s text:c="16"/>userId = g.userId</text:p>
      <text:p text:style-name="P123"><text:s text:c="16"/>noteid = request.args.get('noteid')</text:p>
      <text:p text:style-name="P123"/>
      <text:p text:style-name="P123"><text:s text:c="16"/>with self.conn.cursor(cursor_factory=psycopg2.extras.DictCursor) as cur:</text:p>
      <text:p text:style-name="P123"/>
      <text:p text:style-name="P123"><text:s text:c="20"/>cur.execute(f"""</text:p>
      <text:p text:style-name="P123"><text:s text:c="24"/>WITH {self.tags_cte}</text:p>
      <text:p text:style-name="P123"><text:soft-page-break/><text:s text:c="24"/>SELECT</text:p>
      <text:p text:style-name="P123"><text:s text:c="28"/>n.id AS note_id,</text:p>
      <text:p text:style-name="P123"><text:s text:c="28"/>n.title AS note_title,</text:p>
      <text:p text:style-name="P123"><text:s text:c="28"/>n.content AS note_content,</text:p>
      <text:p text:style-name="P123"><text:s text:c="28"/>n.created_at AS note_created_at,</text:p>
      <text:p text:style-name="P123"><text:s text:c="28"/>n.type AS note_type,</text:p>
      <text:p text:style-name="P123"><text:s text:c="28"/>COALESCE(tags_cte.tags, '[]') AS tags</text:p>
      <text:p text:style-name="P123"><text:s text:c="24"/>FROM Notes n</text:p>
      <text:p text:style-name="P123"><text:s text:c="24"/>LEFT JOIN TagsCTE tags_cte ON n.id = tags_cte.note_id</text:p>
      <text:p text:style-name="P123"><text:s text:c="24"/>WHERE n.user_id = %s AND n.id = %s AND n.type = 'note' AND n.archived = FALSE</text:p>
      <text:p text:style-name="P123"><text:s text:c="20"/>""", (userId, noteid))</text:p>
      <text:p text:style-name="P123"/>
      <text:p text:style-name="P123"><text:s text:c="20"/>row = cur.fetchone()</text:p>
      <text:p text:style-name="P123"><text:s text:c="20"/>if not row:</text:p>
      <text:p text:style-name="P123"><text:s text:c="24"/>return jsonify({'message': "Note not found"}), 404</text:p>
      <text:p text:style-name="P123"/>
      <text:p text:style-name="P123"><text:s text:c="20"/>note = {</text:p>
      <text:p text:style-name="P123"><text:s text:c="24"/>'noteid': row['note_id'],</text:p>
      <text:p text:style-name="P123"><text:s text:c="24"/>'title': row['note_title'],</text:p>
      <text:p text:style-name="P123"><text:s text:c="24"/>'content': row['note_content'],</text:p>
      <text:p text:style-name="P123"><text:s text:c="24"/>'tags': row['tags']</text:p>
      <text:p text:style-name="P123"><text:s text:c="20"/>}</text:p>
      <text:p text:style-name="P123"><text:s text:c="20"/>self.recents_manager.add_note_for_user(userId, noteid)</text:p>
      <text:p text:style-name="P123"><text:s text:c="20"/>return jsonify({"note": note, 'message': "Note fetched successfully"}), 200</text:p>
      <text:p text:style-name="P123"/>
      <text:p text:style-name="P123"><text:s text:c="12"/>except Exception as e:</text:p>
      <text:p text:style-name="P123"><text:s text:c="16"/>self.conn.rollback()</text:p>
      <text:p text:style-name="P123"><text:s text:c="16"/>print(f"An error occurred: {e}")</text:p>
      <text:p text:style-name="P123"><text:s text:c="16"/>return jsonify({'message': 'An error occurred', 'error': str(e)}), 500</text:p>
      <text:p text:style-name="P123"/>
      <text:p text:style-name="P123"><text:s text:c="12"/>finally:</text:p>
      <text:p text:style-name="P123"><text:s text:c="16"/>cur.close()</text:p>
      <text:list text:continue-numbering="true" text:style-name="L1">
        <text:list-item>
          <text:list>
            <text:list-item>
              <text:list>
                <text:list-item>
                  <text:list>
                    <text:list-item>
                      <text:p text:style-name="P247"><text:bookmark-start text:name="__RefHeading___Toc11522_1229836567"/>Get Note previews<text:bookmark-end text:name="__RefHeading___Toc11522_1229836567"/></text:p>
                    </text:list-item>
                  </text:list>
                </text:list-item>
              </text:list>
            </text:list-item>
          </text:list>
        </text:list-item>
      </text:list>
      <text:p text:style-name="P151"><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4"><text:s text:c="8"/>@self.app.route('/api/notes/previews', methods=['GET'])</text:p>
      <text:p text:style-name="P124"><text:s text:c="8"/>@jwt_required()</text:p>
      <text:p text:style-name="P124"><text:s text:c="8"/>@token_required</text:p>
      <text:p text:style-name="P124"><text:s text:c="8"/>def get_note_previews():</text:p>
      <text:p text:style-name="P124"><text:soft-page-break/><text:s text:c="12"/>try:</text:p>
      <text:p text:style-name="P124"><text:s text:c="16"/>userId = g.userId</text:p>
      <text:p text:style-name="P124"><text:s text:c="16"/># Pagination</text:p>
      <text:p text:style-name="P124"><text:s text:c="16"/>page = int(request.args.get('pageParam', 1)) <text:s/># Default to page 1</text:p>
      <text:p text:style-name="P124"><text:s text:c="16"/>per_page = int(request.args.get('per_page', 5)) <text:s/># Default to 10 items per page</text:p>
      <text:p text:style-name="P124"><text:s text:c="16"/>offset = (page - 1) * per_page</text:p>
      <text:p text:style-name="P124"/>
      <text:p text:style-name="P124"><text:s text:c="16"/>with self.conn.cursor(cursor_factory=psycopg2.extras.DictCursor) as cur:</text:p>
      <text:p text:style-name="P124"><text:s text:c="20"/># Fetch the total count of notes for pagination metadata</text:p>
      <text:p text:style-name="P124"><text:s text:c="20"/>total,nextPage = self.fetch_total_notes(cur, 'note', userId, page, offset, per_page)</text:p>
      <text:p text:style-name="P124"/>
      <text:p text:style-name="P124"><text:s text:c="20"/>cur.execute(f"""</text:p>
      <text:p text:style-name="P124"><text:s text:c="24"/>WITH {self.tags_cte}</text:p>
      <text:p text:style-name="P124"><text:s text:c="24"/>SELECT</text:p>
      <text:p text:style-name="P124"><text:s text:c="28"/>n.id AS note_id,</text:p>
      <text:p text:style-name="P124"><text:s text:c="28"/>n.title AS title,</text:p>
      <text:p text:style-name="P124"><text:s text:c="28"/>n.content AS content,</text:p>
      <text:p text:style-name="P124"><text:s text:c="28"/>n.type AS type,</text:p>
      <text:p text:style-name="P124"><text:s text:c="28"/>COALESCE(tags_cte.tags, '[]') AS tags</text:p>
      <text:p text:style-name="P124"><text:s text:c="24"/>FROM Notes n</text:p>
      <text:p text:style-name="P124"><text:s text:c="24"/>LEFT JOIN TagsCTE tags_cte ON n.id = tags_cte.note_id</text:p>
      <text:p text:style-name="P124"><text:s text:c="24"/>WHERE n.user_id = %s AND n.type = 'note' AND n.archived = FALSE</text:p>
      <text:p text:style-name="P124"><text:s text:c="24"/>ORDER BY n.updated_at DESC</text:p>
      <text:p text:style-name="P124"><text:s text:c="24"/>LIMIT %s OFFSET %s</text:p>
      <text:p text:style-name="P124"><text:s text:c="20"/>""", (userId, per_page, offset))</text:p>
      <text:p text:style-name="P124"/>
      <text:p text:style-name="P124"><text:s text:c="20"/>rows = cur.fetchall()</text:p>
      <text:p text:style-name="P124"><text:s text:c="20"/>notes = []</text:p>
      <text:p text:style-name="P124"><text:s text:c="20"/>for row in rows:</text:p>
      <text:p text:style-name="P124"><text:s text:c="24"/>note = {</text:p>
      <text:p text:style-name="P124"><text:s text:c="28"/>'noteid': row['note_id'],</text:p>
      <text:p text:style-name="P124"><text:s text:c="28"/>'title': row['title'][:100] + '...' if len(row['title']) &gt; 100 else row['title'],</text:p>
      <text:p text:style-name="P124"><text:s text:c="28"/>'content': row['content'][:200] + '...' if len(row['content']) &gt; 200 else row['content'],</text:p>
      <text:p text:style-name="P124"><text:s text:c="28"/>'tags': row['tags']</text:p>
      <text:p text:style-name="P124"><text:s text:c="24"/>}</text:p>
      <text:p text:style-name="P124"><text:s text:c="24"/>notes.append(note)</text:p>
      <text:p text:style-name="P124"/>
      <text:p text:style-name="P124"><text:s text:c="20"/>return jsonify({"notes": notes,</text:p>
      <text:p text:style-name="P124"><text:s text:c="36"/>'pagination': {</text:p>
      <text:p text:style-name="P124"><text:s text:c="40"/>'total': total,</text:p>
      <text:p text:style-name="P124"><text:soft-page-break/><text:s text:c="40"/>'page': page,</text:p>
      <text:p text:style-name="P124"><text:s text:c="40"/>'perPage': per_page,</text:p>
      <text:p text:style-name="P124"><text:s text:c="40"/>'nextPage': nextPage</text:p>
      <text:p text:style-name="P124"><text:s text:c="36"/>}}), 200</text:p>
      <text:p text:style-name="P124"/>
      <text:p text:style-name="P124"><text:s text:c="12"/>except Exception as e:</text:p>
      <text:p text:style-name="P124"><text:s text:c="16"/>self.conn.rollback()</text:p>
      <text:p text:style-name="P124"><text:s text:c="16"/>print(f"An error occurred: {e}")</text:p>
      <text:p text:style-name="P124"><text:s text:c="16"/>return jsonify({'message': 'An error occurred', 'error': str(e)}), 500</text:p>
      <text:p text:style-name="P124"/>
      <text:p text:style-name="P124"><text:s text:c="12"/>finally:</text:p>
      <text:p text:style-name="P139"><text:s text:c="16"/>cur.close()</text:p>
      <text:p text:style-name="P149"/>
      <text:list text:continue-numbering="true" text:style-name="L1">
        <text:list-item>
          <text:list>
            <text:list-item>
              <text:list>
                <text:list-item>
                  <text:p text:style-name="P263"><text:bookmark-start text:name="__RefHeading___Toc7339_3908388459"/>modules/tasks.py<text:bookmark-end text:name="__RefHeading___Toc7339_3908388459"/></text:p>
                </text:list-item>
              </text:list>
            </text:list-item>
          </text:list>
        </text:list-item>
      </text:list>
      <text:p text:style-name="P15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64"><text:bookmark-start text:name="__RefHeading___Toc8726_529430363"/>Initialization<text:bookmark-end text:name="__RefHeading___Toc8726_529430363"/></text:p>
                    </text:list-item>
                  </text:list>
                </text:list-item>
              </text:list>
            </text:list-item>
          </text:list>
        </text:list-item>
      </text:list>
      <text:p text:style-name="P141">class TaskApi(BaseNote):</text:p>
      <text:p text:style-name="P141"><text:s text:c="4"/>def __init__(self, app, conn, tokenization_manager, recents_manager):</text:p>
      <text:p text:style-name="P141"><text:s text:c="8"/>super().__init__(app, conn, tokenization_manager, recents_manager)</text:p>
      <text:p text:style-name="P141"><text:s text:c="8"/>self.task_schema = TaskSchema()</text:p>
      <text:p text:style-name="P141"><text:s text:c="8"/>self.task_routes()</text:p>
      <text:p text:style-name="P141"/>
      <text:p text:style-name="P141"><text:s text:c="8"/>self.subtasks_cte = """SubtasksCTE AS (</text:p>
      <text:p text:style-name="P141"><text:s text:c="20"/>SELECT</text:p>
      <text:p text:style-name="P141"><text:s text:c="24"/>st.task_id,</text:p>
      <text:p text:style-name="P141"><text:s text:c="24"/>json_agg(json_build_object(</text:p>
      <text:p text:style-name="P141"><text:s text:c="28"/>'subtaskid', st.id,</text:p>
      <text:p text:style-name="P141"><text:s text:c="28"/>'description', st.description,</text:p>
      <text:p text:style-name="P141"><text:s text:c="28"/>'completed', st.completed,</text:p>
      <text:p text:style-name="P141"><text:s text:c="28"/>'index', st.st_index</text:p>
      <text:p text:style-name="P141"><text:s text:c="24"/>)) AS subtasks</text:p>
      <text:p text:style-name="P141"><text:s text:c="20"/>FROM Subtasks st</text:p>
      <text:p text:style-name="P141"><text:s text:c="20"/>GROUP BY st.task_id</text:p>
      <text:p text:style-name="P141"><text:s text:c="16"/>)"""</text:p>
      <text:p text:style-name="P141"/>
      <text:p text:style-name="P141"><text:s text:c="4"/>def tokenize(self,noteId,title,content,subtasks):</text:p>
      <text:p text:style-name="P141"><text:s text:c="8"/>text = [title, content] + [subtask['description'] for subtask in subtasks] if subtasks else [title, content]</text:p>
      <text:p text:style-name="P141"><text:s text:c="8"/>priority = sum(len(string) for string in text)</text:p>
      <text:p text:style-name="P141"><text:soft-page-break/><text:s text:c="8"/>self.tokenization_manager.add_note(</text:p>
      <text:p text:style-name="P141"><text:s text:c="12"/>text=text,</text:p>
      <text:p text:style-name="P141"><text:s text:c="12"/>priority=priority,</text:p>
      <text:p text:style-name="P141"><text:s text:c="12"/>note_id=noteId</text:p>
      <text:p text:style-name="P138"><text:s text:c="12"/>)</text:p>
      <text:p text:style-name="P7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64"><text:bookmark-start text:name="__RefHeading___Toc8724_529430363"/>Task creation<text:bookmark-end text:name="__RefHeading___Toc8724_529430363"/></text:p>
                    </text:list-item>
                  </text:list>
                </text:list-item>
              </text:list>
            </text:list-item>
          </text:list>
        </text:list-item>
      </text:list>
      <text:p text:style-name="P142"><text:s text:c="6"/><text:span text:style-name="T158"><text:s/>@self.app.route('/api/tasks/create', methods=['POST'])</text:span></text:p>
      <text:p text:style-name="P125"><text:s text:c="8"/>@jwt_required()</text:p>
      <text:p text:style-name="P125"><text:s text:c="8"/>@token_required</text:p>
      <text:p text:style-name="P125"><text:s text:c="8"/>def create_task():</text:p>
      <text:p text:style-name="P125"><text:s text:c="12"/>try:</text:p>
      <text:p text:style-name="P125"><text:s text:c="16"/>userId = str(g.userId) <text:s/># Convert UUID to string if userId is a UUID</text:p>
      <text:p text:style-name="P125"/>
      <text:p text:style-name="P125"><text:s text:c="16"/>data = self.task_schema.load(request.get_json())</text:p>
      <text:p text:style-name="P125"/>
      <text:p text:style-name="P125"><text:s text:c="16"/>title = data['title']</text:p>
      <text:p text:style-name="P125"><text:s text:c="16"/>tags = data['tags']</text:p>
      <text:p text:style-name="P125"><text:s text:c="16"/>content = data['content']</text:p>
      <text:p text:style-name="P125"><text:s text:c="16"/>subtasks = data['subtasks']</text:p>
      <text:p text:style-name="P125"><text:s text:c="16"/>due_date = data.get('due_date')</text:p>
      <text:p text:style-name="P125"/>
      <text:p text:style-name="P125"><text:s text:c="16"/>with self.conn.cursor(cursor_factory=psycopg2.extras.DictCursor) as cur:</text:p>
      <text:p text:style-name="P125"><text:s text:c="20"/>noteId = self.create_note(cur, userId, title, content, 'task', tags)</text:p>
      <text:p text:style-name="P125"/>
      <text:p text:style-name="P125"><text:s text:c="20"/>cur.execute( #Insert into Tasks table</text:p>
      <text:p text:style-name="P125"><text:s text:c="24"/>"""</text:p>
      <text:p text:style-name="P125"><text:s text:c="24"/>INSERT INTO Tasks (note_id, completed, due_date)</text:p>
      <text:p text:style-name="P125"><text:s text:c="24"/>VALUES (%s, %s, %s) RETURNING id</text:p>
      <text:p text:style-name="P125"><text:s text:c="24"/>""",</text:p>
      <text:p text:style-name="P125"><text:s text:c="24"/>(noteId, False, due_date)</text:p>
      <text:p text:style-name="P125"><text:s text:c="20"/>)</text:p>
      <text:p text:style-name="P125"><text:s text:c="20"/>taskId = cur.fetchone()[0]</text:p>
      <text:p text:style-name="P125"><text:s text:c="20"/>new_subtasks = None</text:p>
      <text:p text:style-name="P125"><text:s text:c="20"/>if subtasks:</text:p>
      <text:p text:style-name="P125"><text:s text:c="24"/>subtask_tuples = [</text:p>
      <text:p text:style-name="P125"><text:s text:c="28"/>(taskId, subtask['description'], False, subtask['index'])</text:p>
      <text:p text:style-name="P125"><text:s text:c="28"/>for subtask in subtasks</text:p>
      <text:p text:style-name="P125"><text:s text:c="24"/>]</text:p>
      <text:p text:style-name="P125"><text:s text:c="24"/>cur.executemany(</text:p>
      <text:p text:style-name="P125"><text:soft-page-break/><text:s text:c="28"/>"""</text:p>
      <text:p text:style-name="P125"><text:s text:c="28"/>INSERT INTO Subtasks (task_id, description, completed, st_index)</text:p>
      <text:p text:style-name="P125"><text:s text:c="28"/>VALUES (%s, %s, %s, %s)</text:p>
      <text:p text:style-name="P125"><text:s text:c="28"/>RETURNING id, task_id, description, completed, st_index</text:p>
      <text:p text:style-name="P125"><text:s text:c="28"/>""",</text:p>
      <text:p text:style-name="P125"><text:s text:c="28"/>subtask_tuples</text:p>
      <text:p text:style-name="P125"><text:s text:c="24"/>)</text:p>
      <text:p text:style-name="P125"><text:s text:c="24"/>cur.execute(</text:p>
      <text:p text:style-name="P125"><text:s text:c="28"/>"""</text:p>
      <text:p text:style-name="P125"><text:s text:c="28"/>SELECT id, task_id, description, completed, st_index</text:p>
      <text:p text:style-name="P125"><text:s text:c="28"/>FROM Subtasks</text:p>
      <text:p text:style-name="P125"><text:s text:c="28"/>WHERE task_id = %s</text:p>
      <text:p text:style-name="P125"><text:s text:c="28"/>""",</text:p>
      <text:p text:style-name="P125"><text:s text:c="28"/>(taskId,)</text:p>
      <text:p text:style-name="P125"><text:s text:c="24"/>)</text:p>
      <text:p text:style-name="P125"><text:s text:c="24"/>new_subtasks = cur.fetchall()</text:p>
      <text:p text:style-name="P125"/>
      <text:p text:style-name="P125"/>
      <text:p text:style-name="P125"><text:s text:c="16"/>self.tokenize(noteId,title,content,subtasks)</text:p>
      <text:p text:style-name="P125"><text:s text:c="16"/>self.conn.commit()</text:p>
      <text:p text:style-name="P125"><text:s text:c="16"/>return jsonify({</text:p>
      <text:p text:style-name="P125"><text:s text:c="20"/>'message': 'Task created successfully',</text:p>
      <text:p text:style-name="P125"><text:s text:c="20"/>'data': {</text:p>
      <text:p text:style-name="P125"><text:s text:c="24"/>'noteid': noteId,</text:p>
      <text:p text:style-name="P125"><text:s text:c="24"/>'taskid': taskId,</text:p>
      <text:p text:style-name="P125"><text:s text:c="24"/>'subtasks': new_subtasks</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25"><text:s text:c="16"/>cur.close()</text:p>
      <text:p text:style-name="P80">The task creation goes as follows:</text:p>
      <text:p text:style-name="P80">Firstly, the ID of the user that sent this request is taken and stored, along with the data that had been passed in the request. This data is validated via the following schemas, that inherit the BaseNote schema:<text:line-break/><text:line-break/><text:span text:style-name="T164"># Subtask Schema</text:span></text:p>
      <text:p text:style-name="P108">class SubtaskSchema(Schema):</text:p>
      <text:p text:style-name="P108"><text:s text:c="4"/>subtaskid = fields.UUID(required=False)</text:p>
      <text:p text:style-name="P108"><text:s text:c="4"/>description = fields.Str(required=True, validate=lambda s: 500 &gt;= len(s) &gt; 0)</text:p>
      <text:p text:style-name="P108"><text:s text:c="4"/>completed = fields.Bool(required=True)</text:p>
      <text:p text:style-name="P108"><text:s text:c="4"/>index = fields.Int(required=True)</text:p>
      <text:p text:style-name="P108"><text:soft-page-break/></text:p>
      <text:p text:style-name="P108"># Task Schema</text:p>
      <text:p text:style-name="P108">class TaskSchema(BaseSchema):</text:p>
      <text:p text:style-name="P108"><text:s text:c="4"/>taskid = fields.UUID(required=False)</text:p>
      <text:p text:style-name="P108"><text:s text:c="4"/>due_date = fields.Str(required=False, allow_none=True)</text:p>
      <text:p text:style-name="P108"><text:s text:c="4"/>subtasks = fields.List(fields.Nested(SubtaskSchema), required=False, allow_none=True)</text:p>
      <text:p text:style-name="P108"><text:s text:c="4"/>completed = fields.Bool(required=False)</text:p>
      <text:p text:style-name="P108"/>
      <text:p text:style-name="P8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1">Finally, any user-entered data is sent for tokenization and the database-generated IDs are returned in a JSON request to be used to correctly display the new notes on the frontend.</text:p>
      <text:p text:style-name="P81"/>
      <text:list text:continue-numbering="true" text:style-name="L1">
        <text:list-item>
          <text:list>
            <text:list-item>
              <text:list>
                <text:list-item>
                  <text:list>
                    <text:list-item>
                      <text:p text:style-name="P265"><text:bookmark-start text:name="__RefHeading___Toc8722_529430363"/>Updating tasks<text:bookmark-end text:name="__RefHeading___Toc8722_529430363"/></text:p>
                    </text:list-item>
                  </text:list>
                </text:list-item>
              </text:list>
            </text:list-item>
          </text:list>
        </text:list-item>
      </text:list>
      <text:p text:style-name="P126"><text:s text:c="7"/>@self.app.route('/api/tasks/update', methods=['PUT'])</text:p>
      <text:p text:style-name="P126"><text:s text:c="8"/>@jwt_required()</text:p>
      <text:p text:style-name="P126"><text:s text:c="8"/>@token_required</text:p>
      <text:p text:style-name="P126"><text:s text:c="8"/>def update_task():</text:p>
      <text:p text:style-name="P126"><text:s text:c="12"/>try:</text:p>
      <text:p text:style-name="P126"><text:s text:c="16"/>userId = str(g.userId) <text:s/># Convert userId to string</text:p>
      <text:p text:style-name="P126"><text:s text:c="16"/>task = self.task_schema.load(request.get_json())</text:p>
      <text:p text:style-name="P126"/>
      <text:p text:style-name="P126"><text:s text:c="16"/>note_id = str(task['noteid']) <text:s/># Convert note_id to string</text:p>
      <text:p text:style-name="P126"><text:s text:c="16"/>task_id = str(task['taskid']) <text:s/># Convert task_id to string</text:p>
      <text:p text:style-name="P126"><text:s text:c="16"/>title = task['title']</text:p>
      <text:p text:style-name="P126"><text:s text:c="16"/>content = task['content']</text:p>
      <text:p text:style-name="P126"><text:s text:c="16"/>due_date = task.get('due_date')</text:p>
      <text:p text:style-name="P126"><text:s text:c="16"/>subtasks = task.get('subtasks', [])</text:p>
      <text:p text:style-name="P126"><text:s text:c="16"/>tags = task.get('tags', [])</text:p>
      <text:p text:style-name="P126"/>
      <text:p text:style-name="P126"><text:s text:c="16"/>with self.conn.cursor(cursor_factory=psycopg2.extras.DictCursor ) as cur:</text:p>
      <text:p text:style-name="P126"><text:s text:c="20"/>if not verify_task_ownership(userId, task_id, cur):</text:p>
      <text:p text:style-name="P126"><text:s text:c="24"/>return jsonify({'message': 'You do not have permission to update this task'}), 403</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text:s/>userId))</text:p>
      <text:p text:style-name="P126"><text:soft-page-break/></text:p>
      <text:p text:style-name="P126"><text:s text:c="20"/>cur.execute("""</text:p>
      <text:p text:style-name="P126"><text:s text:c="24"/>UPDATE Tasks</text:p>
      <text:p text:style-name="P126"><text:s text:c="24"/>SET due_date = %s</text:p>
      <text:p text:style-name="P126"><text:s text:c="24"/>WHERE id = %s</text:p>
      <text:p text:style-name="P126"><text:s text:c="20"/>""", (due_date, task_id))</text:p>
      <text:p text:style-name="P126"/>
      <text:p text:style-name="P126"><text:s text:c="20"/>cur.execute("DELETE FROM Subtasks WHERE task_id = %s", (task_id,))</text:p>
      <text:p text:style-name="P126"><text:s text:c="20"/>for subtask in task.get('subtasks', []):</text:p>
      <text:p text:style-name="P126"><text:s text:c="24"/>cur.execute("""</text:p>
      <text:p text:style-name="P126"><text:s text:c="28"/>INSERT INTO Subtasks (task_id, description, completed, st_index)</text:p>
      <text:p text:style-name="P126"><text:s text:c="28"/>VALUES (%s, %s, %s, %s)</text:p>
      <text:p text:style-name="P126"><text:s text:c="24"/>""", (task_id, subtask['description'], subtask['completed'], subtask['index']))</text:p>
      <text:p text:style-name="P126"/>
      <text:p text:style-name="P126"><text:s text:c="20"/>self.update_notetags(cur, note_id, tags)</text:p>
      <text:p text:style-name="P126"/>
      <text:p text:style-name="P126"><text:s text:c="20"/>self.tokenize(note_id, title, content, subtasks)</text:p>
      <text:p text:style-name="P126"><text:s text:c="20"/>self.conn.commit()</text:p>
      <text:p text:style-name="P126"/>
      <text:p text:style-name="P126"><text:s text:c="20"/>return jsonify({'message': 'Task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header>
                      <text:p text:style-name="P433"/>
                    </text:list-header>
                  </text:list>
                </text:list-item>
              </text:list>
            </text:list-item>
          </text:list>
        </text:list-item>
      </text:list>
      <text:p text:style-name="P153"><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51">def verify_subtask_ownership(user_id, subtask_id, cur):</text:span></text:span></text:p>
      <text:p text:style-name="P153"><text:span text:style-name="Strong_20_Emphasis"><text:span text:style-name="T150"><text:s text:c="4"/>cur.execute("""</text:span></text:span></text:p>
      <text:p text:style-name="P153"><text:span text:style-name="Strong_20_Emphasis"><text:span text:style-name="T150"><text:s text:c="8"/>SELECT st.id</text:span></text:span></text:p>
      <text:p text:style-name="P153"><text:span text:style-name="Strong_20_Emphasis"><text:span text:style-name="T150"><text:s text:c="8"/>FROM Subtasks st</text:span></text:span></text:p>
      <text:p text:style-name="P153"><text:span text:style-name="Strong_20_Emphasis"><text:span text:style-name="T150"><text:s text:c="8"/>JOIN Tasks t ON st.task_id = t.id</text:span></text:span></text:p>
      <text:p text:style-name="P153"><text:span text:style-name="Strong_20_Emphasis"><text:span text:style-name="T150"><text:s text:c="8"/>JOIN Notes n ON t.note_id = n.id</text:span></text:span></text:p>
      <text:p text:style-name="P153"><text:span text:style-name="Strong_20_Emphasis"><text:span text:style-name="T150"><text:s text:c="8"/>WHERE st.id = %s AND n.user_id = %s</text:span></text:span></text:p>
      <text:p text:style-name="P153"><text:span text:style-name="Strong_20_Emphasis"><text:span text:style-name="T150"><text:s text:c="4"/>""", (subtask_id, user_id))</text:span></text:span></text:p>
      <text:p text:style-name="P153"><text:soft-page-break/><text:span text:style-name="Strong_20_Emphasis"><text:span text:style-name="T150"><text:s text:c="4"/>return cur.fetchone() is not None</text:span></text:span></text:p>
      <text:p text:style-name="P153"><text:span text:style-name="Strong_20_Emphasis"><text:span text:style-name="T150"/></text:span></text:p>
      <text:p text:style-name="P153"><text:span text:style-name="Strong_20_Emphasis"><text:span text:style-name="T150">def verify_task_ownership(user_id, task_id, cur):</text:span></text:span></text:p>
      <text:p text:style-name="P153"><text:span text:style-name="Strong_20_Emphasis"><text:span text:style-name="T150"><text:s text:c="4"/></text:span></text:span></text:p>
      <text:p text:style-name="P153"><text:span text:style-name="Strong_20_Emphasis"><text:span text:style-name="T150"><text:s text:c="4"/>query = """</text:span></text:span></text:p>
      <text:p text:style-name="P153"><text:span text:style-name="Strong_20_Emphasis"><text:span text:style-name="T150"><text:s text:c="4"/>SELECT Notes.user_id</text:span></text:span></text:p>
      <text:p text:style-name="P153"><text:span text:style-name="Strong_20_Emphasis"><text:span text:style-name="T150"><text:s text:c="4"/>FROM Tasks</text:span></text:span></text:p>
      <text:p text:style-name="P153"><text:span text:style-name="Strong_20_Emphasis"><text:span text:style-name="T150"><text:s text:c="4"/>JOIN Notes ON Tasks.note_id = Notes.id</text:span></text:span></text:p>
      <text:p text:style-name="P153"><text:span text:style-name="Strong_20_Emphasis"><text:span text:style-name="T150"><text:s text:c="4"/>WHERE Tasks.id = %s</text:span></text:span></text:p>
      <text:p text:style-name="P153"><text:span text:style-name="Strong_20_Emphasis"><text:span text:style-name="T150"><text:s text:c="4"/>"""</text:span></text:span></text:p>
      <text:p text:style-name="P153"><text:span text:style-name="Strong_20_Emphasis"><text:span text:style-name="T150"><text:s text:c="4"/>cur.execute(query, (task_id,))</text:span></text:span></text:p>
      <text:p text:style-name="P153"><text:span text:style-name="Strong_20_Emphasis"><text:span text:style-name="T150"><text:s text:c="4"/>result = cur.fetchone()</text:span></text:span></text:p>
      <text:p text:style-name="P153"><text:span text:style-name="Strong_20_Emphasis"><text:span text:style-name="T150"/></text:span></text:p>
      <text:p text:style-name="P153"><text:span text:style-name="Strong_20_Emphasis"><text:span text:style-name="T150"><text:s text:c="4"/>if (len(result)&lt;1) or (result['user_id'] != user_id):</text:span></text:span></text:p>
      <text:p text:style-name="P153"><text:span text:style-name="Strong_20_Emphasis"><text:span text:style-name="T150"><text:s text:c="8"/>print("False")</text:span></text:span></text:p>
      <text:p text:style-name="P153"><text:span text:style-name="Strong_20_Emphasis"><text:span text:style-name="T150"><text:s text:c="8"/>return False</text:span></text:span></text:p>
      <text:p text:style-name="P153"><text:span text:style-name="Strong_20_Emphasis"><text:span text:style-name="T150"><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4"><text:span text:style-name="Strong_20_Emphasis"><text:span text:style-name="T113"/></text:span></text:p>
      <text:list text:continue-numbering="true" text:style-name="L1">
        <text:list-item>
          <text:list>
            <text:list-item>
              <text:list>
                <text:list-item>
                  <text:list>
                    <text:list-item>
                      <text:p text:style-name="P266"><text:bookmark-start text:name="__RefHeading___Toc8720_529430363"/>Deleting a task<text:bookmark-end text:name="__RefHeading___Toc8720_529430363"/></text:p>
                    </text:list-item>
                  </text:list>
                </text:list-item>
              </text:list>
            </text:list-item>
          </text:list>
        </text:list-item>
      </text:list>
      <text:p text:style-name="P127"><text:s text:c="8"/>@self.app.route('/api/tasks/delete', methods=['PUT'])</text:p>
      <text:p text:style-name="P127"><text:s text:c="8"/>@jwt_required()</text:p>
      <text:p text:style-name="P127"><text:s text:c="8"/>@token_required</text:p>
      <text:p text:style-name="P127"><text:s text:c="8"/>def delete_task():</text:p>
      <text:p text:style-name="P127"><text:s text:c="12"/>try:</text:p>
      <text:p text:style-name="P127"><text:s text:c="16"/>userId = g.userId</text:p>
      <text:p text:style-name="P127"><text:s text:c="16"/>data = request.get_json()</text:p>
      <text:p text:style-name="P127"><text:s text:c="16"/>taskId = data['taskId']</text:p>
      <text:p text:style-name="P127"><text:s text:c="16"/>noteId = data['noteId']</text:p>
      <text:p text:style-name="P127"><text:s text:c="16"/>with self.conn.cursor(cursor_factory=psycopg2.extras.DictCursor) as cur:</text:p>
      <text:p text:style-name="P127"><text:s text:c="20"/>if verify_task_ownership(userId, taskId, cur) == False:</text:p>
      <text:p text:style-name="P127"><text:s text:c="24"/>return jsonify({'message': 'You do not have permission to update this task'}), 403</text:p>
      <text:p text:style-name="P127"/>
      <text:p text:style-name="P127"><text:s text:c="20"/>stack =[12,11,10,2] #NoteTags, Subtasks, Tasks, Notes</text:p>
      <text:p text:style-name="P127"><text:s text:c="20"/>stack.reverse()</text:p>
      <text:p text:style-name="P127"><text:soft-page-break/><text:s text:c="20"/>if delete_notes_with_backoff(self.conn, noteId, stack):</text:p>
      <text:p text:style-name="P127"><text:s text:c="24"/>self.tokenization_manager.delete_note_by_id(noteId)</text:p>
      <text:p text:style-name="P127"><text:s text:c="24"/>return jsonify({'message': 'Task deleted successfully'}), 200</text:p>
      <text:p text:style-name="P127"><text:s text:c="20"/>else:</text:p>
      <text:p text:style-name="P127"><text:s text:c="24"/>return jsonify({'message': 'Failed to delete task data after multiple retries'}), 500</text:p>
      <text:p text:style-name="P127"><text:s text:c="12"/>except Exception as e:</text:p>
      <text:p text:style-name="P127"><text:s text:c="16"/>self.conn.rollback()</text:p>
      <text:p text:style-name="P127"><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66"><text:bookmark-start text:name="__RefHeading___Toc8718_529430363"/>Toggling task fields<text:bookmark-end text:name="__RefHeading___Toc8718_529430363"/></text:p>
                    </text:list-item>
                  </text:list>
                </text:list-item>
              </text:list>
            </text:list-item>
          </text:list>
        </text:list-item>
      </text:list>
      <text:p text:style-name="P127"><text:s text:c="8"/>@self.app.route('/api/tasks/toggle', methods=['PUT'])</text:p>
      <text:p text:style-name="P127"><text:s text:c="8"/>@jwt_required()</text:p>
      <text:p text:style-name="P127"><text:s text:c="8"/>@token_required</text:p>
      <text:p text:style-name="P127"><text:s text:c="8"/>def toggle_task_fields():</text:p>
      <text:p text:style-name="P127"><text:s text:c="12"/>try:</text:p>
      <text:p text:style-name="P127"><text:s text:c="16"/>userId = g.userId</text:p>
      <text:p text:style-name="P127"><text:s text:c="16"/>data = request.get_json()</text:p>
      <text:p text:style-name="P127"><text:s text:c="16"/>taskId = data.get('taskid')</text:p>
      <text:p text:style-name="P127"><text:s text:c="16"/>subtaskId = data.get('subtaskid')</text:p>
      <text:p text:style-name="P127"/>
      <text:p text:style-name="P127"><text:s text:c="16"/>with self.conn.cursor(cursor_factory=psycopg2.extras.DictCursor) as cur:</text:p>
      <text:p text:style-name="P127"><text:s text:c="20"/>if not verify_task_ownership(userId, taskId, cur):</text:p>
      <text:p text:style-name="P127"><text:s text:c="24"/>return jsonify({'message': 'You do not have permission to update this task'}), 403</text:p>
      <text:p text:style-name="P127"/>
      <text:p text:style-name="P127"><text:s text:c="20"/>if not subtaskId:</text:p>
      <text:p text:style-name="P127"><text:s text:c="24"/>toggle_task_sql = """</text:p>
      <text:p text:style-name="P127"><text:s text:c="28"/>UPDATE Tasks</text:p>
      <text:p text:style-name="P127"><text:s text:c="28"/>SET completed = NOT completed,</text:p>
      <text:p text:style-name="P127"><text:s text:c="32"/>completion_timestamp = CASE</text:p>
      <text:p text:style-name="P127"><text:s text:c="36"/>WHEN completed THEN NULL <text:s/>-- If the task is being uncompleted, set timestamp to NULL</text:p>
      <text:p text:style-name="P127"><text:s text:c="36"/>ELSE CURRENT_TIMESTAMP <text:s text:c="3"/>-- If the task is being completed, set timestamp to current date and time</text:p>
      <text:p text:style-name="P127"><text:s text:c="32"/>END</text:p>
      <text:p text:style-name="P127"><text:s text:c="28"/>WHERE id = %s</text:p>
      <text:p text:style-name="P127"><text:s text:c="24"/>"""</text:p>
      <text:p text:style-name="P127"><text:s text:c="24"/>cur.execute(toggle_task_sql, (taskId,))</text:p>
      <text:p text:style-name="P127"/>
      <text:p text:style-name="P127"><text:s text:c="24"/>cur.execute("""</text:p>
      <text:p text:style-name="P127"><text:soft-page-break/><text:s text:c="28"/>SELECT completed</text:p>
      <text:p text:style-name="P127"><text:s text:c="28"/>FROM Tasks</text:p>
      <text:p text:style-name="P127"><text:s text:c="28"/>WHERE id = %s</text:p>
      <text:p text:style-name="P127"><text:s text:c="24"/>""", (taskId,))</text:p>
      <text:p text:style-name="P127"><text:s text:c="24"/>task_completed = cur.fetchone()['completed']</text:p>
      <text:p text:style-name="P127"><text:s text:c="24"/>try:</text:p>
      <text:p text:style-name="P127"><text:s text:c="28"/>cur.execute("""</text:p>
      <text:p text:style-name="P127"><text:s text:c="32"/>SELECT total_completed_tasks</text:p>
      <text:p text:style-name="P127"><text:s text:c="32"/>FROM taskstatistics</text:p>
      <text:p text:style-name="P127"><text:s text:c="32"/>WHERE user_id = %s</text:p>
      <text:p text:style-name="P127"><text:s text:c="28"/>""", (userId,))</text:p>
      <text:p text:style-name="P127"><text:s text:c="28"/>total_completed_tasks = cur.fetchone()['total_completed_tasks']</text:p>
      <text:p text:style-name="P127"><text:s text:c="28"/>cur.execute("""</text:p>
      <text:p text:style-name="P127"><text:s text:c="32"/>UPDATE taskstatistics</text:p>
      <text:p text:style-name="P127"><text:s text:c="32"/>SET total_completed_tasks = %s</text:p>
      <text:p text:style-name="P127"><text:s text:c="32"/>WHERE user_id = %s</text:p>
      <text:p text:style-name="P127"><text:s text:c="28"/>""", (total_completed_tasks + 1 if task_completed else (total_completed_tasks - 1 if total_completed_tasks-1&gt;0 else 0), userId))</text:p>
      <text:p text:style-name="P127"><text:s text:c="24"/>except:</text:p>
      <text:p text:style-name="P127"><text:s text:c="28"/>cur.execute("""</text:p>
      <text:p text:style-name="P127"><text:s text:c="32"/>INSERT INTO taskstatistics (user_id, total_completed_tasks)</text:p>
      <text:p text:style-name="P127"><text:s text:c="32"/>VALUES (%s, %s)</text:p>
      <text:p text:style-name="P127"><text:s text:c="28"/>""", (userId, 1))</text:p>
      <text:p text:style-name="P127"/>
      <text:p text:style-name="P127"><text:s text:c="20"/>if subtaskId and verify_subtask_ownership(userId, subtaskId, cur):</text:p>
      <text:p text:style-name="P127"><text:s text:c="24"/>toggle_subtask_sql = """</text:p>
      <text:p text:style-name="P127"><text:s text:c="28"/>UPDATE Subtasks</text:p>
      <text:p text:style-name="P127"><text:s text:c="28"/>SET completed = NOT completed</text:p>
      <text:p text:style-name="P127"><text:s text:c="28"/>WHERE id = %s AND task_id = %s</text:p>
      <text:p text:style-name="P127"><text:s text:c="24"/>"""</text:p>
      <text:p text:style-name="P127"><text:s text:c="24"/>cur.execute(toggle_subtask_sql, (subtaskId, taskId))</text:p>
      <text:p text:style-name="P127"/>
      <text:p text:style-name="P127"><text:s text:c="20"/>self.conn.commit()</text:p>
      <text:p text:style-name="P127"><text:s text:c="20"/>return jsonify({'message': 'Field toggled successfully', "data": None}),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oft-page-break/><text:s text:c="16"/>cur.close()</text:p>
      <text:p text:style-name="P127"/>
      <text:p text:style-name="P8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8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86">Lastly, as always, any changes in the database are commited and sufficient error or success codes are sent back to the user.</text:p>
      <text:list text:continue-numbering="true" text:style-name="L1">
        <text:list-item>
          <text:list>
            <text:list-item>
              <text:list>
                <text:list-item>
                  <text:list>
                    <text:list-item>
                      <text:p text:style-name="P267"><text:bookmark-start text:name="__RefHeading___Toc8716_529430363"/>Task Previews<text:bookmark-end text:name="__RefHeading___Toc8716_529430363"/></text:p>
                    </text:list-item>
                  </text:list>
                </text:list-item>
              </text:list>
            </text:list-item>
          </text:list>
        </text:list-item>
      </text:list>
      <text:p text:style-name="P128">@self.app.route('/api/tasks/previews', methods=['GET'])</text:p>
      <text:p text:style-name="P128">@jwt_required()</text:p>
      <text:p text:style-name="P128">@token_required</text:p>
      <text:p text:style-name="P128">def get_task_previews():</text:p>
      <text:p text:style-name="P128"><text:s text:c="4"/>try:</text:p>
      <text:p text:style-name="P128"><text:s text:c="8"/>userId = g.userId</text:p>
      <text:p text:style-name="P128"><text:s text:c="8"/># Pagination</text:p>
      <text:p text:style-name="P128"><text:s text:c="8"/>page = int(request.args.get('pageParam', 1)) <text:s/># Default to page 1</text:p>
      <text:p text:style-name="P128"><text:s text:c="8"/>per_page = int(request.args.get('per_page', 5)) <text:s/># Default to 5 items per page</text:p>
      <text:p text:style-name="P128"><text:s text:c="8"/>offset = (page - 1) * per_page</text:p>
      <text:p text:style-name="P128"><text:s text:c="8"/>with self.conn.cursor(cursor_factory=psycopg2.extras.DictCursor) as cur:</text:p>
      <text:p text:style-name="P128"><text:s text:c="12"/># Fetch the total count of tasks for pagination metadata</text:p>
      <text:p text:style-name="P128"><text:s text:c="12"/>total,nextPage = self.fetch_total_notes(cur, 'task', userId, page, offset, per_page)</text:p>
      <text:p text:style-name="P128"><text:s text:c="12"/>cur.execute(f"""</text:p>
      <text:p text:style-name="P128"><text:s text:c="16"/>WITH {self.subtasks_cte},</text:p>
      <text:p text:style-name="P128"><text:s text:c="16"/>{self.tags_cte}</text:p>
      <text:p text:style-name="P128"><text:s text:c="16"/>SELECT</text:p>
      <text:p text:style-name="P128"><text:s text:c="20"/>n.id AS note_id,</text:p>
      <text:p text:style-name="P128"><text:s text:c="20"/>n.title AS title,</text:p>
      <text:p text:style-name="P128"><text:s text:c="20"/>n.content AS content,</text:p>
      <text:p text:style-name="P128"><text:s text:c="20"/>t.id AS task_id,</text:p>
      <text:p text:style-name="P128"><text:soft-page-break/><text:s text:c="20"/>t.completed AS task_completed,</text:p>
      <text:p text:style-name="P128"><text:s text:c="20"/>t.due_date AS task_due_date,</text:p>
      <text:p text:style-name="P128"><text:s text:c="20"/>COALESCE(stc.subtasks, '[]') AS subtasks,</text:p>
      <text:p text:style-name="P128"><text:s text:c="20"/>COALESCE(tgc.tags, '[]') AS tags</text:p>
      <text:p text:style-name="P128"><text:s text:c="16"/>FROM Notes n</text:p>
      <text:p text:style-name="P128"><text:s text:c="16"/>LEFT JOIN Tasks t ON n.id = t.note_id</text:p>
      <text:p text:style-name="P128"><text:s text:c="16"/>LEFT JOIN SubtasksCTE stc ON t.id = stc.task_id</text:p>
      <text:p text:style-name="P128"><text:s text:c="16"/>LEFT JOIN TagsCTE tgc ON n.id = tgc.note_id</text:p>
      <text:p text:style-name="P128"><text:s text:c="16"/>WHERE n.user_id = %s AND n.type = 'task' AND n.archived = FALSE</text:p>
      <text:p text:style-name="P128"><text:s text:c="16"/>ORDER BY n.updated_at DESC</text:p>
      <text:p text:style-name="P128"><text:s text:c="16"/>LIMIT %s OFFSET %s</text:p>
      <text:p text:style-name="P128"><text:s text:c="12"/>""", (userId, per_page</text:p>
      <text:p text:style-name="P128"><text:s text:c="16"/>, offset</text:p>
      <text:p text:style-name="P128"><text:s text:c="16"/>))</text:p>
      <text:p text:style-name="P128"><text:s text:c="12"/>rows = cur.fetchall()</text:p>
      <text:p text:style-name="P128"><text:s text:c="12"/>tasks = []</text:p>
      <text:p text:style-name="P128"><text:s text:c="12"/>for row in rows:</text:p>
      <text:p text:style-name="P128"><text:s text:c="16"/>task = {</text:p>
      <text:p text:style-name="P128"><text:s text:c="20"/>'noteid': row['note_id'],</text:p>
      <text:p text:style-name="P128"><text:s text:c="20"/>'taskid': row['task_id'],</text:p>
      <text:p text:style-name="P128"><text:s text:c="20"/>'title': row['title'][:100] + '...' if len(row['title']) &gt; 100 else row['title'],</text:p>
      <text:p text:style-name="P128"><text:s text:c="20"/>'content': row['content'][:200] + '...' if len(row['content']) &gt; 200 else row['content'],</text:p>
      <text:p text:style-name="P128"><text:s text:c="20"/>'completed': row['task_completed'],</text:p>
      <text:p text:style-name="P128"><text:s text:c="20"/>'due_date': row['task_due_date'],</text:p>
      <text:p text:style-name="P128"><text:s text:c="20"/>'subtasks': row['subtasks'],</text:p>
      <text:p text:style-name="P128"><text:s text:c="20"/>'tags': row['tags']</text:p>
      <text:p text:style-name="P128"><text:s text:c="16"/>}</text:p>
      <text:p text:style-name="P128"><text:s text:c="16"/>tasks.append(task)</text:p>
      <text:p text:style-name="P128"><text:s text:c="12"/>return jsonify({"tasks": tasks,</text:p>
      <text:p text:style-name="P128"><text:s text:c="28"/>'pagination': {</text:p>
      <text:p text:style-name="P128"><text:s text:c="32"/>'total': total,</text:p>
      <text:p text:style-name="P128"><text:s text:c="32"/>'page': page,</text:p>
      <text:p text:style-name="P128"><text:s text:c="32"/>'perPage': per_page,</text:p>
      <text:p text:style-name="P128"><text:s text:c="32"/>'nextPage': nextPage</text:p>
      <text:p text:style-name="P128"><text:s text:c="28"/>}}), 200</text:p>
      <text:p text:style-name="P128"><text:s text:c="4"/>except Exception as e:</text:p>
      <text:p text:style-name="P128"><text:s text:c="8"/>self.conn.rollback()</text:p>
      <text:p text:style-name="P128"><text:s text:c="8"/>print(f"An error occurred: {e}")</text:p>
      <text:p text:style-name="P128"><text:s text:c="8"/>return jsonify({'message': 'An error occurred', 'error': str(e)}), 500</text:p>
      <text:p text:style-name="P128"><text:s text:c="4"/>finally:</text:p>
      <text:p text:style-name="P128"><text:s text:c="8"/>cur.close()</text:p>
      <text:p text:style-name="P84"/>
      <text:p text:style-name="P86"><text:soft-page-break/>As stated previously in the Notes module, previews are useful to reduce the size of the notes being loaded by removing unnecessary detail, which will anyways be invisible to the user <text:span text:style-name="T167">on the page where all the notes are shown.</text:span></text:p>
      <text:p text:style-name="P8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67"><text:bookmark-start text:name="__RefHeading___Toc8714_529430363"/>Retrieving a single task<text:bookmark-end text:name="__RefHeading___Toc8714_529430363"/></text:p>
                    </text:list-item>
                  </text:list>
                </text:list-item>
              </text:list>
            </text:list-item>
          </text:list>
        </text:list-item>
      </text:list>
      <text:p text:style-name="P109"/>
      <text:p text:style-name="P109">@self.app.route('/api/task', methods=['GET'])</text:p>
      <text:p text:style-name="P109">@jwt_required()</text:p>
      <text:p text:style-name="P109">@token_required</text:p>
      <text:p text:style-name="P109">def get_task():</text:p>
      <text:p text:style-name="P109"><text:s text:c="4"/>try:</text:p>
      <text:p text:style-name="P109"><text:s text:c="8"/>userId = g.userId</text:p>
      <text:p text:style-name="P109"><text:s text:c="8"/>noteid = request.args.get('noteid')</text:p>
      <text:p text:style-name="P109"/>
      <text:p text:style-name="P109"><text:s text:c="8"/>with self.conn.cursor(cursor_factory=psycopg2.extras.DictCursor) as cur:</text:p>
      <text:p text:style-name="P109"><text:s text:c="12"/>cur.execute(f"""</text:p>
      <text:p text:style-name="P109"><text:s text:c="16"/>WITH {self.subtasks_cte},</text:p>
      <text:p text:style-name="P109"><text:s text:c="16"/>{self.tags_cte}</text:p>
      <text:p text:style-name="P109"><text:s text:c="16"/>SELECT</text:p>
      <text:p text:style-name="P109"><text:s text:c="16"/>n.id AS note_id,</text:p>
      <text:p text:style-name="P109"><text:s text:c="16"/>n.title AS note_title,</text:p>
      <text:p text:style-name="P109"><text:s text:c="16"/>n.content AS note_content,</text:p>
      <text:p text:style-name="P109"><text:s text:c="16"/>n.created_at AS task_created_at,</text:p>
      <text:p text:style-name="P109"><text:s text:c="16"/>t.id AS task_id,</text:p>
      <text:p text:style-name="P109"><text:s text:c="16"/>t.completed AS task_completed,</text:p>
      <text:p text:style-name="P109"><text:s text:c="16"/>t.due_date AS task_due_date,</text:p>
      <text:p text:style-name="P109"><text:s text:c="16"/>COALESCE(stc.subtasks, '[]') AS subtasks,</text:p>
      <text:p text:style-name="P109"><text:s text:c="16"/>COALESCE(tgc.tags, '[]') AS tags</text:p>
      <text:p text:style-name="P109"><text:s text:c="12"/>FROM Notes n</text:p>
      <text:p text:style-name="P109"><text:s text:c="12"/>LEFT JOIN Tasks t ON n.id = t.note_id</text:p>
      <text:p text:style-name="P109"><text:soft-page-break/><text:s text:c="12"/>LEFT JOIN SubtasksCTE stc ON t.id = stc.task_id</text:p>
      <text:p text:style-name="P109"><text:s text:c="12"/>LEFT JOIN TagsCTE tgc ON n.id = tgc.note_id</text:p>
      <text:p text:style-name="P109"><text:s text:c="12"/>WHERE n.user_id = %s AND n.id = %s AND n.type = 'task' AND n.archived = FALSE</text:p>
      <text:p text:style-name="P109"><text:s text:c="8"/>""", (userId, noteid))</text:p>
      <text:p text:style-name="P109"/>
      <text:p text:style-name="P109"><text:s text:c="12"/>row = cur.fetchone()</text:p>
      <text:p text:style-name="P109"><text:s text:c="12"/>if not row:</text:p>
      <text:p text:style-name="P109"><text:s text:c="16"/>return jsonify({'message': "Task not found"}), 404</text:p>
      <text:p text:style-name="P109"/>
      <text:p text:style-name="P109"><text:s text:c="12"/>task = {</text:p>
      <text:p text:style-name="P109"><text:s text:c="16"/>'noteid': row['note_id'],</text:p>
      <text:p text:style-name="P109"><text:s text:c="16"/>'taskid': row['task_id'],</text:p>
      <text:p text:style-name="P109"><text:s text:c="16"/>'title': row['note_title'],</text:p>
      <text:p text:style-name="P109"><text:s text:c="16"/>'content': row['note_content'],</text:p>
      <text:p text:style-name="P109"><text:s text:c="16"/>'completed': row['task_completed'],</text:p>
      <text:p text:style-name="P109"><text:s text:c="16"/>'due_date': row['task_due_date'],</text:p>
      <text:p text:style-name="P109"><text:s text:c="16"/>'subtasks': row['subtasks'],</text:p>
      <text:p text:style-name="P109"><text:s text:c="16"/>'tags': row['tags']</text:p>
      <text:p text:style-name="P109"><text:s text:c="12"/>}</text:p>
      <text:p text:style-name="P109"/>
      <text:p text:style-name="P109"><text:s text:c="12"/>self.recents_manager.add_note_for_user(userId, noteid)</text:p>
      <text:p text:style-name="P109"><text:s text:c="12"/>return jsonify({"task": task, 'message': "Task fetched successfully"}), 200</text:p>
      <text:p text:style-name="P109"/>
      <text:p text:style-name="P109"><text:s text:c="4"/>except Exception as e:</text:p>
      <text:p text:style-name="P109"><text:s text:c="8"/>self.conn.rollback()</text:p>
      <text:p text:style-name="P109"><text:s text:c="8"/>print(f"An error occurred: {e}")</text:p>
      <text:p text:style-name="P109"><text:s text:c="8"/>return jsonify({'message': 'An error occurred', 'error': str(e)}), 500</text:p>
      <text:p text:style-name="P109"/>
      <text:p text:style-name="P109"><text:s text:c="4"/>finally:</text:p>
      <text:p text:style-name="P109"><text:s text:c="8"/>cur.close()</text:p>
      <text:p text:style-name="P109"/>
      <text:p text:style-name="P8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68"><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68"><text:bookmark-start text:name="__RefHeading___Toc8710_529430363"/><text:soft-page-break/>Archive <text:span text:style-name="T168">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0"><text:s text:c="4"/>@app.route('/api/notes/archive', methods=['PUT'])</text:p>
      <text:p text:style-name="P140"><text:s text:c="4"/>@jwt_required()</text:p>
      <text:p text:style-name="P140"><text:s text:c="4"/>@token_required</text:p>
      <text:p text:style-name="P140"><text:s text:c="4"/>def archiv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
      <text:p text:style-name="P140"><text:s text:c="12"/>cur.execute(</text:p>
      <text:p text:style-name="P140"><text:s text:c="16"/>"UPDATE Notes SET archived = TRUE WHERE id = %s AND user_id = %s",</text:p>
      <text:p text:style-name="P140"><text:s text:c="16"/>(note_id, userId)</text:p>
      <text:p text:style-name="P140"><text:s text:c="12"/>)</text:p>
      <text:p text:style-name="P140"><text:s text:c="12"/>conn.commit()</text:p>
      <text:p text:style-name="P140"><text:s text:c="12"/>return jsonify({'message': 'Note archiv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 <text:s text:c="4"/></text:p>
      <text:p text:style-name="P140">@app.route('/api/notes/restore', methods=['PUT'])</text:p>
      <text:p text:style-name="P140">@jwt_required()</text:p>
      <text:p text:style-name="P140">@token_required</text:p>
      <text:p text:style-name="P140"><text:s text:c="4"/>def restor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text:s text:c="12"/>cur.execute(</text:p>
      <text:p text:style-name="P140"><text:s text:c="16"/>"UPDATE Notes SET archived = FALSE WHERE id = %s AND user_id = %s",</text:p>
      <text:p text:style-name="P140"><text:soft-page-break/><text:s text:c="16"/>(note_id, userId)</text:p>
      <text:p text:style-name="P140"><text:s text:c="12"/>)</text:p>
      <text:p text:style-name="P140"><text:s text:c="12"/>conn.commit()</text:p>
      <text:p text:style-name="P140"><text:s text:c="12"/>return jsonify({'message': 'Note restor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text:p>
      <text:list text:continue-numbering="true" text:style-name="L1">
        <text:list-item>
          <text:list>
            <text:list-item>
              <text:list>
                <text:list-item>
                  <text:list>
                    <text:list-item>
                      <text:p text:style-name="P268"><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53"><text:line-break/> <text:s text:c="3"/>@app.route('/api/notes/archive', methods=['GET'])</text:span></text:p>
      <text:p text:style-name="P129"><text:s text:c="4"/>@jwt_required()</text:p>
      <text:p text:style-name="P129"><text:s text:c="4"/>@token_required</text:p>
      <text:p text:style-name="P129"><text:s text:c="4"/>def getAll():</text:p>
      <text:p text:style-name="P129"><text:s text:c="8"/>try:</text:p>
      <text:p text:style-name="P129"><text:s text:c="12"/>userId = g.userId</text:p>
      <text:p text:style-name="P129"><text:s text:c="12"/>page = request.args.get('pageParam', 1, type=int)</text:p>
      <text:p text:style-name="P129"><text:s text:c="12"/>per_page = request.args.get('per_page', 10, type=int)</text:p>
      <text:p text:style-name="P129"><text:s text:c="12"/>offset = (page - 1) * per_page</text:p>
      <text:p text:style-name="P129"/>
      <text:p text:style-name="P129"><text:s text:c="12"/>cur = conn.cursor(cursor_factory=psycopg2.extras.DictCursor)</text:p>
      <text:p text:style-name="P129"/>
      <text:p text:style-name="P129"><text:s text:c="12"/>cur.execute("""</text:p>
      <text:p text:style-name="P129"><text:s text:c="20"/>SELECT COUNT(DISTINCT n.id) AS total</text:p>
      <text:p text:style-name="P129"><text:s text:c="20"/>FROM Notes n</text:p>
      <text:p text:style-name="P129"><text:s text:c="20"/>WHERE n.user_id = %s AND n.archived = TRUE</text:p>
      <text:p text:style-name="P129"><text:s text:c="16"/>""", (userId,))</text:p>
      <text:p text:style-name="P129"><text:s text:c="12"/>total = cur.fetchone()['total']</text:p>
      <text:p text:style-name="P129"/>
      <text:p text:style-name="P129"><text:s text:c="12"/>cur.execute(</text:p>
      <text:p text:style-name="P129"><text:s text:c="16"/>"""</text:p>
      <text:p text:style-name="P129"><text:s text:c="16"/>SELECT n.id AS note_id, n.title, n.content, n.type,</text:p>
      <text:p text:style-name="P129"><text:s text:c="16"/>t.id AS tagid,</text:p>
      <text:p text:style-name="P129"><text:s text:c="16"/>t.name,</text:p>
      <text:p text:style-name="P129"><text:s text:c="16"/>t.color</text:p>
      <text:p text:style-name="P129"><text:s text:c="16"/>FROM Notes n</text:p>
      <text:p text:style-name="P129"><text:s text:c="16"/>LEFT JOIN NoteTags nt ON n.id = nt.note_id</text:p>
      <text:p text:style-name="P129"><text:s text:c="16"/>LEFT JOIN Tags t ON nt.tag_id = t.id</text:p>
      <text:p text:style-name="P129"><text:s text:c="16"/>WHERE n.user_id = %s AND n.archived = TRUE</text:p>
      <text:p text:style-name="P129"><text:s text:c="16"/>LIMIT %s OFFSET %s</text:p>
      <text:p text:style-name="P129"><text:soft-page-break/><text:s text:c="16"/>""",</text:p>
      <text:p text:style-name="P129"><text:s text:c="16"/>(userId, per_page + 1, offset) <text:s/># Fetch one more note than the limit</text:p>
      <text:p text:style-name="P129"><text:s text:c="12"/>)</text:p>
      <text:p text:style-name="P129"><text:s text:c="12"/>rows = cur.fetchall()</text:p>
      <text:p text:style-name="P129"><text:s text:c="12"/>if rows:</text:p>
      <text:p text:style-name="P129"><text:s text:c="16"/>notes = process_universal_notes(rows,cur)</text:p>
      <text:p text:style-name="P129"/>
      <text:p text:style-name="P129"><text:s text:c="12"/># Determine if there is a next page</text:p>
      <text:p text:style-name="P129"><text:s text:c="12"/>if len(notes) &gt; per_page:</text:p>
      <text:p text:style-name="P129"><text:s text:c="16"/>next_page = page + 1</text:p>
      <text:p text:style-name="P129"><text:s text:c="16"/>notes = notes[:per_page] <text:s/># Return only the number of notes requested</text:p>
      <text:p text:style-name="P129"><text:s text:c="12"/>else:</text:p>
      <text:p text:style-name="P129"><text:s text:c="16"/>next_page = None</text:p>
      <text:p text:style-name="P129"/>
      <text:p text:style-name="P129"><text:s text:c="12"/>return jsonify({'message': 'Archived notes retrieved successfully', 'data': notes, </text:p>
      <text:p text:style-name="P129"><text:s text:c="28"/>'pagination': {</text:p>
      <text:p text:style-name="P129"><text:s text:c="36"/>'total': total,</text:p>
      <text:p text:style-name="P129"><text:s text:c="36"/>'page': page,</text:p>
      <text:p text:style-name="P129"><text:s text:c="36"/>'perPage': per_page,</text:p>
      <text:p text:style-name="P129"><text:s text:c="36"/>'nextPage': next_page</text:p>
      <text:p text:style-name="P129"><text:s text:c="32"/>}}), 200</text:p>
      <text:p text:style-name="P129"><text:s text:c="8"/>except Exception as e:</text:p>
      <text:p text:style-name="P129"><text:s text:c="12"/>conn.rollback()</text:p>
      <text:p text:style-name="P129"><text:s text:c="12"/>raise</text:p>
      <text:p text:style-name="P129"><text:s text:c="8"/>finally:</text:p>
      <text:p text:style-name="P129"><text:s text:c="12"/>cur.close()</text:p>
      <text:p text:style-name="P8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69"><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70"><text:bookmark-start text:name="__RefHeading___Toc8734_529430363"/><text:soft-page-break/>CRUD tags<text:bookmark-end text:name="__RefHeading___Toc8734_529430363"/></text:p>
                    </text:list-item>
                  </text:list>
                </text:list-item>
              </text:list>
            </text:list-item>
          </text:list>
        </text:list-item>
      </text:list>
      <text:p text:style-name="P135">#TAG MODULE</text:p>
      <text:p text:style-name="P135">from datetime import datetime</text:p>
      <text:p text:style-name="P135">from flask import Blueprint, g, jsonify, request</text:p>
      <text:p text:style-name="P135">from flask_jwt_extended import jwt_required</text:p>
      <text:p text:style-name="P135">import psycopg2.extras</text:p>
      <text:p text:style-name="P135"/>
      <text:p text:style-name="P135">import os</text:p>
      <text:p text:style-name="P135">import sys</text:p>
      <text:p text:style-name="P135">sys.path.append(os.path.abspath(os.path.join(os.path.dirname(__file__), os.path.pardir)))</text:p>
      <text:p text:style-name="P135">from utils.utils import merge_sort, token_required, verify_tag_ownership</text:p>
      <text:p text:style-name="P135">from formsValidation import TagSchema</text:p>
      <text:p text:style-name="P135"/>
      <text:p text:style-name="P155">Firstly, all modules from libraries like datetime, flask and psycopg2 are imported. Additionaly, any custom functions and schemas are imported from other modules.</text:p>
      <text:p text:style-name="P135"/>
      <text:p text:style-name="P135">def tag_routes(app, conn, model):</text:p>
      <text:p text:style-name="P135"/>
      <text:p text:style-name="P135"><text:s text:c="4"/>@app.route('/api/tags/create', methods=['POST'])</text:p>
      <text:p text:style-name="P135"><text:s text:c="4"/>@jwt_required()</text:p>
      <text:p text:style-name="P135"><text:s text:c="4"/>@token_required</text:p>
      <text:p text:style-name="P135"><text:s text:c="4"/>def create_tag():</text:p>
      <text:p text:style-name="P135"><text:s text:c="8"/>cur = None</text:p>
      <text:p text:style-name="P135"><text:s text:c="8"/>try:</text:p>
      <text:p text:style-name="P135"><text:s text:c="12"/>userId = g.userId</text:p>
      <text:p text:style-name="P135"><text:s text:c="12"/>tag_schema = TagSchema()</text:p>
      <text:p text:style-name="P135"><text:s text:c="12"/>data = tag_schema.load(request.get_json()) #Deserialize the incoming data</text:p>
      <text:p text:style-name="P135"><text:s text:c="12"/>tag_name = data['name']</text:p>
      <text:p text:style-name="P135"><text:s text:c="12"/>tag_color = data['color']</text:p>
      <text:p text:style-name="P135"/>
      <text:p text:style-name="P135"><text:s text:c="12"/>cur = conn.cursor() # Create a cursor object</text:p>
      <text:p text:style-name="P135"><text:s text:c="12"/>cur.execute(</text:p>
      <text:p text:style-name="P135"><text:s text:c="16"/>"INSERT INTO Tags (name, color, user_id) VALUES (%s, %s, %s) RETURNING id",</text:p>
      <text:p text:style-name="P135"><text:s text:c="16"/>(tag_name, tag_color, userId)</text:p>
      <text:p text:style-name="P135"><text:s text:c="12"/>)</text:p>
      <text:p text:style-name="P135"><text:s text:c="12"/>tag_id = cur.fetchone()[0]</text:p>
      <text:p text:style-name="P135"/>
      <text:p text:style-name="P135"><text:s text:c="12"/>conn.commit() # Commit the transaction</text:p>
      <text:p text:style-name="P135"><text:s text:c="12"/>return jsonify({'message': 'Tag created successfully', 'data': {'id': tag_id}}), 200</text:p>
      <text:p text:style-name="P135"><text:s text:c="8"/>except Exception as error:</text:p>
      <text:p text:style-name="P135"><text:s text:c="12"/>if conn:</text:p>
      <text:p text:style-name="P135"><text:s text:c="16"/>conn.rollback()</text:p>
      <text:p text:style-name="P135"><text:s text:c="12"/>print('Error during transaction', error)</text:p>
      <text:p text:style-name="P135"><text:s text:c="12"/>return jsonify({'message': 'Failed to create tag'}), 500</text:p>
      <text:p text:style-name="P135"><text:s text:c="8"/>finally:</text:p>
      <text:p text:style-name="P135"><text:soft-page-break/><text:s text:c="12"/>if cur:</text:p>
      <text:p text:style-name="P135"><text:s text:c="16"/>cur.close()</text:p>
      <text:p text:style-name="P91">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5"><text:s text:c="4"/>@app.route('/api/tags/', methods=['GET'])</text:p>
      <text:p text:style-name="P135"><text:s text:c="4"/>@jwt_required()</text:p>
      <text:p text:style-name="P135"><text:s text:c="4"/>@token_required</text:p>
      <text:p text:style-name="P135"><text:s text:c="4"/>def getAll_tags():</text:p>
      <text:p text:style-name="P135"><text:s text:c="8"/>try:</text:p>
      <text:p text:style-name="P135"><text:s text:c="12"/>userId = g.userId # Get the user id from the g object</text:p>
      <text:p text:style-name="P135"><text:s text:c="12"/>with conn:</text:p>
      <text:p text:style-name="P135"><text:s text:c="16"/>with conn.cursor(cursor_factory=psycopg2.extras.DictCursor) as cur: # Create a cursor object</text:p>
      <text:p text:style-name="P135"><text:s text:c="20"/>cur.execute(</text:p>
      <text:p text:style-name="P135"><text:s text:c="24"/>"SELECT id AS tagid, name, color FROM Tags WHERE user_id = %s", # Query to fetch all tags</text:p>
      <text:p text:style-name="P135"><text:s text:c="24"/>(userId,)</text:p>
      <text:p text:style-name="P135"><text:s text:c="20"/>)</text:p>
      <text:p text:style-name="P135"><text:s text:c="20"/>rows = cur.fetchall()</text:p>
      <text:p text:style-name="P135"><text:s text:c="20"/>sorted_tags = merge_sort(rows, key=lambda tag: tag['name']) #Mergesort to sort tags by name</text:p>
      <text:p text:style-name="P135"><text:s text:c="20"/>tags = [{'tagid':tag['tagid'], 'name': tag['name'], 'color': tag['color']} for tag in sorted_tags]</text:p>
      <text:p text:style-name="P135"/>
      <text:p text:style-name="P135"><text:s text:c="12"/>return jsonify({'message': 'Tags fetched successfully', 'data': tags}), 200</text:p>
      <text:p text:style-name="P135"><text:s text:c="8"/>except Exception as e:</text:p>
      <text:p text:style-name="P135"><text:s text:c="12"/>return jsonify({'message': 'Failed to fetch tags'}), 500</text:p>
      <text:p text:style-name="P135"/>
      <text:p text:style-name="P15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5"><text:s text:c="4"/>@app.route('/api/tags/&lt;int:note_id&gt;', methods=['GET'])</text:p>
      <text:p text:style-name="P135"><text:s text:c="4"/>@jwt_required()</text:p>
      <text:p text:style-name="P135"><text:s text:c="4"/>@token_required</text:p>
      <text:p text:style-name="P135"><text:s text:c="4"/>def getTags():</text:p>
      <text:p text:style-name="P135"><text:s text:c="8"/>try:</text:p>
      <text:p text:style-name="P135"><text:s text:c="12"/>userId = g. userId</text:p>
      <text:p text:style-name="P135"/>
      <text:p text:style-name="P135"><text:s text:c="12"/>cur = conn.cursor(cursorclass=psycopg2.extras.DictCursor) # Create a cursor object</text:p>
      <text:p text:style-name="P135"/>
      <text:p text:style-name="P135"><text:s text:c="12"/>note_id = request.args.get('note_id')</text:p>
      <text:p text:style-name="P135"><text:soft-page-break/><text:s text:c="12"/>cur.execute(</text:p>
      <text:p text:style-name="P135"><text:s text:c="16"/>"SELECT t.id AS t.tagid, t.name, t.color FROM Tags t JOIN NoteTags nt ON t.id = nt.tag_id WHERE nt.note_id = %s AND t.user_id = %s",</text:p>
      <text:p text:style-name="P135"><text:s text:c="16"/>(note_id, userId)</text:p>
      <text:p text:style-name="P135"><text:s text:c="12"/>)</text:p>
      <text:p text:style-name="P135"><text:s text:c="12"/>tags = cur.fetchall()</text:p>
      <text:p text:style-name="P135"><text:s text:c="12"/>conn.commit() # Commit the transaction</text:p>
      <text:p text:style-name="P135"><text:s text:c="12"/>return jsonify({'message': 'Tags fetched successfully', 'data': tags}),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5"/>
      <text:p text:style-name="P135"><text:s text:c="4"/>@app.route('/api/tags/edit', methods=['PUT'])</text:p>
      <text:p text:style-name="P135"><text:s text:c="4"/>@jwt_required()</text:p>
      <text:p text:style-name="P135"><text:s text:c="4"/>@token_required</text:p>
      <text:p text:style-name="P135"><text:s text:c="4"/>def editTag():</text:p>
      <text:p text:style-name="P135"><text:s text:c="8"/>cur = None</text:p>
      <text:p text:style-name="P135"><text:s text:c="8"/>try:</text:p>
      <text:p text:style-name="P135"><text:s text:c="12"/>tag_schema = TagSchema()</text:p>
      <text:p text:style-name="P135"><text:s text:c="12"/>userId = g.userId</text:p>
      <text:p text:style-name="P135"><text:s text:c="12"/>data = tag_schema.load(request.get_json()) # Deserialize the incoming data</text:p>
      <text:p text:style-name="P135"><text:s text:c="12"/>tag_id = str(data['tagid'])</text:p>
      <text:p text:style-name="P135"><text:s text:c="12"/>name = data['name']</text:p>
      <text:p text:style-name="P135"><text:s text:c="12"/>color = data['color']</text:p>
      <text:p text:style-name="P135"><text:s text:c="12"/>cur = conn.cursor(cursor_factory=psycopg2.extras.DictCursor)# Create a cursor object</text:p>
      <text:p text:style-name="P135"><text:s text:c="12"/>if verify_tag_ownership(userId, tag_id, cur) is False: <text:s/># Check if the user has permission to update the tag</text:p>
      <text:p text:style-name="P135"><text:s text:c="16"/>return jsonify({'message': 'You do not have permission to update this tag'}), 403</text:p>
      <text:p text:style-name="P135"/>
      <text:p text:style-name="P135"><text:s text:c="12"/>cur.execute(</text:p>
      <text:p text:style-name="P135"><text:s text:c="16"/>"UPDATE Tags SET name = %s, color = %s WHERE id = %s", (name, color, tag_id),</text:p>
      <text:p text:style-name="P135"><text:s text:c="12"/>)</text:p>
      <text:p text:style-name="P135"><text:s text:c="12"/>conn.commit()</text:p>
      <text:p text:style-name="P135"><text:s text:c="12"/>return jsonify({'message': 'Tag updated successfully', 'data': None}), 200</text:p>
      <text:p text:style-name="P135"><text:s text:c="8"/>except Exception as e:</text:p>
      <text:p text:style-name="P135"><text:s text:c="12"/>if cur is not None:</text:p>
      <text:p text:style-name="P135"><text:soft-page-break/><text:s text:c="16"/>conn.rollback()</text:p>
      <text:p text:style-name="P135"><text:s text:c="12"/>return jsonify({'message': 'An error occurred', 'error': str(e)}), 500</text:p>
      <text:p text:style-name="P135"><text:s text:c="8"/>finally:</text:p>
      <text:p text:style-name="P135"><text:s text:c="12"/>if cur is not None:</text:p>
      <text:p text:style-name="P135"><text:s text:c="16"/>cur.close()</text:p>
      <text:p text:style-name="P135"/>
      <text:p text:style-name="P156">To edit the tag, apart from the deserialization, creation of cursor objects and other techniques like error handling, a function is used to validate that the tag indeed belongs to the user.</text:p>
      <text:p text:style-name="P135"><text:s text:c="4"/>@app.route('/api/tags/delete', methods=['PUT'])</text:p>
      <text:p text:style-name="P135"><text:s text:c="4"/>@jwt_required()</text:p>
      <text:p text:style-name="P135"><text:s text:c="4"/>@token_required</text:p>
      <text:p text:style-name="P135"><text:s text:c="4"/>def deleteTag():</text:p>
      <text:p text:style-name="P135"><text:s text:c="8"/>try:</text:p>
      <text:p text:style-name="P135"><text:s text:c="12"/>userId = g.userId</text:p>
      <text:p text:style-name="P135"/>
      <text:p text:style-name="P135"><text:s text:c="12"/>cur = conn.cursor()</text:p>
      <text:p text:style-name="P135"><text:s text:c="12"/>data = request.get_json() # Deserialize the incoming data</text:p>
      <text:p text:style-name="P135"><text:s text:c="12"/>tag_id = data['tagid']</text:p>
      <text:p text:style-name="P135"/>
      <text:p text:style-name="P135"><text:s text:c="12"/>if not verify_tag_ownership(userId, tag_id, cur):</text:p>
      <text:p text:style-name="P135"><text:s text:c="16"/>return jsonify({'message': 'You do not have permission to update this tag'}), 403</text:p>
      <text:p text:style-name="P135"/>
      <text:p text:style-name="P135"><text:s text:c="12"/># Perform deletion operations</text:p>
      <text:p text:style-name="P135"><text:s text:c="12"/>cur.execute("DELETE FROM Tags WHERE id = %s AND user_id = %s", (tag_id, userId))</text:p>
      <text:p text:style-name="P135"><text:s text:c="12"/>cur.execute("DELETE FROM NoteTags WHERE tag_id = %s", (tag_id,))</text:p>
      <text:p text:style-name="P135"><text:s text:c="12"/>conn.commit()</text:p>
      <text:p text:style-name="P135"/>
      <text:p text:style-name="P135"><text:s text:c="12"/>return jsonify({'message': 'Tag deleted successfully', 'data': None}),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70"><text:bookmark-start text:name="__RefHeading___Toc8732_529430363"/>Linking Tags<text:bookmark-end text:name="__RefHeading___Toc8732_529430363"/></text:p>
                    </text:list-item>
                  </text:list>
                </text:list-item>
              </text:list>
            </text:list-item>
          </text:list>
        </text:list-item>
      </text:list>
      <text:p text:style-name="P130"><text:s text:c="4"/>@app.route('/api/tags/add', methods=['POST'])</text:p>
      <text:p text:style-name="P130"><text:s text:c="4"/>@jwt_required()</text:p>
      <text:p text:style-name="P130"><text:s text:c="4"/>@token_required</text:p>
      <text:p text:style-name="P130"><text:s text:c="4"/>def addTag():</text:p>
      <text:p text:style-name="P130"><text:s text:c="8"/>try:</text:p>
      <text:p text:style-name="P130"><text:s text:c="12"/>userId = g. userId</text:p>
      <text:p text:style-name="P130"><text:s text:c="12"/>cur = conn.cursor()</text:p>
      <text:p text:style-name="P130"><text:soft-page-break/><text:s text:c="12"/>data = request.get_json() # Deserialize the incoming data</text:p>
      <text:p text:style-name="P130"><text:s text:c="12"/>note_id = data['note_id']</text:p>
      <text:p text:style-name="P130"><text:s text:c="12"/>tag_id = data['tagid']</text:p>
      <text:p text:style-name="P130"><text:s text:c="12"/>if verify_tag_ownership(userId, tag_id, cur) is False: # Check if the user has permission to update the tag</text:p>
      <text:p text:style-name="P130"><text:s text:c="16"/>return jsonify({'message': 'You do not have permission to update this tag'}), 403</text:p>
      <text:p text:style-name="P130"/>
      <text:p text:style-name="P130"><text:s text:c="12"/>cur.execute (</text:p>
      <text:p text:style-name="P130"><text:s text:c="16"/>"INSERT INTO NoteTags (note_id, tag_id) VALUES (%s, %s)", (note_id, tag_id),</text:p>
      <text:p text:style-name="P130"><text:s text:c="12"/>)</text:p>
      <text:p text:style-name="P130"><text:s text:c="12"/>conn.commit() # Commit the transaction</text:p>
      <text:p text:style-name="P130"><text:s text:c="12"/>cur.close()</text:p>
      <text:p text:style-name="P130"><text:s text:c="12"/>return jsonify({'message': 'Tag added successfully', 'data': None}), 200</text:p>
      <text:p text:style-name="P130"><text:s text:c="8"/>except Exception as e:</text:p>
      <text:p text:style-name="P130"><text:s text:c="12"/>conn.rollback()</text:p>
      <text:p text:style-name="P130"><text:s text:c="12"/>cur.close()</text:p>
      <text:p text:style-name="P130"><text:s text:c="12"/>raise</text:p>
      <text:p text:style-name="P130"/>
      <text:p text:style-name="P154">Linking tags does not even require editing the Tags table, as everything is done in the NoteTags table before verifying that the tags belong to the user trying to link them. No data needs to be sent to the user.</text:p>
      <text:list xml:id="list190414465490917" text:continue-numbering="true" text:style-name="L1">
        <text:list-item>
          <text:list>
            <text:list-item>
              <text:list>
                <text:list-item>
                  <text:p text:style-name="P271"><text:bookmark-start text:name="__RefHeading___Toc8730_529430363"/>Widget-related modules<text:bookmark-end text:name="__RefHeading___Toc8730_529430363"/></text:p>
                  <text:list>
                    <text:list-item>
                      <text:p text:style-name="P271"><text:bookmark-start text:name="__RefHeading___Toc11647_2646048504"/>models/widget.py<text:bookmark-end text:name="__RefHeading___Toc11647_2646048504"/></text:p>
                    </text:list-item>
                  </text:list>
                </text:list-item>
              </text:list>
            </text:list-item>
          </text:list>
        </text:list-item>
      </text:list>
      <text:p text:style-name="P131">from abc import ABC, abstractmethod</text:p>
      <text:p text:style-name="P131">from dataclasses import dataclass</text:p>
      <text:p text:style-name="P131">from typing import Dict</text:p>
      <text:p text:style-name="P131"/>
      <text:p text:style-name="P131"/>
      <text:p text:style-name="P131">@dataclass</text:p>
      <text:p text:style-name="P131">class WidgetData:</text:p>
      <text:p text:style-name="P131"><text:s text:c="4"/>id: int</text:p>
      <text:p text:style-name="P131"><text:s text:c="4"/>widget_id: str</text:p>
      <text:p text:style-name="P131"><text:s text:c="4"/>title: str</text:p>
      <text:p text:style-name="P131"><text:s text:c="4"/>data_source_type: str</text:p>
      <text:p text:style-name="P131"><text:s text:c="4"/>data_source_id: str</text:p>
      <text:p text:style-name="P131"><text:s text:c="4"/>configuration: Dict</text:p>
      <text:p text:style-name="P131"><text:s text:c="4"/>source_data: Dict = None</text:p>
      <text:p text:style-name="P131"/>
      <text:p text:style-name="P131">class Widget(ABC):</text:p>
      <text:p text:style-name="P131"><text:s text:c="4"/>@abstractmethod</text:p>
      <text:p text:style-name="P131"><text:s text:c="4"/>def get_source_data(self, cur, user_id):</text:p>
      <text:p text:style-name="P131"><text:s text:c="8"/>pass</text:p>
      <text:p text:style-name="P131"/>
      <text:p text:style-name="P131">class NumberWidget(Widget):</text:p>
      <text:p text:style-name="P131"><text:soft-page-break/><text:s text:c="4"/>def get_source_data(self, cur, user_id):</text:p>
      <text:p text:style-name="P131"><text:s text:c="8"/>cur.execute('SELECT streak FROM habits WHERE note_id = %s', (self.data_source_id,))</text:p>
      <text:p text:style-name="P131"><text:s text:c="8"/>streak = cur.fetchone()</text:p>
      <text:p text:style-name="P131"><text:s text:c="8"/>return {'streak': streak[0] if streak else 0}</text:p>
      <text:p text:style-name="P131"/>
      <text:p text:style-name="P131">class ChartWidget(Widget):</text:p>
      <text:p text:style-name="P131"><text:s text:c="4"/>def get_source_data(self, cur, user_id):</text:p>
      <text:p text:style-name="P131"><text:s text:c="8"/>source_mapping = {</text:p>
      <text:p text:style-name="P131"><text:s text:c="12"/>'task': ('tasks', 'completion_timestamp'),</text:p>
      <text:p text:style-name="P131"><text:s text:c="12"/>'habit': ('habitcompletion', 'completion_date'),</text:p>
      <text:p text:style-name="P131"><text:s text:c="12"/>'goal': ('goals', 'completion_timestamp')</text:p>
      <text:p text:style-name="P131"><text:s text:c="8"/>}</text:p>
      <text:p text:style-name="P131"/>
      <text:p text:style-name="P131"><text:s text:c="8"/>if self.data_source_type not in source_mapping:</text:p>
      <text:p text:style-name="P131"><text:s text:c="12"/>return {}</text:p>
      <text:p text:style-name="P131"/>
      <text:p text:style-name="P131"><text:s text:c="8"/>table, date_column = source_mapping[self.data_source_type]</text:p>
      <text:p text:style-name="P131"/>
      <text:p text:style-name="P131"><text:s text:c="8"/>cur.execute("""</text:p>
      <text:p text:style-name="P131"><text:s text:c="12"/>SELECT DATE_TRUNC('month', t.{}) as month, COUNT(*) as count</text:p>
      <text:p text:style-name="P131"><text:s text:c="12"/>FROM {} t</text:p>
      <text:p text:style-name="P131"><text:s text:c="12"/>JOIN notes n ON t.note_id = n.id</text:p>
      <text:p text:style-name="P131"><text:s text:c="12"/>WHERE n.user_id = %s</text:p>
      <text:p text:style-name="P131"><text:s text:c="12"/>AND t.{} &gt;= NOW() - INTERVAL '6 months'</text:p>
      <text:p text:style-name="P131"><text:s text:c="12"/>GROUP BY month</text:p>
      <text:p text:style-name="P131"><text:s text:c="12"/>ORDER BY month DESC</text:p>
      <text:p text:style-name="P131"><text:s text:c="8"/>""".format(date_column, table, date_column), (user_id,))</text:p>
      <text:p text:style-name="P131"/>
      <text:p text:style-name="P131"><text:s text:c="8"/>return {'monthly_data': cur.fetchall()}</text:p>
      <text:p text:style-name="P131"/>
      <text:p text:style-name="P131">class ProgressWidget(Widget):</text:p>
      <text:p text:style-name="P131"><text:s text:c="4"/>def get_source_data(self, cur, user_id):</text:p>
      <text:p text:style-name="P131"><text:s text:c="8"/># Get total and completed milestones for a goal</text:p>
      <text:p text:style-name="P131"><text:s text:c="8"/>cur.execute("""</text:p>
      <text:p text:style-name="P131"><text:s text:c="12"/>SELECT</text:p>
      <text:p text:style-name="P131"><text:s text:c="16"/>COUNT(*) as total_milestones,</text:p>
      <text:p text:style-name="P131"><text:s text:c="16"/>SUM(CASE WHEN completed = TRUE THEN 1 ELSE 0 END) as completed_milestones</text:p>
      <text:p text:style-name="P131"><text:s text:c="12"/>FROM milestones m</text:p>
      <text:p text:style-name="P131"><text:s text:c="12"/>JOIN goals g ON m.goal_id = g.id</text:p>
      <text:p text:style-name="P131"><text:s text:c="12"/>WHERE g.note_id = %s</text:p>
      <text:p text:style-name="P131"><text:s text:c="8"/>""", (self.data_source_id,))</text:p>
      <text:p text:style-name="P131"/>
      <text:p text:style-name="P131"><text:s text:c="8"/>result = cur.fetchone()</text:p>
      <text:p text:style-name="P131"><text:s text:c="8"/>if not result:</text:p>
      <text:p text:style-name="P131"><text:s text:c="12"/>return {'total_milestones': 0, 'completed_milestones': 0}</text:p>
      <text:p text:style-name="P131"/>
      <text:p text:style-name="P131"><text:s text:c="8"/>return {</text:p>
      <text:p text:style-name="P131"><text:s text:c="12"/>'total_milestones': result[0],</text:p>
      <text:p text:style-name="P131"><text:soft-page-break/><text:s text:c="12"/>'completed_milestones': result[1] or 0</text:p>
      <text:p text:style-name="P131"><text:s text:c="8"/>}</text:p>
      <text:p text:style-name="P131"/>
      <text:p text:style-name="P131">class HabitWeekWidget(Widget):</text:p>
      <text:p text:style-name="P131"><text:s text:c="4"/>def get_source_data(self, cur, user_id):</text:p>
      <text:p text:style-name="P131"><text:s text:c="8"/># Get last 7 days of habit completions</text:p>
      <text:p text:style-name="P131"><text:s text:c="8"/>cur.execute("""</text:p>
      <text:p text:style-name="P131"><text:s text:c="12"/>SELECT completion_date::date</text:p>
      <text:p text:style-name="P131"><text:s text:c="12"/>FROM habitcompletion</text:p>
      <text:p text:style-name="P131"><text:s text:c="12"/>WHERE habit_id = %s</text:p>
      <text:p text:style-name="P131"><text:s text:c="12"/>AND completion_date &gt;= NOW() - INTERVAL '7 days'</text:p>
      <text:p text:style-name="P131"><text:s text:c="12"/>ORDER BY completion_date DESC</text:p>
      <text:p text:style-name="P131"><text:s text:c="8"/>""", (self.data_source_id,))</text:p>
      <text:p text:style-name="P131"/>
      <text:p text:style-name="P131"><text:s text:c="8"/>completions = {row[0] for row in cur.fetchall()}</text:p>
      <text:p text:style-name="P131"/>
      <text:p text:style-name="P131"><text:s text:c="8"/># Create boolean array for last 7 days</text:p>
      <text:p text:style-name="P131"><text:s text:c="8"/>today = datetime.now().date()</text:p>
      <text:p text:style-name="P131"><text:s text:c="8"/>weekly_completions = [</text:p>
      <text:p text:style-name="P131"><text:s text:c="12"/>(today - timedelta(days=i)) in completions</text:p>
      <text:p text:style-name="P131"><text:s text:c="12"/>for i in range(7)</text:p>
      <text:p text:style-name="P131"><text:s text:c="8"/>]</text:p>
      <text:p text:style-name="P131"/>
      <text:p text:style-name="P131"><text:s text:c="8"/>return {'weekly_completions': weekly_completions}</text:p>
      <text:p text:style-name="P131"/>
      <text:p text:style-name="P131">def create_widget(widget_type):</text:p>
      <text:p text:style-name="P131"><text:s text:c="4"/>"""Factory method to create appropriate widget instance"""</text:p>
      <text:p text:style-name="P131"><text:s text:c="4"/>widget_types = {</text:p>
      <text:p text:style-name="P131"><text:s text:c="8"/>'Number': NumberWidget,</text:p>
      <text:p text:style-name="P131"><text:s text:c="8"/>'Chart': ChartWidget,</text:p>
      <text:p text:style-name="P131"><text:s text:c="8"/>'Progress': ProgressWidget,</text:p>
      <text:p text:style-name="P131"><text:s text:c="8"/>'HabitWeek': HabitWeekWidget</text:p>
      <text:p text:style-name="P131"><text:s text:c="4"/>}</text:p>
      <text:p text:style-name="P131"><text:s text:c="4"/>return widget_types.get(widget_type, Widget)()</text:p>
      <text:p text:style-name="P131"/>
      <text:p text:style-name="Text_20_body"><text:span text:style-name="T169">Since there are several predetermined widget types we need to first define</text:span> define the data structures and abstract base class for widgets <text:span text:style-name="T169">to make the subsequent creation of other widget types easier. The base class for a widget will look as follows:</text:span></text:p>
      <text:list text:style-name="L33">
        <text:list-header>
          <text:p text:style-name="P434"><text:span text:style-name="Source_20_Text"><text:span text:style-name="T156">WidgetData:</text:span></text:span></text:p>
          <text:list>
            <text:list-item>
              <text:p text:style-name="P435"><text:span text:style-name="Source_20_Text"><text:span text:style-name="T153">id</text:span></text:span><text:span text:style-name="T153">: </text:span><text:span text:style-name="T154">A UUID type ID for a widget</text:span><text:span text:style-name="T153"> </text:span></text:p>
            </text:list-item>
            <text:list-item>
              <text:p text:style-name="P435"><text:span text:style-name="Source_20_Text"><text:span text:style-name="T153">widget_id</text:span></text:span><text:span text:style-name="T153">: </text:span><text:span text:style-name="T154">The type of the widget (“task”, “chart”, etc.)</text:span></text:p>
            </text:list-item>
            <text:list-item>
              <text:p text:style-name="P435"><text:span text:style-name="Source_20_Text"><text:span text:style-name="T153">title</text:span></text:span><text:span text:style-name="T153">: Title of the widget. </text:span></text:p>
            </text:list-item>
            <text:list-item>
              <text:p text:style-name="P435"><text:span text:style-name="Source_20_Text"><text:span text:style-name="T153">data_source_type</text:span></text:span><text:span text:style-name="T153">: Type of data source for the widget ("task", "habit", "goal"). </text:span></text:p>
            </text:list-item>
            <text:list-item>
              <text:p text:style-name="P435"><text:span text:style-name="Source_20_Text"><text:span text:style-name="T153">data_source_id</text:span></text:span><text:span text:style-name="T153">: Identifier of the specific data source (</text:span><text:span text:style-name="T154">such as</text:span><text:span text:style-name="T153"> the ID of a specific task).</text:span></text:p>
            </text:list-item>
            <text:list-item>
              <text:p text:style-name="P435"><text:span text:style-name="Source_20_Text"><text:span text:style-name="T153">configuration</text:span></text:span><text:span text:style-name="T153">: Dictionary containing widget-specific configuration options </text:span><text:span text:style-name="T154">like its location</text:span><text:span text:style-name="T153">. </text:span></text:p>
            </text:list-item>
            <text:list-item>
              <text:p text:style-name="P435"><text:soft-page-break/><text:span text:style-name="Source_20_Text"><text:span text:style-name="T153">source_data</text:span></text:span><text:span text:style-name="T153">: Dictionary containing the actual data fetched from the data source. Initially </text:span><text:span text:style-name="Source_20_Text"><text:span text:style-name="T153">None</text:span></text:span><text:span text:style-name="T153">, it's populated by the </text:span><text:span text:style-name="Source_20_Text"><text:span text:style-name="T153">get_source_data</text:span></text:span><text:span text:style-name="T153"> method. </text:span></text:p>
            </text:list-item>
          </text:list>
        </text:list-header>
      </text:list>
      <text:p text:style-name="P167">The base Widget class has the following methods:</text:p>
      <text:list text:continue-numbering="true" text:style-name="L33">
        <text:list-item>
          <text:p text:style-name="P435"><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435"><text:span text:style-name="T123"/></text:p>
        </text:list-item>
      </text:list>
      <text:p text:style-name="P58">Next, come the predetermined widget types:</text:p>
      <text:list text:continue-numbering="true" text:style-name="L33">
        <text:list-item>
          <text:p text:style-name="P434"><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434"><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434"><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434"><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90414465490917" text:style-name="L1">
        <text:list-item>
          <text:list>
            <text:list-item>
              <text:list>
                <text:list-item>
                  <text:list>
                    <text:list-item>
                      <text:p text:style-name="P247"><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68"><text:span text:style-name="Strong_20_Emphasis"><text:span text:style-name="T149">import json</text:span></text:span></text:p>
      <text:p text:style-name="P168"><text:span text:style-name="Strong_20_Emphasis"><text:span text:style-name="T149">from typing import List, Optional, Dict</text:span></text:span></text:p>
      <text:p text:style-name="P168"><text:span text:style-name="Strong_20_Emphasis"><text:span text:style-name="T149">import psycopg2.extras</text:span></text:span></text:p>
      <text:p text:style-name="P168"><text:span text:style-name="Strong_20_Emphasis"><text:span text:style-name="T149">from models.widget import WidgetData, create_widget</text:span></text:span></text:p>
      <text:p text:style-name="P168"><text:span text:style-name="Strong_20_Emphasis"><text:span text:style-name="T149"/></text:span></text:p>
      <text:p text:style-name="P168"><text:span text:style-name="Strong_20_Emphasis"><text:span text:style-name="T149">class WidgetRepository:</text:span></text:span></text:p>
      <text:p text:style-name="P168"><text:span text:style-name="Strong_20_Emphasis"><text:span text:style-name="T149"><text:s text:c="4"/>def __init__(self, conn):</text:span></text:span></text:p>
      <text:p text:style-name="P168"><text:span text:style-name="Strong_20_Emphasis"><text:span text:style-name="T149"><text:s text:c="8"/>self.conn = conn</text:span></text:span></text:p>
      <text:p text:style-name="P168"><text:span text:style-name="Strong_20_Emphasis"><text:span text:style-name="T149"><text:s text:c="8"/>self._cache = {}</text:span></text:span></text:p>
      <text:p text:style-name="P168"><text:span text:style-name="Strong_20_Emphasis"><text:span text:style-name="T149"/></text:span></text:p>
      <text:p text:style-name="P168"><text:span text:style-name="Strong_20_Emphasis"><text:span text:style-name="T149"><text:s text:c="4"/>def _invalidate_cache(self, user_id):</text:span></text:span></text:p>
      <text:p text:style-name="P168"><text:span text:style-name="Strong_20_Emphasis"><text:span text:style-name="T149"><text:s text:c="8"/>self._cache.pop(f"user_widgets_{user_id}", None)</text:span></text:span></text:p>
      <text:p text:style-name="P168"><text:span text:style-name="Strong_20_Emphasis"><text:span text:style-name="T149"/></text:span></text:p>
      <text:p text:style-name="P168"><text:span text:style-name="Strong_20_Emphasis"><text:span text:style-name="T149"><text:s text:c="4"/></text:span></text:span></text:p>
      <text:p text:style-name="P168"><text:soft-page-break/><text:span text:style-name="Strong_20_Emphasis"><text:span text:style-name="T149"/></text:span></text:p>
      <text:p text:style-name="P168"><text:span text:style-name="Strong_20_Emphasis"><text:span text:style-name="T149"/></text:span></text:p>
      <text:p text:style-name="P168"><text:span text:style-name="Strong_20_Emphasis"><text:span text:style-name="T149"/></text:span></text:p>
      <text:p text:style-name="P168"><text:span text:style-name="Strong_20_Emphasis"><text:span text:style-name="T149"><text:s text:c="3"/></text:span></text:span></text:p>
      <text:p text:style-name="P168"><text:span text:style-name="Strong_20_Emphasis"><text:span text:style-name="T149"/></text:span></text:p>
      <text:p text:style-name="P168"><text:span text:style-name="Strong_20_Emphasis"><text:span text:style-name="T149"/></text:span></text:p>
      <text:p text:style-name="P168"/>
      <text:p text:style-name="P15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72"><text:bookmark-start text:name="__RefHeading___Toc11643_2646048504"/>WidgetRepository <text:span text:style-name="T171">initialisation </text:span><text:span text:style-name="T172">cache</text:span><text:bookmark-end text:name="__RefHeading___Toc11643_2646048504"/></text:p>
                        </text:list-item>
                      </text:list>
                    </text:list-item>
                  </text:list>
                </text:list-item>
              </text:list>
            </text:list-item>
          </text:list>
        </text:list-item>
      </text:list>
      <text:p text:style-name="P159"><text:span text:style-name="Strong_20_Emphasis"><text:span text:style-name="T149"/></text:span></text:p>
      <text:p text:style-name="P15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71">ap with the key being the user ID. </text:span><text:line-break/>The _invalidate_cache method is used to clear the cache for a given user. <text:s/>It takes the user_id as an argument and removes the corresponding entry from the self._cache dictionary. </text:p>
      <text:p text:style-name="P158"/>
      <text:list text:continue-numbering="true" text:style-name="L1">
        <text:list-item>
          <text:list>
            <text:list-item>
              <text:list>
                <text:list-item>
                  <text:list>
                    <text:list-item>
                      <text:list>
                        <text:list-item>
                          <text:p text:style-name="P273"><text:bookmark-start text:name="__RefHeading___Toc11641_2646048504"/>Getting user widgets<text:bookmark-end text:name="__RefHeading___Toc11641_2646048504"/></text:p>
                        </text:list-item>
                      </text:list>
                    </text:list-item>
                  </text:list>
                </text:list-item>
              </text:list>
            </text:list-item>
          </text:list>
        </text:list-item>
      </text:list>
      <text:p text:style-name="P163"><text:span text:style-name="Strong_20_Emphasis"><text:span text:style-name="T149">def get_user_widgets(self, user_id):</text:span></text:span></text:p>
      <text:p text:style-name="P164"><text:span text:style-name="Strong_20_Emphasis"><text:span text:style-name="T149"><text:s text:c="8"/>cache_key = f"user_widgets_{user_id}"</text:span></text:span></text:p>
      <text:p text:style-name="P164"><text:span text:style-name="Strong_20_Emphasis"><text:span text:style-name="T149"><text:s text:c="8"/>if cache_key in self._cache:</text:span></text:span></text:p>
      <text:p text:style-name="P164"><text:span text:style-name="Strong_20_Emphasis"><text:span text:style-name="T149"><text:s text:c="12"/>return self._cache[cache_key]</text:span></text:span></text:p>
      <text:p text:style-name="P164"><text:span text:style-name="Strong_20_Emphasis"><text:span text:style-name="T149"/></text:span></text:p>
      <text:p text:style-name="P164"><text:span text:style-name="Strong_20_Emphasis"><text:span text:style-name="T149"><text:s text:c="8"/>with self.conn.cursor(cursor_factory=psycopg2.extras.DictCursor) as cur:</text:span></text:span></text:p>
      <text:p text:style-name="P164"><text:span text:style-name="Strong_20_Emphasis"><text:span text:style-name="T149"><text:s text:c="12"/>cur.execute("""</text:span></text:span></text:p>
      <text:p text:style-name="P164"><text:span text:style-name="Strong_20_Emphasis"><text:span text:style-name="T149"><text:s text:c="16"/>SELECT w.*, </text:span></text:span></text:p>
      <text:p text:style-name="P164"><text:span text:style-name="Strong_20_Emphasis"><text:span text:style-name="T149"><text:s text:c="23"/>COALESCE(jsonb_agg(s.*) FILTER (WHERE s.id IS NOT NULL), '[]') as sources</text:span></text:span></text:p>
      <text:p text:style-name="P164"><text:span text:style-name="Strong_20_Emphasis"><text:span text:style-name="T149"><text:s text:c="16"/>FROM user_widgets w</text:span></text:span></text:p>
      <text:p text:style-name="P164"><text:span text:style-name="Strong_20_Emphasis"><text:span text:style-name="T149"><text:s text:c="16"/>LEFT JOIN widget_sources s ON w.data_source_type = s.type</text:span></text:span></text:p>
      <text:p text:style-name="P164"><text:span text:style-name="Strong_20_Emphasis"><text:span text:style-name="T149"><text:s text:c="16"/>WHERE w.user_id = %s</text:span></text:span></text:p>
      <text:p text:style-name="P164"><text:span text:style-name="Strong_20_Emphasis"><text:span text:style-name="T149"><text:s text:c="16"/>GROUP BY w.id</text:span></text:span></text:p>
      <text:p text:style-name="P164"><text:span text:style-name="Strong_20_Emphasis"><text:span text:style-name="T149"><text:s text:c="12"/>""", (user_id,))</text:span></text:span></text:p>
      <text:p text:style-name="P164"><text:span text:style-name="Strong_20_Emphasis"><text:span text:style-name="T149"><text:s text:c="12"/>widgets = [WidgetData(**row) for row in cur.fetchall()]</text:span></text:span></text:p>
      <text:p text:style-name="P164"><text:span text:style-name="Strong_20_Emphasis"><text:span text:style-name="T149"><text:s text:c="12"/>self._cache[cache_key] = widgets</text:span></text:span></text:p>
      <text:p text:style-name="P164"><text:span text:style-name="Strong_20_Emphasis"><text:span text:style-name="T149"><text:s text:c="12"/>return widgets</text:span></text:span></text:p>
      <text:p text:style-name="P166"><text:span text:style-name="Strong_20_Emphasis"><text:span text:style-name="T149"/></text:span></text:p>
      <text:p text:style-name="P166"><text:span text:style-name="Strong_20_Emphasis"><text:span text:style-name="T149">def get_widget_by_id(self, widget_id,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SELECT * FROM user_widgets </text:span></text:span></text:p>
      <text:p text:style-name="P166"><text:span text:style-name="Strong_20_Emphasis"><text:span text:style-name="T149"><text:s text:c="16"/>WHERE id = %s AND user_id = %s</text:span></text:span></text:p>
      <text:p text:style-name="P166"><text:soft-page-break/><text:span text:style-name="Strong_20_Emphasis"><text:span text:style-name="T149"><text:s text:c="12"/>""", (widget_id, user_id))</text:span></text:span></text:p>
      <text:p text:style-name="P166"><text:span text:style-name="Strong_20_Emphasis"><text:span text:style-name="T149"><text:s text:c="12"/>widget = cur.fetchone()</text:span></text:span></text:p>
      <text:p text:style-name="P166"><text:span text:style-name="Strong_20_Emphasis"><text:span text:style-name="T149"><text:s text:c="12"/>return WidgetData(**widget) if widget else None</text:span></text:span></text:p>
      <text:p text:style-name="P164"><text:span text:style-name="Strong_20_Emphasis"><text:span text:style-name="T149"/></text:span></text:p>
      <text:p text:style-name="P161">The get user widgets method retrieves the widgets that belong to a certain user. <text:span text:style-name="T170">It first checks if the widgets for the given user_id are already in the cache. </text:span>If they are, data is returned straight away, which improves performance</text:p>
      <text:p text:style-name="P160">If the data is not cached, <text:span text:style-name="T171">an SQL query fetches the widgets</text:span>. <text:s/>The query results are then used to create a list of WidgetData objects using list comprehension: [WidgetData(**row) for row in cur.fetchall()]. The **row unpacks the dictionary row as arguments to the WidgetData <text:span text:style-name="T171">class constructor</text:span>. <text:span text:style-name="T171">Retrieved widgets are cached and returned. </text:span></text:p>
      <text:p text:style-name="P162">The get_widget_by_id function has similar functionality, but it just retrieves a single widget.</text:p>
      <text:list text:continue-numbering="true" text:style-name="L1">
        <text:list-item>
          <text:list>
            <text:list-item>
              <text:list>
                <text:list-item>
                  <text:list>
                    <text:list-item>
                      <text:list>
                        <text:list-item>
                          <text:p text:style-name="P274"><text:bookmark-start text:name="__RefHeading___Toc11639_2646048504"/>Other CRUD functions<text:bookmark-end text:name="__RefHeading___Toc11639_2646048504"/></text:p>
                        </text:list-item>
                      </text:list>
                    </text:list-item>
                  </text:list>
                </text:list-item>
              </text:list>
            </text:list-item>
          </text:list>
        </text:list-item>
      </text:list>
      <text:p text:style-name="P162"/>
      <text:p text:style-name="P165"><text:span text:style-name="Strong_20_Emphasis"><text:span text:style-name="T149"><text:s/>def create_widget(self, user_id, widget_data):</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INSERT INTO user_widgets </text:span></text:span></text:p>
      <text:p text:style-name="P166"><text:span text:style-name="Strong_20_Emphasis"><text:span text:style-name="T149"><text:s text:c="16"/>(user_id, widget_id, title, data_source_type, data_source_id, configuration)</text:span></text:span></text:p>
      <text:p text:style-name="P166"><text:span text:style-name="Strong_20_Emphasis"><text:span text:style-name="T149"><text:s text:c="16"/>VALUES (%s, %s, %s, %s, %s,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user_id,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configuration']['title'],</text:span></text:span></text:p>
      <text:p text:style-name="P166"><text:span text:style-name="Strong_20_Emphasis"><text:span text:style-name="T149"><text:s text:c="16"/>widget_data['data_source_type'],</text:span></text:span></text:p>
      <text:p text:style-name="P166"><text:span text:style-name="Strong_20_Emphasis"><text:span text:style-name="T149"><text:s text:c="16"/>widget_data.get('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2"/>))</text:span></text:span></text:p>
      <text:p text:style-name="P166"><text:span text:style-name="Strong_20_Emphasis"><text:span text:style-name="T149"><text:s text:c="12"/>widget = WidgetData(**cur.fetchone())</text:span></text:span></text:p>
      <text:p text:style-name="P166"><text:span text:style-name="Strong_20_Emphasis"><text:span text:style-name="T149"><text:s text:c="12"/>self.conn.commit()</text:span></text:span></text:p>
      <text:p text:style-name="P166"><text:span text:style-name="Strong_20_Emphasis"><text:span text:style-name="T149"><text:s text:c="12"/>self._invalidate_cache(user_id)</text:span></text:span></text:p>
      <text:p text:style-name="P166"><text:span text:style-name="Strong_20_Emphasis"><text:span text:style-name="T149"><text:s text:c="12"/>return widget</text:span></text:span></text:p>
      <text:p text:style-name="P166"><text:span text:style-name="Strong_20_Emphasis"><text:span text:style-name="T149"/></text:span></text:p>
      <text:p text:style-name="P166"><text:span text:style-name="Strong_20_Emphasis"><text:span text:style-name="T149"><text:s text:c="4"/>def update_widget(self, widget_id, user_id, widget_data) :</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UPDATE user_widgets </text:span></text:span></text:p>
      <text:p text:style-name="P166"><text:span text:style-name="Strong_20_Emphasis"><text:span text:style-name="T149"><text:s text:c="16"/>SET widget_id = %s, data_source_type = %s, </text:span></text:span></text:p>
      <text:p text:style-name="P166"><text:span text:style-name="Strong_20_Emphasis"><text:span text:style-name="T149"><text:s text:c="20"/>data_source_id = %s, configuration = %s</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data_source_type'],</text:span></text:span></text:p>
      <text:p text:style-name="P166"><text:soft-page-break/><text:span text:style-name="Strong_20_Emphasis"><text:span text:style-name="T149"><text:s text:c="16"/>widget_data['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6"/>widget_id,</text:span></text:span></text:p>
      <text:p text:style-name="P166"><text:span text:style-name="Strong_20_Emphasis"><text:span text:style-name="T149"><text:s text:c="16"/>user_id</text:span></text:span></text:p>
      <text:p text:style-name="P166"><text:span text:style-name="Strong_20_Emphasis"><text:span text:style-name="T149"><text:s text:c="12"/>))</text:span></text:span></text:p>
      <text:p text:style-name="P166"><text:span text:style-name="Strong_20_Emphasis"><text:span text:style-name="T149"><text:s text:c="12"/>widget = cur.fetchone()</text:span></text:span></text:p>
      <text:p text:style-name="P166"><text:span text:style-name="Strong_20_Emphasis"><text:span text:style-name="T149"><text:s text:c="12"/>if widget:</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6"/>return WidgetData(**widget)</text:span></text:span></text:p>
      <text:p text:style-name="P166"><text:span text:style-name="Strong_20_Emphasis"><text:span text:style-name="T149"><text:s text:c="12"/>return None</text:span></text:span></text:p>
      <text:p text:style-name="P166"><text:span text:style-name="Strong_20_Emphasis"><text:span text:style-name="T149"/></text:span></text:p>
      <text:p text:style-name="P166"><text:span text:style-name="Strong_20_Emphasis"><text:span text:style-name="T149"><text:s text:c="4"/>def delete_widget(self, widget_id, user_id):</text:span></text:span></text:p>
      <text:p text:style-name="P166"><text:span text:style-name="Strong_20_Emphasis"><text:span text:style-name="T149"><text:s text:c="8"/>with self.conn.cursor() as cur:</text:span></text:span></text:p>
      <text:p text:style-name="P166"><text:span text:style-name="Strong_20_Emphasis"><text:span text:style-name="T149"><text:s text:c="12"/>cur.execute("""</text:span></text:span></text:p>
      <text:p text:style-name="P166"><text:span text:style-name="Strong_20_Emphasis"><text:span text:style-name="T149"><text:s text:c="16"/>DELETE FROM user_widgets </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id</text:span></text:span></text:p>
      <text:p text:style-name="P166"><text:span text:style-name="Strong_20_Emphasis"><text:span text:style-name="T149"><text:s text:c="12"/>""", (widget_id, user_id))</text:span></text:span></text:p>
      <text:p text:style-name="P166"><text:span text:style-name="Strong_20_Emphasis"><text:span text:style-name="T149"><text:s text:c="12"/>deleted = cur.fetchone() is not None</text:span></text:span></text:p>
      <text:p text:style-name="P166"><text:span text:style-name="Strong_20_Emphasis"><text:span text:style-name="T149"><text:s text:c="12"/>if deleted:</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66"><text:span text:style-name="Strong_20_Emphasis"><text:span text:style-name="T149"/></text:span></text:p>
      <text:list text:continue-numbering="true" text:style-name="L1">
        <text:list-item>
          <text:list>
            <text:list-item>
              <text:list>
                <text:list-item>
                  <text:list>
                    <text:list-item>
                      <text:list>
                        <text:list-item>
                          <text:p text:style-name="P247"><text:bookmark-start text:name="__RefHeading___Toc11637_2646048504"/>Widget data sources<text:bookmark-end text:name="__RefHeading___Toc11637_2646048504"/></text:p>
                        </text:list-item>
                      </text:list>
                    </text:list-item>
                  </text:list>
                </text:list-item>
              </text:list>
            </text:list-item>
          </text:list>
        </text:list-item>
      </text:list>
      <text:p text:style-name="P166"><text:span text:style-name="Strong_20_Emphasis"><text:span text:style-name="T149"><text:s text:c="4"/>def get_widget_data_sources(self, widget_type,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query_mapping = {</text:span></text:span></text:p>
      <text:p text:style-name="P166"><text:span text:style-name="Strong_20_Emphasis"><text:span text:style-name="T149"><text:s text:c="16"/>'Chart': self._get_chart_sources_query(),</text:span></text:span></text:p>
      <text:p text:style-name="P166"><text:span text:style-name="Strong_20_Emphasis"><text:span text:style-name="T149"><text:s text:c="16"/>'Progress': self._get_progress_sources_query(),</text:span></text:span></text:p>
      <text:p text:style-name="P166"><text:span text:style-name="Strong_20_Emphasis"><text:span text:style-name="T149"><text:s text:c="16"/>'Number': self._get_number_sources_query(),</text:span></text:span></text:p>
      <text:p text:style-name="P166"><text:span text:style-name="Strong_20_Emphasis"><text:span text:style-name="T149"><text:s text:c="16"/>'HabitWeek': self._get_habit_week_sources_query()</text:span></text:span></text:p>
      <text:p text:style-name="P166"><text:span text:style-name="Strong_20_Emphasis"><text:span text:style-name="T149"><text:s text:c="12"/>}</text:span></text:span></text:p>
      <text:p text:style-name="P166"><text:span text:style-name="Strong_20_Emphasis"><text:span text:style-name="T149"/></text:span></text:p>
      <text:p text:style-name="P166"><text:span text:style-name="Strong_20_Emphasis"><text:span text:style-name="T149"><text:s text:c="12"/>query = query_mapping.get(widget_type)</text:span></text:span></text:p>
      <text:p text:style-name="P166"><text:span text:style-name="Strong_20_Emphasis"><text:span text:style-name="T149"><text:s text:c="12"/>if not query:</text:span></text:span></text:p>
      <text:p text:style-name="P166"><text:span text:style-name="Strong_20_Emphasis"><text:span text:style-name="T149"><text:s text:c="16"/>return []</text:span></text:span></text:p>
      <text:p text:style-name="P166"><text:span text:style-name="Strong_20_Emphasis"><text:span text:style-name="T149"/></text:span></text:p>
      <text:p text:style-name="P166"><text:span text:style-name="Strong_20_Emphasis"><text:span text:style-name="T149"><text:s text:c="12"/>cur.execute(query, (user_id,))</text:span></text:span></text:p>
      <text:p text:style-name="P166"><text:span text:style-name="Strong_20_Emphasis"><text:span text:style-name="T149"><text:s text:c="12"/>return [row['source'] for row in cur.fetchall()]</text:span></text:span></text:p>
      <text:p text:style-name="P166"><text:span text:style-name="Strong_20_Emphasis"><text:span text:style-name="T149"/></text:span></text:p>
      <text:p text:style-name="P166"><text:span text:style-name="Strong_20_Emphasis"><text:span text:style-name="T149"><text:s text:c="4"/>def _get_chart_sources_query(self):</text:span></text:span></text:p>
      <text:p text:style-name="P166"><text:span text:style-name="Strong_20_Emphasis"><text:span text:style-name="T149"><text:s text:c="8"/>return """</text:span></text:span></text:p>
      <text:p text:style-name="P166"><text:span text:style-name="Strong_20_Emphasis"><text:span text:style-name="T149"><text:s text:c="12"/>SELECT json_build_object(</text:span></text:span></text:p>
      <text:p text:style-name="P166"><text:soft-page-break/><text:span text:style-name="Strong_20_Emphasis"><text:span text:style-name="T149"><text:s text:c="16"/>'id', type,</text:span></text:span></text:p>
      <text:p text:style-name="P166"><text:span text:style-name="Strong_20_Emphasis"><text:span text:style-name="T149"><text:s text:c="16"/>'title', type || ' (' || count || ' items)',</text:span></text:span></text:p>
      <text:p text:style-name="P166"><text:span text:style-name="Strong_20_Emphasis"><text:span text:style-name="T149"><text:s text:c="16"/>'type', type</text:span></text:span></text:p>
      <text:p text:style-name="P166"><text:span text:style-name="Strong_20_Emphasis"><text:span text:style-name="T149"><text:s text:c="12"/>) as source</text:span></text:span></text:p>
      <text:p text:style-name="P166"><text:span text:style-name="Strong_20_Emphasis"><text:span text:style-name="T149"><text:s text:c="12"/>FROM (</text:span></text:span></text:p>
      <text:p text:style-name="P166"><text:span text:style-name="Strong_20_Emphasis"><text:span text:style-name="T149"><text:s text:c="16"/>SELECT 'task' as type, COUNT(*) as count FROM Notes</text:span></text:span></text:p>
      <text:p text:style-name="P166"><text:span text:style-name="Strong_20_Emphasis"><text:span text:style-name="T149"><text:s text:c="16"/>WHERE user_id = %s AND type = 'task'</text:span></text:span></text:p>
      <text:p text:style-name="P166"><text:span text:style-name="Strong_20_Emphasis"><text:span text:style-name="T149"><text:s text:c="16"/>UNION ALL</text:span></text:span></text:p>
      <text:p text:style-name="P166"><text:span text:style-name="Strong_20_Emphasis"><text:span text:style-name="T149"><text:s text:c="16"/>SELECT 'habit', COUNT(*) FROM Notes</text:span></text:span></text:p>
      <text:p text:style-name="P166"><text:span text:style-name="Strong_20_Emphasis"><text:span text:style-name="T149"><text:s text:c="16"/>WHERE user_id = %s AND type = 'habit'</text:span></text:span></text:p>
      <text:p text:style-name="P166"><text:span text:style-name="Strong_20_Emphasis"><text:span text:style-name="T149"><text:s text:c="16"/>UNION ALL</text:span></text:span></text:p>
      <text:p text:style-name="P166"><text:span text:style-name="Strong_20_Emphasis"><text:span text:style-name="T149"><text:s text:c="16"/>SELECT 'goal', COUNT(*) FROM Notes</text:span></text:span></text:p>
      <text:p text:style-name="P166"><text:span text:style-name="Strong_20_Emphasis"><text:span text:style-name="T149"><text:s text:c="16"/>WHERE user_id = %s AND type = 'goal'</text:span></text:span></text:p>
      <text:p text:style-name="P166"><text:span text:style-name="Strong_20_Emphasis"><text:span text:style-name="T149"><text:s text:c="12"/>) as counts</text:span></text:span></text:p>
      <text:p text:style-name="P166"><text:span text:style-name="Strong_20_Emphasis"><text:span text:style-name="T149"><text:s text:c="8"/>"""</text:span></text:span></text:p>
      <text:p text:style-name="P157">_get_chart_sources_query() <text:span text:style-name="T172">and similar _get_*sources functions</text:span> are helper methods that define the SQL queries for retrieving data sources for different widget types. <text:span text:style-name="T172">They may range from complex SELECT statements across multiple tables to specific notes.</text:span> <text:span text:style-name="T172">Then, these queries are ran to build an array of widget data sources.</text:span></text:p>
      <text:list text:continue-numbering="true" text:style-name="L1">
        <text:list-item>
          <text:list>
            <text:list-item>
              <text:list>
                <text:list-item>
                  <text:list>
                    <text:list-item>
                      <text:p text:style-name="P275"><text:bookmark-start text:name="__RefHeading___Toc11635_2646048504"/>modules/widgets.py<text:bookmark-end text:name="__RefHeading___Toc11635_2646048504"/></text:p>
                    </text:list-item>
                  </text:list>
                </text:list-item>
              </text:list>
            </text:list-item>
          </text:list>
        </text:list-item>
      </text:list>
      <text:p text:style-name="P132">import json</text:p>
      <text:p text:style-name="P132">import os</text:p>
      <text:p text:style-name="P132">import sys</text:p>
      <text:p text:style-name="P132"/>
      <text:p text:style-name="P132">import psycopg2</text:p>
      <text:p text:style-name="P132">from flask import g, jsonify, request</text:p>
      <text:p text:style-name="P132">from flask_jwt_extended import jwt_required</text:p>
      <text:p text:style-name="P132"/>
      <text:p text:style-name="P132">sys.path.append(os.path.abspath(os.path.join(os.path.dirname(__file__), os.path.pardir)))</text:p>
      <text:p text:style-name="P132">from repositories.widget_repository import WidgetRepository</text:p>
      <text:p text:style-name="P132">from utils.utils import token_required</text:p>
      <text:p text:style-name="P132"/>
      <text:p text:style-name="P132"/>
      <text:p text:style-name="P132">def widget_routes(app, conn):</text:p>
      <text:p text:style-name="P132"><text:s text:c="4"/>widget_repo = WidgetRepository(conn)</text:p>
      <text:p text:style-name="P132"/>
      <text:p text:style-name="P132"/>
      <text:p text:style-name="P132"><text:s text:c="4"/>@app.route('/api/user_widgets', methods=['GET'])</text:p>
      <text:p text:style-name="P132"><text:s text:c="4"/>@jwt_required()</text:p>
      <text:p text:style-name="P132"><text:s text:c="4"/>@token_required</text:p>
      <text:p text:style-name="P132"><text:s text:c="4"/>def get_user_widgets():</text:p>
      <text:p text:style-name="P132"><text:s text:c="8"/>try:</text:p>
      <text:p text:style-name="P132"><text:s text:c="12"/>widgets = widget_repo.get_user_widgets(g.userId)</text:p>
      <text:p text:style-name="P132"><text:s text:c="12"/>return jsonify([widget.to_dict() for widget in widgets])</text:p>
      <text:p text:style-name="P132"><text:s text:c="8"/>except Exception as e:</text:p>
      <text:p text:style-name="P132"><text:s text:c="12"/>return jsonify({'error': str(e)}), 500</text:p>
      <text:p text:style-name="P132"/>
      <text:p text:style-name="P132"><text:soft-page-break/><text:s text:c="4"/>@app.route('/api/user_widgets/create', methods=['POST'])</text:p>
      <text:p text:style-name="P132"><text:s text:c="4"/>@jwt_required()</text:p>
      <text:p text:style-name="P132"><text:s text:c="4"/>@token_required</text:p>
      <text:p text:style-name="P132"><text:s text:c="4"/>def create_user_widget():</text:p>
      <text:p text:style-name="P132"><text:s text:c="8"/>try:</text:p>
      <text:p text:style-name="P132"><text:s text:c="12"/>widget = widget_repo.create_widget(g.userId, request.get_json())</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PUT'])</text:p>
      <text:p text:style-name="P132"><text:s text:c="4"/>@jwt_required()</text:p>
      <text:p text:style-name="P132"><text:s text:c="4"/>@token_required</text:p>
      <text:p text:style-name="P132"><text:s text:c="4"/>def update_user_widget(widget_id):</text:p>
      <text:p text:style-name="P132"><text:s text:c="8"/>try:</text:p>
      <text:p text:style-name="P132"><text:s text:c="12"/>widget = widget_repo.update_widget(widget_id, g.userId, request.get_json())</text:p>
      <text:p text:style-name="P132"><text:s text:c="12"/>if not widget:</text:p>
      <text:p text:style-name="P132"><text:s text:c="16"/>return jsonify({'error': 'Widget not found'}), 404</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DELETE'])</text:p>
      <text:p text:style-name="P132"><text:s text:c="4"/>@jwt_required()</text:p>
      <text:p text:style-name="P132"><text:s text:c="4"/>@token_required</text:p>
      <text:p text:style-name="P132"><text:s text:c="4"/>def delete_user_widget(widget_id):</text:p>
      <text:p text:style-name="P132"><text:s text:c="8"/>try:</text:p>
      <text:p text:style-name="P132"><text:s text:c="12"/>if widget_repo.delete_widget(widget_id, g.userId):</text:p>
      <text:p text:style-name="P132"><text:s text:c="16"/>return jsonify({'success': True})</text:p>
      <text:p text:style-name="P132"><text:s text:c="12"/>return jsonify({'error': 'Widget not found'}), 404</text:p>
      <text:p text:style-name="P132"><text:s text:c="8"/>except Exception as e:</text:p>
      <text:p text:style-name="P132"><text:s text:c="12"/>return jsonify({'error': str(e)}), 500</text:p>
      <text:p text:style-name="P132"/>
      <text:p text:style-name="P132"><text:s text:c="4"/>@app.route('/api/widgets/datasources/&lt;widget_type&gt;', methods=['GET'])</text:p>
      <text:p text:style-name="P132"><text:s text:c="4"/>@jwt_required()</text:p>
      <text:p text:style-name="P132"><text:s text:c="4"/>@token_required</text:p>
      <text:p text:style-name="P132"><text:s text:c="4"/>def get_widget_data_sources(widget_type):</text:p>
      <text:p text:style-name="P132"><text:s text:c="8"/>try:</text:p>
      <text:p text:style-name="P132"><text:s text:c="12"/>sources = widget_repo.get_widget_data_sources(widget_type, g.userId)</text:p>
      <text:p text:style-name="P132"><text:s text:c="12"/>return jsonify({'sources': sources})</text:p>
      <text:p text:style-name="P132"><text:s text:c="8"/>except Exception as e:</text:p>
      <text:p text:style-name="P132"><text:s text:c="12"/>return jsonify({'error': str(e)}), 500</text:p>
      <text:p text:style-name="P132"/>
      <text:p text:style-name="P16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69"><text:bookmark-start text:name="__RefHeading___Toc8728_529430363"/><text:soft-page-break/>modules/users.py<text:bookmark-end text:name="__RefHeading___Toc8728_529430363"/></text:p>
                </text:list-item>
              </text:list>
            </text:list-item>
          </text:list>
        </text:list-item>
      </text:list>
      <text:p text:style-name="P17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76"><text:bookmark-start text:name="__RefHeading___Toc11658_2646048504"/>Registration<text:bookmark-end text:name="__RefHeading___Toc11658_2646048504"/></text:p>
                    </text:list-item>
                  </text:list>
                </text:list-item>
              </text:list>
            </text:list-item>
          </text:list>
        </text:list-item>
      </text:list>
      <text:p text:style-name="P170"><text:s/>@app.route('/api/register', methods=['POST'])</text:p>
      <text:p text:style-name="P170"><text:s text:c="4"/>def register():</text:p>
      <text:p text:style-name="P170"><text:s text:c="8"/>try:</text:p>
      <text:p text:style-name="P170"><text:s text:c="12"/>user_schema = UserSchema()</text:p>
      <text:p text:style-name="P170"><text:s text:c="12"/>result = user_schema.load(request.json)</text:p>
      <text:p text:style-name="P170"/>
      <text:p text:style-name="P170"><text:s text:c="12"/>username = result['username']</text:p>
      <text:p text:style-name="P170"><text:s text:c="12"/>email = result['email']</text:p>
      <text:p text:style-name="P170"><text:s text:c="12"/>password = result['password']</text:p>
      <text:p text:style-name="P170"/>
      <text:p text:style-name="P170"><text:s text:c="12"/># Hash the password</text:p>
      <text:p text:style-name="P170"><text:s text:c="12"/>hashed_password = bcrypt.hashpw(password.encode('utf-8'), bcrypt.gensalt())</text:p>
      <text:p text:style-name="P170"/>
      <text:p text:style-name="P170"><text:s text:c="12"/>cur = conn.cursor()</text:p>
      <text:p text:style-name="P170"><text:s text:c="12"/>cur.execute("SELECT * FROM users WHERE username = %s OR email = %s", (username, email))</text:p>
      <text:p text:style-name="P170"><text:s text:c="12"/>existing_user = cur.fetchone()</text:p>
      <text:p text:style-name="P170"/>
      <text:p text:style-name="P170"><text:s text:c="12"/>if existing_user:</text:p>
      <text:p text:style-name="P170"><text:s text:c="16"/>return jsonify({'message': 'User with this username or email already exists'}), 400</text:p>
      <text:p text:style-name="P170"/>
      <text:p text:style-name="P170"><text:s text:c="12"/>preferences = json.dumps({"theme": "light", "model": "default"})</text:p>
      <text:p text:style-name="P170"><text:s text:c="12"/>cur.execute("INSERT INTO users (username, email, password, preferences) VALUES (%s, %s, %s, %s) RETURNING id",</text:p>
      <text:p text:style-name="P170"><text:s text:c="24"/>(username, email, hashed_password, preferences))</text:p>
      <text:p text:style-name="P170"><text:s text:c="12"/>userId = cur.fetchone()[0]</text:p>
      <text:p text:style-name="P170"/>
      <text:p text:style-name="P170"><text:s text:c="12"/>try:</text:p>
      <text:p text:style-name="P170"><text:s text:c="16"/>access_token = create_access_token(identity=userId)</text:p>
      <text:p text:style-name="P170"><text:s text:c="12"/>except Exception as e:</text:p>
      <text:p text:style-name="P170"><text:s text:c="16"/>conn.rollback()</text:p>
      <text:p text:style-name="P170"><text:s text:c="16"/>raise</text:p>
      <text:p text:style-name="P170"/>
      <text:p text:style-name="P170"><text:s text:c="12"/>conn.commit()</text:p>
      <text:p text:style-name="P170"><text:s text:c="12"/>cur.close()</text:p>
      <text:p text:style-name="P170"/>
      <text:p text:style-name="P170"><text:s text:c="12"/>response = jsonify({'message': 'User created successfully', 'userId': userId})</text:p>
      <text:p text:style-name="P170"><text:s text:c="12"/>response.set_cookie('token', access_token)</text:p>
      <text:p text:style-name="P170"><text:s text:c="12"/>return response</text:p>
      <text:p text:style-name="P170"><text:s text:c="8"/>except ValidationError as err:</text:p>
      <text:p text:style-name="P170"><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oft-page-break/><text:s text:c="12"/>cur.close()</text:p>
      <text:p text:style-name="P170"/>
      <text:p text:style-name="Text_20_body">It is important to notice that no @token_required decorator function is used since the user does not yet have a token. When the request is sent to the /api/register endpoint, it is validated with the following schema:</text:p>
      <text:p text:style-name="P170">class UserSchema(Schema):</text:p>
      <text:p text:style-name="P170"><text:s text:c="4"/>username = fields.Str(required=True, validate=lambda s: len(s) &gt; 4)</text:p>
      <text:p text:style-name="P170"><text:s text:c="4"/>email = fields.Email(required=True)</text:p>
      <text:p text:style-name="P170"><text:s text:c="4"/>password = fields.Str(required=True, validate=lambda s: len(s) &gt;= 6)</text:p>
      <text:p text:style-name="P170"/>
      <text:p text:style-name="P17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47"><text:bookmark-start text:name="__RefHeading___Toc11660_2646048504"/>Login<text:bookmark-end text:name="__RefHeading___Toc11660_2646048504"/></text:p>
                    </text:list-item>
                  </text:list>
                </text:list-item>
              </text:list>
            </text:list-item>
          </text:list>
        </text:list-item>
      </text:list>
      <text:p text:style-name="P170"><text:s text:c="4"/>@app.route('/api/login', methods=['POST'])</text:p>
      <text:p text:style-name="P170"><text:s text:c="4"/>def login():</text:p>
      <text:p text:style-name="P170"><text:s text:c="8"/>try:</text:p>
      <text:p text:style-name="P170"><text:s text:c="12"/>login_schema = LoginSchema()</text:p>
      <text:p text:style-name="P170"><text:s text:c="12"/>data = login_schema.load(request.json)</text:p>
      <text:p text:style-name="P170"><text:s text:c="12"/>username = data['username']</text:p>
      <text:p text:style-name="P170"><text:s text:c="12"/>password = data['password']</text:p>
      <text:p text:style-name="P170"/>
      <text:p text:style-name="P170"><text:s text:c="12"/>cur = conn.cursor(cursor_factory=psycopg2.extras.DictCursor)</text:p>
      <text:p text:style-name="P170"><text:s text:c="12"/>cur.execute("SELECT * FROM users WHERE username = %s", (username,))</text:p>
      <text:p text:style-name="P170"><text:s text:c="12"/>user = cur.fetchone()</text:p>
      <text:p text:style-name="P170"/>
      <text:p text:style-name="P170"><text:s text:c="12"/>if (user </text:p>
      <text:p text:style-name="P170"><text:s text:c="16"/>and bcrypt.checkpw(password.encode('utf-8'), user['password'].encode('utf-8'))</text:p>
      <text:p text:style-name="P170"><text:s text:c="16"/>):</text:p>
      <text:p text:style-name="P170"/>
      <text:p text:style-name="P170"><text:s text:c="16"/>userId = str(user['id'])</text:p>
      <text:p text:style-name="P170"><text:s text:c="16"/>access_token = create_access_token(identity=userId, expires_delta=timedelta(days=<text:span text:style-name="T173">5</text:span>))</text:p>
      <text:p text:style-name="P170"/>
      <text:p text:style-name="P170"><text:s text:c="16"/>response = jsonify({'message': 'Login successful', 'preferences': user['preferences']})</text:p>
      <text:p text:style-name="P170"><text:s text:c="16"/>response.set_cookie('token', access_token)</text:p>
      <text:p text:style-name="P170"><text:s text:c="16"/>return response, 200</text:p>
      <text:p text:style-name="P170"><text:s text:c="12"/>else:</text:p>
      <text:p text:style-name="P170"><text:s text:c="16"/>return jsonify({'message': 'User not found'}), 401</text:p>
      <text:p text:style-name="P170"><text:s text:c="8"/>except ValidationError as err:</text:p>
      <text:p text:style-name="P170"><text:soft-page-break/><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 text:c="12"/>cur.close()</text:p>
      <text:p text:style-name="P17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2"/>
      <text:list text:continue-numbering="true" text:style-name="L1">
        <text:list-item>
          <text:list>
            <text:list-item>
              <text:list>
                <text:list-item>
                  <text:list>
                    <text:list-item>
                      <text:p text:style-name="P277"><text:bookmark-start text:name="__RefHeading___Toc11656_2646048504"/>Updating user data<text:bookmark-end text:name="__RefHeading___Toc11656_2646048504"/></text:p>
                    </text:list-item>
                  </text:list>
                </text:list-item>
              </text:list>
            </text:list-item>
          </text:list>
        </text:list-item>
      </text:list>
      <text:p text:style-name="P17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55">@app.route('/api/user', methods=['GET'])</text:span></text:p>
      <text:p text:style-name="P13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73">except Exception as e:</text:span></text:p>
      <text:p text:style-name="Code"><text:s/><text:tab/><text:tab/>raise</text:p>
      <text:p text:style-name="P174">These functions use simple SELECT and UPDATE SQL statements alongside error handling techniques and do not require any elaboration. <text:span text:style-name="T174">More complex cases are reviewed in </text:span><text:span text:style-name="T161">3.1.2 and 3.1.3.</text:span></text:p>
      <text:p text:style-name="P173"/>
      <text:list text:continue-numbering="true" text:style-name="L1">
        <text:list-item>
          <text:list>
            <text:list-item>
              <text:list>
                <text:list-item>
                  <text:list>
                    <text:list-item>
                      <text:p text:style-name="P278"><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3"/>
      <text:list text:continue-numbering="true" text:style-name="L1">
        <text:list-item>
          <text:list>
            <text:list-item>
              <text:list>
                <text:list-item>
                  <text:list>
                    <text:list-item>
                      <text:p text:style-name="P279"><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76">This function just works as <text:span text:style-name="T175">an API endpoint , with the main logic being performed by the delete_with_backoff function, that will be explained in-depth in the utils file. </text:span><text:span text:style-name="T176">What is done in this specific function is the comparison of the two password hashes and any error handling. </text:span></text:p>
      <text:list text:continue-numbering="true" text:style-name="L1">
        <text:list-item>
          <text:list>
            <text:list-item>
              <text:list>
                <text:list-item>
                  <text:p text:style-name="P280"><text:bookmark-start text:name="__RefHeading___Toc11633_2646048504"/>modules/ honorable mentions<text:bookmark-end text:name="__RefHeading___Toc11633_2646048504"/></text:p>
                </text:list-item>
                <text:list-item>
                  <text:p text:style-name="P280"><text:bookmark-start text:name="__RefHeading___Toc11631_2646048504"/>utils/<text:span text:style-name="T177">utils.py</text:span><text:bookmark-end text:name="__RefHeading___Toc11631_2646048504"/></text:p>
                </text:list-item>
              </text:list>
            </text:list-item>
          </text:list>
        </text:list-item>
      </text:list>
      <text:p text:style-name="P181">This file hosts any utility functions that are not large enough to deserve a separate file for their implementation but are widely used throughout the program, so they cannot be <text:soft-page-break/>defined in any of the module files. <text:span text:style-name="T178">Most of the code, however, can be categorized in the following categories:</text:span></text:p>
      <text:list text:continue-numbering="true" text:style-name="L1">
        <text:list-item>
          <text:list>
            <text:list-item>
              <text:list>
                <text:list-item>
                  <text:list>
                    <text:list-item>
                      <text:p text:style-name="P281"><text:bookmark-start text:name="__RefHeading___Toc14429_324869431"/>Security<text:bookmark-end text:name="__RefHeading___Toc14429_324869431"/></text:p>
                      <text:p text:style-name="P436"/>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0"/>
      <text:list text:continue-numbering="true" text:style-name="L1">
        <text:list-item>
          <text:list>
            <text:list-item>
              <text:list>
                <text:list-item>
                  <text:list>
                    <text:list-item>
                      <text:p text:style-name="P250"><text:bookmark-start text:name="__RefHeading___Toc14427_324869431"/><text:soft-page-break/><text:span text:style-name="Strong_20_Emphasis"><text:span text:style-name="T179">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78">def verify_tag_ownership(user_id, tag_id, cur):</text:p>
      <text:p text:style-name="P178"><text:s text:c="4"/>query = """</text:p>
      <text:p text:style-name="P178"><text:s text:c="4"/>SELECT user_id</text:p>
      <text:p text:style-name="P178"><text:s text:c="4"/>FROM Tags</text:p>
      <text:p text:style-name="P178"><text:s text:c="4"/>WHERE id = %s</text:p>
      <text:p text:style-name="P178"><text:s text:c="4"/>"""</text:p>
      <text:p text:style-name="P178"><text:s text:c="4"/>cur.execute(query, (tag_id,))</text:p>
      <text:p text:style-name="P178"><text:s text:c="4"/>result = cur.fetchone()</text:p>
      <text:p text:style-name="P178"/>
      <text:p text:style-name="P178"><text:s text:c="4"/>if (len(result)&lt;1) or (result['user_id'] != user_id):</text:p>
      <text:p text:style-name="P178"><text:s text:c="8"/>return False</text:p>
      <text:p text:style-name="P178"><text:s text:c="4"/>return True</text:p>
      <text:p text:style-name="P178"/>
      <text:p text:style-name="P18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51"><text:bookmark-start text:name="__RefHeading___Toc14425_324869431"/><text:span text:style-name="Strong_20_Emphasis"><text:span text:style-name="T180">Universal utilities</text:span></text:span><text:bookmark-end text:name="__RefHeading___Toc14425_324869431"/></text:p>
                    </text:list-item>
                  </text:list>
                </text:list-item>
              </text:list>
            </text:list-item>
          </text:list>
        </text:list-item>
      </text:list>
      <text:p text:style-name="P17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7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7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52"><text:bookmark-start text:name="__RefHeading___Toc15319_1186778378"/><text:span text:style-name="Strong_20_Emphasis"><text:span text:style-name="T181">utils/</text:span></text:span><text:span text:style-name="Strong_20_Emphasis"><text:span text:style-name="T182">word2vec.py</text:span></text:span><text:bookmark-end text:name="__RefHeading___Toc15319_1186778378"/></text:p>
                    </text:list-item>
                  </text:list>
                </text:list-item>
              </text:list>
            </text:list-item>
          </text:list>
        </text:list-item>
      </text:list>
      <text:p text:style-name="P190"><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90413996563167" text:continue-numbering="true" text:style-name="L1">
        <text:list-item>
          <text:list>
            <text:list-item>
              <text:list>
                <text:list-item>
                  <text:list>
                    <text:list-item>
                      <text:p text:style-name="P282"><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26">If the file exists, it loads the pre-trained Word2Vec model.This avoids retraining the model every time the <text:span text:style-name="T183">backend</text:span> runs, saving time <text:span text:style-name="T183">and resources</text:span>. </text:p>
        </text:list-item>
      </text:list>
      <text:list text:style-name="L35">
        <text:list-item>
          <text:p text:style-name="P427">If the file doesn't exist, it proceeds to train a new model. </text:p>
        </text:list-item>
      </text:list>
      <text:list text:style-name="L36">
        <text:list-item>
          <text:p text:style-name="P437"><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437"><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438"><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439"><text:span text:style-name="Source_20_Text"><text:span text:style-name="T95">data</text:span></text:span><text:span text:style-name="T95">: The list of sentences (each sentence is a list of words) used to train the model. </text:span></text:p>
            </text:list-item>
            <text:list-item>
              <text:p text:style-name="P439"><text:span text:style-name="Source_20_Text"><text:span text:style-name="T95">vector_size=100</text:span></text:span><text:span text:style-name="T95">: The dimensionality of the word vectors. </text:span></text:p>
            </text:list-item>
            <text:list-item>
              <text:p text:style-name="P439"><text:span text:style-name="Source_20_Text"><text:span text:style-name="T95">window=5</text:span></text:span><text:span text:style-name="T95">: The maximum distance between the current and predicted word 1 within a sentence.</text:span></text:p>
            </text:list-item>
          </text:list>
        </text:list-item>
      </text:list>
      <text:list xml:id="list190414047535141" text:continue-list="list190413996563167" text:style-name="L1">
        <text:list-item>
          <text:list>
            <text:list-item>
              <text:list>
                <text:list-item>
                  <text:list>
                    <text:list-item>
                      <text:p text:style-name="P283"><text:bookmark-start text:name="__RefHeading___Toc15315_1186778378"/>Text tokenization<text:bookmark-end text:name="__RefHeading___Toc15315_1186778378"/></text:p>
                    </text:list-item>
                  </text:list>
                </text:list-item>
              </text:list>
            </text:list-item>
          </text:list>
        </text:list-item>
      </text:list>
      <text:p text:style-name="P185"><text:span text:style-name="Strong_20_Emphasis"><text:span text:style-name="T46">def process_text_data(text_data):</text:span></text:span></text:p>
      <text:p text:style-name="P185"><text:span text:style-name="Strong_20_Emphasis"><text:span text:style-name="T46"/></text:span></text:p>
      <text:p text:style-name="P185"><text:span text:style-name="Strong_20_Emphasis"><text:span text:style-name="T46"><text:s text:c="4"/>lemmatizer = WordNetLemmatizer()</text:span></text:span></text:p>
      <text:p text:style-name="P185"><text:span text:style-name="Strong_20_Emphasis"><text:span text:style-name="T46"><text:s text:c="4"/>stop_words = set(stopwords.words('english'))</text:span></text:span></text:p>
      <text:p text:style-name="P185"><text:span text:style-name="Strong_20_Emphasis"><text:span text:style-name="T46"/></text:span></text:p>
      <text:p text:style-name="P185"><text:soft-page-break/><text:span text:style-name="Strong_20_Emphasis"><text:span text:style-name="T46"><text:s text:c="4"/>print('Processing text data...')</text:span></text:span></text:p>
      <text:p text:style-name="P185"><text:span text:style-name="Strong_20_Emphasis"><text:span text:style-name="T46"><text:s text:c="4"/>data = []</text:span></text:span></text:p>
      <text:p text:style-name="P185"><text:span text:style-name="Strong_20_Emphasis"><text:span text:style-name="T46"><text:s text:c="4"/>for text in text_data:</text:span></text:span></text:p>
      <text:p text:style-name="P185"><text:span text:style-name="Strong_20_Emphasis"><text:span text:style-name="T46"><text:s text:c="8"/>for sent in sent_tokenize(text):</text:span></text:span></text:p>
      <text:p text:style-name="P185"><text:span text:style-name="Strong_20_Emphasis"><text:span text:style-name="T46"><text:s text:c="12"/>cleared_sent = []</text:span></text:span></text:p>
      <text:p text:style-name="P185"><text:span text:style-name="Strong_20_Emphasis"><text:span text:style-name="T46"><text:s text:c="12"/>tokens = word_tokenize(sent.lower())</text:span></text:span></text:p>
      <text:p text:style-name="P185"><text:span text:style-name="Strong_20_Emphasis"><text:span text:style-name="T46"><text:s text:c="12"/>for token in tokens:</text:span></text:span></text:p>
      <text:p text:style-name="P185"><text:span text:style-name="Strong_20_Emphasis"><text:span text:style-name="T46"><text:s text:c="16"/>if token not in stop_words and token.isalnum():</text:span></text:span></text:p>
      <text:p text:style-name="P185"><text:span text:style-name="Strong_20_Emphasis"><text:span text:style-name="T46"><text:s text:c="20"/>lemmatized_token = lemmatizer.lemmatize(token)</text:span></text:span></text:p>
      <text:p text:style-name="P185"><text:span text:style-name="Strong_20_Emphasis"><text:span text:style-name="T46"><text:s text:c="20"/>cleared_sent.append(lemmatized_token)</text:span></text:span></text:p>
      <text:p text:style-name="P185"><text:span text:style-name="Strong_20_Emphasis"><text:span text:style-name="T46"><text:s text:c="12"/>if len(cleared_sent) &gt; 1:</text:span></text:span></text:p>
      <text:p text:style-name="P185"><text:span text:style-name="Strong_20_Emphasis"><text:span text:style-name="T46"><text:s text:c="16"/>data.append(cleared_sent)</text:span></text:span></text:p>
      <text:p text:style-name="P185"><text:span text:style-name="Strong_20_Emphasis"><text:span text:style-name="T46"/></text:span></text:p>
      <text:p text:style-name="P185"><text:span text:style-name="Strong_20_Emphasis"><text:span text:style-name="T46"><text:s text:c="4"/>print(f'Processed {len(data)} sentences.')</text:span></text:span></text:p>
      <text:p text:style-name="P185"><text:span text:style-name="Strong_20_Emphasis"><text:span text:style-name="T46"><text:s text:c="4"/>return data</text:span></text:span></text:p>
      <text:p text:style-name="P185"><text:span text:style-name="Strong_20_Emphasis"><text:span text:style-name="T46"/></text:span></text:p>
      <text:p text:style-name="P188"><text:span text:style-name="Strong_20_Emphasis"><text:span text:style-name="T55">The function’s job is to take raw text and clean it up, making it ready for the Word2Vec model.</text:span></text:span></text:p>
      <text:p text:style-name="P188"><text:span text:style-name="Strong_20_Emphasis"><text:span text:style-name="T162">Tokenization</text:span></text:span></text:p>
      <text:p text:style-name="P188"><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440"><text:span text:style-name="Source_20_Text"><text:span text:style-name="T95">sent_tokenize(text)</text:span></text:span><text:span text:style-name="T95"> splits the text into sentences. </text:span></text:p>
        </text:list-item>
      </text:list>
      <text:list text:style-name="L40">
        <text:list-item>
          <text:p text:style-name="P441"><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86"><text:span text:style-name="Strong_20_Emphasis"><text:span text:style-name="T95">Stop Words Removal:</text:span></text:span><text:span text:style-name="T95"> </text:span></text:p>
      <text:list text:style-name="L41">
        <text:list-item>
          <text:p text:style-name="P428">Some words appear <text:span text:style-name="T184">a lot in user-generated text,</text:span> but don't <text:span text:style-name="T184">have much</text:span> meaning <text:span text:style-name="T184">for a model</text:span>. <text:span text:style-name="T184">These words include</text:span> "the", "a", "is", "are" <text:span text:style-name="T184">and</text:span> are called stop words. <text:span text:style-name="T184">They are removed so the model can focus on more important words</text:span></text:p>
        </text:list-item>
        <text:list-item>
          <text:p text:style-name="P442"><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87"><text:span text:style-name="Strong_20_Emphasis"><text:span text:style-name="T127">Lemmatization:</text:span></text:span><text:span text:style-name="Strong_20_Emphasis"><text:span text:style-name="T128"> </text:span></text:span></text:p>
      <text:list text:style-name="L42">
        <text:list-item>
          <text:p text:style-name="P429">Words can have different forms <text:span text:style-name="T183">like</text:span> "run," "running," "ran". Lemmatization reduces words to their base or dictionary form, called the lemma. <text:span text:style-name="T183">As a result,</text:span> "running" would become "run." This helps the model understand that these different forms are related <text:span text:style-name="T183">without having to “remember” all the forms of words</text:span>. </text:p>
        </text:list-item>
        <text:list-item>
          <text:p text:style-name="P443"><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444"><text:span text:style-name="Source_20_Text"><text:span text:style-name="T95">token.isalnum()</text:span></text:span><text:span text:style-name="T95"> </text:span><text:span text:style-name="T130">removes punctuation and other symbols.</text:span></text:p>
        </text:list-item>
        <text:list-item>
          <text:p text:style-name="P445"><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87"/>
      <text:list text:continue-list="list190414047535141" text:style-name="L1">
        <text:list-item>
          <text:list>
            <text:list-item>
              <text:list>
                <text:list-item>
                  <text:list>
                    <text:list-item>
                      <text:p text:style-name="P247"><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89">Now that the model is trained and the input data is processed to be used most efficiently, its time to actually use the model to convert whatever is left of user inputs into a note into vectors:</text:p>
      <text:p text:style-name="P189">Firstly, depending on the preprocess flag, input data is preprocessed using the function mentioned above. An empty list storing all the word vectors is also initialised.</text:p>
      <text:p text:style-name="P18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89">Finally, the mean of all vectors is returned as a list, utilising the NumPy mean module.</text:p>
      <text:list text:continue-numbering="true" text:style-name="L1">
        <text:list-item>
          <text:list>
            <text:list-item>
              <text:list>
                <text:list-item>
                  <text:list>
                    <text:list-item>
                      <text:p text:style-name="P284"><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2">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10">The next tow variables will store the squared Euclidean norm (magnitude) of the vectors, initialised to zero.</text:span></text:p>
      <text:p text:style-name="Code"><text:line-break/>IF vec1 IS NULL OR vec2 IS NULL THEN<text:line-break/> RETURN 0;<text:line-break/>END IF;</text:p>
      <text:p text:style-name="P232"><text:line-break/>This checks if either of the input vectors is `NULL`. If either vector is `NULL`, it means there's no valid vector representation, and the function returns 0, indicating no similarity.<text:line-break/></text:p>
      <text:p text:style-name="P231">FOR i IN array_lower(vec1, 1)..array_upper(vec1, 1) LOOP<text:line-break/> dot_product := dot_product + (vec1[i] * vec2[i]);<text:line-break/> norm_a := norm_a + (vec1[i] * vec1[i]);<text:line-break/> norm_b := norm_b + (vec2[i] * vec2[i]);<text:line-break/>END LOOP; </text:p>
      <text:p text:style-name="P231">IF norm_a = 0 OR norm_b = 0 THEN<text:line-break/> <text:s text:c="3"/>RETURN 0;<text:line-break/>END IF;</text:p>
      <text:p text:style-name="Code"/>
      <text:p text:style-name="P232"/>
      <text:p text:style-name="P232">This FOR loop iterates through each element of the input vectors, it calculates the product of the corresponding elements of vec1 and vec2 and adds it to the dot_product. <text:span text:style-name="T210">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2"><text:span text:style-name="T210">Finally, cosine similarity is calculated. </text:span>The result, which is a value between -1 and 1, is returned. A value closer to 1 indicates that the vectors are very similar, a value closer to -1 indicates they are <text:span text:style-name="T210">not alike.</text:span></text:p>
      <text:p text:style-name="P235">This function as a database function, along ID generation functions and is invoked in the SQL queries for the search endpoint. </text:p>
      <text:list text:continue-numbering="true" text:style-name="L1">
        <text:list-item>
          <text:list>
            <text:list-item>
              <text:list>
                <text:list-item>
                  <text:p text:style-name="P285"><text:bookmark-start text:name="__RefHeading___Toc15311_1186778378"/>utils/priorityqueue.py<text:bookmark-end text:name="__RefHeading___Toc15311_1186778378"/></text:p>
                </text:list-item>
              </text:list>
            </text:list-item>
          </text:list>
        </text:list-item>
      </text:list>
      <text:p text:style-name="P197">Since note processing is a performance-intensive task and the web server may be running with limited resources, the vectorization tasks must be scheduled in a way that maximizes perf<text:span text:style-name="T185">o</text:span>rmance, while ensuring that notes are processed quickly. <text:span text:style-name="T185">For this reason, a priority </text:span><text:soft-page-break/><text:span text:style-name="T185">queue is implemented, where priority is calculated by the amount of characters to be processed.</text:span></text:p>
      <text:p text:style-name="P20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1">As can be seen from the subroutine, the text array is iterated over and the length of the strings in the array is added and passed into the vectorization manager.</text:p>
      <text:list xml:id="list190414521432704" text:continue-numbering="true" text:style-name="L1">
        <text:list-item>
          <text:list>
            <text:list-item>
              <text:list>
                <text:list-item>
                  <text:list>
                    <text:list-item>
                      <text:p text:style-name="P286"><text:bookmark-start text:name="__RefHeading___Toc15311_1186778378 Copy 1"/>What is Heap?<text:bookmark-end text:name="__RefHeading___Toc15311_1186778378 Copy 1"/></text:p>
                    </text:list-item>
                  </text:list>
                </text:list-item>
              </text:list>
            </text:list-item>
          </text:list>
        </text:list-item>
      </text:list>
      <text:p text:style-name="P205"><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446"><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430">Priority queues, implemented with heaps, prioritize elements based on their values. </text:p>
        </text:list-item>
        <text:list-item>
          <text:p text:style-name="P447"><text:span text:style-name="T95">Instead of strict LIFO or FIFO, the element with the highest (or lowest) priority is retrieved first, </text:span><text:span text:style-name="T131">which simplifies queueing the items</text:span></text:p>
        </text:list-item>
      </text:list>
      <text:p text:style-name="P200"/>
      <text:list text:continue-list="list190414521432704" text:style-name="L1">
        <text:list-item>
          <text:list>
            <text:list-item>
              <text:list>
                <text:list-item>
                  <text:list>
                    <text:list-item>
                      <text:p text:style-name="P286"><text:bookmark-start text:name="__RefHeading___Toc15327_1186778378"/>Implementation<text:bookmark-end text:name="__RefHeading___Toc15327_1186778378"/></text:p>
                    </text:list-item>
                  </text:list>
                </text:list-item>
              </text:list>
            </text:list-item>
          </text:list>
        </text:list-item>
      </text:list>
      <text:p text:style-name="P192">import threading</text:p>
      <text:p text:style-name="P192">import heapq</text:p>
      <text:p text:style-name="P192">import time</text:p>
      <text:p text:style-name="P192">from dataclasses import dataclass, field</text:p>
      <text:p text:style-name="P192">from typing import Any, Callable, List, Tuple</text:p>
      <text:p text:style-name="P192">from utils.word2vec import load_or_train_model, combine_strings_to_vector</text:p>
      <text:p text:style-name="P192">import psycopg2</text:p>
      <text:p text:style-name="P192"/>
      <text:p text:style-name="P192"><text:s/># Initialize the TokenizationTaskManager</text:p>
      <text:p text:style-name="P19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2"/>
      <text:p text:style-name="Text_20_body">This is the constructor for the TokenizationTaskManager class. <text:span text:style-name="T186">It initialises all the necessary variables.</text:span> A threading.Event is used for inter-thread communication, allowing the worker thread to wait efficiently for new tasks to be added. Furthermore, it initializes and starts a worker thread (self.worker_thread) <text:span text:style-name="T186">from the threading library,</text:span> which is responsible for asynchronously processing the tokenization tasks in the background. <text:span text:style-name="T186">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2">This function is responsible for creating a separate connection to the database for the manager, so that other modules will not interfere with their requests.</text:p>
      <text:p text:style-name="P20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87">removes</text:span> any pending tokenization tasks associated with a given note_id from the task queue. <text:span text:style-name="T186">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4">T<text:span text:style-name="T187">his</text:span> function <text:span text:style-name="T187">adds</text:span> a new note tokenization task to the processing queue. It takes the note's text content (`text`) <text:span text:style-name="T187">and priority</text:span>, <text:span text:style-name="T187">provided by a relevant note module</text:span>. </text:p>
      <text:p text:style-name="P194">It first checks if any tasks with the same note_id already exist in the queue and removes them, <text:span text:style-name="T187">so </text:span>only the latest version of a note is processed. After potentially removing duplicates and re-heapifying, it creates a new object with the provided details. </text:p>
      <text:p text:style-name="P194">This object is then <text:span text:style-name="T187">pushed </text:span>to the <text:span text:style-name="T187">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194"><text:span text:style-name="T187">This function runs a dedicated worker thread to process notes.</text:span> <text:span text:style-name="T187">It continiously monitors the heap queue, processed the notes with the highest priority and returns them through their specified callback.</text:span> </text:p>
      <text:p text:style-name="P194"><text:span text:style-name="T187">It first establishes a new database connection, </text:span>then enters a while self.running loop, <text:span text:style-name="T187">which runs while the manager runs.</text:span> Inside this loop, it waits for a new task signal using self.new_task_event.wait(). <text:span text:style-name="T187">As a result, the thread only wakes up when there is data in the queue, which conserves processing power. </text:span><text:span text:style-name="T188">Once it wakes up, it enters another loop to process all tasks in the queue.</text:span> Inside this inner loop, <text:span text:style-name="T188">it</text:span> <text:span text:style-name="T188">pops</text:span> the highest priority task using heapq.heappop. <text:span text:style-name="T188">Then, it calls the tokenization function to tokenize the retrieved text</text:span>. It then checks for a task-specific callback. <text:span text:style-name="T188">I</text:span>f <text:span text:style-name="T188">it</text:span> exists, it's executed; otherwise, the self.default_callback is called. After processing all available tasks, the thread pauses using time.sleep(0.1) before checking for new <text:span text:style-name="T188">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3">The tokenize_text() mentioned previously uses the combine_strings_to_vector function from word2vec.py, along a few validations to ensure that the data sent for tokenization is of appropriate <text:span text:style-name="T189">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4">The last two functions are the default callback, which involves updating the corresponding recrods in the Notes table with the new vectorized representation of the note.</text:p>
      <text:p text:style-name="P204">Lastly, the stop function shuts down the Tokenization manager.</text:p>
      <text:p text:style-name="P200"/>
      <text:list text:continue-numbering="true" text:style-name="L1">
        <text:list-item>
          <text:list>
            <text:list-item>
              <text:list>
                <text:list-item>
                  <text:p text:style-name="P287"><text:bookmark-start text:name="__RefHeading___Toc16213_2644037813"/><text:soft-page-break/>utils/recentsList.py<text:bookmark-end text:name="__RefHeading___Toc16213_2644037813"/></text:p>
                </text:list-item>
              </text:list>
            </text:list-item>
          </text:list>
        </text:list-item>
      </text:list>
      <text:p text:style-name="P19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87"><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90">ious</text:span> and next pointers to None, indicating that the node is initially isolated. <text:span text:style-name="T190">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90">T</text:span>his is the constructor for the RecentlyAccessedNotes class. It initializes an empty doubly linked list to store recently accessed note <text:span text:style-name="T190">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90">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90">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90">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06"><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88"><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91">100</text:span>):<text:line-break/> <text:s text:c="7"/>self.capacity = capacity<text:line-break/> <text:s text:c="7"/>self.user_notes = [None] * capacity<text:line-break/><text:line-break/> <text:s text:c="3"/>def _hash(self, uuid_str):<text:line-break/> <text:s text:c="7"/># hashing <text:span text:style-name="T191">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07">This class manages a hashmap, which contains key-value pairs, where the key is the user ID, with a simple hashing algorithm applied onto it, and the values are the doubly linked lists of recently accessed note IDs.</text:p>
      <text:p text:style-name="P196"><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199">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19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19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192">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92">corresponding </text:span>RecentlyAccessedNotes object . It then iterates through the linked list of notes, starting from the head, and appends each note_id to a notes list. Finally, it returns the <text:span text:style-name="T192">list of note IDs</text:span>. If the user's notes are not found, it returns an empty list. <text:span text:style-name="T192">The list will later be used by the modules to fetch note data to display on the dashboard page.</text:span></text:p>
      <text:p text:style-name="Text_20_body"/>
      <text:list text:continue-numbering="true" text:style-name="L1">
        <text:list-item>
          <text:list>
            <text:list-item>
              <text:list>
                <text:list-item>
                  <text:p text:style-name="P289"><text:bookmark-start text:name="__RefHeading___Toc16207_2644037813"/>utils/userDeleteGraph.py<text:bookmark-end text:name="__RefHeading___Toc16207_2644037813"/></text:p>
                  <text:list>
                    <text:list-item>
                      <text:p text:style-name="P290"><text:bookmark-start text:name="__RefHeading___Toc16258_2817214564"/>Setup<text:bookmark-end text:name="__RefHeading___Toc16258_2817214564"/></text:p>
                    </text:list-item>
                  </text:list>
                </text:list-item>
              </text:list>
            </text:list-item>
          </text:list>
        </text:list-item>
      </text:list>
      <text:p text:style-name="P208">Since I am using a relational database with many tables, I need to have a way to delete related tables in a safe manner, so foreign key constraints are not broken.</text:p>
      <text:p text:style-name="P208">In or<text:span text:style-name="T193">der to achieve this task, I first need to give the algorithm an understanding of how the tables are related. For this, using the database diagram from </text:span><text:span text:style-name="T163">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4"><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4">If this code is ran, the following diagram is created:</text:p>
      <text:p text:style-name="P215"><draw:frame draw:style-name="fr3" draw:name="Image28" text:anchor-type="char" svg:width="16.422cm" svg:height="11.314cm" draw:z-index="31"><draw:image xlink:href="Pictures/10000001000008F80000062EBA9297DC.png" xlink:type="simple" xlink:show="embed" xlink:actuate="onLoad" draw:mime-type="image/png"/></draw:frame><text:span text:style-name="T194">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94">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291"><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95">ly</text:span>, the code constructs an adjacency list representation of a graph from an <text:span text:style-name="T195">adjacency matrix mentioned previously</text:span>. The code then initializes a DFS traversal starting from a root_node (<text:span text:style-name="T195">the users table</text:span>).</text:p>
      <text:p text:style-name="Text_20_body"><text:span text:style-name="T195">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95">function</text:span> with the database connection, the user ID, and the <text:span text:style-name="T195">correctly ordered</text:span> stack.</text:p>
      <text:list text:continue-numbering="true" text:style-name="L1">
        <text:list-item>
          <text:list>
            <text:list-item>
              <text:list>
                <text:list-item>
                  <text:list>
                    <text:list-item>
                      <text:p text:style-name="P291"><text:bookmark-start text:name="__RefHeading___Toc16254_2817214564"/><text:soft-page-break/>Deleting data with backoff<text:bookmark-end text:name="__RefHeading___Toc16254_2817214564"/></text:p>
                    </text:list-item>
                  </text:list>
                </text:list-item>
              </text:list>
            </text:list-item>
          </text:list>
        </text:list-item>
      </text:list>
      <text:p text:style-name="P20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96">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96">is almost the same</text:span>, but it targets note-related data instead of user data. It takes a note ID and a stack of nodes as input, <text:span text:style-name="T196">instead of user ID</text:span>. The SQL queries for note deletion are stored in the NOTE_DELETE_QUERIES dictionary. The function follows the same retry and backoff logic.</text:p>
      <text:p text:style-name="P213"/>
      <text:list text:continue-numbering="true" text:style-name="L1">
        <text:list-item>
          <text:list>
            <text:list-item>
              <text:list>
                <text:list-item>
                  <text:p text:style-name="P292"><text:bookmark-start text:name="__RefHeading___Toc16263_2817214564"/>Conclusion<text:bookmark-end text:name="__RefHeading___Toc16263_2817214564"/></text:p>
                </text:list-item>
              </text:list>
            </text:list-item>
          </text:list>
        </text:list-item>
      </text:list>
      <text:p text:style-name="P21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292"><text:bookmark-start text:name="__RefHeading___Toc16254_2817214564 Copy 1"/>Frontend<text:bookmark-end text:name="__RefHeading___Toc16254_2817214564 Copy 1"/></text:p>
            </text:list-item>
          </text:list>
        </text:list-item>
      </text:list>
      <text:p text:style-name="P22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2"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01">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01">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2"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1"/>
      <text:list text:continue-numbering="true" text:style-name="L1">
        <text:list-item>
          <text:list>
            <text:list-item>
              <text:list>
                <text:list-item>
                  <text:p text:style-name="P294"><text:bookmark-start text:name="__RefHeading___Toc16254_2817214564 Copy 1 Copy 1"/><text:soft-page-break/>Setup and configuration<text:bookmark-end text:name="__RefHeading___Toc16254_2817214564 Copy 1 Copy 1"/></text:p>
                  <text:list>
                    <text:list-item>
                      <text:p text:style-name="P247"><text:bookmark-start text:name="__RefHeading___Toc18700_3724262089"/>./<text:span text:style-name="T198">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19"/>
      <text:p text:style-name="P221">&lt;!doctype html&gt;</text:p>
      <text:p text:style-name="P221">&lt;html lang="en"&gt;</text:p>
      <text:p text:style-name="P221"><text:s text:c="2"/>&lt;head&gt;</text:p>
      <text:p text:style-name="P221"><text:s text:c="4"/>&lt;meta charset="UTF-8" /&gt;</text:p>
      <text:p text:style-name="P221"><text:s text:c="4"/>&lt;link rel="icon" type="image/svg+xml" href="/logo.svg" /&gt;</text:p>
      <text:p text:style-name="P221"><text:s text:c="4"/>&lt;meta name="viewport" content="width=device-width, initial-scale=1.0" /&gt;</text:p>
      <text:p text:style-name="P221"><text:s text:c="4"/></text:p>
      <text:p text:style-name="P221"><text:s text:c="4"/>&lt;!-- Additional meta tags --&gt;</text:p>
      <text:p text:style-name="P221"><text:s text:c="4"/>&lt;meta name="description" content="Neanote - Your ultimate note-taking app for organizing and managing your tasks and ideas." /&gt;</text:p>
      <text:p text:style-name="P221"><text:s text:c="4"/>&lt;meta name="keywords" content="neanote, note-taking, task management, organization, productivity" /&gt;</text:p>
      <text:p text:style-name="P221"><text:s text:c="4"/>&lt;meta name="author" content="Roman Sasinovich" /&gt;</text:p>
      <text:p text:style-name="P222"><text:span text:style-name="T197"/></text:p>
      <text:p text:style-name="P221"><text:s text:c="4"/>&lt;!-- Open Graph meta tags for social media sharing --&gt;</text:p>
      <text:p text:style-name="P221"><text:s text:c="4"/>&lt;meta property="og:title" content="Neanote - Note-taking and Task Management" /&gt;</text:p>
      <text:p text:style-name="P221"><text:s text:c="4"/>&lt;meta property="og:description" content="Neanote - Your ultimate note-taking app for organizing and managing your tasks and ideas." /&gt;</text:p>
      <text:p text:style-name="P221"><text:s text:c="4"/>&lt;meta property="og:image" content="/logo.svg" /&gt;</text:p>
      <text:p text:style-name="P221"><text:s text:c="4"/>&lt;meta property="og:url" content="https://www.neanote.com" /&gt;</text:p>
      <text:p text:style-name="P221"><text:s text:c="4"/>&lt;meta property="og:type" content="website" /&gt;</text:p>
      <text:p text:style-name="P221"><text:s text:c="4"/>&lt;title&gt;neanote&lt;/title&gt;</text:p>
      <text:p text:style-name="P221"><text:s text:c="2"/>&lt;/head&gt;</text:p>
      <text:p text:style-name="P221"><text:s text:c="2"/>&lt;body&gt;</text:p>
      <text:p text:style-name="P221"><text:s text:c="4"/>&lt;div id="root"&gt;&lt;/div&gt;</text:p>
      <text:p text:style-name="P221"><text:s text:c="4"/>&lt;script type="module" src="/src/main.tsx"&gt;&lt;/script&gt;</text:p>
      <text:p text:style-name="P221"><text:soft-page-break/><text:s text:c="2"/>&lt;/body&gt;</text:p>
      <text:p text:style-name="P221">&lt;/html&gt;</text:p>
      <text:p text:style-name="P212"/>
      <text:list text:continue-numbering="true" text:style-name="L1">
        <text:list-item>
          <text:list>
            <text:list-item>
              <text:list>
                <text:list-item>
                  <text:list>
                    <text:list-item>
                      <text:p text:style-name="P293"><text:bookmark-start text:name="__RefHeading___Toc16254_2817214564 Copy 1 Copy 2"/>./<text:span text:style-name="T198">package.json</text:span><text:bookmark-end text:name="__RefHeading___Toc16254_2817214564 Copy 1 Copy 2"/></text:p>
                    </text:list-item>
                  </text:list>
                </text:list-item>
              </text:list>
            </text:list-item>
          </text:list>
        </text:list-item>
      </text:list>
      <text:p text:style-name="P218">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90413935170770" text:continue-numbering="true" text:style-name="L1">
        <text:list-item>
          <text:list>
            <text:list-item>
              <text:list>
                <text:list-item>
                  <text:list>
                    <text:list-item>
                      <text:list>
                        <text:list-item>
                          <text:p text:style-name="P294"><text:bookmark-start text:name="__RefHeading___Toc18698_3724262089"/>Libraries used<text:bookmark-end text:name="__RefHeading___Toc18698_3724262089"/></text:p>
                        </text:list-item>
                      </text:list>
                    </text:list-item>
                  </text:list>
                </text:list-item>
              </text:list>
            </text:list-item>
          </text:list>
        </text:list-item>
      </text:list>
      <text:p text:style-name="P218">As can be seen in this file, there are several key libraries being used, that I would like to outline:</text:p>
      <text:list text:style-name="L45">
        <text:list-item>
          <text:p text:style-name="P451">dnd-kit: This is a library that makes adding drag-and-drop functionality easier</text:p>
        </text:list-item>
        <text:list-item>
          <text:p text:style-name="P449"><text:soft-page-break/><text:span text:style-name="T198">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00">Read more</text:span></text:a></text:p>
        </text:list-item>
        <text:list-item>
          <text:p text:style-name="P451">radix-ui: This is another component library that shadcn is primarily built on. It is not directly used in the application.</text:p>
        </text:list-item>
        <text:list-item>
          <text:p text:style-name="P448"><text:span text:style-name="T198">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450"><text:span text:style-name="Source_20_Text"><text:span text:style-name="T144">Crypto is a cryptography module, providing functionality for encryption, as well as TypeScript types for UUID datatype.</text:span></text:span></text:p>
        </text:list-item>
        <text:list-item>
          <text:p text:style-name="P450"><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50"><text:span text:style-name="Source_20_Text"><text:span text:style-name="T144">React-icons is a massive open-source icon library that provided icons to many components in the app.</text:span></text:span></text:p>
        </text:list-item>
        <text:list-item>
          <text:p text:style-name="P450"><text:span text:style-name="Source_20_Text"><text:span text:style-name="T144">React-router: This library adds routing functionality to my React app</text:span></text:span></text:p>
        </text:list-item>
        <text:list-item>
          <text:p text:style-name="P450"><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450"><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90413935170770" text:style-name="L1">
        <text:list-item>
          <text:list>
            <text:list-item>
              <text:list>
                <text:list-header>
                  <text:p text:style-name="P295"><text:span text:style-name="Source_20_Text"><text:span text:style-name="T144"/></text:span></text:p>
                </text:list-header>
                <text:list-item>
                  <text:p text:style-name="P247"><text:bookmark-start text:name="__RefHeading___Toc18696_3724262089"/><text:span text:style-name="Source_20_Text"><text:span text:style-name="T137">./src</text:span></text:span><text:bookmark-end text:name="__RefHeading___Toc18696_3724262089"/></text:p>
                  <text:list>
                    <text:list-item>
                      <text:p text:style-name="P247"><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5">tsx</text:span></text:span><text:bookmark-end text:name="__RefHeading___Toc18694_3724262089"/></text:p>
                    </text:list-item>
                  </text:list>
                </text:list-item>
              </text:list>
            </text:list-item>
          </text:list>
        </text:list-item>
      </text:list>
      <text:p text:style-name="P223"><text:span text:style-name="T135">This file is the backbone of the whole program. It is used to mount the React app to the webpage, </text:span><text:span text:style-name="T136">while also allowing me to wrap the app with context providers for key functionality:</text:span></text:p>
      <text:p text:style-name="P94">import * as React from "react";</text:p>
      <text:p text:style-name="P94">import * as ReactDOM from "react-dom/client";</text:p>
      <text:p text:style-name="P94">import { ToastContainer } from "react-toastify";</text:p>
      <text:p text:style-name="P94">import 'react-toastify/dist/ReactToastify.css';</text:p>
      <text:p text:style-name="P94">import { ThemeProvider } from '../components/providers/theme-provider.tsx';</text:p>
      <text:p text:style-name="P94">import './index.css';</text:p>
      <text:p text:style-name="P94">import AppRouter from "./routes.tsx";</text:p>
      <text:p text:style-name="P94">import { ScreenSizeProvider } from "./DisplayContext.tsx";</text:p>
      <text:p text:style-name="P104"/>
      <text:p text:style-name="P105"><text:span text:style-name="T93">const</text:span><text:span text:style-name="T91"> App = () =&gt; (</text:span></text:p>
      <text:p text:style-name="P105">    <text:span text:style-name="T91">&lt;ThemeProvider </text:span><text:span text:style-name="T93">defaultTheme</text:span><text:span text:style-name="T91">="light" </text:span><text:span text:style-name="T93">storageKey</text:span><text:span text:style-name="T91">="vite-ui-theme"&gt;</text:span></text:p>
      <text:p text:style-name="P105">      <text:span text:style-name="T91">&lt;ScreenSizeProvider&gt;</text:span></text:p>
      <text:p text:style-name="P105"><text:soft-page-break/>        <text:span text:style-name="T91">&lt;AppRouter/&gt;</text:span></text:p>
      <text:p text:style-name="P105">        <text:span text:style-name="T91">&lt;ToastContainer/&gt;</text:span></text:p>
      <text:p text:style-name="P105">      <text:span text:style-name="T91">&lt;/ScreenSizeProvider&gt;</text:span></text:p>
      <text:p text:style-name="P105">    <text:span text:style-name="T91">&lt;/ThemeProvider&gt;</text:span></text:p>
      <text:p text:style-name="P94">);</text:p>
      <text:p text:style-name="P104"/>
      <text:p text:style-name="P100">//mount the app</text:p>
      <text:p text:style-name="P94">ReactDOM.createRoot(document.getElementById('root')!).render(</text:p>
      <text:p text:style-name="P105">  <text:span text:style-name="T91">&lt;React.StrictMode&gt;</text:span></text:p>
      <text:p text:style-name="P105">      <text:span text:style-name="T91">&lt;App /&gt;</text:span></text:p>
      <text:p text:style-name="P105">  <text:span text:style-name="T91">&lt;/React.StrictMode&gt;,</text:span></text:p>
      <text:p text:style-name="P94">)</text:p>
      <text:p text:style-name="P94"/>
      <text:p text:style-name="P74"><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296"><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75"/>
      <text:list text:continue-numbering="true" text:style-name="L1">
        <text:list-item>
          <text:list>
            <text:list-item>
              <text:list>
                <text:list-item>
                  <text:list>
                    <text:list-item>
                      <text:list>
                        <text:list-item>
                          <text:p text:style-name="P297"><text:bookmark-start text:name="__RefHeading___Toc19003_3784068609"/>./<text:span text:style-name="T203">components/providers/ThemeProvider.tsx</text:span><text:bookmark-end text:name="__RefHeading___Toc19003_3784068609"/></text:p>
                        </text:list-item>
                      </text:list>
                    </text:list-item>
                  </text:list>
                </text:list-item>
              </text:list>
            </text:list-item>
          </text:list>
        </text:list-item>
      </text:list>
      <text:p text:style-name="P216"/>
      <text:p text:style-name="P95">import React from 'react'</text:p>
      <text:p text:style-name="P99">import { createContext, useContext, useEffect, useState } from "react"</text:p>
      <text:p text:style-name="P95"><text:span text:style-name="T199">type</text:span> Theme = "dark" | "light" | "system"</text:p>
      <text:p text:style-name="P106"/>
      <text:p text:style-name="P95"><text:span text:style-name="T199">type</text:span> ThemeProviderProps = {</text:p>
      <text:p text:style-name="P107">  <text:span text:style-name="T91">children: React.ReactNode</text:span></text:p>
      <text:p text:style-name="P107">  <text:span text:style-name="T91">defaultTheme?: Theme</text:span></text:p>
      <text:p text:style-name="P107">  <text:span text:style-name="T91">storageKey?: </text:span><text:span text:style-name="T93">string</text:span></text:p>
      <text:p text:style-name="P95">}</text:p>
      <text:p text:style-name="P106"/>
      <text:p text:style-name="P95"><text:span text:style-name="T199">type</text:span> ThemeProviderState = {</text:p>
      <text:p text:style-name="P107">  <text:span text:style-name="T91">theme: Theme</text:span></text:p>
      <text:p text:style-name="P107">  <text:span text:style-name="T91">setTheme: (</text:span><text:span text:style-name="T93">theme</text:span><text:span text:style-name="T91">: Theme) =&gt; </text:span><text:span text:style-name="T93">void</text:span></text:p>
      <text:p text:style-name="P95">}</text:p>
      <text:p text:style-name="P106"/>
      <text:p text:style-name="P95"><text:span text:style-name="T199">const</text:span> initialState: ThemeProviderState = {</text:p>
      <text:p text:style-name="P107">  <text:span text:style-name="T91">theme: "system",</text:span></text:p>
      <text:p text:style-name="P107">  <text:span text:style-name="T91">setTheme: () =&gt; null,</text:span></text:p>
      <text:p text:style-name="P95">}</text:p>
      <text:p text:style-name="P106"/>
      <text:p text:style-name="P95"><text:span text:style-name="T199">const</text:span> ThemeProviderContext = createContext&lt;ThemeProviderState&gt;(initialState)</text:p>
      <text:p text:style-name="P106"/>
      <text:p text:style-name="P95">export <text:span text:style-name="T199">function</text:span> ThemeProvider({</text:p>
      <text:p text:style-name="P107">  <text:span text:style-name="T93">children</text:span><text:span text:style-name="T91">,</text:span></text:p>
      <text:p text:style-name="P107"><text:soft-page-break/>  <text:span text:style-name="T93">defaultTheme</text:span><text:span text:style-name="T91"> = "light",</text:span></text:p>
      <text:p text:style-name="P107">  <text:span text:style-name="T93">storageKey</text:span><text:span text:style-name="T91"> = "vite-ui-theme",</text:span></text:p>
      <text:p text:style-name="P107">  <text:span text:style-name="T91">...</text:span><text:span text:style-name="T93">props</text:span></text:p>
      <text:p text:style-name="P95">}: ThemeProviderProps) {</text:p>
      <text:p text:style-name="P107">  <text:span text:style-name="T93">const</text:span><text:span text:style-name="T91"> [theme, setTheme] = useState&lt;Theme&gt;(</text:span></text:p>
      <text:p text:style-name="P107">    <text:span text:style-name="T91">() =&gt; (localStorage.getItem(storageKey) as Theme) || defaultTheme</text:span></text:p>
      <text:p text:style-name="P107">  <text:span text:style-name="T91">)</text:span></text:p>
      <text:p text:style-name="P106"/>
      <text:p text:style-name="P107">  <text:span text:style-name="T91">useEffect(() =&gt; {</text:span></text:p>
      <text:p text:style-name="P107">    <text:span text:style-name="T93">const</text:span><text:span text:style-name="T91"> root = window.document.documentElement</text:span></text:p>
      <text:p text:style-name="P106"/>
      <text:p text:style-name="P107">    <text:span text:style-name="T91">root.classList.remove("light", "dark")</text:span></text:p>
      <text:p text:style-name="P106"/>
      <text:p text:style-name="P107">    <text:span text:style-name="T91">if (theme === "system") {</text:span></text:p>
      <text:p text:style-name="P107">      <text:span text:style-name="T93">const</text:span><text:span text:style-name="T91"> systemTheme = window.matchMedia("(prefers-color-scheme: dark)")</text:span></text:p>
      <text:p text:style-name="P107">        <text:span text:style-name="T91">.matches</text:span></text:p>
      <text:p text:style-name="P107">        <text:span text:style-name="T91">? "dark"</text:span></text:p>
      <text:p text:style-name="P107">        <text:span text:style-name="T91">: "light"</text:span></text:p>
      <text:p text:style-name="P106"/>
      <text:p text:style-name="P107">      <text:span text:style-name="T91">root.classList.add(systemTheme)</text:span></text:p>
      <text:p text:style-name="P107">      <text:span text:style-name="T91">return</text:span></text:p>
      <text:p text:style-name="P107">    <text:span text:style-name="T91">}</text:span></text:p>
      <text:p text:style-name="P106"/>
      <text:p text:style-name="P107">    <text:span text:style-name="T91">root.classList.add(theme)</text:span></text:p>
      <text:p text:style-name="P107">  <text:span text:style-name="T91">}, [theme])</text:span></text:p>
      <text:p text:style-name="P106"/>
      <text:p text:style-name="P107">  <text:span text:style-name="T93">const</text:span><text:span text:style-name="T91"> value = {</text:span></text:p>
      <text:p text:style-name="P107">    <text:span text:style-name="T91">theme,</text:span></text:p>
      <text:p text:style-name="P107">    <text:span text:style-name="T91">setTheme: (</text:span><text:span text:style-name="T93">theme</text:span><text:span text:style-name="T91">: Theme) =&gt; {</text:span></text:p>
      <text:p text:style-name="P107">      <text:span text:style-name="T91">localStorage.setItem(storageKey, theme)</text:span></text:p>
      <text:p text:style-name="P107">      <text:span text:style-name="T91">setTheme(theme)</text:span></text:p>
      <text:p text:style-name="P107">    <text:span text:style-name="T91">},</text:span></text:p>
      <text:p text:style-name="P107">  <text:span text:style-name="T91">}</text:span></text:p>
      <text:p text:style-name="P106"/>
      <text:p text:style-name="P107">  <text:span text:style-name="T91">return (</text:span></text:p>
      <text:p text:style-name="P107">    <text:span text:style-name="T91">&lt;ThemeProviderContext.Provider {...props} </text:span><text:span text:style-name="T93">value</text:span><text:span text:style-name="T91">={value}&gt;</text:span></text:p>
      <text:p text:style-name="P107">      <text:span text:style-name="T91">{children}</text:span></text:p>
      <text:p text:style-name="P107">    <text:span text:style-name="T91">&lt;/ThemeProviderContext.Provider&gt;</text:span></text:p>
      <text:p text:style-name="P107">  <text:span text:style-name="T91">)</text:span></text:p>
      <text:p text:style-name="P95">}</text:p>
      <text:p text:style-name="P106"/>
      <text:p text:style-name="P95">export <text:span text:style-name="T199">const</text:span> useTheme = () =&gt; {</text:p>
      <text:p text:style-name="P107">  <text:span text:style-name="T93">const</text:span><text:span text:style-name="T91"> context = useContext(ThemeProviderContext)</text:span></text:p>
      <text:p text:style-name="P106"/>
      <text:p text:style-name="P107">  <text:span text:style-name="T91">if (context === undefined)</text:span></text:p>
      <text:p text:style-name="P107">    <text:span text:style-name="T91">throw new Error("useTheme must be used within a ThemeProvider")</text:span></text:p>
      <text:p text:style-name="P106"/>
      <text:p text:style-name="P107">  <text:span text:style-name="T91">return context</text:span></text:p>
      <text:p text:style-name="P95">}</text:p>
      <text:p text:style-name="P95"><text:soft-page-break/></text:p>
      <text:p text:style-name="P76"><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75"/>
      <text:list text:continue-numbering="true" text:style-name="L1">
        <text:list-item>
          <text:list>
            <text:list-item>
              <text:list>
                <text:list-item>
                  <text:list>
                    <text:list-item>
                      <text:list>
                        <text:list-item>
                          <text:p text:style-name="P297"><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96"/>
      <text:p text:style-name="P97">import React, { createContext, useContext, useState, useEffect, ReactNode } from 'react';</text:p>
      <text:p text:style-name="P106"/>
      <text:p text:style-name="P95"><text:span text:style-name="T199">interface</text:span> ScreenSizeContextProps { //<text:span text:style-name="T202">interface to ensure type safety</text:span></text:p>
      <text:p text:style-name="P107">    <text:span text:style-name="T91">screenSize: 'small' | 'medium' | 'large';</text:span></text:p>
      <text:p text:style-name="P107">    <text:span text:style-name="T91">isDateCollapsed: </text:span><text:span text:style-name="T93">boolean</text:span><text:span text:style-name="T91">;</text:span></text:p>
      <text:p text:style-name="P107">    <text:span text:style-name="T91">isTagCompressed: </text:span><text:span text:style-name="T93">boolean</text:span><text:span text:style-name="T91">;</text:span></text:p>
      <text:p text:style-name="P95">}</text:p>
      <text:p text:style-name="P106"/>
      <text:p text:style-name="P95"><text:span text:style-name="T199">const</text:span> ScreenSizeContext = createContext&lt;ScreenSizeContextProps | <text:span text:style-name="T199">undefined</text:span>&gt;(undefined);</text:p>
      <text:p text:style-name="P106"/>
      <text:p text:style-name="P95"><text:span text:style-name="T199">const</text:span> ScreenSizeProvider = ({ <text:span text:style-name="T199">children</text:span> }: { children: ReactNode }) =&gt; {</text:p>
      <text:p text:style-name="P107">    <text:span text:style-name="T93">const</text:span><text:span text:style-name="T91"> [screenSize, setScreenSize] = useState&lt;'small' | 'medium' | 'large'&gt;('large');</text:span></text:p>
      <text:p text:style-name="P106"/>
      <text:p text:style-name="P107">    <text:span text:style-name="T91">useEffect(() =&gt; {</text:span></text:p>
      <text:p text:style-name="P107">        <text:span text:style-name="T93">const</text:span><text:span text:style-name="T91"> handleResize = () =&gt; {</text:span></text:p>
      <text:p text:style-name="P107">            <text:span text:style-name="T91">if (window.innerWidth &lt; 650) {</text:span></text:p>
      <text:p text:style-name="P107">                <text:span text:style-name="T91">setScreenSize('small');</text:span></text:p>
      <text:p text:style-name="P107">            <text:span text:style-name="T91">} else if (window.innerWidth &gt;= 650 &amp;&amp; window.innerWidth &lt; 1024) {</text:span></text:p>
      <text:p text:style-name="P107">                <text:span text:style-name="T91">setScreenSize('medium');</text:span></text:p>
      <text:p text:style-name="P107">            <text:span text:style-name="T91">} else {</text:span></text:p>
      <text:p text:style-name="P107">                <text:span text:style-name="T91">setScreenSize('large');</text:span></text:p>
      <text:p text:style-name="P107">            <text:span text:style-name="T91">}</text:span></text:p>
      <text:p text:style-name="P107">        <text:span text:style-name="T91">};</text:span></text:p>
      <text:p text:style-name="P106"/>
      <text:p text:style-name="P107">        <text:span text:style-name="T93">// Set initial size</text:span></text:p>
      <text:p text:style-name="P107">        <text:span text:style-name="T91">handleResize();</text:span></text:p>
      <text:p text:style-name="P106"/>
      <text:p text:style-name="P107">        <text:span text:style-name="T91">window.addEventListener('resize', handleResize);</text:span></text:p>
      <text:p text:style-name="P107"><text:soft-page-break/>        <text:span text:style-name="T91">return () =&gt; window.removeEventListener('resize', handleResize);</text:span></text:p>
      <text:p text:style-name="P107">    <text:span text:style-name="T91">}, []);</text:span></text:p>
      <text:p text:style-name="P106"/>
      <text:p text:style-name="P107">    <text:span text:style-name="T93">const</text:span><text:span text:style-name="T91"> isDateCollapsed = screenSize === 'small';</text:span></text:p>
      <text:p text:style-name="P107">    <text:span text:style-name="T93">const</text:span><text:span text:style-name="T91"> isTagCompressed = screenSize !== 'large';</text:span></text:p>
      <text:p text:style-name="P106"/>
      <text:p text:style-name="P107">    <text:span text:style-name="T91">return (</text:span></text:p>
      <text:p text:style-name="P107">        <text:span text:style-name="T91">&lt;ScreenSizeContext.Provider </text:span><text:span text:style-name="T93">value</text:span><text:span text:style-name="T91">={{ screenSize, isDateCollapsed, isTagCompressed }}&gt;</text:span></text:p>
      <text:p text:style-name="P107">            <text:span text:style-name="T91">{children}</text:span></text:p>
      <text:p text:style-name="P107">        <text:span text:style-name="T91">&lt;/ScreenSizeContext.Provider&gt;</text:span></text:p>
      <text:p text:style-name="P107">    <text:span text:style-name="T91">);</text:span></text:p>
      <text:p text:style-name="P95">};</text:p>
      <text:p text:style-name="P106"/>
      <text:p text:style-name="P95"><text:span text:style-name="T199">const</text:span> useScreenSize = () =&gt; {</text:p>
      <text:p text:style-name="P107">    <text:span text:style-name="T93">const</text:span><text:span text:style-name="T91"> context = useContext(ScreenSizeContext);</text:span></text:p>
      <text:p text:style-name="P107">    <text:span text:style-name="T91">if (context === undefined) {</text:span></text:p>
      <text:p text:style-name="P107">        <text:span text:style-name="T91">throw new Error('useScreenSize must be used within a ScreenSizeProvider');</text:span></text:p>
      <text:p text:style-name="P107">    <text:span text:style-name="T91">}</text:span></text:p>
      <text:p text:style-name="P107">    <text:span text:style-name="T91">return context;</text:span></text:p>
      <text:p text:style-name="P95">};</text:p>
      <text:p text:style-name="P106"/>
      <text:p text:style-name="P95"><text:span text:style-name="Source_20_Text"><text:span text:style-name="T94">export { ScreenSizeProvider, useScreenSize };</text:span></text:span></text:p>
      <text:p text:style-name="P95"><text:span text:style-name="Source_20_Text"><text:span text:style-name="T94"/></text:span></text:p>
      <text:list text:continue-numbering="true" text:style-name="L1">
        <text:list-item>
          <text:list>
            <text:list-item>
              <text:list>
                <text:list-item>
                  <text:list>
                    <text:list-item>
                      <text:p text:style-name="P247"><text:bookmark-start text:name="__RefHeading___Toc18999_3784068609"/>./<text:span text:style-name="T203">src/routes.tsx</text:span><text:bookmark-end text:name="__RefHeading___Toc18999_3784068609"/></text:p>
                    </text:list-item>
                  </text:list>
                </text:list-item>
              </text:list>
            </text:list-item>
          </text:list>
        </text:list-item>
      </text:list>
      <text:p text:style-name="P216"><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2"><text:line-break/></text:span><text:span text:style-name="T166"><text:line-break/></text:span><text:span text:style-name="T165">import React from 'react';</text:span></text:p>
      <text:p text:style-name="P95">import Layout from "../components/Layout/Layout";</text:p>
      <text:p text:style-name="P106"/>
      <text:p text:style-name="P95">import {</text:p>
      <text:p text:style-name="P107">  <text:span text:style-name="T91">BrowserRouter as Router, Routes, Route,</text:span></text:p>
      <text:p text:style-name="P107">  <text:span text:style-name="T91">createBrowserRouter</text:span></text:p>
      <text:p text:style-name="P95">} from "react-router-dom";</text:p>
      <text:p text:style-name="P95">import Dashboard from "./Pages/Dashboard/Dashboard.tsx";</text:p>
      <text:p text:style-name="P95">import Login from "./Pages/Login/Login.tsx";</text:p>
      <text:p text:style-name="P95">import Register from "./Pages/Register/Register.tsx";</text:p>
      <text:p text:style-name="P95">import withTokenCheck from '../components/providers/token-check.tsx';</text:p>
      <text:p text:style-name="P95">import Landing from './Pages/Landing/Landing.tsx';</text:p>
      <text:p text:style-name="P95">import Notes from './Pages/Tasks copy/Notes.tsx';</text:p>
      <text:p text:style-name="P95">import Tasks from './Pages/Tasks/Tasks.tsx';</text:p>
      <text:p text:style-name="P95">import Tags from './Pages/Tags/Tags.tsx';</text:p>
      <text:p text:style-name="P95">import EditTasks from './Pages/Tasks/EditTasks.tsx';</text:p>
      <text:p text:style-name="P95">import Habits from './Pages/Habits/Habits.tsx';</text:p>
      <text:p text:style-name="P95">import EditHabits from './Pages/Habits/EditHabits.tsx';</text:p>
      <text:p text:style-name="P95">import Goals from './Pages/Goals/Goals.tsx';</text:p>
      <text:p text:style-name="P95"><text:soft-page-break/>import EditGoals from './Pages/Goals/EditGoals.tsx';</text:p>
      <text:p text:style-name="P95">import CreateGoal from './Pages/Goals/CreateGoal.tsx';</text:p>
      <text:p text:style-name="P95">import CreateTask from './Pages/Tasks/CreateTask.tsx';</text:p>
      <text:p text:style-name="P95">import CreateHabits from './Pages/Habits/CreateHabits.tsx';</text:p>
      <text:p text:style-name="P95">import Archive from './Pages/Archive/Archive.tsx';</text:p>
      <text:p text:style-name="P95">import Account from './Pages/Account/Account.tsx';</text:p>
      <text:p text:style-name="P95">import CreateNote from './Pages/Tasks copy/CreateNote.tsx';</text:p>
      <text:p text:style-name="P95">import EditNotes from './Pages/Tasks copy/EditNotes.tsx';</text:p>
      <text:p text:style-name="P95">import Calendar from './Pages/Calendar/Calendar.tsx';</text:p>
      <text:p text:style-name="P106"/>
      <text:p text:style-name="P95"><text:span text:style-name="T199">const</text:span> CheckedLayout = withTokenCheck(Layout);</text:p>
      <text:p text:style-name="P106"/>
      <text:p text:style-name="P95"><text:span text:style-name="T199">const</text:span> AppRouter = () =&gt; (</text:p>
      <text:p text:style-name="P106"/>
      <text:p text:style-name="P107">  <text:span text:style-name="T91">&lt;Router&gt;</text:span></text:p>
      <text:p text:style-name="P107">    <text:span text:style-name="T91">&lt;Routes&gt;</text:span></text:p>
      <text:p text:style-name="P107">      <text:span text:style-name="T91">&lt;Route </text:span><text:span text:style-name="T93">path</text:span><text:span text:style-name="T91">="/" </text:span><text:span text:style-name="T93">element</text:span><text:span text:style-name="T91">={&lt;CheckedLayout /&gt;}&gt;</text:span></text:p>
      <text:p text:style-name="P107">        <text:span text:style-name="T91">&lt;Route </text:span><text:span text:style-name="T93">index</text:span><text:span text:style-name="T91"> </text:span><text:span text:style-name="T93">element</text:span><text:span text:style-name="T91">={&lt;Dashboard /&gt;} /&gt;</text:span></text:p>
      <text:p text:style-name="P107">        <text:span text:style-name="T91">&lt;Route </text:span><text:span text:style-name="T93">path</text:span><text:span text:style-name="T91">="account" </text:span><text:span text:style-name="T93">element</text:span><text:span text:style-name="T91">={&lt;Account/&gt;} /&gt;</text:span></text:p>
      <text:p text:style-name="P107">        <text:span text:style-name="T91">&lt;Route </text:span><text:span text:style-name="T93">path</text:span><text:span text:style-name="T91">="calendar" </text:span><text:span text:style-name="T93">element</text:span><text:span text:style-name="T91">={&lt;Calendar/&gt;} /&gt;</text:span></text:p>
      <text:p text:style-name="P106"/>
      <text:p text:style-name="P107">        <text:span text:style-name="T91">&lt;Route </text:span><text:span text:style-name="T93">path</text:span><text:span text:style-name="T91">="notes" </text:span><text:span text:style-name="T93">element</text:span><text:span text:style-name="T91">={&lt;Notes/&gt;} /&gt;</text:span></text:p>
      <text:p text:style-name="P107">        <text:span text:style-name="T91">&lt;Route </text:span><text:span text:style-name="T93">path</text:span><text:span text:style-name="T91">="notes/edit" </text:span><text:span text:style-name="T93">element</text:span><text:span text:style-name="T91">={&lt;EditNotes/&gt;} /&gt;</text:span></text:p>
      <text:p text:style-name="P107">        <text:span text:style-name="T91">&lt;Route </text:span><text:span text:style-name="T93">path</text:span><text:span text:style-name="T91">="notes/create" </text:span><text:span text:style-name="T93">element</text:span><text:span text:style-name="T91">={&lt;CreateNote/&gt;} /&gt;</text:span></text:p>
      <text:p text:style-name="P106"/>
      <text:p text:style-name="P107">        <text:span text:style-name="T91">&lt;Route </text:span><text:span text:style-name="T93">path</text:span><text:span text:style-name="T91">="tasks" </text:span><text:span text:style-name="T93">element</text:span><text:span text:style-name="T91">={&lt;Tasks/&gt;} /&gt;</text:span></text:p>
      <text:p text:style-name="P107">        <text:span text:style-name="T91">&lt;Route </text:span><text:span text:style-name="T93">path</text:span><text:span text:style-name="T91">="tasks/edit" </text:span><text:span text:style-name="T93">element</text:span><text:span text:style-name="T91">={&lt;EditTasks/&gt;} /&gt;</text:span></text:p>
      <text:p text:style-name="P107">        <text:span text:style-name="T91">&lt;Route </text:span><text:span text:style-name="T93">path</text:span><text:span text:style-name="T91">="tasks/create" </text:span><text:span text:style-name="T93">element</text:span><text:span text:style-name="T91">={&lt;CreateTask/&gt;} /&gt;</text:span></text:p>
      <text:p text:style-name="P106"/>
      <text:p text:style-name="P107">        <text:span text:style-name="T91">&lt;Route </text:span><text:span text:style-name="T93">path</text:span><text:span text:style-name="T91">="habits" </text:span><text:span text:style-name="T93">element</text:span><text:span text:style-name="T91">={&lt;Habits/&gt;} /&gt;</text:span></text:p>
      <text:p text:style-name="P107">        <text:span text:style-name="T91">&lt;Route </text:span><text:span text:style-name="T93">path</text:span><text:span text:style-name="T91">="habits/edit" </text:span><text:span text:style-name="T93">element</text:span><text:span text:style-name="T91">={&lt;EditHabits/&gt;} /&gt;</text:span></text:p>
      <text:p text:style-name="P107">        <text:span text:style-name="T91">&lt;Route </text:span><text:span text:style-name="T93">path</text:span><text:span text:style-name="T91">="habits/create" </text:span><text:span text:style-name="T93">element</text:span><text:span text:style-name="T91">={&lt;CreateHabits/&gt;} /&gt;</text:span></text:p>
      <text:p text:style-name="P106"/>
      <text:p text:style-name="P107">        <text:span text:style-name="T91">&lt;Route </text:span><text:span text:style-name="T93">path</text:span><text:span text:style-name="T91">="goals" </text:span><text:span text:style-name="T93">element</text:span><text:span text:style-name="T91">={&lt;Goals/&gt;} /&gt;</text:span></text:p>
      <text:p text:style-name="P107">        <text:span text:style-name="T91">&lt;Route </text:span><text:span text:style-name="T93">path</text:span><text:span text:style-name="T91">="goals/edit" </text:span><text:span text:style-name="T93">element</text:span><text:span text:style-name="T91">={&lt;EditGoals/&gt;} /&gt;</text:span></text:p>
      <text:p text:style-name="P107">        <text:span text:style-name="T91">&lt;Route </text:span><text:span text:style-name="T93">path</text:span><text:span text:style-name="T91">="goals/create" </text:span><text:span text:style-name="T93">element</text:span><text:span text:style-name="T91">={&lt;CreateGoal/&gt;} /&gt;</text:span></text:p>
      <text:p text:style-name="P106"/>
      <text:p text:style-name="P107">        <text:span text:style-name="T91">&lt;Route </text:span><text:span text:style-name="T93">path</text:span><text:span text:style-name="T91">="archive" </text:span><text:span text:style-name="T93">element</text:span><text:span text:style-name="T91">={&lt;Archive/&gt;} /&gt;</text:span></text:p>
      <text:p text:style-name="P107">        <text:span text:style-name="T91">&lt;Route </text:span><text:span text:style-name="T93">path</text:span><text:span text:style-name="T91">="tags" </text:span><text:span text:style-name="T93">element</text:span><text:span text:style-name="T91">={&lt;Tags/&gt;} /&gt;</text:span></text:p>
      <text:p text:style-name="P107">      <text:span text:style-name="T91">&lt;/Route&gt;</text:span></text:p>
      <text:p text:style-name="P107">      <text:span text:style-name="T91">&lt;Route </text:span><text:span text:style-name="T93">path</text:span><text:span text:style-name="T91">="login" </text:span><text:span text:style-name="T93">element</text:span><text:span text:style-name="T91">={&lt;Login /&gt;} /&gt;</text:span></text:p>
      <text:p text:style-name="P107">      <text:span text:style-name="T91">&lt;Route </text:span><text:span text:style-name="T93">path</text:span><text:span text:style-name="T91">="register" </text:span><text:span text:style-name="T93">element</text:span><text:span text:style-name="T91">={&lt;Register /&gt;} /&gt;</text:span></text:p>
      <text:p text:style-name="P107">      <text:span text:style-name="T91">&lt;Route </text:span><text:span text:style-name="T93">path</text:span><text:span text:style-name="T91">="get-started" </text:span><text:span text:style-name="T93">element</text:span><text:span text:style-name="T91">={&lt;Landing/&gt;} /&gt;</text:span></text:p>
      <text:p text:style-name="P107">    <text:span text:style-name="T91">&lt;/Routes&gt;</text:span></text:p>
      <text:p text:style-name="P107">  <text:span text:style-name="T91">&lt;/Router&gt;</text:span></text:p>
      <text:p text:style-name="P95">);</text:p>
      <text:p text:style-name="P95">export default AppRouter </text:p>
      <text:p text:style-name="P88"><text:soft-page-break/>In this file, all the endpoints of the website are defined, along with the React components that are rendered on them. However, before the user can access most of the pages, they must be authenticated.</text:p>
      <text:list xml:id="list190413481355555" text:continue-numbering="true" text:style-name="L1">
        <text:list-item>
          <text:list>
            <text:list-item>
              <text:list>
                <text:list-item>
                  <text:list>
                    <text:list-item>
                      <text:list>
                        <text:list-item>
                          <text:p text:style-name="P247"><text:bookmark-start text:name="__RefHeading___Toc18997_3784068609"/>./<text:span text:style-name="T203">components/providers/token-check.tsx</text:span><text:bookmark-end text:name="__RefHeading___Toc18997_3784068609"/></text:p>
                        </text:list-item>
                      </text:list>
                    </text:list-item>
                  </text:list>
                </text:list-item>
              </text:list>
            </text:list-item>
          </text:list>
        </text:list-item>
      </text:list>
      <text:p text:style-name="P217"><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98">import Cookies from 'js-cookie';</text:p>
      <text:p text:style-name="P95">import React from 'react';</text:p>
      <text:p text:style-name="P95">import { useNavigate } from 'react-router-dom';</text:p>
      <text:p text:style-name="P106"/>
      <text:p text:style-name="P95"><text:span text:style-name="T199">const</text:span> withTokenCheck = (<text:span text:style-name="T199">WrappedComponent</text:span>) =&gt; {</text:p>
      <text:p text:style-name="P107">  <text:span text:style-name="T91">return (</text:span><text:span text:style-name="T93">props</text:span><text:span text:style-name="T91">) =&gt; {</text:span></text:p>
      <text:p text:style-name="P107">    <text:span text:style-name="T93">const</text:span><text:span text:style-name="T91"> navigate = useNavigate();</text:span></text:p>
      <text:p text:style-name="P106"/>
      <text:p text:style-name="P107">    <text:span text:style-name="T91">React.useEffect(() =&gt; {</text:span></text:p>
      <text:p text:style-name="P107">      <text:span text:style-name="T91">if (!Cookies.get('token')) {</text:span></text:p>
      <text:p text:style-name="P107">        <text:span text:style-name="T91">navigate('/get-started');</text:span></text:p>
      <text:p text:style-name="P107">      <text:span text:style-name="T91">}</text:span></text:p>
      <text:p text:style-name="P107">    <text:span text:style-name="T91">}, [navigate]);</text:span></text:p>
      <text:p text:style-name="P106"/>
      <text:p text:style-name="P107">    <text:span text:style-name="T91">return &lt;WrappedComponent {...props} /&gt;;</text:span></text:p>
      <text:p text:style-name="P107">  <text:span text:style-name="T91">};</text:span></text:p>
      <text:p text:style-name="P95">};</text:p>
      <text:p text:style-name="P106"/>
      <text:p text:style-name="P95">export default withTokenCheck;</text:p>
      <text:list text:style-name="L46">
        <text:list-item>
          <text:list>
            <text:list-item>
              <text:list>
                <text:list-item>
                  <text:list>
                    <text:list-header>
                      <text:p text:style-name="P452"/>
                    </text:list-header>
                  </text:list>
                </text:list-item>
              </text:list>
            </text:list-item>
          </text:list>
        </text:list-item>
      </text:list>
      <text:list text:continue-list="list190413481355555" text:style-name="L1">
        <text:list-item>
          <text:list>
            <text:list-item>
              <text:list>
                <text:list-item>
                  <text:list>
                    <text:list-item>
                      <text:p text:style-name="P247"><text:bookmark-start text:name="__RefHeading___Toc19007_3784068609"/>./<text:span text:style-name="T204">src/formValidation.tsx</text:span><text:bookmark-end text:name="__RefHeading___Toc19007_3784068609"/></text:p>
                    </text:list-item>
                  </text:list>
                </text:list-item>
              </text:list>
            </text:list-item>
          </text:list>
        </text:list-item>
      </text:list>
      <text:p text:style-name="P225"><text:span text:style-name="Source_20_Text"><text:span text:style-name="T146">Furthermore, the directory contains a validation file where all the validation rules for notes, emails and passwords. As stated previously, a validation library named “zod” is used here.</text:span></text:span></text:p>
      <text:p text:style-name="P225"><text:span text:style-name="Source_20_Text"><text:span text:style-name="T146">Firstly, some basic validation rules are defined that can be reused later. Another benefit of predefining such rules is that by changing a single line of code, I can change the behaviour of specific fields in the whole programme</text:span></text:span></text:p>
      <text:p text:style-name="P224">import { zodResolver } from "@hookform/resolvers/zod";</text:p>
      <text:p text:style-name="P224">import { z } from "zod";</text:p>
      <text:p text:style-name="P224"/>
      <text:p text:style-name="P224">// Reusable validation rules</text:p>
      <text:p text:style-name="P224">const usernameSchema = z.string().min(4, {</text:p>
      <text:p text:style-name="P224"><text:s text:c="2"/>message: "Username must be at least 4 characters.",</text:p>
      <text:p text:style-name="P224">});</text:p>
      <text:p text:style-name="P224"/>
      <text:p text:style-name="P224"><text:soft-page-break/>const passwordSchema = z.string().min(6, {</text:p>
      <text:p text:style-name="P224"><text:s text:c="2"/>message: "Password must be at least 6 characters.",</text:p>
      <text:p text:style-name="P224">}).regex(</text:p>
      <text:p text:style-name="P224"><text:s text:c="2"/>/^(?=.*[a-z])(?=.*[A-Z])(?=.*\d)(?=.*[@$!%*?&amp;])[A-Za-z\d@$!%*?&amp;]{8,}$/,</text:p>
      <text:p text:style-name="P224"><text:s text:c="2"/>"Password must contain at least one uppercase letter, one lowercase letter, one digit, and one special character."</text:p>
      <text:p text:style-name="P224">);</text:p>
      <text:p text:style-name="P224"/>
      <text:p text:style-name="P224">const emailSchema = z.string().<text:span text:style-name="T205">regex</text:span>(/^[a-zA-Z0-9._%+-]+@[a-zA-Z0-9.-]+\.[a-zA-Z]{2,}$/ , {</text:p>
      <text:p text:style-name="P224"><text:s text:c="2"/>message: "Invalid email address.",</text:p>
      <text:p text:style-name="P224">});</text:p>
      <text:p text:style-name="P224"/>
      <text:p text:style-name="P224">const uuidSchema = z.string().uuid();</text:p>
      <text:p text:style-name="P224"/>
      <text:p text:style-name="P224">const titleSchema = z.string().min(1, "Title is required").max(100, "Title cannot exceed 100 characters");</text:p>
      <text:p text:style-name="P224"/>
      <text:p text:style-name="P224">const contentSchema = z.string().max(1000, "Content cannot exceed 1000 characters");</text:p>
      <text:p text:style-name="P224"/>
      <text:p text:style-name="P224">const descriptionSchema = z.string().min(1, "Description is required");</text:p>
      <text:p text:style-name="P224"/>
      <text:p text:style-name="P224">const completedSchema = z.boolean();</text:p>
      <text:p text:style-name="P224"/>
      <text:p text:style-name="P226">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26">1. ^[a-zA-Z0-9._%+-]+: Matches one or more alphanumeric characters, dots, underscores, percent signs, plus signs, or hyphens at the beginning of the string . <text:s/></text:p>
      <text:p text:style-name="P226">2. @: Matches the "@" symbol.</text:p>
      <text:p text:style-name="P226">3. [a-zA-Z0-9.-]+: Matches one or more alphanumeric characters, dots, or hyphens (the domain part of the email).</text:p>
      <text:p text:style-name="P226">4. \.: Matches a dot.</text:p>
      <text:p text:style-name="P226">5. [a-zA-Z]{2,}$: Matches two or more alphabetic characters at the end of the string (the top-level domain).</text:p>
      <text:p text:style-name="P226">6. ^ and $: ensure the entire string matches the pattern, not just a substring.</text:p>
      <text:p text:style-name="P225">Now that we have the building blocks defined, they can be combined with other use case-specific inline schemas to create validation rule blocks, that contain multiple rules for various fields:</text:p>
      <text:p text:style-name="P224"><text:soft-page-break/><text:line-break/>/ Main schemas</text:p>
      <text:p text:style-name="P224">export const registerFormSchema = z.object({</text:p>
      <text:p text:style-name="P224"><text:s text:c="2"/>username: usernameSchema,</text:p>
      <text:p text:style-name="P224"><text:s text:c="2"/>password: passwordSchema,</text:p>
      <text:p text:style-name="P224"><text:s text:c="2"/>email: emailSchema,</text:p>
      <text:p text:style-name="P224">});</text:p>
      <text:p text:style-name="P224"/>
      <text:p text:style-name="P224">export const loginFormSchema = z.object({</text:p>
      <text:p text:style-name="P224"><text:s text:c="2"/>username: usernameSchema,</text:p>
      <text:p text:style-name="P224"><text:s text:c="2"/>password: passwordSchema,</text:p>
      <text:p text:style-name="P224">});</text:p>
      <text:p text:style-name="P224"/>
      <text:p text:style-name="P224">export const SubtaskSchema = z.object({</text:p>
      <text:p text:style-name="P224"><text:s text:c="2"/>subtask_id: z.number(),</text:p>
      <text:p text:style-name="P224"><text:s text:c="2"/>description: descriptionSchema,</text:p>
      <text:p text:style-name="P224"><text:s text:c="2"/>completed: completedSchema,</text:p>
      <text:p text:style-name="P224">});</text:p>
      <text:p text:style-name="P224"/>
      <text:p text:style-name="P224">export const TaskSchema = z.object({</text:p>
      <text:p text:style-name="P224"><text:s text:c="2"/>taskid: uuidSchema,</text:p>
      <text:p text:style-name="P224"><text:s text:c="2"/>noteid: uuidSchema,</text:p>
      <text:p text:style-name="P224"><text:s text:c="2"/>title: titleSchema,</text:p>
      <text:p text:style-name="P224"><text:s text:c="2"/>content: contentSchema,</text:p>
      <text:p text:style-name="P224"><text:s text:c="2"/>subtasks: z.array(</text:p>
      <text:p text:style-name="P224"><text:s text:c="4"/>z.object({</text:p>
      <text:p text:style-name="P224"><text:s text:c="6"/>subtaskid: uuidSchema,</text:p>
      <text:p text:style-name="P224"><text:s text:c="6"/>description: descriptionSchema.max(500, "Subtask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s text:c="2"/>completed: completedSchema,</text:p>
      <text:p text:style-name="P224">});</text:p>
      <text:p text:style-name="P224"/>
      <text:p text:style-name="P224">export const NoteSchema = z.object({</text:p>
      <text:p text:style-name="P224"><text:s text:c="2"/>noteid: uuidSchema,</text:p>
      <text:p text:style-name="P224"><text:s text:c="2"/>title: titleSchema,</text:p>
      <text:p text:style-name="P224"><text:s text:c="2"/>tags: z.array(uuidSchema), // tag ids</text:p>
      <text:p text:style-name="P224"><text:s text:c="2"/>content: contentSchema,</text:p>
      <text:p text:style-name="P224">});</text:p>
      <text:p text:style-name="P224"/>
      <text:p text:style-name="P224">export const UserSettingsSchema = z.object({</text:p>
      <text:p text:style-name="P224"><text:s text:c="2"/>username: usernameSchema.optional(),</text:p>
      <text:p text:style-name="P224"><text:s text:c="2"/>email: emailSchema.optional(),</text:p>
      <text:p text:style-name="P224">});</text:p>
      <text:p text:style-name="P224"/>
      <text:p text:style-name="P224">export const PasswordSchema = z.object({</text:p>
      <text:p text:style-name="P224"><text:s text:c="2"/>password: passwordSchema,</text:p>
      <text:p text:style-name="P224"><text:s text:c="2"/>newpassword: passwordSchema,</text:p>
      <text:p text:style-name="P224">});</text:p>
      <text:p text:style-name="P224"/>
      <text:p text:style-name="P224">export const GoalSchema = z.object({</text:p>
      <text:p text:style-name="P224"><text:s text:c="2"/>goalid: uuidSchema,</text:p>
      <text:p text:style-name="P224"><text:soft-page-break/><text:s text:c="2"/>noteid: uuidSchema,</text:p>
      <text:p text:style-name="P224"><text:s text:c="2"/>title: titleSchema,</text:p>
      <text:p text:style-name="P224"><text:s text:c="2"/>content: contentSchema,</text:p>
      <text:p text:style-name="P224"><text:s text:c="2"/>milestones: z.array(</text:p>
      <text:p text:style-name="P224"><text:s text:c="4"/>z.object({</text:p>
      <text:p text:style-name="P224"><text:s text:c="6"/>milestoneid: uuidSchema,</text:p>
      <text:p text:style-name="P224"><text:s text:c="6"/>description: descriptionSchema.max(500, "Milestone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p>
      <text:p text:style-name="P224"/>
      <text:p text:style-name="P224">export const HabitSchema = z.object({</text:p>
      <text:p text:style-name="P224"><text:s text:c="2"/>habitid: uuidSchema,</text:p>
      <text:p text:style-name="P224"><text:s text:c="2"/>noteid: uuidSchema,</text:p>
      <text:p text:style-name="P224"><text:s text:c="2"/>title: titleSchema,</text:p>
      <text:p text:style-name="P224"><text:s text:c="2"/>content: contentSchema,</text:p>
      <text:p text:style-name="P224"><text:s text:c="2"/>reminder: z.object({</text:p>
      <text:p text:style-name="P224"><text:s text:c="4"/>reminder_time: z.string().min(4, "Reminder time is required"),</text:p>
      <text:p text:style-name="P224"><text:s text:c="4"/>repetition: z.string().min(1, "Repetition is required"),</text:p>
      <text:p text:style-name="P224"><text:s text:c="2"/>}),</text:p>
      <text:p text:style-name="P224"><text:s text:c="2"/>streak: z.number(),</text:p>
      <text:p text:style-name="P224"><text:s text:c="2"/>completed_today: completedSchema,</text:p>
      <text:p text:style-name="P224">});</text:p>
      <text:p text:style-name="P224"/>
      <text:p text:style-name="P226">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247"><text:bookmark-start text:name="__RefHeading___Toc19013_3784068609"/>./src/api<text:bookmark-end text:name="__RefHeading___Toc19013_3784068609"/></text:p>
                </text:list-item>
              </text:list>
            </text:list-item>
          </text:list>
        </text:list-item>
      </text:list>
      <text:p text:style-name="P227">The connecting point between the frontend and the backend can be considered to lay in this folder. It contains files and methods that take data passed to them, construct it and send it to an appropriate backend endpoints with a corresponding REST method.</text:p>
      <text:p text:style-name="P227">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47"><text:bookmark-start text:name="__RefHeading___Toc19934_427313294"/>./<text:span text:style-name="T206">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27"/>
      <text:p text:style-name="P227">let a = axios.create({...});: <text:span text:style-name="T207">C</text:span>reates a customized version of <text:span text:style-name="T207">the </text:span>axios <text:span text:style-name="T207">instance</text:span>. We're setting some default settings for all requests made using this instance.</text:p>
      <text:p text:style-name="P228"><text:span text:style-name="T207">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28">withCredentials: true: This tells axios to include cookies in the requests. This is important for authentication, as it allows the server to recognize the user's <text:span text:style-name="T207">identity</text:span>.</text:p>
      <text:p text:style-name="P227">a.interceptors.request.use((request) =&gt; {...});: This sets up an interceptor, which is a function that gets called before every request is sent. It allows us to modify or check the request before it goes out. <text:span text:style-name="T207">It first detects whether the user is online, then, another if statement</text:span> <text:span text:style-name="T207">runs, which</text:span> checks if the user is trying to access a protected resource (any resource other than login or register) without a valid JWT token. If so, it redirects them to the /get-started page and throws an error.</text:p>
      <text:p text:style-name="P229">Finally, the axios instance is exported to be used in subsequent Apis. For convenience, <text:span text:style-name="T211">most</text:span> APIs will be omitted, such as habitsA<text:span text:style-name="T208">p</text:span>i, tasksApi, <text:span text:style-name="T208">archiveApi, notesApi, etc., because these files do not contain much logic </text:span><text:span text:style-name="T211">and the code is repetetive</text:span><text:span text:style-name="T208">. Rather, they are used as stencils to collect necessary data and send it to a correct endpoint with appropriate parameters, and catch and return a response or error message, </text:span><text:span text:style-name="T211">related to the note type or function at hand. </text:span><text:span text:style-name="T208">The following functions are not standalone, but they are invoked by other functions that will be discussed later.</text:span></text:p>
      <text:list text:continue-numbering="true" text:style-name="L1">
        <text:list-item>
          <text:list>
            <text:list-item>
              <text:list>
                <text:list-item>
                  <text:list>
                    <text:list-item>
                      <text:p text:style-name="P253"><text:bookmark-start text:name="__RefHeading___Toc19932_427313294"/>./<text:span text:style-name="T206">src/api/</text:span><text:span text:style-name="T207">users</text:span><text:span text:style-name="T206">.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0"><text:soft-page-break/>This file <text:span text:style-name="T209">contains</text:span> user-related API interactions . <text:span text:style-name="T209">I</text:span>t <text:span text:style-name="T209">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4"><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53"><text:bookmark-start text:name="__RefHeading___Toc19930_427313294"/>./<text:span text:style-name="T206">src/api/</text:span><text:span text:style-name="T207">tagsApi.</text:span><text:span text:style-name="T206">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36">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253"><text:bookmark-start text:name="__RefHeading___Toc19924_427313294"/>./<text:span text:style-name="T206">src/api/</text:span><text:span text:style-name="T207">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36">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3"><text:line-break/> <text:s text:c="11"/>let response = await a.post&lt;GoalCreateResponse&gt;(`/api/goals/create`, {</text:p>
      <text:p text:style-name="P233"><text:s text:c="16"/>title,</text:p>
      <text:p text:style-name="P233"><text:s text:c="16"/>tags: selectedTagIds,</text:p>
      <text:p text:style-name="P233"><text:s text:c="16"/>content,</text:p>
      <text:p text:style-name="P233"><text:s text:c="16"/>due_date,</text:p>
      <text:p text:style-name="P233"><text:s text:c="16"/>milestones: milestones.map((milestone) =&gt; {</text:p>
      <text:p text:style-name="P233"><text:s text:c="20"/>const { description, completed, index } = milestone;</text:p>
      <text:p text:style-name="P233"><text:s text:c="20"/>return { description, completed, index };</text:p>
      <text:p text:style-name="P233"><text:s text:c="16"/>}),</text:p>
      <text:p text:style-name="P236">For example, the milestones are converted into dictionaties using loops and passed into the request, instead of being objects.</text:p>
      <text:list text:continue-numbering="true" text:style-name="L1">
        <text:list-item>
          <text:list>
            <text:list-item>
              <text:list>
                <text:list-item>
                  <text:list>
                    <text:list-item>
                      <text:p text:style-name="P253"><text:bookmark-start text:name="__RefHeading___Toc19922_427313294"/>./<text:span text:style-name="T206">src/api/</text:span><text:span text:style-name="T207">universalApi</text:span><text:span text:style-name="T206">.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39">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247"><text:bookmark-start text:name="__RefHeading___Toc19011_3784068609"/>./src/api/types<text:bookmark-end text:name="__RefHeading___Toc19011_3784068609"/></text:p>
                </text:list-item>
              </text:list>
            </text:list-item>
          </text:list>
        </text:list-item>
      </text:list>
      <text:p text:style-name="P240">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14">file</text:span>.</text:p>
      <text:list text:continue-numbering="true" text:style-name="L1">
        <text:list-item>
          <text:list>
            <text:list-item>
              <text:list>
                <text:list-item>
                  <text:list>
                    <text:list-item>
                      <text:p text:style-name="P298"><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12">It works as a blueprint, </text:span>ensuring that any object <text:span text:style-name="T212">passed through</text:span> that interface possesses the required characteristics. Interfaces are primarily used for type checking <text:span text:style-name="T214">during development</text:span>, helping to catch errors early and improve code clarity and maintainability. <text:span text:style-name="T214">The application will not error out if the datatype in an interface does not correspond to the actual datatype of the data, but if such interfaces do not correspond, I will see an error in my IDE.</text:span> <text:span text:style-name="T212">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299"><text:bookmark-start text:name="__RefHeading___Toc20680_4090151721"/>./src/api/types/<text:span text:style-name="T213">userTypes.ts</text:span><text:bookmark-end text:name="__RefHeading___Toc20680_4090151721"/></text:p>
                    </text:list-item>
                  </text:list>
                </text:list-item>
              </text:list>
            </text:list-item>
          </text:list>
        </text:list-item>
      </text:list>
      <text:p text:style-name="P241">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1">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299"><text:bookmark-start text:name="__RefHeading___Toc20680_4090151721 Copy 2"/>./src/api/types/<text:span text:style-name="T213">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1">Tags do not have many components and API calls, so the interface Tag just mirrors the datatypes in the CREATE statement of the Tags tabl<text:span text:style-name="T215">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299"><text:bookmark-start text:name="__RefHeading___Toc20680_4090151721 Copy 3"/><text:soft-page-break/>./src/api/types/<text:span text:style-name="T213">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2">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37">export interface TaskUpdate extends Task {</text:p>
      <text:p text:style-name="P237"><text:s text:c="4"/>updateType: 'add' | 'update' | 'delete';</text:p>
      <text:p text:style-name="Text_20_body"><text:s text:c="2"/>}<text:line-break/>, <text:span text:style-name="T215">which inherits the Task interface and extends its by adding a new field signifying the update type.</text:span></text:p>
      <text:p text:style-name="P242">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00"><text:bookmark-start text:name="__RefHeading___Toc20680_4090151721 Copy 4"/>./src/api/types/<text:span text:style-name="T213">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16">Here, the Habit interface is also composed of several other interfaces, which simplifies the code and allows me to break each interface down into components, that I can use in other parts of the application.</text:span></text:p>
      <text:p text:style-name="P243"><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01"><text:bookmark-start text:name="__RefHeading___Toc21074_3595381390"/>Pages<text:bookmark-end text:name="__RefHeading___Toc21074_3595381390"/></text:p>
                  <text:list>
                    <text:list-item>
                      <text:p text:style-name="P247">Landing</text:p>
                    </text:list-item>
                  </text:list>
                </text:list-item>
              </text:list>
            </text:list-item>
          </text:list>
        </text:list-item>
      </text:list>
      <text:p text:style-name="Text_20_body"/>
      <text:p text:style-name="Text_20_body"/>
      <text:p text:style-name="P473"><draw:frame draw:style-name="fr1"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473">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473">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02">Register </text:p>
                    </text:list-item>
                  </text:list>
                </text:list-item>
              </text:list>
            </text:list-item>
          </text:list>
        </text:list-item>
      </text:list>
      <text:p text:style-name="P458">If the user does not have an account, they are sent from the landing page to the registration page.</text:p>
      <text:p text:style-name="P458"><draw:frame draw:style-name="fr1" draw:name="Image31" text:anchor-type="char" svg:width="17cm" svg:height="18.762cm" draw:z-index="34"><draw:image xlink:href="Pictures/1000000100000580000006125D7EDE73.png" xlink:type="simple" xlink:show="embed" xlink:actuate="onLoad" draw:mime-type="image/png"/></draw:frame><text:soft-page-break/></text:p>
      <text:p text:style-name="P457"><text:span text:style-name="T217">The registration page allows users to create a new account. It consists of two main components: `Register.tsx` and `useRegister.tsx`.</text:span></text:p>
      <text:list text:continue-numbering="true" text:style-name="L1">
        <text:list-item>
          <text:list>
            <text:list-item>
              <text:list>
                <text:list-item>
                  <text:list>
                    <text:list-item>
                      <text:list>
                        <text:list-item>
                          <text:p text:style-name="P303">./<text:span text:style-name="T220">src/Pages/Register/Register.tsx</text:span></text:p>
                        </text:list-item>
                      </text:list>
                    </text:list-item>
                  </text:list>
                </text:list-item>
              </text:list>
            </text:list-item>
          </text:list>
        </text:list-item>
      </text:list>
      <text:p text:style-name="P457"><text:span text:style-name="T217">This component defines the user interface for the registration page. It uses React Hook Form and Zod for form validation.</text:spa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453">The component uses react-hook-form to manage the form state and validation. zodResolver is used to integrate Zod schema for validation. The form consists of three fields: username, email, and password. <text:span text:style-name="T220">When the user presses the “submit” button</text:span>, the onSubmit function is called, which calls the formHandler and register functions from the useRegister hook, and navigates to the /get-started route.</text:p>
      <text:p text:style-name="P364"/>
      <text:list text:continue-numbering="true" text:style-name="L1">
        <text:list-item>
          <text:list>
            <text:list-item>
              <text:list>
                <text:list-item>
                  <text:list>
                    <text:list-item>
                      <text:list>
                        <text:list-item>
                          <text:p text:style-name="P303"><text:soft-page-break/>./<text:span text:style-name="T220">src/Pages/Register/useRegister.tsx</text:span></text:p>
                        </text:list-item>
                      </text:list>
                    </text:list-item>
                  </text:list>
                </text:list-item>
              </text:list>
            </text:list-item>
          </text:list>
        </text:list-item>
      </text:list>
      <text:p text:style-name="P459"><text:span text:style-name="T220">In React, all files starting with “use” are called hooks. </text:span>Essentially, <text:span text:style-name="T220">hooks</text:span> allow you to use state and other React capabilities without needing to write class components. This means that function components, which were traditionally simpler and stateless, can now manage their own state, perform side effects (like <text:s/><text:span text:style-name="T220">calling an api mentioned previously</text:span>), and access context. <text:span text:style-name="T217">This hook manages the registration logic. It uses Zustand for state management and calls the </text:span><text:span text:style-name="T220">register component of the users</text:span><text:span text:style-name="T217"> API to </text:span><text:span text:style-name="T220">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4"/>
      <text:p text:style-name="P453"/>
      <text:list text:continue-numbering="true" text:style-name="L1">
        <text:list-item>
          <text:list>
            <text:list-item>
              <text:list>
                <text:list-item>
                  <text:list>
                    <text:list-item>
                      <text:p text:style-name="P254">L<text:span text:style-name="T217">ogin</text:span></text:p>
                    </text:list-item>
                  </text:list>
                </text:list-item>
              </text:list>
            </text:list-item>
          </text:list>
        </text:list-item>
      </text:list>
      <text:p text:style-name="P458">Alternatively, the user has an opportunity to opt to log in instead, providing an exit point, consistent with good design principles.</text:p>
      <text:p text:style-name="P453"/>
      <text:p text:style-name="P453"><text:soft-page-break/>The login page allows users to log in to their existing account. It consists of two main components: Login.tsx and useLogin.tsx.</text:p>
      <text:p text:style-name="P365"><draw:frame draw:style-name="fr2"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04">./<text:span text:style-name="T220">src/Pages/</text:span><text:span text:style-name="T221">Login</text:span><text:span text:style-name="T220">/</text:span><text:span text:style-name="T221">Login</text:span><text:span text:style-name="T220">.tsx</text:span></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454">This component defines the user interface for the login page. It uses React Hook Form and Zod for form validation. It also uses the `useLogin` hook to handle the login logic and the `useTheme` hook to set the theme after successful login.</text:p>
      <text:p text:style-name="P453">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21">root</text:span> route. The Link component is <text:span text:style-name="T221">part of the react-router library and can wrap any component to make it navigate the user to a specific link upon being clicked</text:span>.</text:p>
      <text:p text:style-name="P365"/>
      <text:list text:continue-numbering="true" text:style-name="L1">
        <text:list-item>
          <text:list>
            <text:list-item>
              <text:list>
                <text:list-item>
                  <text:list>
                    <text:list-item>
                      <text:list>
                        <text:list-item>
                          <text:p text:style-name="P304">./<text:span text:style-name="T220">src/Pages/</text:span><text:span text:style-name="T221">Login</text:span><text:span text:style-name="T220">/</text:span><text:span text:style-name="T221">useLogin</text:span><text:span text:style-name="T220">.tsx</text:span></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453">The useLogin hook <text:span text:style-name="T221">manages</text:span> the form state. The formHandler function updates the form state with the form data. The login function calls the users.login <text:span text:style-name="T221">web service</text:span> API to log in the user. The `users.login` API is a simple client-server model that calls a web service API and parses JSON to service the client-server model. The <text:span text:style-name="T221">API </text:span>returns the theme preference of the user, which is then used to set the theme using the useTheme hook. <text:span text:style-name="T221">Finally, after the user redirect, a simple toast is shown indicating a successful login. </text:span></text:p>
      <text:p text:style-name="P366"><text:span text:style-name="T221"><text:s/></text:span></text:p>
      <text:list text:continue-numbering="true" text:style-name="L1">
        <text:list-item>
          <text:list>
            <text:list-item>
              <text:list>
                <text:list-item>
                  <text:list>
                    <text:list-item>
                      <text:p text:style-name="P308">Account</text:p>
                    </text:list-item>
                  </text:list>
                </text:list-item>
              </text:list>
            </text:list-item>
          </text:list>
        </text:list-item>
      </text:list>
      <text:p text:style-name="P461">Now we have reached a more complex page, which may require more explanation.</text:p>
      <text:p text:style-name="P460"><draw:frame draw:style-name="fr1"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05">./<text:span text:style-name="T220">src/Pages/</text:span><text:span text:style-name="T222">Account/Account</text:span><text:span text:style-name="T220">.tsx</text:span></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23">We start by importing tools and components.</text:span> <text:span text:style-name="T223">Such components could be</text:span> React, useEffect, and useState, <text:span text:style-name="T223">that handle page updates and state. </text:span>useUser is a custom <text:span text:style-name="T223">hook created to manage user data and will be gone over in the next section. Other components like </text:span>Label, Input, and <text:span text:style-name="T223">B</text:span>utton are styled elements for displaying text, taking user input, and performing <text:soft-page-break/>actions, respectively. <text:span text:style-name="T223">Sometimes, such components are more easily combined into other components like</text:span> "PasswordDrawerDialog" and "DeleteAccountDrawerDialog" <text:span text:style-name="T223">which are </text:span>specialized components that handle password changes and account deletion <text:span text:style-name="T223">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462">The main part of the code is the Account function. This function defines what the user sees and interacts with on the Account page. It uses the <text:span text:style-name="T223">useUser hool</text:span> to get the user's current information, any changes they've made, and any errors in their input. </text:p>
      <text:p text:style-name="P462">useState is used to manage whether there are any errors in the user's input, and useEffect is used to keep this information updated whenever the errors change. Another useEffect is used to fetch the user's data when the page loads. <text:span text:style-name="T223">The hook listens to the getUser function, so it calls it whenever the function is mounted.</text:span> <text:span text:style-name="T223">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462">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24">form</text:span>, allowing them to edit this information. Validation messages are displayed if the user enters incorrect information <text:span text:style-name="T224">and have been showcased previously</text:span>. A Save button lets the user save their changes <text:span text:style-name="T224">and is enabled only when there are changes and there are no validation errors using the disabled={!pendingChanges || !isValidationErrorsEmpty} inline </text:span><text:soft-page-break/><text:span text:style-name="T224">comparison</text:span>. T<text:span text:style-name="T224">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90414742662088" text:continue-numbering="true" text:style-name="L1">
        <text:list-item>
          <text:list>
            <text:list-item>
              <text:list>
                <text:list-item>
                  <text:list>
                    <text:list-item>
                      <text:list>
                        <text:list-item>
                          <text:p text:style-name="P305">./<text:span text:style-name="T220">src/Pages/</text:span><text:span text:style-name="T222">Account/useUser</text:span><text:span text:style-name="T220">.tsx</text:span></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463">After all necessary imports, the code defines an interface called Userstate. An interface is like a blueprint that describes the data and functions that will be managed by the useUser hook. <text:s/>It includes:</text:p>
      <text:list text:style-name="L48">
        <text:list-item>
          <text:p text:style-name="P464">user: <text:s/>The complete user data, conforming to the UserSettings type.</text:p>
        </text:list-item>
        <text:list-item>
          <text:p text:style-name="P464">getUser(): A function to retrieve user data from the backend.</text:p>
        </text:list-item>
        <text:list-item>
          <text:p text:style-name="P464">deleteUser(password: string): A function to delete a user.</text:p>
        </text:list-item>
        <text:list-item>
          <text:p text:style-name="P464">currentUser: A subset of the user data that is currently being edited or displayed. <text:s/></text:p>
        </text:list-item>
        <text:list-item>
          <text:p text:style-name="P464">updateCurrentUser(key, value): A function to update a specific property of the currentUser data.</text:p>
        </text:list-item>
        <text:list-item>
          <text:p text:style-name="P464">updateUser(updateData): A function to send updated user data to the backend.</text:p>
        </text:list-item>
        <text:list-item>
          <text:p text:style-name="P464">pendingChanges: A boolean value that tracks whether the user has made any unsaved changes to their data.</text:p>
        </text:list-item>
        <text:list-item>
          <text:p text:style-name="P464"><text:soft-page-break/>validationErrors: <text:s/>An object that stores any errors that occur when validating user input (e.g., incorrect email format).</text:p>
        </text:list-item>
        <text:list-item>
          <text:p text:style-name="P464">validateUser(): A function to validate the currentUser data against the UserSettingsSchema.</text:p>
        </text:list-item>
        <text:list-item>
          <text:p text:style-name="P464">validatePassword(password, newpassword): A function to validate a password against the PasswordSchema.</text:p>
        </text:list-item>
        <text:list-item>
          <text:p text:style-name="P464">loading: <text:s/>A boolean value that indicates whether a background operation (like fetching data or saving changes) is currently in progress.</text:p>
        </text:list-item>
        <text:list-item>
          <text:p text:style-name="P464">handleUpdateDetails(): A function to trigger the update of user details.</text:p>
        </text:list-item>
        <text:list-item>
          <text:p text:style-name="P464">handleUpdatePreferences(): A function to trigger the update of user preferences.</text:p>
        </text:list-item>
        <text:list-item>
          <text:p text:style-name="P464">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24">The rest of the code is inside of the useUser Zustand store and is wrapped in the immer middleware, allowing the code to be updated directly instead of being copied </text:span><text:span text:style-name="T225">every time a change is made. The set and get functions are provided by Zustand to update or retrieve the current state and are used throughout the code to achieve this.</text:span></text:p>
      <text:p text:style-name="P466">Inside the function passed to immer, the code defines the initial values for the state variables and the functions that manage the user data:</text:p>
      <text:list text:style-name="L49">
        <text:list-item>
          <text:p text:style-name="P465">user: undefined</text:p>
        </text:list-item>
        <text:list-item>
          <text:p text:style-name="P465">pendingChanges: false <text:span text:style-name="T225">(</text:span>no unsaved change<text:span text:style-name="T225">s)</text:span></text:p>
        </text:list-item>
        <text:list-item>
          <text:p text:style-name="P465">validationErrors: {}: <text:span text:style-name="T225">(</text:span> no validation errors<text:span text:style-name="T225">)</text:span></text:p>
        </text:list-item>
        <text:list-item>
          <text:p text:style-name="P465">loading: false: <text:s/><text:span text:style-name="T225">(no</text:span> background operations in progress<text:span text:style-name="T225">)</text:span></text:p>
        </text:list-item>
        <text:list-item>
          <text:p text:style-name="P467">currentUser: <text:s/>An object with empty values for username, email, and default preferences. <text:s/>This is used to store the user's data as they edit it in the form.</text:p>
        </text:list-item>
      </text:list>
      <text:p text:style-name="P468">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25">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469"><text:span text:style-name="T226">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26">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469">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45"/>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470">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26">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26">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470">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26">Finally,</text:span> deleteUser function handles the deletion of a user's account. It takes the user's password as an argument, and calls the users.deleteUser function to send the deletion request to the back<text:span text:style-name="T226">end.</text:span> It returns true if the deletion is successful, and false otherwise.</text:p>
      <text:p text:style-name="P463"/>
      <text:list text:continue-list="list190414742662088" text:style-name="L1">
        <text:list-item>
          <text:list>
            <text:list-item>
              <text:list>
                <text:list-item>
                  <text:list>
                    <text:list-item>
                      <text:list>
                        <text:list-item>
                          <text:p text:style-name="P305">./<text:span text:style-name="T220">src/Pages/</text:span><text:span text:style-name="T222">Account/Components/PasswordDrawerDialog</text:span><text:span text:style-name="T220">.tsx</text:span></text:p>
                        </text:list-item>
                      </text:list>
                    </text:list-item>
                  </text:list>
                </text:list-item>
              </text:list>
            </text:list-item>
          </text:list>
        </text:list-item>
      </text:list>
      <text:p text:style-name="P455"><draw:frame draw:style-name="fr2" draw:name="Image34" text:anchor-type="char" svg:x="6.643cm" svg:y="0.272cm" svg:width="11.622cm" svg:height="12.261cm" draw:z-index="37"><draw:image xlink:href="Pictures/1000000100000588000005D6E5F7F649.png" xlink:type="simple" xlink:show="embed" xlink:actuate="onLoad" draw:mime-type="image/png"/></draw:frame><draw:frame draw:style-name="fr2" draw:name="Image35" text:anchor-type="char" svg:x="-1.092cm" svg:y="0.3cm" svg:width="6.842cm" svg:height="12.291cm" draw:z-index="38"><draw:image xlink:href="Pictures/10000001000002AE000004F818977A98.png" xlink:type="simple" xlink:show="embed" xlink:actuate="onLoad" draw:mime-type="image/png"/></draw:frame><text:s/></text:p>
      <text:p text:style-name="P455"/>
      <text:p text:style-name="P456"><text:span text:style-name="T227">As one of the compatability functions of my notetaking app, each dialog must be able to adapt to different screen sizes and layouts. For example, a dialog is converted to a drawer on small screens, but its functionality remains the same.</text:span></text:p>
      <text:p text:style-name="P307"/>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27">code</text:span>t uses React's useState to manage the visibility of a dialog or drawer, and it utilizes a custom hook, useScreenSize, to determine the current screen size. It also uses components from <text:span text:style-name="T227">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46"/>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27">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27">bottom</text:span> of the screen, <text:span text:style-name="T227">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27">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27">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27">HTML</text:span> form submission behavior <text:span text:style-name="T227">(which reloads the page)</text:span> and calls the handleChangePassword function from the useUser hook, passing the password values and the setOpen function to close the modal after the password change. <text:span text:style-name="T227">An appropriate toast is returned if the password is successfully reset</text:span></text:p>
      <text:list text:continue-numbering="true" text:style-name="L1">
        <text:list-item>
          <text:list>
            <text:list-item>
              <text:list>
                <text:list-item>
                  <text:list>
                    <text:list-item>
                      <text:list>
                        <text:list-item>
                          <text:p text:style-name="P305">./<text:span text:style-name="T220">src/Pages/</text:span><text:span text:style-name="T222">Account/Components/DeleteAccountDrawerDialog</text:span><text:span text:style-name="T220">.tsx</text:span></text:p>
                        </text:list-item>
                      </text:list>
                    </text:list-item>
                  </text:list>
                </text:list-item>
              </text:list>
            </text:list-item>
          </text:list>
        </text:list-item>
      </text:list>
      <text:p text:style-name="P471">The account deletion <text:span text:style-name="T228">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2" draw:name="Image38" text:anchor-type="char" svg:x="-0.847cm" svg:y="3.205cm" svg:width="8.911cm" svg:height="9.208cm" draw:z-index="40"><draw:image xlink:href="Pictures/100000010000034800000364F0111083.png" xlink:type="simple" xlink:show="embed" xlink:actuate="onLoad" draw:mime-type="image/png"/></draw:frame><draw:frame draw:style-name="fr2" draw:name="Image37" text:anchor-type="char" svg:x="8.267cm" svg:y="3.26cm" svg:width="10.183cm" svg:height="8.946cm" draw:z-index="39"><draw:image xlink:href="Pictures/1000000100000294000002444AD58E3C.png" xlink:type="simple" xlink:show="embed" xlink:actuate="onLoad" draw:mime-type="image/png"/></draw:frame></text:p>
      <text:p text:style-name="P471"/>
      <text:p text:style-name="P471"/>
      <text:p text:style-name="P306"/>
      <text:list text:continue-numbering="true" text:style-name="L1">
        <text:list-item>
          <text:list>
            <text:list-item>
              <text:list>
                <text:list-header>
                  <text:p text:style-name="P367"/>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472">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28">After a basic password length validation,</text:span> It calls the deleteUser function from the useUser hook, and if the deletion is successful, it closes the dialog/drawer, removes the user's token from cookies, and redirects the user to the /get-started page. <text:span text:style-name="T229">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02"><text:span text:style-name="T228">T</text:span>ags</text:p>
                    </text:list-item>
                    <text:list-item>
                      <text:p text:style-name="P302">Tasks</text:p>
                    </text:list-item>
                    <text:list-item>
                      <text:p text:style-name="P302">Goals</text:p>
                    </text:list-item>
                    <text:list-item>
                      <text:p text:style-name="P302">Habits</text:p>
                    </text:list-item>
                    <text:list-item>
                      <text:p text:style-name="P302">Notes</text:p>
                    </text:list-item>
                    <text:list-item>
                      <text:p text:style-name="P302">Dashboard</text:p>
                    </text:list-item>
                    <text:list-item>
                      <text:p text:style-name="P302">Archive</text:p>
                    </text:list-item>
                    <text:list-item>
                      <text:p text:style-name="P302">Calendar</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style:font-face style:name="var vscode-editor-font-family" svg:font-family="'var vscode-editor-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3T19:04:12.171000000</dc:date>
    <meta:editing-duration>PT9H9M13S</meta:editing-duration>
    <meta:editing-cycles>76</meta:editing-cycles>
    <meta:generator>LibreOffice/24.2.5.2$Windows_X86_64 LibreOffice_project/bffef4ea93e59bebbeaf7f431bb02b1a39ee8a59</meta:generator>
    <meta:document-statistic meta:table-count="0" meta:image-count="38" meta:object-count="4" meta:page-count="177" meta:paragraph-count="4601" meta:word-count="37203" meta:character-count="297205" meta:non-whitespace-character-count="22733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